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57cm"/>
    </style:style>
    <style:style style:name="co2" style:family="table-column">
      <style:table-column-properties fo:break-before="auto" style:column-width="25.788cm"/>
    </style:style>
    <style:style style:name="co3" style:family="table-column">
      <style:table-column-properties fo:break-before="auto" style:column-width="15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9.269cm"/>
    </style:style>
    <style:style style:name="co6" style:family="table-column">
      <style:table-column-properties fo:break-before="auto" style:column-width="7.837cm"/>
    </style:style>
    <style:style style:name="co7" style:family="table-column">
      <style:table-column-properties fo:break-before="auto" style:column-width="4.542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528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716cm"/>
    </style:style>
    <style:style style:name="co15" style:family="table-column">
      <style:table-column-properties fo:break-before="auto" style:column-width="1.93cm"/>
    </style:style>
    <style:style style:name="co16" style:family="table-column">
      <style:table-column-properties fo:break-before="auto" style:column-width="2.748cm"/>
    </style:style>
    <style:style style:name="co17" style:family="table-column">
      <style:table-column-properties fo:break-before="auto" style:column-width="2.464cm"/>
    </style:style>
    <style:style style:name="co18" style:family="table-column">
      <style:table-column-properties fo:break-before="auto" style:column-width="2.969cm"/>
    </style:style>
    <style:style style:name="co19" style:family="table-column">
      <style:table-column-properties fo:break-before="auto" style:column-width="1.993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78cm"/>
    </style:style>
    <style:style style:name="co22" style:family="table-column">
      <style:table-column-properties fo:break-before="auto" style:column-width="9.015cm"/>
    </style:style>
    <style:style style:name="co23" style:family="table-column">
      <style:table-column-properties fo:break-before="auto" style:column-width="5.039cm"/>
    </style:style>
    <style:style style:name="co24" style:family="table-column">
      <style:table-column-properties fo:break-before="auto" style:column-width="3.445cm"/>
    </style:style>
    <style:style style:name="co25" style:family="table-column">
      <style:table-column-properties fo:break-before="auto" style:column-width="4.004cm"/>
    </style:style>
    <style:style style:name="co26" style:family="table-column">
      <style:table-column-properties fo:break-before="auto" style:column-width="11.003cm"/>
    </style:style>
    <style:style style:name="co27" style:family="table-column">
      <style:table-column-properties fo:break-before="auto" style:column-width="4.761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07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649cm" fo:break-before="auto" style:use-optimal-row-height="true"/>
    </style:style>
    <style:style style:name="ro9" style:family="table-row">
      <style:table-row-properties style:row-height="1.175cm" fo:break-before="auto" style:use-optimal-row-height="true"/>
    </style:style>
    <style:style style:name="ro10" style:family="table-row">
      <style:table-row-properties style:row-height="0.617cm" fo:break-before="auto" style:use-optimal-row-height="true"/>
    </style:style>
    <style:style style:name="ro11" style:family="table-row">
      <style:table-row-properties style:row-height="1.268cm" fo:break-before="auto" style:use-optimal-row-height="true"/>
    </style:style>
    <style:style style:name="ro12" style:family="table-row">
      <style:table-row-properties style:row-height="0.508cm" fo:break-before="auto" style:use-optimal-row-height="true"/>
    </style:style>
    <style:style style:name="ro13" style:family="table-row">
      <style:table-row-properties style:row-height="1.826cm" fo:break-before="auto" style:use-optimal-row-height="true"/>
    </style:style>
    <style:style style:name="ro14" style:family="table-row">
      <style:table-row-properties style:row-height="1.732cm" fo:break-before="auto" style:use-optimal-row-height="tru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1.164cm" fo:break-before="auto" style:use-optimal-row-height="false"/>
    </style:style>
    <style:style style:name="ro17" style:family="table-row">
      <style:table-row-properties style:row-height="0.926cm" fo:break-before="auto" style:use-optimal-row-height="fals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1.887cm" fo:break-before="auto" style:use-optimal-row-height="tru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1.113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1.252cm" fo:break-before="auto" style:use-optimal-row-height="true"/>
    </style:style>
    <style:style style:name="ro26" style:family="table-row">
      <style:table-row-properties style:row-height="0.928cm" fo:break-before="auto" style:use-optimal-row-height="true"/>
    </style:style>
    <style:style style:name="ro27" style:family="table-row">
      <style:table-row-properties style:row-height="1.856cm" fo:break-before="auto" style:use-optimal-row-height="true"/>
    </style:style>
    <style:style style:name="ta1" style:family="table" style:master-page-name="PageStyle_5f_Analyse_20_stratégique">
      <style:table-properties table:display="true" style:writing-mode="lr-tb"/>
    </style:style>
    <style:style style:name="ta2" style:family="table" style:master-page-name="PageStyle_5f_Avril_20_2020">
      <style:table-properties table:display="true" style:writing-mode="lr-tb"/>
    </style:style>
    <style:style style:name="ta3" style:family="table" style:master-page-name="PageStyle_5f_Mai_20_2020">
      <style:table-properties table:display="true" style:writing-mode="lr-tb"/>
    </style:style>
    <style:style style:name="ta4" style:family="table" style:master-page-name="PageStyle_5f_Juin_20_2020">
      <style:table-properties table:display="true" style:writing-mode="lr-tb"/>
    </style:style>
    <style:style style:name="ta5" style:family="table" style:master-page-name="PageStyle_5f_Juillet_20_2020">
      <style:table-properties table:display="true" style:writing-mode="lr-tb"/>
    </style:style>
    <style:style style:name="ta6" style:family="table" style:master-page-name="PageStyle_5f_Août_20_2020">
      <style:table-properties table:display="true" style:writing-mode="lr-tb"/>
    </style:style>
    <style:style style:name="ta7" style:family="table" style:master-page-name="PageStyle_5f_Septembre_20_2020">
      <style:table-properties table:display="true" style:writing-mode="lr-tb"/>
    </style:style>
    <style:style style:name="ta8" style:family="table" style:master-page-name="PageStyle_5f_Octobre_20_2020">
      <style:table-properties table:display="true" style:writing-mode="lr-tb"/>
    </style:style>
    <style:style style:name="ta9" style:family="table" style:master-page-name="PageStyle_5f_Novembre_20_2020">
      <style:table-properties table:display="true" style:writing-mode="lr-tb"/>
    </style:style>
    <style:style style:name="ta10" style:family="table" style:master-page-name="PageStyle_5f_Décembre_20_2020">
      <style:table-properties table:display="true" style:writing-mode="lr-tb"/>
    </style:style>
    <style:style style:name="ta11" style:family="table" style:master-page-name="PageStyle_5f_Janvier_20_2021">
      <style:table-properties table:display="true" style:writing-mode="lr-tb"/>
    </style:style>
    <style:style style:name="ta12" style:family="table" style:master-page-name="PageStyle_5f_Février_20_2021">
      <style:table-properties table:display="true" style:writing-mode="lr-tb"/>
    </style:style>
    <style:style style:name="ta13" style:family="table" style:master-page-name="PageStyle_5f_Mars_20_2021">
      <style:table-properties table:display="true" style:writing-mode="lr-tb"/>
    </style:style>
    <style:style style:name="ta14" style:family="table" style:master-page-name="PageStyle_5f_Avril_20_2021">
      <style:table-properties table:display="true" style:writing-mode="lr-tb"/>
    </style:style>
    <style:style style:name="ta15" style:family="table" style:master-page-name="PageStyle_5f_Mai_20_2021">
      <style:table-properties table:display="true" style:writing-mode="lr-tb"/>
    </style:style>
    <style:style style:name="ta16" style:family="table" style:master-page-name="PageStyle_5f_Juin_20_2021">
      <style:table-properties table:display="true" style:writing-mode="lr-tb"/>
    </style:style>
    <style:style style:name="ta17" style:family="table" style:master-page-name="PageStyle_5f_Juillet_20_2021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666666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26cm solid #666666" style:direction="ltr" fo:border-right="none" style:rotation-angle="0" style:rotation-align="none" style:shrink-to-fit="false" fo:border-top="0.026cm solid #666666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666666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26cm solid #666666" style:direction="ltr" fo:border-right="0.026cm solid #434343" style:rotation-angle="0" style:rotation-align="none" style:shrink-to-fit="false" fo:border-top="0.026cm solid #434343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666666" style:direction="ltr" fo:border-right="0.026cm solid #434343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666666" style:diagonal-bl-tr="none" style:diagonal-tl-br="none" style:text-align-source="value-type" style:repeat-content="false" fo:wrap-option="no-wrap" fo:border-left="0.026cm solid #666666" style:direction="ltr" fo:border-right="0.026cm solid #434343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26cm solid #999999" style:direction="ltr" fo:border-right="0.026cm solid #666666" style:rotation-angle="0" style:rotation-align="none" style:shrink-to-fit="false" fo:border-top="0.026cm solid #666666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999999" style:direction="ltr" fo:border-right="0.026cm solid #666666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0.026cm solid #999999" style:diagonal-bl-tr="none" style:diagonal-tl-br="none" style:text-align-source="value-type" style:repeat-content="false" fo:wrap-option="no-wrap" fo:border-left="0.026cm solid #999999" style:direction="ltr" fo:border-right="0.026cm solid #666666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026cm solid #666666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666666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order-bottom="0.026cm solid #666666" style:diagonal-bl-tr="none" style:diagonal-tl-br="none" style:text-align-source="value-type" style:repeat-content="false" fo:wrap-option="no-wrap" fo:border-left="none" style:direction="ltr" fo:border-right="0.026cm solid #666666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3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ffff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6" style:family="table-cell" style:parent-style-name="Default">
      <style:table-cell-properties fo:background-color="#e06666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ackground-color="#ea9999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9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0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1" style:family="table-cell" style:parent-style-name="Default">
      <style:table-cell-properties fo:background-color="#a4c2f4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2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3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48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4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0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2" style:family="table-cell" style:parent-style-name="Default" style:data-style-name="N113">
      <style:table-cell-properties fo:background-color="#f4cccc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3" style:family="table-cell" style:parent-style-name="Default" style:data-style-name="N113">
      <style:table-cell-properties fo:background-color="#ea9999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 style:data-style-name="N113">
      <style:table-cell-properties fo:background-color="#c9daf8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 style:data-style-name="N113">
      <style:table-cell-properties fo:background-color="#a4c2f4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6" style:family="table-cell" style:parent-style-name="Default" style:data-style-name="N113">
      <style:table-cell-properties fo:background-color="#d9ead3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 style:data-style-name="N113">
      <style:table-cell-properties fo:background-color="#b6d7a8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0" style:family="table-cell" style:parent-style-name="Default" style:data-style-name="N110">
      <style:table-cell-properties fo:background-color="#434343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ffffff" style:text-outline="false" style:text-line-through-styl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1" style:family="table-cell" style:parent-style-name="Default" style:data-style-name="N111">
      <style:table-cell-properties fo:background-color="#f3f3f3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2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3" style:family="table-cell" style:parent-style-name="Default" style:data-style-name="N113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13">
      <style:table-cell-properties fo:background-color="#ea9999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7" style:family="table-cell" style:parent-style-name="Default" style:data-style-name="N113">
      <style:table-cell-properties fo:background-color="#a4c2f4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9" style:family="table-cell" style:parent-style-name="Default" style:data-style-name="N113">
      <style:table-cell-properties fo:background-color="#b6d7a8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3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434343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5" style:family="table-cell" style:parent-style-name="Default">
      <style:table-cell-properties fo:background-color="#f6b26b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6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 style:data-style-name="N113">
      <style:table-cell-properties fo:background-color="#f6b26b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8" style:family="table-cell" style:parent-style-name="Default">
      <style:table-cell-properties fo:background-color="#f6b26b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9" style:family="table-cell" style:parent-style-name="Default" style:data-style-name="N113">
      <style:table-cell-properties fo:background-color="#f6b26b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0" style:family="table-cell" style:parent-style-name="Default">
      <style:table-cell-properties fo:background-color="#f9cb9c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1" style:family="table-cell" style:parent-style-name="Default" style:data-style-name="N113">
      <style:table-cell-properties fo:background-color="#f9cb9c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2" style:family="table-cell" style:parent-style-name="Default" style:data-style-name="N113">
      <style:table-cell-properties fo:background-color="#f9cb9c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3" style:family="table-cell" style:parent-style-name="Default">
      <style:table-cell-properties fo:background-color="#a2c4c9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4" style:family="table-cell" style:parent-style-name="Default" style:data-style-name="N113">
      <style:table-cell-properties fo:background-color="#d0e0e3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5" style:family="table-cell" style:parent-style-name="Default" style:data-style-name="N113">
      <style:table-cell-properties fo:background-color="#a2c4c9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6" style:family="table-cell" style:parent-style-name="Default">
      <style:table-cell-properties fo:background-color="#a2c4c9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7" style:family="table-cell" style:parent-style-name="Default" style:data-style-name="N113">
      <style:table-cell-properties fo:background-color="#a2c4c9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89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0" style:family="table-cell" style:parent-style-name="Default">
      <style:table-cell-properties fo:background-color="#ffd966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1" style:family="table-cell" style:parent-style-name="Default" style:data-style-name="N113">
      <style:table-cell-properties fo:background-color="#fff2cc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 style:data-style-name="N113">
      <style:table-cell-properties fo:background-color="#ffd966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4" style:family="table-cell" style:parent-style-name="Default">
      <style:table-cell-properties fo:background-color="#ffd966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5" style:family="table-cell" style:parent-style-name="Default" style:data-style-name="N113">
      <style:table-cell-properties fo:background-color="#ffd966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b4a7d6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 style:data-style-name="N113">
      <style:table-cell-properties fo:background-color="#d9d2e9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9" style:family="table-cell" style:parent-style-name="Default" style:data-style-name="N113">
      <style:table-cell-properties fo:background-color="#b4a7d6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0" style:family="table-cell" style:parent-style-name="Default">
      <style:table-cell-properties fo:background-color="#b4a7d6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1" style:family="table-cell" style:parent-style-name="Default" style:data-style-name="N113">
      <style:table-cell-properties fo:background-color="#b4a7d6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2" style:family="table-cell" style:parent-style-name="Default">
      <style:table-cell-properties fo:background-color="#dd7e6b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3" style:family="table-cell" style:parent-style-name="Default" style:data-style-name="N113">
      <style:table-cell-properties fo:background-color="#e6b8af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4" style:family="table-cell" style:parent-style-name="Default" style:data-style-name="N113">
      <style:table-cell-properties fo:background-color="#dd7e6b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5" style:family="table-cell" style:parent-style-name="Default">
      <style:table-cell-properties fo:background-color="#dd7e6b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6" style:family="table-cell" style:parent-style-name="Default" style:data-style-name="N113">
      <style:table-cell-properties fo:background-color="#dd7e6b" style:text-align-source="fix" style:repeat-content="false" fo:wrap-option="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8.9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9.29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9.0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9.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434343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Analyse stratégique'.B1">
          <table:help-message table:display="true">
            <text:p>Cliquez ici et saisissez une des valeurs de la la liste d'éléments</text:p>
          </table:help-message>
        </table:content-validation>
        <table:content-validation table:name="val2" table:condition="of:cell-content-is-in-list(&quot;Pratique délibérée&quot;;&quot;Séance guidée&quot;;&quot;Activité complémentaire&quot;)" table:allow-empty-cell="true" table:display-list="unsorted" table:base-cell-address="'Avril 2020'.B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Avril 2020'.E4"/>
        <table:content-validation table:name="val4" table:condition="of:cell-content-is-in-list(&quot;Pratique délibérée&quot;;&quot;Séance guidée&quot;;&quot;Activité complémentaire&quot;)" table:allow-empty-cell="true" table:display-list="unsorted" table:base-cell-address="'Mai 2020'.B4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Mai 2020'.E4"/>
        <table:content-validation table:name="val6" table:condition="of:cell-content-is-in-list(&quot;Pratique délibérée&quot;;&quot;Séance guidée&quot;;&quot;Activité complémentaire&quot;)" table:allow-empty-cell="true" table:display-list="unsorted" table:base-cell-address="'Juin 2020'.B4"/>
        <table:content-validation table:name="val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Juin 2020'.E4"/>
        <table:content-validation table:name="val8" table:condition="of:cell-content-is-in-list(&quot;Pratique délibérée&quot;;&quot;Séance guidée&quot;;&quot;Activité complémentaire&quot;)" table:allow-empty-cell="true" table:display-list="unsorted" table:base-cell-address="'Juillet 2020'.B4"/>
        <table:content-validation table:name="val9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Juillet 2020'.E4"/>
        <table:content-validation table:name="val10" table:condition="of:cell-content-is-in-list(&quot;Pratique délibérée&quot;;&quot;Séance guidée&quot;;&quot;Activité complémentaire&quot;)" table:allow-empty-cell="true" table:display-list="unsorted" table:base-cell-address="'Août 2020'.B4"/>
        <table:content-validation table:name="val11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Août 2020'.E4"/>
        <table:content-validation table:name="val12" table:condition="of:cell-content-is-in-list(&quot;Pratique délibérée&quot;;&quot;Séance guidée&quot;;&quot;Activité complémentaire&quot;)" table:allow-empty-cell="true" table:display-list="unsorted" table:base-cell-address="'Septembre 2020'.B4"/>
        <table:content-validation table:name="val1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Septembre 2020'.E4"/>
        <table:content-validation table:name="val14" table:condition="of:cell-content-is-in-list(&quot;Pratique délibérée&quot;;&quot;Séance guidée&quot;;&quot;Activité complémentaire&quot;)" table:allow-empty-cell="true" table:display-list="unsorted" table:base-cell-address="'Octobre 2020'.B4"/>
        <table:content-validation table:name="val1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Octobre 2020'.E4"/>
        <table:content-validation table:name="val16" table:condition="of:cell-content-is-in-list(&quot;Pratique délibérée&quot;;&quot;Séance guidée&quot;;&quot;Activité complémentaire&quot;)" table:allow-empty-cell="true" table:display-list="unsorted" table:base-cell-address="'Novembre 2020'.B4"/>
        <table:content-validation table:name="val1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Novembre 2020'.E4"/>
        <table:content-validation table:name="val18" table:condition="of:cell-content-is-in-list(&quot;Pratique délibérée&quot;;&quot;Séance guidée&quot;;&quot;Activité complémentaire&quot;)" table:allow-empty-cell="true" table:display-list="unsorted" table:base-cell-address="'Décembre 2020'.B4"/>
        <table:content-validation table:name="val19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Décembre 2020'.E4"/>
        <table:content-validation table:name="val20" table:condition="of:cell-content-is-in-list(&quot;Pratique délibérée&quot;;&quot;Séance guidée&quot;;&quot;Activité complémentaire&quot;)" table:allow-empty-cell="true" table:display-list="unsorted" table:base-cell-address="'Janvier 2021'.B4"/>
        <table:content-validation table:name="val21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Janvier 2021'.E4"/>
        <table:content-validation table:name="val22" table:condition="of:cell-content-is-in-list(&quot;Pratique délibérée&quot;;&quot;Séance guidée&quot;;&quot;Activité complémentaire&quot;)" table:allow-empty-cell="true" table:display-list="unsorted" table:base-cell-address="'Février 2021'.B4"/>
        <table:content-validation table:name="val2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Février 2021'.E4"/>
        <table:content-validation table:name="val24" table:condition="of:cell-content-is-in-list(&quot;Pratique délibérée&quot;;&quot;Séance guidée&quot;;&quot;Activité complémentaire&quot;)" table:allow-empty-cell="true" table:display-list="unsorted" table:base-cell-address="'Mars 2021'.B4"/>
        <table:content-validation table:name="val2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Mars 2021'.E4"/>
        <table:content-validation table:name="val26" table:condition="of:cell-content-is-in-list(&quot;Pratique délibérée&quot;;&quot;Séance guidée&quot;;&quot;Activité complémentaire&quot;)" table:allow-empty-cell="true" table:display-list="unsorted" table:base-cell-address="'Avril 2021'.B4"/>
        <table:content-validation table:name="val2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Avril 2021'.E4"/>
        <table:content-validation table:name="val28" table:condition="of:cell-content-is-in-list(&quot;Pratique délibérée&quot;;&quot;Séance guidée&quot;;&quot;Activité complémentaire&quot;)" table:allow-empty-cell="true" table:display-list="unsorted" table:base-cell-address="'Mai 2021'.B4"/>
        <table:content-validation table:name="val29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Mai 2021'.E4"/>
        <table:content-validation table:name="val30" table:condition="of:cell-content-is-in-list(&quot;Pratique délibérée&quot;;&quot;Séance guidée&quot;;&quot;Activité complémentaire&quot;)" table:allow-empty-cell="true" table:display-list="unsorted" table:base-cell-address="'Juin 2021'.B4"/>
        <table:content-validation table:name="val31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Juin 2021'.E4"/>
        <table:content-validation table:name="val32" table:condition="of:cell-content-is-in-list(&quot;Pratique délibérée&quot;;&quot;Séance guidée&quot;;&quot;Activité complémentaire&quot;)" table:allow-empty-cell="true" table:display-list="unsorted" table:base-cell-address="'Juillet 2021'.B4"/>
        <table:content-validation table:name="val3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;&quot;4:30&quot;;&quot;5:00&quot;;&quot;5:30&quot;;&quot;6:00&quot;;&quot;6:30&quot;;&quot;7:00&quot;;&quot;7:30&quot;)" table:allow-empty-cell="true" table:display-list="unsorted" table:base-cell-address="'Juillet 2021'.E4"/>
      </table:content-validations>
      <table:table table:name="Analyse stratégiq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🎯 Stratégie de...</text:p>
          </table:table-cell>
          <table:table-cell table:style-name="ce12" table:content-validation-name="val1" office:value-type="string">
            <text:p>reconversion professionnelle</text:p>
          </table:table-cell>
          <table:table-cell table:style-name="ce1" office:value-type="string">
            <text:p>Analyse de données - Stratégie d'entreprise</text:p>
          </table:table-cell>
          <table:table-cell table:style-name="ce32" table:number-columns-repeated="23"/>
          <table:table-cell table:number-columns-repeated="998"/>
        </table:table-row>
        <table:table-row table:style-name="ro2">
          <table:table-cell table:style-name="ce2" table:formula="of:=HYPERLINK(&quot;https://openclassrooms.com/courses/apprenez-a-apprendre&quot;;&quot;⬅️ Retour au cours&quot;)" office:value-type="string" office:string-value="⬅️ Retour au cours">
            <text:p>⬅️ Retour au cours</text:p>
          </table:table-cell>
          <table:table-cell table:style-name="ce13" table:number-columns-repeated="2"/>
          <table:table-cell table:style-name="ce33" table:number-columns-repeated="23"/>
          <table:table-cell table:number-columns-repeated="998"/>
        </table:table-row>
        <table:table-row table:style-name="ro3">
          <table:table-cell table:style-name="ce3" office:value-type="string">
            <office:annotation draw:style-name="gr1" draw:text-style-name="P1" svg:width="53.593cm" svg:height="1.429cm" svg:x="20.053cm" svg:y="2.909cm" draw:caption-point-x="-0.48cm" draw:caption-point-y="-1.054cm">
              <dc:date>2020-04-02T00:00:00</dc:date>
              <text:p text:style-name="P1"><text:span text:style-name="T1">Fichier &gt; créer une copie...</text:span></text:p>
            </office:annotation>
            <text:p><text:span text:style-name="T2">Connectez-vous à votre compte Google pour créer votre copie de l'outil</text:span> puis :</text:p>
          </table:table-cell>
          <table:table-cell table:style-name="ce14" table:number-columns-repeated="2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4" table:formula="of:=HYPERLINK(&quot;https://openclassrooms.com/courses/apprenez-a-apprendre/clarifiez-vos-motivations&quot;;&quot;1. Sélectionnez un objectif stratégique. &quot;)" office:value-type="string" office:string-value="1. Sélectionnez un objectif stratégique. ">
            <text:p>1. Sélectionnez un objectif stratégique. </text:p>
          </table:table-cell>
          <table:table-cell table:style-name="ce15" office:value-type="string">
            <text:p>💪 Forces</text:p>
          </table:table-cell>
          <table:table-cell table:style-name="ce24" office:value-type="string">
            <text:p>👎 Faibless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5" table:formula="of:=HYPERLINK(&quot;https://openclassrooms.com/courses/apprenez-a-apprendre/faites-un-bilan-de-competences&quot;;&quot;2. Remplissez les colonnes colorées avec vos forces et faiblesses.&quot;)" office:value-type="string" office:string-value="2. Remplissez les colonnes colorées avec vos forces et faiblesses.">
            <text:p>2. Remplissez les colonnes colorées avec vos forces et faiblesses.</text:p>
          </table:table-cell>
          <table:table-cell table:style-name="ce16" office:value-type="string">
            <text:p>Connaissances en stratégie d'entreprise</text:p>
          </table:table-cell>
          <table:table-cell table:style-name="ce25" office:value-type="string">
            <text:p>Méconnaissance des langages informatiques</text:p>
          </table:table-cell>
          <table:table-cell table:style-name="ce23"/>
          <table:table-cell table:style-name="ce7" table:number-columns-repeated="22"/>
          <table:table-cell table:number-columns-repeated="998"/>
        </table:table-row>
        <table:table-row table:style-name="ro3">
          <table:table-cell table:style-name="ce5" table:formula="of:=HYPERLINK(&quot;https://openclassrooms.com/courses/apprenez-a-apprendre/explorez-vos-differentes-intelligences&quot;;&quot;3. Remplissez les lignes colorées avec les opportunités et menaces.&quot;)" office:value-type="string" office:string-value="3. Remplissez les lignes colorées avec les opportunités et menaces.">
            <text:p>3. Remplissez les lignes colorées avec les opportunités et menaces.</text:p>
          </table:table-cell>
          <table:table-cell table:style-name="ce16" office:value-type="string">
            <text:p>Bon bagage mathématique</text:p>
          </table:table-cell>
          <table:table-cell table:style-name="ce25" office:value-type="string">
            <text:p>Première expérience de suivi de formation en lign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5" table:formula="of:=HYPERLINK(&quot;https://openclassrooms.com/courses/apprenez-a-apprendre/selectionnez-un-ou-plusieurs-sujets-detude&quot;;&quot;4. Croisez les colonnes avec les lignes pour déterminer les meilleurs tactiques.&quot;)" office:value-type="string" office:string-value="4. Croisez les colonnes avec les lignes pour déterminer les meilleurs tactiques.">
            <text:p>4. Croisez les colonnes avec les lignes pour déterminer les meilleurs tactiques.</text:p>
          </table:table-cell>
          <table:table-cell table:style-name="ce16" office:value-type="string">
            <text:p>Bases en informatique</text:p>
          </table:table-cell>
          <table:table-cell table:style-name="ce25"/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6" office:value-type="string">
            <text:p>5. Demandez le feedback d'un <text:span text:style-name="T3">observateur extérieur </text:span>(ami, collègue ou partagez avec guillaume.parrou@openclassrooms.com).</text:p>
          </table:table-cell>
          <table:table-cell table:style-name="ce16"/>
          <table:table-cell table:style-name="ce25"/>
          <table:table-cell table:style-name="ce7" table:number-columns-repeated="23"/>
          <table:table-cell table:number-columns-repeated="998"/>
        </table:table-row>
        <table:table-row table:style-name="ro5">
          <table:table-cell table:style-name="ce7"/>
          <table:table-cell table:style-name="ce16"/>
          <table:table-cell table:style-name="ce25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8" office:value-type="string">
            <text:p>✌️ Opportunités</text:p>
          </table:table-cell>
          <table:table-cell table:style-name="ce17" office:value-type="string">
            <office:annotation draw:style-name="gr2" draw:text-style-name="P1" svg:width="30.632cm" svg:height="1.428cm" svg:x="45.841cm" svg:y="8.551cm" draw:caption-point-x="-0.576cm" draw:caption-point-y="-1.076cm">
              <dc:date>2020-04-02T00:00:00</dc:date>
              <text:p text:style-name="P1"><text:span text:style-name="T1">Capitalisez sur vos forces pour saisir de nouvelles opportunités d'apprentissage.</text:span></text:p>
            </office:annotation>
            <text:p><text:span text:style-name="T4">🌟 </text:span>Offensive</text:p>
          </table:table-cell>
          <table:table-cell table:style-name="ce26" office:value-type="string">
            <office:annotation draw:style-name="gr2" draw:text-style-name="P1" svg:width="17.752cm" svg:height="1.428cm" svg:x="61.549cm" svg:y="8.551cm" draw:caption-point-x="-0.636cm" draw:caption-point-y="-1.076cm">
              <dc:date>2020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4">✨</text:span> Préventiv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>
            <text:p>Combiner mes compétences acquises dans un parcours scolaire mêlant mathématiques et management</text:p>
          </table:table-cell>
          <table:table-cell table:style-name="ce18" office:value-type="string">
            <text:p>Approfondir ce bagage mathématique et étudier les cas de figure liés à l'élaboration d'une stratégie d'entreprise</text:p>
          </table:table-cell>
          <table:table-cell table:style-name="ce27" office:value-type="string">
            <text:p>Organiser son temps et son budget afin de mener sereinement cette formati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>
            <text:p>Changer de service au sein de mon entreprise après avoir eu un échange très positif avec la cheffe des analystes</text:p>
          </table:table-cell>
          <table:table-cell table:style-name="ce18" office:value-type="string">
            <text:p>Demander feedback régulier de la cheffe des analystes de l'entreprise afin d'évaluer ma progression</text:p>
          </table:table-cell>
          <table:table-cell table:style-name="ce27" office:value-type="string">
            <text:p>Suivre des formations complémentaires sur Python R et SQL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>
            <text:p>Exercer un métier stimulant intellectuellement et nécessitant une vision transverse de l'entreprise</text:p>
          </table:table-cell>
          <table:table-cell table:style-name="ce18"/>
          <table:table-cell table:style-name="ce27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8"/>
          <table:table-cell table:style-name="ce28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0" office:value-type="string">
            <text:p>⚠️ <text:s/>Menaces</text:p>
          </table:table-cell>
          <table:table-cell table:style-name="ce19" office:value-type="string">
            <office:annotation draw:style-name="gr1" draw:text-style-name="P1" svg:width="30.632cm" svg:height="1.429cm" svg:x="45.841cm" svg:y="13.312cm" draw:caption-point-x="-0.576cm" draw:caption-point-y="-1.093cm">
              <dc:date>2020-04-02T00:00:00</dc:date>
              <text:p text:style-name="P1"><text:span text:style-name="T1">Capitalisez sur vos forces pour vous prémunir contre d'éventuelles menaces.</text:span></text:p>
            </office:annotation>
            <text:p><text:span text:style-name="T4">💥</text:span> Défensive</text:p>
          </table:table-cell>
          <table:table-cell table:style-name="ce29" office:value-type="string">
            <office:annotation draw:style-name="gr1" draw:text-style-name="P1" svg:width="17.752cm" svg:height="1.429cm" svg:x="61.549cm" svg:y="13.312cm" draw:caption-point-x="-0.636cm" draw:caption-point-y="-1.093cm">
              <dc:date>2020-04-02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4">🔥</text:span> Urgenc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>
            <text:p>Limite de compétence dans les probabilités et statistiques</text:p>
          </table:table-cell>
          <table:table-cell table:style-name="ce20" office:value-type="string">
            <text:p>Faire des exercices de probabilités et statistiques pour bien poser les problèmes et ne pas douter de savoir les résoudre</text:p>
          </table:table-cell>
          <table:table-cell table:style-name="ce30" office:value-type="string">
            <text:p>Se former sur les langages informatiques et leur emploi dans les probabilité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>
            <text:p>Obsolescence des langages informatiques maîtrisés à l'issue de la formation et paresse intellectuelle de se mettre à jour</text:p>
          </table:table-cell>
          <table:table-cell table:style-name="ce21" office:value-type="string">
            <text:p>Se tenir informé des compétences et missions des différentes entreprises à travers les offres d'emploi puis être en mesure de correspondre au profil recherché</text:p>
          </table:table-cell>
          <table:table-cell table:style-name="ce30" office:value-type="string">
            <text:p>Maintenir sa capacité d"apprentissage</text:p>
          </table:table-cell>
          <table:table-cell table:style-name="ce7" table:number-columns-repeated="23"/>
          <table:table-cell table:number-columns-repeated="998"/>
        </table:table-row>
        <table:table-row table:style-name="ro3" table:number-rows-repeated="2">
          <table:table-cell table:style-name="ce11"/>
          <table:table-cell table:style-name="ce21"/>
          <table:table-cell table:style-name="ce3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22"/>
          <table:table-cell table:style-name="ce31"/>
          <table:table-cell table:style-name="ce7" table:number-columns-repeated="23"/>
          <table:table-cell table:number-columns-repeated="998"/>
        </table:table-row>
        <table:table-row table:style-name="ro5" table:number-rows-repeated="3">
          <table:table-cell table:style-name="ce7" table:number-columns-repeated="26"/>
          <table:table-cell table:number-columns-repeated="998"/>
        </table:table-row>
        <table:table-row table:style-name="ro5">
          <table:table-cell table:style-name="ce7"/>
          <table:table-cell table:style-name="ce23"/>
          <table:table-cell table:style-name="ce7" table:number-columns-repeated="24"/>
          <table:table-cell table:number-columns-repeated="998"/>
        </table:table-row>
        <table:table-row table:style-name="ro5" table:number-rows-repeated="977">
          <table:table-cell table:style-name="ce7" table:number-columns-repeated="26"/>
          <table:table-cell table:number-columns-repeated="998"/>
        </table:table-row>
        <table:table-row table:style-name="ro6" table:number-rows-repeated="10475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vril 2020" table:style-name="ta2">
        <office:forms form:automatic-focus="false" form:apply-design-mode="false"/>
        <table:table-column table:style-name="co6" table:default-cell-style-name="ce45"/>
        <table:table-column table:style-name="co7" table:default-cell-style-name="ce45"/>
        <table:table-column table:style-name="co8" table:default-cell-style-name="ce50"/>
        <table:table-column table:style-name="co9" table:default-cell-style-name="ce59"/>
        <table:table-column table:style-name="co10" table:default-cell-style-name="ce71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1" table:default-cell-style-name="ce71"/>
        <table:table-column table:style-name="co15" table:default-cell-style-name="ce50"/>
        <table:table-column table:style-name="co10" table:default-cell-style-name="ce50"/>
        <table:table-column table:style-name="co11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19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19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19" table:default-cell-style-name="ce73"/>
        <table:table-column table:style-name="co12" table:default-cell-style-name="ce73"/>
        <table:table-row table:style-name="ro7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 table:style-name="Default"/>
          <table:table-cell table:style-name="ce60" office:value-type="date" office:date-value="2020-04-01" table:number-columns-spanned="27" table:number-rows-spanned="1">
            <text:p>avril 2020</text:p>
          </table:table-cell>
          <table:covered-table-cell table:number-columns-repeated="26" table:style-name="Default"/>
          <table:table-cell table:style-name="ce74" office:value-type="float" office:value="1">
            <office:annotation draw:style-name="gr3" draw:text-style-name="P1" svg:width="8.483cm" svg:height="1.931cm" svg:x="84.445cm" svg:y="1.481cm" draw:caption-point-x="-0.783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</table:table-row>
        <table:table-row table:style-name="ro4">
          <table:table-cell table:style-name="ce35" office:value-type="string">
            <office:annotation draw:style-name="gr4" draw:text-style-name="P1" svg:width="15.316cm" svg:height="3.545cm" svg:x="8.238cm" svg:y="2.023cm" draw:caption-point-x="-0.441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5" draw:text-style-name="P1" svg:width="12.487cm" svg:height="8.572cm" svg:x="15.94cm" svg:y="2.023cm" draw:caption-point-x="-0.472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18.213cm" svg:y="2.023cm" draw:caption-point-x="-0.487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4-01">
            <text:p>mercredi 1 </text:p>
          </table:table-cell>
          <table:table-cell table:style-name="ce61" table:formula="of:=[.E2]+[.$AF$1]" office:value-type="date" office:date-value="2020-04-02">
            <text:p>jeudi 2 </text:p>
          </table:table-cell>
          <table:table-cell table:style-name="ce61" table:formula="of:=[.F2]+[.$AF$1]" office:value-type="date" office:date-value="2020-04-03">
            <text:p>vendredi 3 </text:p>
          </table:table-cell>
          <table:table-cell table:style-name="ce61" table:formula="of:=[.G2]+[.$AF$1]" office:value-type="date" office:date-value="2020-04-04">
            <text:p>samedi 4 </text:p>
          </table:table-cell>
          <table:table-cell table:style-name="ce61" table:formula="of:=[.H2]+[.$AF$1]" office:value-type="date" office:date-value="2020-04-05">
            <text:p>dimanche 5 </text:p>
          </table:table-cell>
          <table:table-cell table:style-name="ce61" table:formula="of:=[.I2]+[.$AF$1]" office:value-type="date" office:date-value="2020-04-06">
            <text:p>lundi 6 </text:p>
          </table:table-cell>
          <table:table-cell table:style-name="ce61" table:formula="of:=[.J2]+[.$AF$1]" office:value-type="date" office:date-value="2020-04-07">
            <text:p>mardi 7 </text:p>
          </table:table-cell>
          <table:table-cell table:style-name="ce61" table:formula="of:=[.K2]+[.$AF$1]" office:value-type="date" office:date-value="2020-04-08">
            <text:p>mercredi 8 </text:p>
          </table:table-cell>
          <table:table-cell table:style-name="ce61" table:formula="of:=[.L2]+[.$AF$1]" office:value-type="date" office:date-value="2020-04-09">
            <text:p>jeudi 9 </text:p>
          </table:table-cell>
          <table:table-cell table:style-name="ce61" table:formula="of:=[.M2]+[.$AF$1]" office:value-type="date" office:date-value="2020-04-10">
            <text:p>vendredi 10 </text:p>
          </table:table-cell>
          <table:table-cell table:style-name="ce61" table:formula="of:=[.N2]+[.$AF$1]" office:value-type="date" office:date-value="2020-04-11">
            <text:p>samedi 11 </text:p>
          </table:table-cell>
          <table:table-cell table:style-name="ce61" table:formula="of:=[.O2]+[.$AF$1]" office:value-type="date" office:date-value="2020-04-12">
            <text:p>dimanche 12 </text:p>
          </table:table-cell>
          <table:table-cell table:style-name="ce61" table:formula="of:=[.P2]+[.$AF$1]" office:value-type="date" office:date-value="2020-04-13">
            <text:p>lundi 13 </text:p>
          </table:table-cell>
          <table:table-cell table:style-name="ce61" table:formula="of:=[.Q2]+[.$AF$1]" office:value-type="date" office:date-value="2020-04-14">
            <text:p>mardi 14 </text:p>
          </table:table-cell>
          <table:table-cell table:style-name="ce61" table:formula="of:=[.R2]+[.$AF$1]" office:value-type="date" office:date-value="2020-04-15">
            <text:p>mercredi 15 </text:p>
          </table:table-cell>
          <table:table-cell table:style-name="ce61" table:formula="of:=[.S2]+[.$AF$1]" office:value-type="date" office:date-value="2020-04-16">
            <text:p>jeudi 16 </text:p>
          </table:table-cell>
          <table:table-cell table:style-name="ce61" table:formula="of:=[.T2]+[.$AF$1]" office:value-type="date" office:date-value="2020-04-17">
            <text:p>vendredi 17 </text:p>
          </table:table-cell>
          <table:table-cell table:style-name="ce61" table:formula="of:=[.U2]+[.$AF$1]" office:value-type="date" office:date-value="2020-04-18">
            <text:p>samedi 18 </text:p>
          </table:table-cell>
          <table:table-cell table:style-name="ce61" table:formula="of:=[.V2]+[.$AF$1]" office:value-type="date" office:date-value="2020-04-19">
            <text:p>dimanche 19 </text:p>
          </table:table-cell>
          <table:table-cell table:style-name="ce61" table:formula="of:=[.W2]+[.$AF$1]" office:value-type="date" office:date-value="2020-04-20">
            <text:p>lundi 20 </text:p>
          </table:table-cell>
          <table:table-cell table:style-name="ce61" table:formula="of:=[.X2]+[.$AF$1]" office:value-type="date" office:date-value="2020-04-21">
            <text:p>mardi 21 </text:p>
          </table:table-cell>
          <table:table-cell table:style-name="ce61" table:formula="of:=[.Y2]+[.$AF$1]" office:value-type="date" office:date-value="2020-04-22">
            <text:p>mercredi 22 </text:p>
          </table:table-cell>
          <table:table-cell table:style-name="ce61" table:formula="of:=[.Z2]+[.$AF$1]" office:value-type="date" office:date-value="2020-04-23">
            <text:p>jeudi 23 </text:p>
          </table:table-cell>
          <table:table-cell table:style-name="ce61" table:formula="of:=[.AA2]+[.$AF$1]" office:value-type="date" office:date-value="2020-04-24">
            <text:p>vendredi 24 </text:p>
          </table:table-cell>
          <table:table-cell table:style-name="ce61" table:formula="of:=[.AB2]+[.$AF$1]" office:value-type="date" office:date-value="2020-04-25">
            <text:p>samedi 25 </text:p>
          </table:table-cell>
          <table:table-cell table:style-name="ce61" table:formula="of:=[.AC2]+[.$AF$1]" office:value-type="date" office:date-value="2020-04-26">
            <text:p>dimanche 26 </text:p>
          </table:table-cell>
          <table:table-cell table:style-name="ce61" table:formula="of:=[.AD2]+[.$AF$1]" office:value-type="date" office:date-value="2020-04-27">
            <text:p>lundi 27 </text:p>
          </table:table-cell>
          <table:table-cell table:style-name="ce61" table:formula="of:=[.AE2]+[.$AF$1]" office:value-type="date" office:date-value="2020-04-28">
            <text:p>mardi 28 </text:p>
          </table:table-cell>
          <table:table-cell table:style-name="ce61" table:formula="of:=[.AF2]+[.$AF$1]" office:value-type="date" office:date-value="2020-04-29">
            <text:p>mercredi 29 </text:p>
          </table:table-cell>
          <table:table-cell table:style-name="ce61" table:formula="of:=[.AG2]+[.$AF$1]" office:value-type="date" office:date-value="2020-04-30">
            <text:p>jeudi 30 </text:p>
          </table:table-cell>
          <table:table-cell table:style-name="ce61" table:formula="of:=[.AH2]+[.$AF$1]" office:value-type="date" office:date-value="2020-05-01">
            <text:p>vendredi 1 </text:p>
          </table:table-cell>
        </table:table-row>
        <table:table-row table:style-name="ro8">
          <table:table-cell table:style-name="ce36" office:value-type="string" table:number-columns-spanned="4" table:number-rows-spanned="1">
            <text:p>Projet 1 : Démarrez votre formation de data analyst [Débutant]</text:p>
          </table:table-cell>
          <table:covered-table-cell table:number-columns-repeated="3" table:style-name="Default"/>
          <table:table-cell table:style-name="ce62" table:number-columns-spanned="31" table:number-rows-spanned="1"/>
          <table:covered-table-cell table:number-columns-repeated="30" table:style-name="Default"/>
        </table:table-row>
        <table:table-row table:style-name="ro9">
          <table:table-cell table:style-name="ce37" office:value-type="string">
            <text:p>Créer un plan d'apprentissage avec dates des livrables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2" table:formula="of:=SUM([.E4:.AI4])" office:value-type="time" office:time-value="PT07H00M00S">
            <text:p>7:00</text:p>
          </table:table-cell>
          <table:table-cell table:style-name="ce63" table:content-validation-name="val3" office:value-type="time" office:time-value="PT02H00M00S">
            <text:p>2:00</text:p>
          </table:table-cell>
          <table:table-cell table:style-name="ce63" table:content-validation-name="val3" office:value-type="time" office:time-value="PT05H00M00S">
            <text:p>5:00</text:p>
          </table:table-cell>
          <table:table-cell table:style-name="ce63" table:content-validation-name="val3" table:number-columns-repeated="29"/>
        </table:table-row>
        <table:table-row table:style-name="ro10">
          <table:table-cell table:style-name="ce37" office:value-type="string">
            <text:p>Tutoriel : Apprenez à apprendre (facile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2" table:formula="of:=SUM([.E5:.AI5])" office:value-type="time" office:time-value="PT06H00M00S">
            <text:p>6:00</text:p>
          </table:table-cell>
          <table:table-cell table:style-name="ce63" table:content-validation-name="val3" office:value-type="time" office:time-value="PT05H00M00S">
            <text:p>5:00</text:p>
          </table:table-cell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29"/>
        </table:table-row>
        <table:table-row table:style-name="ro10">
          <table:table-cell table:style-name="ce37" office:value-type="string">
            <text:p>Tutoriel : Comprendre le Web (facile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2" table:formula="of:=SUM([.E6:.AI6])" office:value-type="time" office:time-value="PT01H00M00S">
            <text:p>1:00</text:p>
          </table:table-cell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30"/>
        </table:table-row>
        <table:table-row table:style-name="ro10">
          <table:table-cell table:style-name="ce37" office:value-type="string">
            <text:p>Lecture Workplace groupe Data analyst</text:p>
          </table:table-cell>
          <table:table-cell table:style-name="ce47" table:content-validation-name="val2" office:value-type="string">
            <text:p>Activité complémentaire</text:p>
          </table:table-cell>
          <table:table-cell table:style-name="ce48"/>
          <table:table-cell table:style-name="ce52" table:formula="of:=SUM([.E7:.AI7])" office:value-type="time" office:time-value="PT01H00M00S">
            <text:p>1:00</text:p>
          </table:table-cell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30"/>
        </table:table-row>
        <table:table-row table:style-name="ro10">
          <table:table-cell table:style-name="ce37" office:value-type="string">
            <text:p>Webinaire</text:p>
          </table:table-cell>
          <table:table-cell table:style-name="ce47" table:content-validation-name="val2" office:value-type="string">
            <text:p>Activité complémentaire</text:p>
          </table:table-cell>
          <table:table-cell table:style-name="ce48"/>
          <table:table-cell table:style-name="ce52" table:formula="of:=SUM([.E8:.AI8])" office:value-type="time" office:time-value="PT00H30M00S">
            <text:p>0:30</text:p>
          </table:table-cell>
          <table:table-cell table:style-name="ce63" table:content-validation-name="val3"/>
          <table:table-cell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29"/>
        </table:table-row>
        <table:table-row table:style-name="ro11">
          <table:table-cell table:style-name="ce38" office:value-type="string" table:number-columns-spanned="3" table:number-rows-spanned="1">
            <text:p><text:s/>🎯Niveau visé : Savoir gérer un projet d'étude et de carrière, savoir personnaliser un programme de formation </text:p>
          </table:table-cell>
          <table:covered-table-cell table:number-columns-repeated="2" table:style-name="Default"/>
          <table:table-cell table:style-name="ce53" table:formula="of:=SUM([.D4:.D8])" office:value-type="time" office:time-value="PT15H30M00S">
            <text:p>15:30</text:p>
          </table:table-cell>
          <table:table-cell table:style-name="ce64" table:formula="of:=SUM([.E4:.E8])" office:value-type="time" office:time-value="PT09H00M00S">
            <text:p>9:00</text:p>
          </table:table-cell>
          <table:table-cell table:style-name="ce64" table:formula="of:=SUM([.F4:.F8])" office:value-type="time" office:time-value="PT06H30M00S">
            <text:p>6:30</text:p>
          </table:table-cell>
          <table:table-cell table:style-name="ce64" table:formula="of:=SUM([.G4:.G8])" office:value-type="time" office:time-value="PT00H00M00S">
            <text:p>0:00</text:p>
          </table:table-cell>
          <table:table-cell table:style-name="ce64" table:formula="of:=SUM([.H4:.H8])" office:value-type="time" office:time-value="PT00H00M00S">
            <text:p>0:00</text:p>
          </table:table-cell>
          <table:table-cell table:style-name="ce64" table:formula="of:=SUM([.I4:.I8])" office:value-type="time" office:time-value="PT00H00M00S">
            <text:p>0:00</text:p>
          </table:table-cell>
          <table:table-cell table:style-name="ce64" table:formula="of:=SUM([.J4:.J8])" office:value-type="time" office:time-value="PT00H00M00S">
            <text:p>0:00</text:p>
          </table:table-cell>
          <table:table-cell table:style-name="ce64" table:formula="of:=SUM([.K4:.K8])" office:value-type="time" office:time-value="PT00H00M00S">
            <text:p>0:00</text:p>
          </table:table-cell>
          <table:table-cell table:style-name="ce64" table:formula="of:=SUM([.L4:.L8])" office:value-type="time" office:time-value="PT00H00M00S">
            <text:p>0:00</text:p>
          </table:table-cell>
          <table:table-cell table:style-name="ce64" table:formula="of:=SUM([.M4:.M8])" office:value-type="time" office:time-value="PT00H00M00S">
            <text:p>0:00</text:p>
          </table:table-cell>
          <table:table-cell table:style-name="ce64" table:formula="of:=SUM([.N4:.N8])" office:value-type="time" office:time-value="PT00H00M00S">
            <text:p>0:00</text:p>
          </table:table-cell>
          <table:table-cell table:style-name="ce64" table:formula="of:=SUM([.O4:.O8])" office:value-type="time" office:time-value="PT00H00M00S">
            <text:p>0:00</text:p>
          </table:table-cell>
          <table:table-cell table:style-name="ce64" table:formula="of:=SUM([.P4:.P8])" office:value-type="time" office:time-value="PT00H00M00S">
            <text:p>0:00</text:p>
          </table:table-cell>
          <table:table-cell table:style-name="ce64" table:formula="of:=SUM([.Q4:.Q8])" office:value-type="time" office:time-value="PT00H00M00S">
            <text:p>0:00</text:p>
          </table:table-cell>
          <table:table-cell table:style-name="ce64" table:formula="of:=SUM([.R4:.R8])" office:value-type="time" office:time-value="PT00H00M00S">
            <text:p>0:00</text:p>
          </table:table-cell>
          <table:table-cell table:style-name="ce64" table:formula="of:=SUM([.S4:.S8])" office:value-type="time" office:time-value="PT00H00M00S">
            <text:p>0:00</text:p>
          </table:table-cell>
          <table:table-cell table:style-name="ce64" table:formula="of:=SUM([.T4:.T8])" office:value-type="time" office:time-value="PT00H00M00S">
            <text:p>0:00</text:p>
          </table:table-cell>
          <table:table-cell table:style-name="ce64" table:formula="of:=SUM([.U4:.U8])" office:value-type="time" office:time-value="PT00H00M00S">
            <text:p>0:00</text:p>
          </table:table-cell>
          <table:table-cell table:style-name="ce64" table:formula="of:=SUM([.V4:.V8])" office:value-type="time" office:time-value="PT00H00M00S">
            <text:p>0:00</text:p>
          </table:table-cell>
          <table:table-cell table:style-name="ce64" table:formula="of:=SUM([.W4:.W8])" office:value-type="time" office:time-value="PT00H00M00S">
            <text:p>0:00</text:p>
          </table:table-cell>
          <table:table-cell table:style-name="ce64" table:formula="of:=SUM([.X4:.X8])" office:value-type="time" office:time-value="PT00H00M00S">
            <text:p>0:00</text:p>
          </table:table-cell>
          <table:table-cell table:style-name="ce64" table:formula="of:=SUM([.Y4:.Y8])" office:value-type="time" office:time-value="PT00H00M00S">
            <text:p>0:00</text:p>
          </table:table-cell>
          <table:table-cell table:style-name="ce64" table:formula="of:=SUM([.Z4:.Z8])" office:value-type="time" office:time-value="PT00H00M00S">
            <text:p>0:00</text:p>
          </table:table-cell>
          <table:table-cell table:style-name="ce64" table:formula="of:=SUM([.AA4:.AA8])" office:value-type="time" office:time-value="PT00H00M00S">
            <text:p>0:00</text:p>
          </table:table-cell>
          <table:table-cell table:style-name="ce64" table:formula="of:=SUM([.AB4:.AB8])" office:value-type="time" office:time-value="PT00H00M00S">
            <text:p>0:00</text:p>
          </table:table-cell>
          <table:table-cell table:style-name="ce64" table:formula="of:=SUM([.AC4:.AC8])" office:value-type="time" office:time-value="PT00H00M00S">
            <text:p>0:00</text:p>
          </table:table-cell>
          <table:table-cell table:style-name="ce64" table:formula="of:=SUM([.AD4:.AD8])" office:value-type="time" office:time-value="PT00H00M00S">
            <text:p>0:00</text:p>
          </table:table-cell>
          <table:table-cell table:style-name="ce64" table:formula="of:=SUM([.AE4:.AE8])" office:value-type="time" office:time-value="PT00H00M00S">
            <text:p>0:00</text:p>
          </table:table-cell>
          <table:table-cell table:style-name="ce64" table:formula="of:=SUM([.AF4:.AF8])" office:value-type="time" office:time-value="PT00H00M00S">
            <text:p>0:00</text:p>
          </table:table-cell>
          <table:table-cell table:style-name="ce64" table:formula="of:=SUM([.AG4:.AG8])" office:value-type="time" office:time-value="PT00H00M00S">
            <text:p>0:00</text:p>
          </table:table-cell>
          <table:table-cell table:style-name="ce64" table:formula="of:=SUM([.AH4:.AH8])" office:value-type="time" office:time-value="PT00H00M00S">
            <text:p>0:00</text:p>
          </table:table-cell>
          <table:table-cell table:style-name="ce64" table:formula="of:=SUM([.AI4:.AI7])" office:value-type="time" office:time-value="PT00H00M00S">
            <text:p>0:00</text:p>
          </table:table-cell>
        </table:table-row>
        <table:table-row table:style-name="ro12">
          <table:table-cell table:style-name="ce39" table:number-columns-spanned="4" table:number-rows-spanned="1"/>
          <table:covered-table-cell table:number-columns-repeated="3" table:style-name="Default"/>
          <table:table-cell table:style-name="ce65" table:number-columns-spanned="31" table:number-rows-spanned="1"/>
          <table:covered-table-cell table:number-columns-repeated="30" table:style-name="Default"/>
        </table:table-row>
        <table:table-row table:style-name="ro8">
          <table:table-cell table:style-name="ce40" office:value-type="string" table:number-columns-spanned="4" table:number-rows-spanned="1">
            <text:p>Projet 2 : 24h dans la eau d'un data analyst [Débutant]</text:p>
          </table:table-cell>
          <table:covered-table-cell table:number-columns-repeated="3" table:style-name="Default"/>
          <table:table-cell table:style-name="ce66" table:number-columns-spanned="31" table:number-rows-spanned="1"/>
          <table:covered-table-cell table:number-columns-repeated="30" table:style-name="Default"/>
        </table:table-row>
        <table:table-row table:style-name="ro9">
          <table:table-cell table:style-name="ce37" office:value-type="string">
            <text:p>Tutoriel : Analisez des données marketing (moyenne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4" table:formula="of:=SUM([.E12:.AI12])" office:value-type="time" office:time-value="PT04H00M00S">
            <text:p>4:00</text:p>
          </table:table-cell>
          <table:table-cell table:style-name="ce63" table:content-validation-name="val3" table:number-columns-repeated="2"/>
          <table:table-cell table:style-name="ce63" table:content-validation-name="val3" office:value-type="time" office:time-value="PT02H00M00S">
            <text:p>2:00</text:p>
          </table:table-cell>
          <table:table-cell table:number-columns-repeated="2"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26"/>
        </table:table-row>
        <table:table-row table:style-name="ro10">
          <table:table-cell table:style-name="ce37" office:value-type="string">
            <text:p>Mission 1 : E-mail de compte-rendu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4" table:formula="of:=SUM([.E13:.AI13])" office:value-type="time" office:time-value="PT03H00M00S">
            <text:p>3:00</text:p>
          </table:table-cell>
          <table:table-cell table:style-name="ce63" table:content-validation-name="val3" table:number-columns-repeated="2"/>
          <table:table-cell table:style-name="ce63" table:content-validation-name="val3" office:value-type="time" office:time-value="PT02H00M00S">
            <text:p>2:00</text:p>
          </table:table-cell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27"/>
        </table:table-row>
        <table:table-row table:style-name="ro10">
          <table:table-cell table:style-name="ce37" office:value-type="string">
            <text:p>Mission 2 : Slides de présentation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4" table:formula="of:=SUM([.E14:.AI14])" office:value-type="time" office:time-value="PT11H00M00S">
            <text:p>11:00</text:p>
          </table:table-cell>
          <table:table-cell table:style-name="ce63" table:content-validation-name="val3" table:number-columns-repeated="2"/>
          <table:table-cell table:style-name="ce63" table:content-validation-name="val3" office:value-type="time" office:time-value="PT02H30M00S">
            <text:p>2:30</text:p>
          </table:table-cell>
          <table:table-cell table:style-name="ce63" table:content-validation-name="val3"/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office:value-type="time" office:time-value="PT07H30M00S">
            <text:p>7:30</text:p>
          </table:table-cell>
          <table:table-cell table:style-name="ce63" table:content-validation-name="val3" table:number-columns-repeated="25"/>
        </table:table-row>
        <table:table-row table:style-name="ro10">
          <table:table-cell table:style-name="ce37" office:value-type="string">
            <text:p>Mission 3 : Présentation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4" table:formula="of:=SUM([.E15:.AI15])" office:value-type="time" office:time-value="PT00H30M00S">
            <text:p>0:30</text:p>
          </table:table-cell>
          <table:table-cell table:style-name="ce63" table:content-validation-name="val3" table:number-columns-repeated="6"/>
          <table:table-cell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24"/>
        </table:table-row>
        <table:table-row table:style-name="ro9">
          <table:table-cell table:style-name="ce37" office:value-type="string">
            <text:p>Lecture des ITW de mentor sur Workplace groupe Data analyst</text:p>
          </table:table-cell>
          <table:table-cell table:style-name="ce47" table:content-validation-name="val2" office:value-type="string">
            <text:p>Activité complémentaire</text:p>
          </table:table-cell>
          <table:table-cell table:style-name="ce48"/>
          <table:table-cell table:style-name="ce54" table:formula="of:=SUM([.E16:.AI16])" office:value-type="time" office:time-value="PT03H00M00S">
            <text:p>3:00</text:p>
          </table:table-cell>
          <table:table-cell table:style-name="ce63" table:content-validation-name="val3"/>
          <table:table-cell table:number-columns-repeated="2" table:style-name="ce63" table:content-validation-name="val3" office:value-type="time" office:time-value="PT01H00M00S">
            <text:p>1:00</text:p>
          </table:table-cell>
          <table:table-cell table:style-name="ce63" table:content-validation-name="val3"/>
          <table:table-cell table:number-columns-repeated="2"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25"/>
        </table:table-row>
        <table:table-row table:style-name="ro10">
          <table:table-cell table:style-name="ce37" office:value-type="string">
            <text:p>Mission 4 : Interview mentor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4" table:formula="of:=SUM([.E17:.AI17])" office:value-type="time" office:time-value="PT01H00M00S">
            <text:p>1:00</text:p>
          </table:table-cell>
          <table:table-cell table:style-name="ce63" table:content-validation-name="val3" table:number-columns-repeated="6"/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24"/>
        </table:table-row>
        <table:table-row table:style-name="ro13">
          <table:table-cell table:style-name="ce41" office:value-type="string" table:number-columns-spanned="3" table:number-rows-spanned="1">
            <text:p><text:s/>🎯Niveau Visé : Savoir interpréter les données d'un graphique avec un regard critique, appréhender le métier d'un data analyst</text:p>
          </table:table-cell>
          <table:covered-table-cell table:number-columns-repeated="2" table:style-name="Default"/>
          <table:table-cell table:style-name="ce55" table:formula="of:=SUM([.D12:.D17])" office:value-type="time" office:time-value="PT22H30M00S">
            <text:p>22:30</text:p>
          </table:table-cell>
          <table:table-cell table:style-name="ce67" table:formula="of:=SUM([.E12:.E17])" office:value-type="time" office:time-value="PT00H00M00S">
            <text:p>0:00</text:p>
          </table:table-cell>
          <table:table-cell table:style-name="ce67" table:formula="of:=SUM([.F12:.F17])" office:value-type="time" office:time-value="PT01H00M00S">
            <text:p>1:00</text:p>
          </table:table-cell>
          <table:table-cell table:style-name="ce67" table:formula="of:=SUM([.G12:.G17])" office:value-type="time" office:time-value="PT07H30M00S">
            <text:p>7:30</text:p>
          </table:table-cell>
          <table:table-cell table:style-name="ce67" table:formula="of:=SUM([.H12:.H17])" office:value-type="time" office:time-value="PT02H00M00S">
            <text:p>2:00</text:p>
          </table:table-cell>
          <table:table-cell table:style-name="ce67" table:formula="of:=SUM([.I12:.I17])" office:value-type="time" office:time-value="PT02H30M00S">
            <text:p>2:30</text:p>
          </table:table-cell>
          <table:table-cell table:style-name="ce67" table:formula="of:=SUM([.J12:.J17])" office:value-type="time" office:time-value="PT08H00M00S">
            <text:p>8:00</text:p>
          </table:table-cell>
          <table:table-cell table:style-name="ce67" table:formula="of:=SUM([.K12:.K17])" office:value-type="time" office:time-value="PT01H30M00S">
            <text:p>1:30</text:p>
          </table:table-cell>
          <table:table-cell table:style-name="ce67" table:formula="of:=SUM([.L12:.L17])" office:value-type="time" office:time-value="PT00H00M00S">
            <text:p>0:00</text:p>
          </table:table-cell>
          <table:table-cell table:style-name="ce67" table:formula="of:=SUM([.M12:.M17])" office:value-type="time" office:time-value="PT00H00M00S">
            <text:p>0:00</text:p>
          </table:table-cell>
          <table:table-cell table:style-name="ce67" table:formula="of:=SUM([.N12:.N17])" office:value-type="time" office:time-value="PT00H00M00S">
            <text:p>0:00</text:p>
          </table:table-cell>
          <table:table-cell table:style-name="ce67" table:formula="of:=SUM([.O12:.O17])" office:value-type="time" office:time-value="PT00H00M00S">
            <text:p>0:00</text:p>
          </table:table-cell>
          <table:table-cell table:style-name="ce67" table:formula="of:=SUM([.P12:.P17])" office:value-type="time" office:time-value="PT00H00M00S">
            <text:p>0:00</text:p>
          </table:table-cell>
          <table:table-cell table:style-name="ce67" table:formula="of:=SUM([.Q12:.Q17])" office:value-type="time" office:time-value="PT00H00M00S">
            <text:p>0:00</text:p>
          </table:table-cell>
          <table:table-cell table:style-name="ce67" table:formula="of:=SUM([.R12:.R17])" office:value-type="time" office:time-value="PT00H00M00S">
            <text:p>0:00</text:p>
          </table:table-cell>
          <table:table-cell table:style-name="ce67" table:formula="of:=SUM([.S12:.S17])" office:value-type="time" office:time-value="PT00H00M00S">
            <text:p>0:00</text:p>
          </table:table-cell>
          <table:table-cell table:style-name="ce67" table:formula="of:=SUM([.T12:.T17])" office:value-type="time" office:time-value="PT00H00M00S">
            <text:p>0:00</text:p>
          </table:table-cell>
          <table:table-cell table:style-name="ce67" table:formula="of:=SUM([.U12:.U17])" office:value-type="time" office:time-value="PT00H00M00S">
            <text:p>0:00</text:p>
          </table:table-cell>
          <table:table-cell table:style-name="ce67" table:formula="of:=SUM([.V12:.V17])" office:value-type="time" office:time-value="PT00H00M00S">
            <text:p>0:00</text:p>
          </table:table-cell>
          <table:table-cell table:style-name="ce67" table:formula="of:=SUM([.W12:.W17])" office:value-type="time" office:time-value="PT00H00M00S">
            <text:p>0:00</text:p>
          </table:table-cell>
          <table:table-cell table:style-name="ce67" table:formula="of:=SUM([.X12:.X17])" office:value-type="time" office:time-value="PT00H00M00S">
            <text:p>0:00</text:p>
          </table:table-cell>
          <table:table-cell table:style-name="ce67" table:formula="of:=SUM([.Y12:.Y17])" office:value-type="time" office:time-value="PT00H00M00S">
            <text:p>0:00</text:p>
          </table:table-cell>
          <table:table-cell table:style-name="ce67" table:formula="of:=SUM([.Z12:.Z17])" office:value-type="time" office:time-value="PT00H00M00S">
            <text:p>0:00</text:p>
          </table:table-cell>
          <table:table-cell table:style-name="ce67" table:formula="of:=SUM([.AA12:.AA17])" office:value-type="time" office:time-value="PT00H00M00S">
            <text:p>0:00</text:p>
          </table:table-cell>
          <table:table-cell table:style-name="ce67" table:formula="of:=SUM([.AB12:.AB17])" office:value-type="time" office:time-value="PT00H00M00S">
            <text:p>0:00</text:p>
          </table:table-cell>
          <table:table-cell table:style-name="ce67" table:formula="of:=SUM([.AC12:.AC17])" office:value-type="time" office:time-value="PT00H00M00S">
            <text:p>0:00</text:p>
          </table:table-cell>
          <table:table-cell table:style-name="ce67" table:formula="of:=SUM([.AD12:.AD17])" office:value-type="time" office:time-value="PT00H00M00S">
            <text:p>0:00</text:p>
          </table:table-cell>
          <table:table-cell table:style-name="ce67" table:formula="of:=SUM([.AE12:.AE17])" office:value-type="time" office:time-value="PT00H00M00S">
            <text:p>0:00</text:p>
          </table:table-cell>
          <table:table-cell table:style-name="ce67" table:formula="of:=SUM([.AF12:.AF17])" office:value-type="time" office:time-value="PT00H00M00S">
            <text:p>0:00</text:p>
          </table:table-cell>
          <table:table-cell table:style-name="ce67" table:formula="of:=SUM([.AG12:.AG17])" office:value-type="time" office:time-value="PT00H00M00S">
            <text:p>0:00</text:p>
          </table:table-cell>
          <table:table-cell table:style-name="ce67" table:formula="of:=SUM([.AH12:.AH17])" office:value-type="time" office:time-value="PT00H00M00S">
            <text:p>0:00</text:p>
          </table:table-cell>
          <table:table-cell table:style-name="ce67" table:formula="of:=SUM([.AI12:.AI15])" office:value-type="time" office:time-value="PT00H00M00S">
            <text:p>0:00</text:p>
          </table:table-cell>
        </table:table-row>
        <table:table-row table:style-name="ro12">
          <table:table-cell table:style-name="ce39" table:number-columns-spanned="4" table:number-rows-spanned="1"/>
          <table:covered-table-cell table:number-columns-repeated="3" table:style-name="Default"/>
          <table:table-cell table:style-name="ce65" table:number-columns-spanned="31" table:number-rows-spanned="1"/>
          <table:covered-table-cell table:number-columns-repeated="30" table:style-name="Default"/>
        </table:table-row>
        <table:table-row table:style-name="ro8">
          <table:table-cell table:style-name="ce42" office:value-type="string" table:number-columns-spanned="4" table:number-rows-spanned="1">
            <text:p>Projet 3 : Réalisez une étude de santé publique [Débutant]</text:p>
          </table:table-cell>
          <table:covered-table-cell table:number-columns-repeated="3" table:style-name="Default"/>
          <table:table-cell table:style-name="ce68" table:number-columns-spanned="31" table:number-rows-spanned="1"/>
          <table:covered-table-cell table:number-columns-repeated="30" table:style-name="Default"/>
        </table:table-row>
        <table:table-row table:style-name="ro9">
          <table:table-cell table:style-name="ce37" office:value-type="string">
            <text:p>Tutoriel : Initiez-vous à l'algèbre relationnelle (révision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6" table:formula="of:=SUM([.E21:.AI21])" office:value-type="time" office:time-value="PT20H00M00S">
            <text:p>20:00</text:p>
          </table:table-cell>
          <table:table-cell table:style-name="ce63" table:content-validation-name="val3" table:number-columns-repeated="6"/>
          <table:table-cell table:style-name="ce63" table:content-validation-name="val3" office:value-type="time" office:time-value="PT04H00M00S">
            <text:p>4:00</text:p>
          </table:table-cell>
          <table:table-cell table:number-columns-repeated="16"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8"/>
        </table:table-row>
        <table:table-row table:style-name="ro9">
          <table:table-cell table:style-name="ce37" office:value-type="string">
            <text:p>Tutoriel : Initiez-vous à Python pour l'analyse de données (facile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6" table:formula="of:=SUM([.E22:.AI22])" office:value-type="time" office:time-value="PT12H00M00S">
            <text:p>12:00</text:p>
          </table:table-cell>
          <table:table-cell table:style-name="ce63" table:content-validation-name="val3" table:number-columns-repeated="6"/>
          <table:table-cell table:style-name="ce63" table:content-validation-name="val3" office:value-type="time" office:time-value="PT02H00M00S">
            <text:p>2:00</text:p>
          </table:table-cell>
          <table:table-cell table:number-columns-repeated="10"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14"/>
        </table:table-row>
        <table:table-row table:style-name="ro9">
          <table:table-cell table:style-name="ce37" office:value-type="string">
            <text:p>Tutoriel : Découvrez la librairie Python pour la data Science (moyen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6" table:formula="of:=SUM([.E23:.AI23])" office:value-type="time" office:time-value="PT10H00M00S">
            <text:p>10:00</text:p>
          </table:table-cell>
          <table:table-cell table:style-name="ce63" table:content-validation-name="val3" table:number-columns-repeated="17"/>
          <table:table-cell table:number-columns-repeated="10"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4"/>
        </table:table-row>
        <table:table-row table:style-name="ro10">
          <table:table-cell table:style-name="ce37" office:value-type="string">
            <text:p>Instruction mentor</text:p>
          </table:table-cell>
          <table:table-cell table:style-name="ce47" table:content-validation-name="val2" office:value-type="string">
            <text:p>Activité complémentaire</text:p>
          </table:table-cell>
          <table:table-cell table:style-name="ce48"/>
          <table:table-cell table:style-name="ce56" table:formula="of:=SUM([.E24:.AI24])" office:value-type="time" office:time-value="PT01H00M00S">
            <text:p>1:00</text:p>
          </table:table-cell>
          <table:table-cell table:style-name="ce63" table:content-validation-name="val3" table:number-columns-repeated="7"/>
          <table:table-cell table:style-name="ce63" table:content-validation-name="val3" office:value-type="time" office:time-value="PT01H00M00S">
            <text:p>1:00</text:p>
          </table:table-cell>
          <table:table-cell table:style-name="ce63" table:content-validation-name="val3" table:number-columns-repeated="23"/>
        </table:table-row>
        <table:table-row table:style-name="ro10">
          <table:table-cell table:style-name="ce37" office:value-type="string">
            <text:p>Questions 1 à 14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6" table:formula="of:=SUM([.E25:.AI25])" office:value-type="time" office:time-value="PT58H30M00S">
            <text:p>58:30</text:p>
          </table:table-cell>
          <table:table-cell table:style-name="ce63" table:content-validation-name="val3" table:number-columns-repeated="7"/>
          <table:table-cell table:number-columns-repeated="3" table:style-name="ce63" table:content-validation-name="val3" office:value-type="time" office:time-value="PT07H30M00S">
            <text:p>7:30</text:p>
          </table:table-cell>
          <table:table-cell table:style-name="ce63" table:content-validation-name="val3" table:number-columns-repeated="2"/>
          <table:table-cell table:number-columns-repeated="18" table:style-name="ce63" table:content-validation-name="val3" office:value-type="time" office:time-value="PT02H00M00S">
            <text:p>2:00</text:p>
          </table:table-cell>
          <table:table-cell table:style-name="ce63" table:content-validation-name="val3"/>
        </table:table-row>
        <table:table-row table:style-name="ro14">
          <table:table-cell table:style-name="ce37" office:value-type="string">
            <text:p>Tutoriel : Administrez vos bases de données avec SQL (10 premiers chapitres)</text:p>
          </table:table-cell>
          <table:table-cell table:style-name="ce47" table:content-validation-name="val2" office:value-type="string">
            <text:p>Séance guidée</text:p>
          </table:table-cell>
          <table:table-cell table:style-name="ce48"/>
          <table:table-cell table:style-name="ce56" table:formula="of:=SUM([.E26:.AI26])" office:value-type="time" office:time-value="PT00H00M00S">
            <text:p>0:00</text:p>
          </table:table-cell>
          <table:table-cell table:style-name="ce63" table:content-validation-name="val3" table:number-columns-repeated="31"/>
        </table:table-row>
        <table:table-row table:style-name="ro10">
          <table:table-cell table:style-name="ce37" office:value-type="string">
            <text:p>Questions 15 à 20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6" table:formula="of:=SUM([.E27:.AI27])" office:value-type="time" office:time-value="PT00H00M00S">
            <text:p>0:00</text:p>
          </table:table-cell>
          <table:table-cell table:style-name="ce63" table:content-validation-name="val3" table:number-columns-repeated="31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2" office:value-type="string">
            <text:p>Pratique délibérée</text:p>
          </table:table-cell>
          <table:table-cell table:style-name="ce48"/>
          <table:table-cell table:style-name="ce56" table:formula="of:=SUM([.E28:.AI28])" office:value-type="time" office:time-value="PT00H00M00S">
            <text:p>0:00</text:p>
          </table:table-cell>
          <table:table-cell table:style-name="ce63" table:content-validation-name="val3" table:number-columns-repeated="31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2" office:value-type="string">
            <text:p>Activité complémentaire</text:p>
          </table:table-cell>
          <table:table-cell table:style-name="ce48"/>
          <table:table-cell table:style-name="ce56" table:formula="of:=SUM([.E29:.AI29])" office:value-type="time" office:time-value="PT07H00M00S">
            <text:p>7:00</text:p>
          </table:table-cell>
          <table:table-cell table:style-name="ce63" table:content-validation-name="val3" table:number-columns-repeated="7"/>
          <table:table-cell table:number-columns-repeated="2"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3"/>
          <table:table-cell table:number-columns-repeated="4"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3"/>
          <table:table-cell table:number-columns-repeated="4" table:style-name="ce63" table:content-validation-name="val3" office:value-type="time" office:time-value="PT00H30M00S">
            <text:p>0:30</text:p>
          </table:table-cell>
          <table:table-cell table:style-name="ce63" table:content-validation-name="val3" table:number-columns-repeated="3"/>
          <table:table-cell table:number-columns-repeated="4" table:style-name="ce63" table:content-validation-name="val3" office:value-type="time" office:time-value="PT00H30M00S">
            <text:p>0:30</text:p>
          </table:table-cell>
          <table:table-cell table:style-name="ce63" table:content-validation-name="val3"/>
        </table:table-row>
        <table:table-row table:style-name="ro11">
          <table:table-cell table:style-name="ce43" office:value-type="string" table:number-columns-spanned="3" table:number-rows-spanned="1">
            <text:p><text:s/>🎯Niveau Visé : maîtriser les bases de Python et interroger une base données avec des requêtes SQL</text:p>
          </table:table-cell>
          <table:covered-table-cell table:number-columns-repeated="2" table:style-name="Default"/>
          <table:table-cell table:style-name="ce57" table:formula="of:=SUM([.D21:.D29])" office:value-type="time" office:time-value="PT108H30M00S">
            <text:p>108:30</text:p>
          </table:table-cell>
          <table:table-cell table:style-name="ce69" table:formula="of:=SUM([.E21:.E29])" office:value-type="time" office:time-value="PT00H00M00S">
            <text:p>0:00</text:p>
          </table:table-cell>
          <table:table-cell table:style-name="ce69" table:formula="of:=SUM([.F21:.F29])" office:value-type="time" office:time-value="PT00H00M00S">
            <text:p>0:00</text:p>
          </table:table-cell>
          <table:table-cell table:style-name="ce69" table:formula="of:=SUM([.G21:.G29])" office:value-type="time" office:time-value="PT00H00M00S">
            <text:p>0:00</text:p>
          </table:table-cell>
          <table:table-cell table:style-name="ce69" table:formula="of:=SUM([.H21:.H29])" office:value-type="time" office:time-value="PT00H00M00S">
            <text:p>0:00</text:p>
          </table:table-cell>
          <table:table-cell table:style-name="ce69" table:formula="of:=SUM([.I21:.I29])" office:value-type="time" office:time-value="PT00H00M00S">
            <text:p>0:00</text:p>
          </table:table-cell>
          <table:table-cell table:style-name="ce69" table:formula="of:=SUM([.J21:.J29])" office:value-type="time" office:time-value="PT00H00M00S">
            <text:p>0:00</text:p>
          </table:table-cell>
          <table:table-cell table:style-name="ce69" table:formula="of:=SUM([.K21:.K29])" office:value-type="time" office:time-value="PT06H00M00S">
            <text:p>6:00</text:p>
          </table:table-cell>
          <table:table-cell table:style-name="ce69" table:formula="of:=SUM([.L21:.L29])" office:value-type="time" office:time-value="PT11H00M00S">
            <text:p>11:00</text:p>
          </table:table-cell>
          <table:table-cell table:style-name="ce69" table:formula="of:=SUM([.M21:.M29])" office:value-type="time" office:time-value="PT10H00M00S">
            <text:p>10:00</text:p>
          </table:table-cell>
          <table:table-cell table:style-name="ce69" table:formula="of:=SUM([.N21:.N29])" office:value-type="time" office:time-value="PT09H30M00S">
            <text:p>9:30</text:p>
          </table:table-cell>
          <table:table-cell table:style-name="ce69" table:formula="of:=SUM([.O21:.O29])" office:value-type="time" office:time-value="PT02H00M00S">
            <text:p>2:00</text:p>
          </table:table-cell>
          <table:table-cell table:style-name="ce69" table:formula="of:=SUM([.P21:.P29])" office:value-type="time" office:time-value="PT02H00M00S">
            <text:p>2:00</text:p>
          </table:table-cell>
          <table:table-cell table:style-name="ce69" table:formula="of:=SUM([.Q21:.Q29])" office:value-type="time" office:time-value="PT04H30M00S">
            <text:p>4:30</text:p>
          </table:table-cell>
          <table:table-cell table:style-name="ce69" table:formula="of:=SUM([.R21:.R29])" office:value-type="time" office:time-value="PT04H30M00S">
            <text:p>4:30</text:p>
          </table:table-cell>
          <table:table-cell table:style-name="ce69" table:formula="of:=SUM([.S21:.S29])" office:value-type="time" office:time-value="PT04H30M00S">
            <text:p>4:30</text:p>
          </table:table-cell>
          <table:table-cell table:style-name="ce69" table:formula="of:=SUM([.T21:.T29])" office:value-type="time" office:time-value="PT04H30M00S">
            <text:p>4:30</text:p>
          </table:table-cell>
          <table:table-cell table:style-name="ce69" table:formula="of:=SUM([.U21:.U29])" office:value-type="time" office:time-value="PT04H00M00S">
            <text:p>4:00</text:p>
          </table:table-cell>
          <table:table-cell table:style-name="ce69" table:formula="of:=SUM([.V21:.V29])" office:value-type="time" office:time-value="PT04H00M00S">
            <text:p>4:00</text:p>
          </table:table-cell>
          <table:table-cell table:style-name="ce69" table:formula="of:=SUM([.W21:.W29])" office:value-type="time" office:time-value="PT04H00M00S">
            <text:p>4:00</text:p>
          </table:table-cell>
          <table:table-cell table:style-name="ce69" table:formula="of:=SUM([.X21:.X29])" office:value-type="time" office:time-value="PT04H30M00S">
            <text:p>4:30</text:p>
          </table:table-cell>
          <table:table-cell table:style-name="ce69" table:formula="of:=SUM([.Y21:.Y29])" office:value-type="time" office:time-value="PT04H30M00S">
            <text:p>4:30</text:p>
          </table:table-cell>
          <table:table-cell table:style-name="ce69" table:formula="of:=SUM([.Z21:.Z29])" office:value-type="time" office:time-value="PT04H30M00S">
            <text:p>4:30</text:p>
          </table:table-cell>
          <table:table-cell table:style-name="ce69" table:formula="of:=SUM([.AA21:.AA29])" office:value-type="time" office:time-value="PT04H30M00S">
            <text:p>4:30</text:p>
          </table:table-cell>
          <table:table-cell table:style-name="ce69" table:formula="of:=SUM([.AB21:.AB29])" office:value-type="time" office:time-value="PT03H00M00S">
            <text:p>3:00</text:p>
          </table:table-cell>
          <table:table-cell table:style-name="ce69" table:formula="of:=SUM([.AC21:.AC29])" office:value-type="time" office:time-value="PT03H00M00S">
            <text:p>3:00</text:p>
          </table:table-cell>
          <table:table-cell table:style-name="ce69" table:formula="of:=SUM([.AD21:.AD29])" office:value-type="time" office:time-value="PT03H00M00S">
            <text:p>3:00</text:p>
          </table:table-cell>
          <table:table-cell table:style-name="ce69" table:formula="of:=SUM([.AE21:.AE29])" office:value-type="time" office:time-value="PT03H30M00S">
            <text:p>3:30</text:p>
          </table:table-cell>
          <table:table-cell table:style-name="ce69" table:formula="of:=SUM([.AF21:.AF29])" office:value-type="time" office:time-value="PT02H30M00S">
            <text:p>2:30</text:p>
          </table:table-cell>
          <table:table-cell table:style-name="ce69" table:formula="of:=SUM([.AG21:.AG29])" office:value-type="time" office:time-value="PT02H30M00S">
            <text:p>2:30</text:p>
          </table:table-cell>
          <table:table-cell table:style-name="ce69" table:formula="of:=SUM([.AH21:.AH29])" office:value-type="time" office:time-value="PT02H30M00S">
            <text:p>2:30</text:p>
          </table:table-cell>
          <table:table-cell table:style-name="ce69" table:formula="of:=SUM([.AI21:.AI25])" office:value-type="time" office:time-value="PT00H00M00S">
            <text:p>0:00</text:p>
          </table:table-cell>
        </table:table-row>
        <table:table-row table:style-name="ro12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</table:table-row>
        <table:table-row table:style-name="ro12" table:number-rows-repeated="912">
          <table:table-cell table:number-columns-repeated="35"/>
        </table:table-row>
        <table:table-row table:style-name="ro12">
          <table:table-cell table:number-columns-repeated="35"/>
        </table:table-row>
      </table:table>
      <table:table table:name="Mai 2020" table:style-name="ta3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05-01" table:number-columns-spanned="27" table:number-rows-spanned="1">
            <text:p>mai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1cm" svg:height="1.931cm" svg:x="101.07cm" svg:y="1.481cm" draw:caption-point-x="-0.783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316cm" svg:height="3.545cm" svg:x="9.412cm" svg:y="2.645cm" draw:caption-point-x="-0.441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7.896cm" svg:y="2.645cm" draw:caption-point-x="-0.472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1.9cm" svg:y="2.645cm" draw:caption-point-x="-0.487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5-01">
            <text:p>vendredi 1 </text:p>
          </table:table-cell>
          <table:table-cell table:style-name="ce61" table:formula="of:=[.E2]+[.$AF$1]" office:value-type="date" office:date-value="2020-05-02">
            <text:p>samedi 2 </text:p>
          </table:table-cell>
          <table:table-cell table:style-name="ce61" table:formula="of:=[.F2]+[.$AF$1]" office:value-type="date" office:date-value="2020-05-03">
            <text:p>dimanche 3 </text:p>
          </table:table-cell>
          <table:table-cell table:style-name="ce61" table:formula="of:=[.G2]+[.$AF$1]" office:value-type="date" office:date-value="2020-05-04">
            <text:p>lundi 4 </text:p>
          </table:table-cell>
          <table:table-cell table:style-name="ce61" table:formula="of:=[.H2]+[.$AF$1]" office:value-type="date" office:date-value="2020-05-05">
            <text:p>mardi 5 </text:p>
          </table:table-cell>
          <table:table-cell table:style-name="ce61" table:formula="of:=[.I2]+[.$AF$1]" office:value-type="date" office:date-value="2020-05-06">
            <text:p>mercredi 6 </text:p>
          </table:table-cell>
          <table:table-cell table:style-name="ce61" table:formula="of:=[.J2]+[.$AF$1]" office:value-type="date" office:date-value="2020-05-07">
            <text:p>jeudi 7 </text:p>
          </table:table-cell>
          <table:table-cell table:style-name="ce61" table:formula="of:=[.K2]+[.$AF$1]" office:value-type="date" office:date-value="2020-05-08">
            <text:p>vendredi 8 </text:p>
          </table:table-cell>
          <table:table-cell table:style-name="ce61" table:formula="of:=[.L2]+[.$AF$1]" office:value-type="date" office:date-value="2020-05-09">
            <text:p>samedi 9 </text:p>
          </table:table-cell>
          <table:table-cell table:style-name="ce61" table:formula="of:=[.M2]+[.$AF$1]" office:value-type="date" office:date-value="2020-05-10">
            <text:p>dimanche 10 </text:p>
          </table:table-cell>
          <table:table-cell table:style-name="ce61" table:formula="of:=[.N2]+[.$AF$1]" office:value-type="date" office:date-value="2020-05-11">
            <text:p>lundi 11 </text:p>
          </table:table-cell>
          <table:table-cell table:style-name="ce61" table:formula="of:=[.O2]+[.$AF$1]" office:value-type="date" office:date-value="2020-05-12">
            <text:p>mardi 12 </text:p>
          </table:table-cell>
          <table:table-cell table:style-name="ce61" table:formula="of:=[.P2]+[.$AF$1]" office:value-type="date" office:date-value="2020-05-13">
            <text:p>mercredi 13 </text:p>
          </table:table-cell>
          <table:table-cell table:style-name="ce61" table:formula="of:=[.Q2]+[.$AF$1]" office:value-type="date" office:date-value="2020-05-14">
            <text:p>jeudi 14 </text:p>
          </table:table-cell>
          <table:table-cell table:style-name="ce61" table:formula="of:=[.R2]+[.$AF$1]" office:value-type="date" office:date-value="2020-05-15">
            <text:p>vendredi 15 </text:p>
          </table:table-cell>
          <table:table-cell table:style-name="ce61" table:formula="of:=[.S2]+[.$AF$1]" office:value-type="date" office:date-value="2020-05-16">
            <text:p>samedi 16 </text:p>
          </table:table-cell>
          <table:table-cell table:style-name="ce61" table:formula="of:=[.T2]+[.$AF$1]" office:value-type="date" office:date-value="2020-05-17">
            <text:p>dimanche 17 </text:p>
          </table:table-cell>
          <table:table-cell table:style-name="ce61" table:formula="of:=[.U2]+[.$AF$1]" office:value-type="date" office:date-value="2020-05-18">
            <text:p>lundi 18 </text:p>
          </table:table-cell>
          <table:table-cell table:style-name="ce61" table:formula="of:=[.V2]+[.$AF$1]" office:value-type="date" office:date-value="2020-05-19">
            <text:p>mardi 19 </text:p>
          </table:table-cell>
          <table:table-cell table:style-name="ce61" table:formula="of:=[.W2]+[.$AF$1]" office:value-type="date" office:date-value="2020-05-20">
            <text:p>mercredi 20 </text:p>
          </table:table-cell>
          <table:table-cell table:style-name="ce61" table:formula="of:=[.X2]+[.$AF$1]" office:value-type="date" office:date-value="2020-05-21">
            <text:p>jeudi 21 </text:p>
          </table:table-cell>
          <table:table-cell table:style-name="ce61" table:formula="of:=[.Y2]+[.$AF$1]" office:value-type="date" office:date-value="2020-05-22">
            <text:p>vendredi 22 </text:p>
          </table:table-cell>
          <table:table-cell table:style-name="ce61" table:formula="of:=[.Z2]+[.$AF$1]" office:value-type="date" office:date-value="2020-05-23">
            <text:p>samedi 23 </text:p>
          </table:table-cell>
          <table:table-cell table:style-name="ce61" table:formula="of:=[.AA2]+[.$AF$1]" office:value-type="date" office:date-value="2020-05-24">
            <text:p>dimanche 24 </text:p>
          </table:table-cell>
          <table:table-cell table:style-name="ce61" table:formula="of:=[.AB2]+[.$AF$1]" office:value-type="date" office:date-value="2020-05-25">
            <text:p>lundi 25 </text:p>
          </table:table-cell>
          <table:table-cell table:style-name="ce61" table:formula="of:=[.AC2]+[.$AF$1]" office:value-type="date" office:date-value="2020-05-26">
            <text:p>mardi 26 </text:p>
          </table:table-cell>
          <table:table-cell table:style-name="ce61" table:formula="of:=[.AD2]+[.$AF$1]" office:value-type="date" office:date-value="2020-05-27">
            <text:p>mercredi 27 </text:p>
          </table:table-cell>
          <table:table-cell table:style-name="ce61" table:formula="of:=[.AE2]+[.$AF$1]" office:value-type="date" office:date-value="2020-05-28">
            <text:p>jeudi 28 </text:p>
          </table:table-cell>
          <table:table-cell table:style-name="ce61" table:formula="of:=[.AF2]+[.$AF$1]" office:value-type="date" office:date-value="2020-05-29">
            <text:p>vendredi 29 </text:p>
          </table:table-cell>
          <table:table-cell table:style-name="ce61" table:formula="of:=[.AG2]+[.$AF$1]" office:value-type="date" office:date-value="2020-05-30">
            <text:p>samedi 30 </text:p>
          </table:table-cell>
          <table:table-cell table:style-name="ce61" table:formula="of:=[.AH2]+[.$AF$1]" office:value-type="date" office:date-value="2020-05-31">
            <text:p>dimanche 31 </text:p>
          </table:table-cell>
          <table:table-cell table:number-columns-repeated="989"/>
        </table:table-row>
        <table:table-row table:style-name="ro17">
          <table:table-cell table:style-name="ce42" office:value-type="string" table:number-columns-spanned="4" table:number-rows-spanned="1">
            <text:p>Projet 3 : Réalisez une étude de santé publique [Débutant]</text:p>
          </table:table-cell>
          <table:covered-table-cell table:number-columns-repeated="3"/>
          <table:table-cell table:style-name="ce6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Initiez-vous à l'algèbre relationnelle (révision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56" table:formula="of:=SUM([.E4:.AI4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9">
          <table:table-cell table:style-name="ce37" office:value-type="string">
            <text:p>Tutoriel : Initiez-vous à Python pour l'analyse de données (facile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56" table:formula="of:=SUM([.E5:.AI5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9">
          <table:table-cell table:style-name="ce37" office:value-type="string">
            <text:p>Tutoriel : Découvrez la librairie Python pour la data Science (moyen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56" table:formula="of:=SUM([.E6:.AI6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Instruction mentor</text:p>
          </table:table-cell>
          <table:table-cell table:style-name="ce47" table:content-validation-name="val4" office:value-type="string">
            <text:p>Activité complémentaire</text:p>
          </table:table-cell>
          <table:table-cell table:style-name="ce48"/>
          <table:table-cell table:style-name="ce56" table:formula="of:=SUM([.E7:.AI7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Questions 1 à 14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56" table:formula="of:=SUM([.E8:.AI8])" office:value-type="time" office:time-value="PT11H30M00S">
            <text:p>11:30</text:p>
          </table:table-cell>
          <table:table-cell table:number-columns-repeated="5" table:style-name="ce63" table:content-validation-name="val5" office:value-type="time" office:time-value="PT02H00M00S">
            <text:p>2:00</text:p>
          </table:table-cell>
          <table:table-cell table:style-name="ce63" table:content-validation-name="val5" office:value-type="time" office:time-value="PT01H30M00S">
            <text:p>1:30</text:p>
          </table:table-cell>
          <table:table-cell table:style-name="ce63" table:content-validation-name="val5" table:number-columns-repeated="25"/>
          <table:table-cell table:number-columns-repeated="989"/>
        </table:table-row>
        <table:table-row table:style-name="ro9">
          <table:table-cell table:style-name="ce37" office:value-type="string">
            <text:p>Tutoriel : Administrez vos bases de données avec SQL (10 premiers chapitres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56" table:formula="of:=SUM([.E9:.AI9])" office:value-type="time" office:time-value="PT10H00M00S">
            <text:p>10:00</text:p>
          </table:table-cell>
          <table:table-cell table:style-name="ce63" table:content-validation-name="val5" table:number-columns-repeated="5"/>
          <table:table-cell table:number-columns-repeated="10" table:style-name="ce63" table:content-validation-name="val5" office:value-type="time" office:time-value="PT01H00M00S">
            <text:p>1:00</text:p>
          </table:table-cell>
          <table:table-cell table:style-name="ce63" table:content-validation-name="val5" table:number-columns-repeated="16"/>
          <table:table-cell table:number-columns-repeated="989"/>
        </table:table-row>
        <table:table-row table:style-name="ro10">
          <table:table-cell table:style-name="ce37" office:value-type="string">
            <text:p>Questions 15 à 20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56" table:formula="of:=SUM([.E10:.AI10])" office:value-type="time" office:time-value="PT30H00M00S">
            <text:p>30:00</text:p>
          </table:table-cell>
          <table:table-cell table:style-name="ce63" table:content-validation-name="val5" table:number-columns-repeated="6"/>
          <table:table-cell table:style-name="ce63" table:content-validation-name="val5" office:value-type="time" office:time-value="PT02H00M00S">
            <text:p>2:00</text:p>
          </table:table-cell>
          <table:table-cell table:style-name="ce63" table:content-validation-name="val5"/>
          <table:table-cell table:number-columns-repeated="2" table:style-name="ce63" table:content-validation-name="val5" office:value-type="time" office:time-value="PT05H00M00S">
            <text:p>5:00</text:p>
          </table:table-cell>
          <table:table-cell table:number-columns-repeated="5" table:style-name="ce63" table:content-validation-name="val5" office:value-type="time" office:time-value="PT02H00M00S">
            <text:p>2:00</text:p>
          </table:table-cell>
          <table:table-cell table:number-columns-repeated="2" table:style-name="ce63" table:content-validation-name="val5" office:value-type="time" office:time-value="PT03H00M00S">
            <text:p>3:00</text:p>
          </table:table-cell>
          <table:table-cell table:style-name="ce63" table:content-validation-name="val5" office:value-type="time" office:time-value="PT02H00M00S">
            <text:p>2:00</text:p>
          </table:table-cell>
          <table:table-cell table:style-name="ce63" table:content-validation-name="val5" table:number-columns-repeated="13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56" table:formula="of:=SUM([.E11:.AI11])" office:value-type="time" office:time-value="PT01H30M00S">
            <text:p>1:30</text:p>
          </table:table-cell>
          <table:table-cell table:style-name="ce63" table:content-validation-name="val5" table:number-columns-repeated="18"/>
          <table:table-cell table:style-name="ce63" table:content-validation-name="val5" office:value-type="time" office:time-value="PT01H00M00S">
            <text:p>1:00</text:p>
          </table:table-cell>
          <table:table-cell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1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4" office:value-type="string">
            <text:p>Activité complémentaire</text:p>
          </table:table-cell>
          <table:table-cell table:style-name="ce48"/>
          <table:table-cell table:style-name="ce56" table:formula="of:=SUM([.E12:.AI12])" office:value-type="time" office:time-value="PT05H00M00S">
            <text:p>5:00</text:p>
          </table:table-cell>
          <table:table-cell table:style-name="ce63" table:content-validation-name="val5" table:number-columns-repeated="3"/>
          <table:table-cell table:number-columns-repeated="4"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3"/>
          <table:table-cell table:number-columns-repeated="4"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3"/>
          <table:table-cell table:number-columns-repeated="2"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12"/>
          <table:table-cell table:number-columns-repeated="989"/>
        </table:table-row>
        <table:table-row table:style-name="ro11">
          <table:table-cell table:style-name="ce43" office:value-type="string" table:number-columns-spanned="3" table:number-rows-spanned="1">
            <text:p><text:s/>🎯Niveau Visé : maîtriser les bases de Python et interroger une base données avec des requêtes SQL</text:p>
          </table:table-cell>
          <table:covered-table-cell table:number-columns-repeated="2"/>
          <table:table-cell table:style-name="ce57" table:formula="of:=SUM([.D4:.D12])" office:value-type="time" office:time-value="PT58H00M00S">
            <text:p>58:00</text:p>
          </table:table-cell>
          <table:table-cell table:style-name="ce69" table:formula="of:=SUM([.E4:.E12])" office:value-type="time" office:time-value="PT02H00M00S">
            <text:p>2:00</text:p>
          </table:table-cell>
          <table:table-cell table:style-name="ce69" table:formula="of:=SUM([.F4:.F12])" office:value-type="time" office:time-value="PT02H00M00S">
            <text:p>2:00</text:p>
          </table:table-cell>
          <table:table-cell table:style-name="ce69" table:formula="of:=SUM([.G4:.G12])" office:value-type="time" office:time-value="PT02H00M00S">
            <text:p>2:00</text:p>
          </table:table-cell>
          <table:table-cell table:style-name="ce69" table:formula="of:=SUM([.H4:.H12])" office:value-type="time" office:time-value="PT02H30M00S">
            <text:p>2:30</text:p>
          </table:table-cell>
          <table:table-cell table:style-name="ce69" table:formula="of:=SUM([.I4:.I12])" office:value-type="time" office:time-value="PT02H30M00S">
            <text:p>2:30</text:p>
          </table:table-cell>
          <table:table-cell table:style-name="ce69" table:formula="of:=SUM([.J4:.J12])" office:value-type="time" office:time-value="PT03H00M00S">
            <text:p>3:00</text:p>
          </table:table-cell>
          <table:table-cell table:style-name="ce69" table:formula="of:=SUM([.K4:.K12])" office:value-type="time" office:time-value="PT03H30M00S">
            <text:p>3:30</text:p>
          </table:table-cell>
          <table:table-cell table:style-name="ce69" table:formula="of:=SUM([.L4:.L12])" office:value-type="time" office:time-value="PT01H00M00S">
            <text:p>1:00</text:p>
          </table:table-cell>
          <table:table-cell table:style-name="ce69" table:formula="of:=SUM([.M4:.M12])" office:value-type="time" office:time-value="PT06H00M00S">
            <text:p>6:00</text:p>
          </table:table-cell>
          <table:table-cell table:style-name="ce69" table:formula="of:=SUM([.N4:.N12])" office:value-type="time" office:time-value="PT06H00M00S">
            <text:p>6:00</text:p>
          </table:table-cell>
          <table:table-cell table:style-name="ce69" table:formula="of:=SUM([.O4:.O12])" office:value-type="time" office:time-value="PT03H30M00S">
            <text:p>3:30</text:p>
          </table:table-cell>
          <table:table-cell table:style-name="ce69" table:formula="of:=SUM([.P4:.P12])" office:value-type="time" office:time-value="PT03H30M00S">
            <text:p>3:30</text:p>
          </table:table-cell>
          <table:table-cell table:style-name="ce69" table:formula="of:=SUM([.Q4:.Q12])" office:value-type="time" office:time-value="PT03H30M00S">
            <text:p>3:30</text:p>
          </table:table-cell>
          <table:table-cell table:style-name="ce69" table:formula="of:=SUM([.R4:.R12])" office:value-type="time" office:time-value="PT03H30M00S">
            <text:p>3:30</text:p>
          </table:table-cell>
          <table:table-cell table:style-name="ce69" table:formula="of:=SUM([.S4:.S12])" office:value-type="time" office:time-value="PT03H00M00S">
            <text:p>3:00</text:p>
          </table:table-cell>
          <table:table-cell table:style-name="ce69" table:formula="of:=SUM([.T4:.T12])" office:value-type="time" office:time-value="PT03H00M00S">
            <text:p>3:00</text:p>
          </table:table-cell>
          <table:table-cell table:style-name="ce69" table:formula="of:=SUM([.U4:.U12])" office:value-type="time" office:time-value="PT03H00M00S">
            <text:p>3:00</text:p>
          </table:table-cell>
          <table:table-cell table:style-name="ce69" table:formula="of:=SUM([.V4:.V12])" office:value-type="time" office:time-value="PT02H30M00S">
            <text:p>2:30</text:p>
          </table:table-cell>
          <table:table-cell table:style-name="ce69" table:formula="of:=SUM([.W4:.W12])" office:value-type="time" office:time-value="PT01H30M00S">
            <text:p>1:30</text:p>
          </table:table-cell>
          <table:table-cell table:style-name="ce69" table:formula="of:=SUM([.X4:.X12])" office:value-type="time" office:time-value="PT00H30M00S">
            <text:p>0:30</text:p>
          </table:table-cell>
          <table:table-cell table:style-name="ce69" table:formula="of:=SUM([.Y4:.Y12])" office:value-type="time" office:time-value="PT00H00M00S">
            <text:p>0:00</text:p>
          </table:table-cell>
          <table:table-cell table:style-name="ce69" table:formula="of:=SUM([.Z4:.Z12])" office:value-type="time" office:time-value="PT00H00M00S">
            <text:p>0:00</text:p>
          </table:table-cell>
          <table:table-cell table:style-name="ce69" table:formula="of:=SUM([.AA4:.AA12])" office:value-type="time" office:time-value="PT00H00M00S">
            <text:p>0:00</text:p>
          </table:table-cell>
          <table:table-cell table:style-name="ce69" table:formula="of:=SUM([.AB4:.AB12])" office:value-type="time" office:time-value="PT00H00M00S">
            <text:p>0:00</text:p>
          </table:table-cell>
          <table:table-cell table:style-name="ce69" table:formula="of:=SUM([.AC4:.AC12])" office:value-type="time" office:time-value="PT00H00M00S">
            <text:p>0:00</text:p>
          </table:table-cell>
          <table:table-cell table:style-name="ce69" table:formula="of:=SUM([.AD4:.AD12])" office:value-type="time" office:time-value="PT00H00M00S">
            <text:p>0:00</text:p>
          </table:table-cell>
          <table:table-cell table:style-name="ce69" table:formula="of:=SUM([.AE4:.AE12])" office:value-type="time" office:time-value="PT00H00M00S">
            <text:p>0:00</text:p>
          </table:table-cell>
          <table:table-cell table:style-name="ce69" table:formula="of:=SUM([.AF4:.AF12])" office:value-type="time" office:time-value="PT00H00M00S">
            <text:p>0:00</text:p>
          </table:table-cell>
          <table:table-cell table:style-name="ce69" table:formula="of:=SUM([.AG4:.AG12])" office:value-type="time" office:time-value="PT00H00M00S">
            <text:p>0:00</text:p>
          </table:table-cell>
          <table:table-cell table:style-name="ce69" table:formula="of:=SUM([.AH4:.AH12])" office:value-type="time" office:time-value="PT00H00M00S">
            <text:p>0:00</text:p>
          </table:table-cell>
          <table:table-cell table:style-name="ce69" table:formula="of:=SUM([.AI4:.AI8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39" table:number-columns-spanned="4" table:number-rows-spanned="1"/>
          <table:covered-table-cell table:number-columns-repeated="3"/>
          <table:table-cell table:style-name="ce6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>
          <table:table-cell table:style-name="ce75" office:value-type="string" table:number-columns-spanned="4" table:number-rows-spanned="1">
            <text:p>Projet 4 : Analysez les ventes de votre entreprise [Débutant]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Décrivez et nettoyez votre jeu de données (moyen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76" table:formula="of:=SUM([.E16:.AI16])" office:value-type="time" office:time-value="PT15H00M00S">
            <text:p>15:00</text:p>
          </table:table-cell>
          <table:table-cell table:style-name="ce63" table:content-validation-name="val5" table:number-columns-repeated="18"/>
          <table:table-cell table:number-columns-repeated="3" table:style-name="ce63" table:content-validation-name="val5" office:value-type="time" office:time-value="PT02H00M00S">
            <text:p>2:00</text:p>
          </table:table-cell>
          <table:table-cell table:style-name="ce63" table:content-validation-name="val5"/>
          <table:table-cell table:number-columns-repeated="4" table:style-name="ce63" table:content-validation-name="val5" office:value-type="time" office:time-value="PT02H00M00S">
            <text:p>2:00</text:p>
          </table:table-cell>
          <table:table-cell table:style-name="ce63" table:content-validation-name="val5" office:value-type="time" office:time-value="PT01H00M00S">
            <text:p>1:00</text:p>
          </table:table-cell>
          <table:table-cell table:style-name="ce63" table:content-validation-name="val5" table:number-columns-repeated="4"/>
          <table:table-cell table:number-columns-repeated="989"/>
        </table:table-row>
        <table:table-row table:style-name="ro9">
          <table:table-cell table:style-name="ce37" office:value-type="string">
            <text:p>Tutoriel : Réalisez des rapports statistiques clairs et impactants (facile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76" table:formula="of:=SUM([.E17:.AI17])" office:value-type="time" office:time-value="PT06H00M00S">
            <text:p>6:00</text:p>
          </table:table-cell>
          <table:table-cell table:style-name="ce63" table:content-validation-name="val5" table:number-columns-repeated="27"/>
          <table:table-cell table:style-name="ce63" table:content-validation-name="val5" office:value-type="time" office:time-value="PT02H00M00S">
            <text:p>2:00</text:p>
          </table:table-cell>
          <table:table-cell table:style-name="ce63" table:content-validation-name="val5"/>
          <table:table-cell table:number-columns-repeated="2" table:style-name="ce63" table:content-validation-name="val5" office:value-type="time" office:time-value="PT02H00M00S">
            <text:p>2:00</text:p>
          </table:table-cell>
          <table:table-cell table:number-columns-repeated="989"/>
        </table:table-row>
        <table:table-row table:style-name="ro9">
          <table:table-cell table:style-name="ce37" office:value-type="string">
            <text:p>Tutoriel : Améliorez l'impact de vos présentations (moyen)</text:p>
          </table:table-cell>
          <table:table-cell table:style-name="ce47" table:content-validation-name="val4" office:value-type="string">
            <text:p>Séance guidée</text:p>
          </table:table-cell>
          <table:table-cell table:style-name="ce48"/>
          <table:table-cell table:style-name="ce76" table:formula="of:=SUM([.E18:.AI18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76" table:formula="of:=SUM([.E19:.AI19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76" table:formula="of:=SUM([.E20:.AI20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76" table:formula="of:=SUM([.E21:.AI21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4" office:value-type="string">
            <text:p>Pratique délibérée</text:p>
          </table:table-cell>
          <table:table-cell table:style-name="ce48"/>
          <table:table-cell table:style-name="ce76" table:formula="of:=SUM([.E22:.AI22])" office:value-type="time" office:time-value="PT00H00M00S">
            <text:p>0:00</text:p>
          </table:table-cell>
          <table:table-cell table:style-name="ce63" table:content-validation-name="val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4" office:value-type="string">
            <text:p>Activité complémentaire</text:p>
          </table:table-cell>
          <table:table-cell table:style-name="ce48"/>
          <table:table-cell table:style-name="ce76" table:formula="of:=SUM([.E23:.AI23])" office:value-type="time" office:time-value="PT02H30M00S">
            <text:p>2:30</text:p>
          </table:table-cell>
          <table:table-cell table:style-name="ce63" table:content-validation-name="val5" table:number-columns-repeated="20"/>
          <table:table-cell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3"/>
          <table:table-cell table:number-columns-repeated="4" table:style-name="ce63" table:content-validation-name="val5" office:value-type="time" office:time-value="PT00H30M00S">
            <text:p>0:30</text:p>
          </table:table-cell>
          <table:table-cell table:style-name="ce63" table:content-validation-name="val5" table:number-columns-repeated="3"/>
          <table:table-cell table:number-columns-repeated="989"/>
        </table:table-row>
        <table:table-row table:style-name="ro19">
          <table:table-cell table:style-name="ce75" office:value-type="string" table:number-columns-spanned="3" table:number-rows-spanned="1">
            <text:p><text:s/>🎯Niveau visé : Maîtriser les concepts statistiques fondamentaux, nettoyer un jeu de données et décrire un jeu de données par la statistique descriptive</text:p>
          </table:table-cell>
          <table:covered-table-cell table:number-columns-repeated="2"/>
          <table:table-cell table:style-name="ce77" table:formula="of:=SUM([.D16:.D23])" office:value-type="time" office:time-value="PT23H30M00S">
            <text:p>23:30</text:p>
          </table:table-cell>
          <table:table-cell table:style-name="ce79" table:formula="of:=SUM([.E16:.E23])" office:value-type="time" office:time-value="PT00H00M00S">
            <text:p>0:00</text:p>
          </table:table-cell>
          <table:table-cell table:style-name="ce79" table:formula="of:=SUM([.F16:.F23])" office:value-type="time" office:time-value="PT00H00M00S">
            <text:p>0:00</text:p>
          </table:table-cell>
          <table:table-cell table:style-name="ce79" table:formula="of:=SUM([.G16:.G23])" office:value-type="time" office:time-value="PT00H00M00S">
            <text:p>0:00</text:p>
          </table:table-cell>
          <table:table-cell table:style-name="ce79" table:formula="of:=SUM([.H16:.H23])" office:value-type="time" office:time-value="PT00H00M00S">
            <text:p>0:00</text:p>
          </table:table-cell>
          <table:table-cell table:style-name="ce79" table:formula="of:=SUM([.I16:.I23])" office:value-type="time" office:time-value="PT00H00M00S">
            <text:p>0:00</text:p>
          </table:table-cell>
          <table:table-cell table:style-name="ce79" table:formula="of:=SUM([.J16:.J23])" office:value-type="time" office:time-value="PT00H00M00S">
            <text:p>0:00</text:p>
          </table:table-cell>
          <table:table-cell table:style-name="ce79" table:formula="of:=SUM([.K16:.K23])" office:value-type="time" office:time-value="PT00H00M00S">
            <text:p>0:00</text:p>
          </table:table-cell>
          <table:table-cell table:style-name="ce79" table:formula="of:=SUM([.L16:.L23])" office:value-type="time" office:time-value="PT00H00M00S">
            <text:p>0:00</text:p>
          </table:table-cell>
          <table:table-cell table:style-name="ce79" table:formula="of:=SUM([.M16:.M23])" office:value-type="time" office:time-value="PT00H00M00S">
            <text:p>0:00</text:p>
          </table:table-cell>
          <table:table-cell table:style-name="ce79" table:formula="of:=SUM([.N16:.N23])" office:value-type="time" office:time-value="PT00H00M00S">
            <text:p>0:00</text:p>
          </table:table-cell>
          <table:table-cell table:style-name="ce79" table:formula="of:=SUM([.O16:.O23])" office:value-type="time" office:time-value="PT00H00M00S">
            <text:p>0:00</text:p>
          </table:table-cell>
          <table:table-cell table:style-name="ce79" table:formula="of:=SUM([.P16:.P23])" office:value-type="time" office:time-value="PT00H00M00S">
            <text:p>0:00</text:p>
          </table:table-cell>
          <table:table-cell table:style-name="ce79" table:formula="of:=SUM([.Q16:.Q23])" office:value-type="time" office:time-value="PT00H00M00S">
            <text:p>0:00</text:p>
          </table:table-cell>
          <table:table-cell table:style-name="ce79" table:formula="of:=SUM([.R16:.R23])" office:value-type="time" office:time-value="PT00H00M00S">
            <text:p>0:00</text:p>
          </table:table-cell>
          <table:table-cell table:style-name="ce79" table:formula="of:=SUM([.S16:.S23])" office:value-type="time" office:time-value="PT00H00M00S">
            <text:p>0:00</text:p>
          </table:table-cell>
          <table:table-cell table:style-name="ce79" table:formula="of:=SUM([.T16:.T23])" office:value-type="time" office:time-value="PT00H00M00S">
            <text:p>0:00</text:p>
          </table:table-cell>
          <table:table-cell table:style-name="ce79" table:formula="of:=SUM([.U16:.U23])" office:value-type="time" office:time-value="PT00H00M00S">
            <text:p>0:00</text:p>
          </table:table-cell>
          <table:table-cell table:style-name="ce79" table:formula="of:=SUM([.V16:.V23])" office:value-type="time" office:time-value="PT00H00M00S">
            <text:p>0:00</text:p>
          </table:table-cell>
          <table:table-cell table:style-name="ce79" table:formula="of:=SUM([.W16:.W23])" office:value-type="time" office:time-value="PT02H00M00S">
            <text:p>2:00</text:p>
          </table:table-cell>
          <table:table-cell table:style-name="ce79" table:formula="of:=SUM([.X16:.X23])" office:value-type="time" office:time-value="PT02H00M00S">
            <text:p>2:00</text:p>
          </table:table-cell>
          <table:table-cell table:style-name="ce79" table:formula="of:=SUM([.Y16:.Y23])" office:value-type="time" office:time-value="PT02H30M00S">
            <text:p>2:30</text:p>
          </table:table-cell>
          <table:table-cell table:style-name="ce79" table:formula="of:=SUM([.Z16:.Z23])" office:value-type="time" office:time-value="PT00H00M00S">
            <text:p>0:00</text:p>
          </table:table-cell>
          <table:table-cell table:style-name="ce79" table:formula="of:=SUM([.AA16:.AA23])" office:value-type="time" office:time-value="PT02H00M00S">
            <text:p>2:00</text:p>
          </table:table-cell>
          <table:table-cell table:style-name="ce79" table:formula="of:=SUM([.AB16:.AB23])" office:value-type="time" office:time-value="PT02H00M00S">
            <text:p>2:00</text:p>
          </table:table-cell>
          <table:table-cell table:style-name="ce79" table:formula="of:=SUM([.AC16:.AC23])" office:value-type="time" office:time-value="PT02H30M00S">
            <text:p>2:30</text:p>
          </table:table-cell>
          <table:table-cell table:style-name="ce79" table:formula="of:=SUM([.AD16:.AD23])" office:value-type="time" office:time-value="PT02H30M00S">
            <text:p>2:30</text:p>
          </table:table-cell>
          <table:table-cell table:style-name="ce79" table:formula="of:=SUM([.AE16:.AE23])" office:value-type="time" office:time-value="PT01H30M00S">
            <text:p>1:30</text:p>
          </table:table-cell>
          <table:table-cell table:style-name="ce79" table:formula="of:=SUM([.AF16:.AF23])" office:value-type="time" office:time-value="PT02H30M00S">
            <text:p>2:30</text:p>
          </table:table-cell>
          <table:table-cell table:style-name="ce79" table:formula="of:=SUM([.AG16:.AG23])" office:value-type="time" office:time-value="PT00H00M00S">
            <text:p>0:00</text:p>
          </table:table-cell>
          <table:table-cell table:style-name="ce79" table:formula="of:=SUM([.AH16:.AH23])" office:value-type="time" office:time-value="PT02H00M00S">
            <text:p>2:00</text:p>
          </table:table-cell>
          <table:table-cell table:style-name="ce79" table:formula="of:=SUM([.AI16:.AI23])" office:value-type="time" office:time-value="PT02H00M00S">
            <text:p>2:00</text:p>
          </table:table-cell>
          <table:table-cell table:number-columns-repeated="989"/>
        </table:table-row>
        <table:table-row table:style-name="ro20" table:number-rows-repeated="60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in 2020" table:style-name="ta4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0" table:default-cell-style-name="Default"/>
        <table:table-column table:style-name="co4" table:visibility="collapse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06-01" table:number-columns-spanned="27" table:number-rows-spanned="1">
            <text:p>juin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8.483cm" svg:height="1.931cm" svg:x="103.05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315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9.884cm" svg:y="2.645cm" draw:caption-point-x="-0.48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888cm" svg:y="2.645cm" draw:caption-point-x="-0.495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6-01">
            <text:p>lundi 1 </text:p>
          </table:table-cell>
          <table:table-cell table:style-name="ce61" table:formula="of:=[.E2]+[.$AF$1]" office:value-type="date" office:date-value="2020-06-02">
            <text:p>mardi 2 </text:p>
          </table:table-cell>
          <table:table-cell table:style-name="ce61" table:formula="of:=[.F2]+[.$AF$1]" office:value-type="date" office:date-value="2020-06-03">
            <text:p>mercredi 3 </text:p>
          </table:table-cell>
          <table:table-cell table:style-name="ce61" table:formula="of:=[.G2]+[.$AF$1]" office:value-type="date" office:date-value="2020-06-04">
            <text:p>jeudi 4 </text:p>
          </table:table-cell>
          <table:table-cell table:style-name="ce61" table:formula="of:=[.H2]+[.$AF$1]" office:value-type="date" office:date-value="2020-06-05">
            <text:p>vendredi 5 </text:p>
          </table:table-cell>
          <table:table-cell table:style-name="ce61" table:formula="of:=[.I2]+[.$AF$1]" office:value-type="date" office:date-value="2020-06-06">
            <text:p>samedi 6 </text:p>
          </table:table-cell>
          <table:table-cell table:style-name="ce61" table:formula="of:=[.J2]+[.$AF$1]" office:value-type="date" office:date-value="2020-06-07">
            <text:p>dimanche 7 </text:p>
          </table:table-cell>
          <table:table-cell table:style-name="ce61" table:formula="of:=[.K2]+[.$AF$1]" office:value-type="date" office:date-value="2020-06-08">
            <text:p>lundi 8 </text:p>
          </table:table-cell>
          <table:table-cell table:style-name="ce61" table:formula="of:=[.L2]+[.$AF$1]" office:value-type="date" office:date-value="2020-06-09">
            <text:p>mardi 9 </text:p>
          </table:table-cell>
          <table:table-cell table:style-name="ce61" table:formula="of:=[.M2]+[.$AF$1]" office:value-type="date" office:date-value="2020-06-10">
            <text:p>mercredi 10 </text:p>
          </table:table-cell>
          <table:table-cell table:style-name="ce61" table:formula="of:=[.N2]+[.$AF$1]" office:value-type="date" office:date-value="2020-06-11">
            <text:p>jeudi 11 </text:p>
          </table:table-cell>
          <table:table-cell table:style-name="ce61" table:formula="of:=[.O2]+[.$AF$1]" office:value-type="date" office:date-value="2020-06-12">
            <text:p>vendredi 12 </text:p>
          </table:table-cell>
          <table:table-cell table:style-name="ce61" table:formula="of:=[.P2]+[.$AF$1]" office:value-type="date" office:date-value="2020-06-13">
            <text:p>samedi 13 </text:p>
          </table:table-cell>
          <table:table-cell table:style-name="ce61" table:formula="of:=[.Q2]+[.$AF$1]" office:value-type="date" office:date-value="2020-06-14">
            <text:p>dimanche 14 </text:p>
          </table:table-cell>
          <table:table-cell table:style-name="ce61" table:formula="of:=[.R2]+[.$AF$1]" office:value-type="date" office:date-value="2020-06-15">
            <text:p>lundi 15 </text:p>
          </table:table-cell>
          <table:table-cell table:style-name="ce61" table:formula="of:=[.S2]+[.$AF$1]" office:value-type="date" office:date-value="2020-06-16">
            <text:p>mardi 16 </text:p>
          </table:table-cell>
          <table:table-cell table:style-name="ce61" table:formula="of:=[.T2]+[.$AF$1]" office:value-type="date" office:date-value="2020-06-17">
            <text:p>mercredi 17 </text:p>
          </table:table-cell>
          <table:table-cell table:style-name="ce61" table:formula="of:=[.U2]+[.$AF$1]" office:value-type="date" office:date-value="2020-06-18">
            <text:p>jeudi 18 </text:p>
          </table:table-cell>
          <table:table-cell table:style-name="ce61" table:formula="of:=[.V2]+[.$AF$1]" office:value-type="date" office:date-value="2020-06-19">
            <text:p>vendredi 19 </text:p>
          </table:table-cell>
          <table:table-cell table:style-name="ce61" table:formula="of:=[.W2]+[.$AF$1]" office:value-type="date" office:date-value="2020-06-20">
            <text:p>samedi 20 </text:p>
          </table:table-cell>
          <table:table-cell table:style-name="ce61" table:formula="of:=[.X2]+[.$AF$1]" office:value-type="date" office:date-value="2020-06-21">
            <text:p>dimanche 21 </text:p>
          </table:table-cell>
          <table:table-cell table:style-name="ce61" table:formula="of:=[.Y2]+[.$AF$1]" office:value-type="date" office:date-value="2020-06-22">
            <text:p>lundi 22 </text:p>
          </table:table-cell>
          <table:table-cell table:style-name="ce61" table:formula="of:=[.Z2]+[.$AF$1]" office:value-type="date" office:date-value="2020-06-23">
            <text:p>mardi 23 </text:p>
          </table:table-cell>
          <table:table-cell table:style-name="ce61" table:formula="of:=[.AA2]+[.$AF$1]" office:value-type="date" office:date-value="2020-06-24">
            <text:p>mercredi 24 </text:p>
          </table:table-cell>
          <table:table-cell table:style-name="ce61" table:formula="of:=[.AB2]+[.$AF$1]" office:value-type="date" office:date-value="2020-06-25">
            <text:p>jeudi 25 </text:p>
          </table:table-cell>
          <table:table-cell table:style-name="ce61" table:formula="of:=[.AC2]+[.$AF$1]" office:value-type="date" office:date-value="2020-06-26">
            <text:p>vendredi 26 </text:p>
          </table:table-cell>
          <table:table-cell table:style-name="ce61" table:formula="of:=[.AD2]+[.$AF$1]" office:value-type="date" office:date-value="2020-06-27">
            <text:p>samedi 27 </text:p>
          </table:table-cell>
          <table:table-cell table:style-name="ce61" table:formula="of:=[.AE2]+[.$AF$1]" office:value-type="date" office:date-value="2020-06-28">
            <text:p>dimanche 28 </text:p>
          </table:table-cell>
          <table:table-cell table:style-name="ce61" table:formula="of:=[.AF2]+[.$AF$1]" office:value-type="date" office:date-value="2020-06-29">
            <text:p>lundi 29 </text:p>
          </table:table-cell>
          <table:table-cell table:style-name="ce61" table:formula="of:=[.AG2]+[.$AF$1]" office:value-type="date" office:date-value="2020-06-30">
            <text:p>mardi 30 </text:p>
          </table:table-cell>
          <table:table-cell table:style-name="ce61" table:formula="of:=[.AH2]+[.$AF$1]" office:value-type="date" office:date-value="2020-07-01">
            <text:p>mercredi 1 </text:p>
          </table:table-cell>
          <table:table-cell table:number-columns-repeated="989"/>
        </table:table-row>
        <table:table-row table:style-name="ro8">
          <table:table-cell table:style-name="ce75" office:value-type="string" table:number-columns-spanned="4" table:number-rows-spanned="1">
            <text:p>Projet 4 : Analysez les ventes de votre entreprise [Débutant]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Décrivez et nettoyez votre jeu de données (moyen)</text:p>
          </table:table-cell>
          <table:table-cell table:style-name="ce47" table:content-validation-name="val6" office:value-type="string">
            <text:p>Séance guidée</text:p>
          </table:table-cell>
          <table:table-cell table:style-name="ce48"/>
          <table:table-cell table:style-name="ce76" table:formula="of:=SUM([.E4:.AI4])" office:value-type="time" office:time-value="PT00H00M00S">
            <text:p>0:00</text:p>
          </table:table-cell>
          <table:table-cell table:style-name="ce63" table:content-validation-name="val7" table:number-columns-repeated="31"/>
          <table:table-cell table:number-columns-repeated="989"/>
        </table:table-row>
        <table:table-row table:style-name="ro9">
          <table:table-cell table:style-name="ce37" office:value-type="string">
            <text:p>Tutoriel : Réalisez des rapports statistiques clairs et impactants (facile)</text:p>
          </table:table-cell>
          <table:table-cell table:style-name="ce47" table:content-validation-name="val6" office:value-type="string">
            <text:p>Séance guidée</text:p>
          </table:table-cell>
          <table:table-cell table:style-name="ce48"/>
          <table:table-cell table:style-name="ce76" table:formula="of:=SUM([.E5:.AI5])" office:value-type="time" office:time-value="PT02H00M00S">
            <text:p>2:00</text:p>
          </table:table-cell>
          <table:table-cell table:style-name="ce63" table:content-validation-name="val7" office:value-type="time" office:time-value="PT02H00M00S">
            <text:p>2:00</text:p>
          </table:table-cell>
          <table:table-cell table:style-name="ce63" table:content-validation-name="val7" table:number-columns-repeated="30"/>
          <table:table-cell table:number-columns-repeated="989"/>
        </table:table-row>
        <table:table-row table:style-name="ro10">
          <table:table-cell table:style-name="ce37" office:value-type="string">
            <text:p>Tutoriel : Améliorez l'impact de vos présentations (moyen)</text:p>
          </table:table-cell>
          <table:table-cell table:style-name="ce47" table:content-validation-name="val6" office:value-type="string">
            <text:p>Séance guidée</text:p>
          </table:table-cell>
          <table:table-cell table:style-name="ce48"/>
          <table:table-cell table:style-name="ce76" table:formula="of:=SUM([.E6:.AI6])" office:value-type="time" office:time-value="PT06H00M00S">
            <text:p>6:00</text:p>
          </table:table-cell>
          <table:table-cell table:style-name="ce63" table:content-validation-name="val7"/>
          <table:table-cell table:number-columns-repeated="3" table:style-name="ce63" table:content-validation-name="val7" office:value-type="time" office:time-value="PT01H00M00S">
            <text:p>1:00</text:p>
          </table:table-cell>
          <table:table-cell table:style-name="ce63" table:content-validation-name="val7"/>
          <table:table-cell table:style-name="ce63" table:content-validation-name="val7" office:value-type="time" office:time-value="PT02H00M00S">
            <text:p>2:00</text:p>
          </table:table-cell>
          <table:table-cell table:style-name="ce63" table:content-validation-name="val7" office:value-type="time" office:time-value="PT01H00M00S">
            <text:p>1:00</text:p>
          </table:table-cell>
          <table:table-cell table:style-name="ce63" table:content-validation-name="val7" table:number-columns-repeated="24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6" office:value-type="string">
            <text:p>Pratique délibérée</text:p>
          </table:table-cell>
          <table:table-cell table:style-name="ce48"/>
          <table:table-cell table:style-name="ce76" table:formula="of:=SUM([.E7:.AI7])" office:value-type="time" office:time-value="PT20H00M00S">
            <text:p>20:00</text:p>
          </table:table-cell>
          <table:table-cell table:style-name="ce63" table:content-validation-name="val7" table:number-columns-repeated="7"/>
          <table:table-cell table:number-columns-repeated="4" table:style-name="ce63" table:content-validation-name="val7" office:value-type="time" office:time-value="PT02H00M00S">
            <text:p>2:00</text:p>
          </table:table-cell>
          <table:table-cell table:style-name="ce63" table:content-validation-name="val7"/>
          <table:table-cell table:number-columns-repeated="6" table:style-name="ce63" table:content-validation-name="val7" office:value-type="time" office:time-value="PT02H00M00S">
            <text:p>2:00</text:p>
          </table:table-cell>
          <table:table-cell table:style-name="ce63" table:content-validation-name="val7" table:number-columns-repeated="13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6" office:value-type="string">
            <text:p>Pratique délibérée</text:p>
          </table:table-cell>
          <table:table-cell table:style-name="ce48"/>
          <table:table-cell table:style-name="ce76" table:formula="of:=SUM([.E8:.AI8])" office:value-type="time" office:time-value="PT18H00M00S">
            <text:p>18:00</text:p>
          </table:table-cell>
          <table:table-cell table:style-name="ce63" table:content-validation-name="val7" table:number-columns-repeated="19"/>
          <table:table-cell table:style-name="ce63" table:content-validation-name="val7" office:value-type="time" office:time-value="PT01H00M00S">
            <text:p>1:00</text:p>
          </table:table-cell>
          <table:table-cell table:number-columns-repeated="5" table:style-name="ce63" table:content-validation-name="val7" office:value-type="time" office:time-value="PT02H00M00S">
            <text:p>2:00</text:p>
          </table:table-cell>
          <table:table-cell table:style-name="ce63" table:content-validation-name="val7"/>
          <table:table-cell table:style-name="ce63" table:content-validation-name="val7" office:value-type="time" office:time-value="PT02H00M00S">
            <text:p>2:00</text:p>
          </table:table-cell>
          <table:table-cell table:style-name="ce63" table:content-validation-name="val7" office:value-type="time" office:time-value="PT01H00M00S">
            <text:p>1:00</text:p>
          </table:table-cell>
          <table:table-cell table:number-columns-repeated="2" table:style-name="ce63" table:content-validation-name="val7" office:value-type="time" office:time-value="PT02H00M00S">
            <text:p>2:00</text:p>
          </table:table-cell>
          <table:table-cell table:style-name="ce63" table:content-validation-name="val7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6" office:value-type="string">
            <text:p>Pratique délibérée</text:p>
          </table:table-cell>
          <table:table-cell table:style-name="ce48"/>
          <table:table-cell table:style-name="ce76" table:formula="of:=SUM([.E9:.AI9])" office:value-type="time" office:time-value="PT00H00M00S">
            <text:p>0:00</text:p>
          </table:table-cell>
          <table:table-cell table:style-name="ce63" table:content-validation-name="val7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6" office:value-type="string">
            <text:p>Pratique délibérée</text:p>
          </table:table-cell>
          <table:table-cell table:style-name="ce48"/>
          <table:table-cell table:style-name="ce76" table:formula="of:=SUM([.E10:.AI10])" office:value-type="time" office:time-value="PT00H00M00S">
            <text:p>0:00</text:p>
          </table:table-cell>
          <table:table-cell table:style-name="ce63" table:content-validation-name="val7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6" office:value-type="string">
            <text:p>Activité complémentaire</text:p>
          </table:table-cell>
          <table:table-cell table:style-name="ce48"/>
          <table:table-cell table:style-name="ce76" table:formula="of:=SUM([.E11:.AI11])" office:value-type="time" office:time-value="PT09H00M00S">
            <text:p>9:00</text:p>
          </table:table-cell>
          <table:table-cell table:number-columns-repeated="4" table:style-name="ce63" table:content-validation-name="val7" office:value-type="time" office:time-value="PT00H30M00S">
            <text:p>0:30</text:p>
          </table:table-cell>
          <table:table-cell table:style-name="ce63" table:content-validation-name="val7" table:number-columns-repeated="3"/>
          <table:table-cell table:number-columns-repeated="4" table:style-name="ce63" table:content-validation-name="val7" office:value-type="time" office:time-value="PT00H30M00S">
            <text:p>0:30</text:p>
          </table:table-cell>
          <table:table-cell table:style-name="ce63" table:content-validation-name="val7" table:number-columns-repeated="3"/>
          <table:table-cell table:number-columns-repeated="4" table:style-name="ce63" table:content-validation-name="val7" office:value-type="time" office:time-value="PT00H30M00S">
            <text:p>0:30</text:p>
          </table:table-cell>
          <table:table-cell table:style-name="ce63" table:content-validation-name="val7" table:number-columns-repeated="3"/>
          <table:table-cell table:number-columns-repeated="4" table:style-name="ce63" table:content-validation-name="val7" office:value-type="time" office:time-value="PT00H30M00S">
            <text:p>0:30</text:p>
          </table:table-cell>
          <table:table-cell table:style-name="ce63" table:content-validation-name="val7" table:number-columns-repeated="3"/>
          <table:table-cell table:number-columns-repeated="2" table:style-name="ce63" table:content-validation-name="val7" office:value-type="time" office:time-value="PT00H30M00S">
            <text:p>0:30</text:p>
          </table:table-cell>
          <table:table-cell table:style-name="ce63" table:content-validation-name="val7"/>
          <table:table-cell table:number-columns-repeated="989"/>
        </table:table-row>
        <table:table-row table:style-name="ro11">
          <table:table-cell table:style-name="ce80" office:value-type="string" table:number-columns-spanned="3" table:number-rows-spanned="1">
            <text:p><text:s/>🎯Niveau visé : Maîtriser les concepts statistiques fondamentaux, nettoyer un jeu de données et décrire un jeu de données par la statistique descriptive</text:p>
          </table:table-cell>
          <table:covered-table-cell table:number-columns-repeated="2"/>
          <table:table-cell table:style-name="ce81" table:formula="of:=SUM([.D4:.D11])" office:value-type="time" office:time-value="PT55H00M00S">
            <text:p>55:00</text:p>
          </table:table-cell>
          <table:table-cell table:style-name="ce82" table:formula="of:=SUM([.E4:.E11])" office:value-type="time" office:time-value="PT02H30M00S">
            <text:p>2:30</text:p>
          </table:table-cell>
          <table:table-cell table:style-name="ce82" table:formula="of:=SUM([.F4:.F11])" office:value-type="time" office:time-value="PT01H30M00S">
            <text:p>1:30</text:p>
          </table:table-cell>
          <table:table-cell table:style-name="ce82" table:formula="of:=SUM([.G4:.G11])" office:value-type="time" office:time-value="PT01H30M00S">
            <text:p>1:30</text:p>
          </table:table-cell>
          <table:table-cell table:style-name="ce82" table:formula="of:=SUM([.H4:.H11])" office:value-type="time" office:time-value="PT01H30M00S">
            <text:p>1:30</text:p>
          </table:table-cell>
          <table:table-cell table:style-name="ce82" table:formula="of:=SUM([.I4:.I11])" office:value-type="time" office:time-value="PT00H00M00S">
            <text:p>0:00</text:p>
          </table:table-cell>
          <table:table-cell table:style-name="ce82" table:formula="of:=SUM([.J4:.J11])" office:value-type="time" office:time-value="PT02H00M00S">
            <text:p>2:00</text:p>
          </table:table-cell>
          <table:table-cell table:style-name="ce82" table:formula="of:=SUM([.K4:.K11])" office:value-type="time" office:time-value="PT01H00M00S">
            <text:p>1:00</text:p>
          </table:table-cell>
          <table:table-cell table:style-name="ce82" table:formula="of:=SUM([.L4:.L11])" office:value-type="time" office:time-value="PT02H30M00S">
            <text:p>2:30</text:p>
          </table:table-cell>
          <table:table-cell table:style-name="ce82" table:formula="of:=SUM([.M4:.M11])" office:value-type="time" office:time-value="PT02H30M00S">
            <text:p>2:30</text:p>
          </table:table-cell>
          <table:table-cell table:style-name="ce82" table:formula="of:=SUM([.N4:.N11])" office:value-type="time" office:time-value="PT02H30M00S">
            <text:p>2:30</text:p>
          </table:table-cell>
          <table:table-cell table:style-name="ce82" table:formula="of:=SUM([.O4:.O11])" office:value-type="time" office:time-value="PT02H30M00S">
            <text:p>2:30</text:p>
          </table:table-cell>
          <table:table-cell table:style-name="ce82" table:formula="of:=SUM([.P4:.P11])" office:value-type="time" office:time-value="PT00H00M00S">
            <text:p>0:00</text:p>
          </table:table-cell>
          <table:table-cell table:style-name="ce82" table:formula="of:=SUM([.Q4:.Q11])" office:value-type="time" office:time-value="PT02H00M00S">
            <text:p>2:00</text:p>
          </table:table-cell>
          <table:table-cell table:style-name="ce82" table:formula="of:=SUM([.R4:.R11])" office:value-type="time" office:time-value="PT02H00M00S">
            <text:p>2:00</text:p>
          </table:table-cell>
          <table:table-cell table:style-name="ce82" table:formula="of:=SUM([.S4:.S11])" office:value-type="time" office:time-value="PT02H30M00S">
            <text:p>2:30</text:p>
          </table:table-cell>
          <table:table-cell table:style-name="ce82" table:formula="of:=SUM([.T4:.T11])" office:value-type="time" office:time-value="PT02H30M00S">
            <text:p>2:30</text:p>
          </table:table-cell>
          <table:table-cell table:style-name="ce82" table:formula="of:=SUM([.U4:.U11])" office:value-type="time" office:time-value="PT02H30M00S">
            <text:p>2:30</text:p>
          </table:table-cell>
          <table:table-cell table:style-name="ce82" table:formula="of:=SUM([.V4:.V11])" office:value-type="time" office:time-value="PT02H30M00S">
            <text:p>2:30</text:p>
          </table:table-cell>
          <table:table-cell table:style-name="ce82" table:formula="of:=SUM([.W4:.W11])" office:value-type="time" office:time-value="PT00H00M00S">
            <text:p>0:00</text:p>
          </table:table-cell>
          <table:table-cell table:style-name="ce82" table:formula="of:=SUM([.X4:.X11])" office:value-type="time" office:time-value="PT01H00M00S">
            <text:p>1:00</text:p>
          </table:table-cell>
          <table:table-cell table:style-name="ce82" table:formula="of:=SUM([.Y4:.Y11])" office:value-type="time" office:time-value="PT02H00M00S">
            <text:p>2:00</text:p>
          </table:table-cell>
          <table:table-cell table:style-name="ce82" table:formula="of:=SUM([.Z4:.Z11])" office:value-type="time" office:time-value="PT02H30M00S">
            <text:p>2:30</text:p>
          </table:table-cell>
          <table:table-cell table:style-name="ce82" table:formula="of:=SUM([.AA4:.AA11])" office:value-type="time" office:time-value="PT02H30M00S">
            <text:p>2:30</text:p>
          </table:table-cell>
          <table:table-cell table:style-name="ce82" table:formula="of:=SUM([.AB4:.AB11])" office:value-type="time" office:time-value="PT02H30M00S">
            <text:p>2:30</text:p>
          </table:table-cell>
          <table:table-cell table:style-name="ce82" table:formula="of:=SUM([.AC4:.AC11])" office:value-type="time" office:time-value="PT02H30M00S">
            <text:p>2:30</text:p>
          </table:table-cell>
          <table:table-cell table:style-name="ce82" table:formula="of:=SUM([.AD4:.AD11])" office:value-type="time" office:time-value="PT00H00M00S">
            <text:p>0:00</text:p>
          </table:table-cell>
          <table:table-cell table:style-name="ce82" table:formula="of:=SUM([.AE4:.AE11])" office:value-type="time" office:time-value="PT02H00M00S">
            <text:p>2:00</text:p>
          </table:table-cell>
          <table:table-cell table:style-name="ce82" table:formula="of:=SUM([.AF4:.AF11])" office:value-type="time" office:time-value="PT01H00M00S">
            <text:p>1:00</text:p>
          </table:table-cell>
          <table:table-cell table:style-name="ce82" table:formula="of:=SUM([.AG4:.AG11])" office:value-type="time" office:time-value="PT02H30M00S">
            <text:p>2:30</text:p>
          </table:table-cell>
          <table:table-cell table:style-name="ce82" table:formula="of:=SUM([.AH4:.AH11])" office:value-type="time" office:time-value="PT02H30M00S">
            <text:p>2:30</text:p>
          </table:table-cell>
          <table:table-cell table:style-name="ce64" table:formula="of:=SUM([.AI4:.AI7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illet 2020" table:style-name="ta5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07-01" table:number-columns-spanned="27" table:number-rows-spanned="1">
            <text:p>juillet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7-01">
            <text:p>mercredi 1 </text:p>
          </table:table-cell>
          <table:table-cell table:style-name="ce61" table:formula="of:=[.E2]+[.$AF$1]" office:value-type="date" office:date-value="2020-07-02">
            <text:p>jeudi 2 </text:p>
          </table:table-cell>
          <table:table-cell table:style-name="ce61" table:formula="of:=[.F2]+[.$AF$1]" office:value-type="date" office:date-value="2020-07-03">
            <text:p>vendredi 3 </text:p>
          </table:table-cell>
          <table:table-cell table:style-name="ce61" table:formula="of:=[.G2]+[.$AF$1]" office:value-type="date" office:date-value="2020-07-04">
            <text:p>samedi 4 </text:p>
          </table:table-cell>
          <table:table-cell table:style-name="ce61" table:formula="of:=[.H2]+[.$AF$1]" office:value-type="date" office:date-value="2020-07-05">
            <text:p>dimanche 5 </text:p>
          </table:table-cell>
          <table:table-cell table:style-name="ce61" table:formula="of:=[.I2]+[.$AF$1]" office:value-type="date" office:date-value="2020-07-06">
            <text:p>lundi 6 </text:p>
          </table:table-cell>
          <table:table-cell table:style-name="ce61" table:formula="of:=[.J2]+[.$AF$1]" office:value-type="date" office:date-value="2020-07-07">
            <text:p>mardi 7 </text:p>
          </table:table-cell>
          <table:table-cell table:style-name="ce61" table:formula="of:=[.K2]+[.$AF$1]" office:value-type="date" office:date-value="2020-07-08">
            <text:p>mercredi 8 </text:p>
          </table:table-cell>
          <table:table-cell table:style-name="ce61" table:formula="of:=[.L2]+[.$AF$1]" office:value-type="date" office:date-value="2020-07-09">
            <text:p>jeudi 9 </text:p>
          </table:table-cell>
          <table:table-cell table:style-name="ce61" table:formula="of:=[.M2]+[.$AF$1]" office:value-type="date" office:date-value="2020-07-10">
            <text:p>vendredi 10 </text:p>
          </table:table-cell>
          <table:table-cell table:style-name="ce61" table:formula="of:=[.N2]+[.$AF$1]" office:value-type="date" office:date-value="2020-07-11">
            <text:p>samedi 11 </text:p>
          </table:table-cell>
          <table:table-cell table:style-name="ce61" table:formula="of:=[.O2]+[.$AF$1]" office:value-type="date" office:date-value="2020-07-12">
            <text:p>dimanche 12 </text:p>
          </table:table-cell>
          <table:table-cell table:style-name="ce61" table:formula="of:=[.P2]+[.$AF$1]" office:value-type="date" office:date-value="2020-07-13">
            <text:p>lundi 13 </text:p>
          </table:table-cell>
          <table:table-cell table:style-name="ce61" table:formula="of:=[.Q2]+[.$AF$1]" office:value-type="date" office:date-value="2020-07-14">
            <text:p>mardi 14 </text:p>
          </table:table-cell>
          <table:table-cell table:style-name="ce61" table:formula="of:=[.R2]+[.$AF$1]" office:value-type="date" office:date-value="2020-07-15">
            <text:p>mercredi 15 </text:p>
          </table:table-cell>
          <table:table-cell table:style-name="ce61" table:formula="of:=[.S2]+[.$AF$1]" office:value-type="date" office:date-value="2020-07-16">
            <text:p>jeudi 16 </text:p>
          </table:table-cell>
          <table:table-cell table:style-name="ce61" table:formula="of:=[.T2]+[.$AF$1]" office:value-type="date" office:date-value="2020-07-17">
            <text:p>vendredi 17 </text:p>
          </table:table-cell>
          <table:table-cell table:style-name="ce61" table:formula="of:=[.U2]+[.$AF$1]" office:value-type="date" office:date-value="2020-07-18">
            <text:p>samedi 18 </text:p>
          </table:table-cell>
          <table:table-cell table:style-name="ce61" table:formula="of:=[.V2]+[.$AF$1]" office:value-type="date" office:date-value="2020-07-19">
            <text:p>dimanche 19 </text:p>
          </table:table-cell>
          <table:table-cell table:style-name="ce61" table:formula="of:=[.W2]+[.$AF$1]" office:value-type="date" office:date-value="2020-07-20">
            <text:p>lundi 20 </text:p>
          </table:table-cell>
          <table:table-cell table:style-name="ce61" table:formula="of:=[.X2]+[.$AF$1]" office:value-type="date" office:date-value="2020-07-21">
            <text:p>mardi 21 </text:p>
          </table:table-cell>
          <table:table-cell table:style-name="ce61" table:formula="of:=[.Y2]+[.$AF$1]" office:value-type="date" office:date-value="2020-07-22">
            <text:p>mercredi 22 </text:p>
          </table:table-cell>
          <table:table-cell table:style-name="ce61" table:formula="of:=[.Z2]+[.$AF$1]" office:value-type="date" office:date-value="2020-07-23">
            <text:p>jeudi 23 </text:p>
          </table:table-cell>
          <table:table-cell table:style-name="ce61" table:formula="of:=[.AA2]+[.$AF$1]" office:value-type="date" office:date-value="2020-07-24">
            <text:p>vendredi 24 </text:p>
          </table:table-cell>
          <table:table-cell table:style-name="ce61" table:formula="of:=[.AB2]+[.$AF$1]" office:value-type="date" office:date-value="2020-07-25">
            <text:p>samedi 25 </text:p>
          </table:table-cell>
          <table:table-cell table:style-name="ce61" table:formula="of:=[.AC2]+[.$AF$1]" office:value-type="date" office:date-value="2020-07-26">
            <text:p>dimanche 26 </text:p>
          </table:table-cell>
          <table:table-cell table:style-name="ce61" table:formula="of:=[.AD2]+[.$AF$1]" office:value-type="date" office:date-value="2020-07-27">
            <text:p>lundi 27 </text:p>
          </table:table-cell>
          <table:table-cell table:style-name="ce61" table:formula="of:=[.AE2]+[.$AF$1]" office:value-type="date" office:date-value="2020-07-28">
            <text:p>mardi 28 </text:p>
          </table:table-cell>
          <table:table-cell table:style-name="ce61" table:formula="of:=[.AF2]+[.$AF$1]" office:value-type="date" office:date-value="2020-07-29">
            <text:p>mercredi 29 </text:p>
          </table:table-cell>
          <table:table-cell table:style-name="ce61" table:formula="of:=[.AG2]+[.$AF$1]" office:value-type="date" office:date-value="2020-07-30">
            <text:p>jeudi 30 </text:p>
          </table:table-cell>
          <table:table-cell table:style-name="ce61" table:formula="of:=[.AH2]+[.$AF$1]" office:value-type="date" office:date-value="2020-07-31">
            <text:p>vendredi 31 </text:p>
          </table:table-cell>
          <table:table-cell table:number-columns-repeated="989"/>
        </table:table-row>
        <table:table-row table:style-name="ro8">
          <table:table-cell table:style-name="ce75" office:value-type="string" table:number-columns-spanned="4" table:number-rows-spanned="1">
            <text:p>Projet 4 : Analysez les ventes de votre entreprise [Débutant]</text:p>
          </table:table-cell>
          <table:covered-table-cell table:number-columns-repeated="3"/>
          <table:table-cell table:style-name="ce7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Décrivez et nettoyez votre jeu de données (moyen)</text:p>
          </table:table-cell>
          <table:table-cell table:style-name="ce47" table:content-validation-name="val8" office:value-type="string">
            <text:p>Séance guidée</text:p>
          </table:table-cell>
          <table:table-cell table:style-name="ce48"/>
          <table:table-cell table:style-name="ce76" table:formula="of:=SUM([.E4:.AI4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9">
          <table:table-cell table:style-name="ce37" office:value-type="string">
            <text:p>Tutoriel : Réalisez des rapports statistiques clairs et impactants (facile)</text:p>
          </table:table-cell>
          <table:table-cell table:style-name="ce47" table:content-validation-name="val8" office:value-type="string">
            <text:p>Séance guidée</text:p>
          </table:table-cell>
          <table:table-cell table:style-name="ce48"/>
          <table:table-cell table:style-name="ce76" table:formula="of:=SUM([.E5:.AI5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Tutoriel : Améliorez l'impact de vos présentations (moyen)</text:p>
          </table:table-cell>
          <table:table-cell table:style-name="ce47" table:content-validation-name="val8" office:value-type="string">
            <text:p>Séance guidée</text:p>
          </table:table-cell>
          <table:table-cell table:style-name="ce48"/>
          <table:table-cell table:style-name="ce76" table:formula="of:=SUM([.E6:.AI6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76" table:formula="of:=SUM([.E7:.AI7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76" table:formula="of:=SUM([.E8:.AI8])" office:value-type="time" office:time-value="PT05H00M00S">
            <text:p>5:00</text:p>
          </table:table-cell>
          <table:table-cell table:number-columns-repeated="2" table:style-name="ce63" table:content-validation-name="val9" office:value-type="time" office:time-value="PT02H00M00S">
            <text:p>2:00</text:p>
          </table:table-cell>
          <table:table-cell table:style-name="ce63" table:content-validation-name="val9"/>
          <table:table-cell table:style-name="ce63" table:content-validation-name="val9" office:value-type="time" office:time-value="PT01H00M00S">
            <text:p>1:00</text:p>
          </table:table-cell>
          <table:table-cell table:style-name="ce63" table:content-validation-name="val9" table:number-columns-repeated="27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76" table:formula="of:=SUM([.E9:.AI9])" office:value-type="time" office:time-value="PT27H00M00S">
            <text:p>27:00</text:p>
          </table:table-cell>
          <table:table-cell table:style-name="ce63" table:content-validation-name="val9" table:number-columns-repeated="3"/>
          <table:table-cell table:style-name="ce63" table:content-validation-name="val9" office:value-type="time" office:time-value="PT01H00M00S">
            <text:p>1:00</text:p>
          </table:table-cell>
          <table:table-cell table:number-columns-repeated="5" table:style-name="ce63" table:content-validation-name="val9" office:value-type="time" office:time-value="PT02H00M00S">
            <text:p>2:00</text:p>
          </table:table-cell>
          <table:table-cell table:style-name="ce63" table:content-validation-name="val9"/>
          <table:table-cell table:number-columns-repeated="4" table:style-name="ce63" table:content-validation-name="val9" office:value-type="time" office:time-value="PT02H00M00S">
            <text:p>2:00</text:p>
          </table:table-cell>
          <table:table-cell table:style-name="ce63" table:content-validation-name="val9"/>
          <table:table-cell table:number-columns-repeated="4" table:style-name="ce63" table:content-validation-name="val9" office:value-type="time" office:time-value="PT02H00M00S">
            <text:p>2:00</text:p>
          </table:table-cell>
          <table:table-cell table:style-name="ce63" table:content-validation-name="val9" table:number-columns-repeated="12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76" table:formula="of:=SUM([.E10:.AI10])" office:value-type="time" office:time-value="PT02H00M00S">
            <text:p>2:00</text:p>
          </table:table-cell>
          <table:table-cell table:style-name="ce63" table:content-validation-name="val9" table:number-columns-repeated="19"/>
          <table:table-cell table:style-name="ce63" table:content-validation-name="val9" office:value-type="time" office:time-value="PT01H00M00S">
            <text:p>1:00</text:p>
          </table:table-cell>
          <table:table-cell table:style-name="ce63" table:content-validation-name="val9"/>
          <table:table-cell table:style-name="ce63" table:content-validation-name="val9" office:value-type="time" office:time-value="PT01H00M00S">
            <text:p>1:00</text:p>
          </table:table-cell>
          <table:table-cell table:style-name="ce63" table:content-validation-name="val9" table:number-columns-repeated="9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8" office:value-type="string">
            <text:p>Activité complémentaire</text:p>
          </table:table-cell>
          <table:table-cell table:style-name="ce48"/>
          <table:table-cell table:style-name="ce76" table:formula="of:=SUM([.E11:.AI11])" office:value-type="time" office:time-value="PT06H00M00S">
            <text:p>6:00</text:p>
          </table:table-cell>
          <table:table-cell table:number-columns-repeated="2"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3"/>
          <table:table-cell table:number-columns-repeated="4"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3"/>
          <table:table-cell table:number-columns-repeated="4"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3"/>
          <table:table-cell table:number-columns-repeated="2"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10"/>
          <table:table-cell table:number-columns-repeated="989"/>
        </table:table-row>
        <table:table-row table:style-name="ro11">
          <table:table-cell table:style-name="ce80" office:value-type="string" table:number-columns-spanned="3" table:number-rows-spanned="1">
            <text:p><text:s/>🎯Niveau visé : Maîtriser les concepts statistiques fondamentaux, nettoyer un jeu de données et décrire un jeu de données par la statistique descriptive</text:p>
          </table:table-cell>
          <table:covered-table-cell table:number-columns-repeated="2"/>
          <table:table-cell table:style-name="ce81" table:formula="of:=SUM([.D4:.D11])" office:value-type="time" office:time-value="PT40H00M00S">
            <text:p>40:00</text:p>
          </table:table-cell>
          <table:table-cell table:style-name="ce82" table:formula="of:=SUM([.E4:.E11])" office:value-type="time" office:time-value="PT02H30M00S">
            <text:p>2:30</text:p>
          </table:table-cell>
          <table:table-cell table:style-name="ce82" table:formula="of:=SUM([.F4:.F11])" office:value-type="time" office:time-value="PT02H30M00S">
            <text:p>2:30</text:p>
          </table:table-cell>
          <table:table-cell table:style-name="ce82" table:formula="of:=SUM([.G4:.G11])" office:value-type="time" office:time-value="PT00H00M00S">
            <text:p>0:00</text:p>
          </table:table-cell>
          <table:table-cell table:style-name="ce82" table:formula="of:=SUM([.H4:.H11])" office:value-type="time" office:time-value="PT02H00M00S">
            <text:p>2:00</text:p>
          </table:table-cell>
          <table:table-cell table:style-name="ce82" table:formula="of:=SUM([.I4:.I11])" office:value-type="time" office:time-value="PT02H00M00S">
            <text:p>2:00</text:p>
          </table:table-cell>
          <table:table-cell table:style-name="ce82" table:formula="of:=SUM([.J4:.J11])" office:value-type="time" office:time-value="PT02H30M00S">
            <text:p>2:30</text:p>
          </table:table-cell>
          <table:table-cell table:style-name="ce82" table:formula="of:=SUM([.K4:.K11])" office:value-type="time" office:time-value="PT02H30M00S">
            <text:p>2:30</text:p>
          </table:table-cell>
          <table:table-cell table:style-name="ce82" table:formula="of:=SUM([.L4:.L11])" office:value-type="time" office:time-value="PT02H30M00S">
            <text:p>2:30</text:p>
          </table:table-cell>
          <table:table-cell table:style-name="ce82" table:formula="of:=SUM([.M4:.M11])" office:value-type="time" office:time-value="PT02H30M00S">
            <text:p>2:30</text:p>
          </table:table-cell>
          <table:table-cell table:style-name="ce82" table:formula="of:=SUM([.N4:.N11])" office:value-type="time" office:time-value="PT00H00M00S">
            <text:p>0:00</text:p>
          </table:table-cell>
          <table:table-cell table:style-name="ce82" table:formula="of:=SUM([.O4:.O11])" office:value-type="time" office:time-value="PT02H00M00S">
            <text:p>2:00</text:p>
          </table:table-cell>
          <table:table-cell table:style-name="ce82" table:formula="of:=SUM([.P4:.P11])" office:value-type="time" office:time-value="PT02H00M00S">
            <text:p>2:00</text:p>
          </table:table-cell>
          <table:table-cell table:style-name="ce82" table:formula="of:=SUM([.Q4:.Q11])" office:value-type="time" office:time-value="PT02H30M00S">
            <text:p>2:30</text:p>
          </table:table-cell>
          <table:table-cell table:style-name="ce82" table:formula="of:=SUM([.R4:.R11])" office:value-type="time" office:time-value="PT02H30M00S">
            <text:p>2:30</text:p>
          </table:table-cell>
          <table:table-cell table:style-name="ce82" table:formula="of:=SUM([.S4:.S11])" office:value-type="time" office:time-value="PT00H30M00S">
            <text:p>0:30</text:p>
          </table:table-cell>
          <table:table-cell table:style-name="ce82" table:formula="of:=SUM([.T4:.T11])" office:value-type="time" office:time-value="PT02H30M00S">
            <text:p>2:30</text:p>
          </table:table-cell>
          <table:table-cell table:style-name="ce82" table:formula="of:=SUM([.U4:.U11])" office:value-type="time" office:time-value="PT02H00M00S">
            <text:p>2:00</text:p>
          </table:table-cell>
          <table:table-cell table:style-name="ce82" table:formula="of:=SUM([.V4:.V11])" office:value-type="time" office:time-value="PT02H00M00S">
            <text:p>2:00</text:p>
          </table:table-cell>
          <table:table-cell table:style-name="ce82" table:formula="of:=SUM([.W4:.W11])" office:value-type="time" office:time-value="PT02H00M00S">
            <text:p>2:00</text:p>
          </table:table-cell>
          <table:table-cell table:style-name="ce82" table:formula="of:=SUM([.X4:.X11])" office:value-type="time" office:time-value="PT01H30M00S">
            <text:p>1:30</text:p>
          </table:table-cell>
          <table:table-cell table:style-name="ce82" table:formula="of:=SUM([.Y4:.Y11])" office:value-type="time" office:time-value="PT00H30M00S">
            <text:p>0:30</text:p>
          </table:table-cell>
          <table:table-cell table:style-name="ce82" table:formula="of:=SUM([.Z4:.Z11])" office:value-type="time" office:time-value="PT01H00M00S">
            <text:p>1:00</text:p>
          </table:table-cell>
          <table:table-cell table:style-name="ce82" table:formula="of:=SUM([.AA4:.AA11])" office:value-type="time" office:time-value="PT00H00M00S">
            <text:p>0:00</text:p>
          </table:table-cell>
          <table:table-cell table:style-name="ce82" table:formula="of:=SUM([.AB4:.AB11])" office:value-type="time" office:time-value="PT00H00M00S">
            <text:p>0:00</text:p>
          </table:table-cell>
          <table:table-cell table:style-name="ce82" table:formula="of:=SUM([.AC4:.AC11])" office:value-type="time" office:time-value="PT00H00M00S">
            <text:p>0:00</text:p>
          </table:table-cell>
          <table:table-cell table:style-name="ce82" table:formula="of:=SUM([.AD4:.AD11])" office:value-type="time" office:time-value="PT00H00M00S">
            <text:p>0:00</text:p>
          </table:table-cell>
          <table:table-cell table:style-name="ce82" table:formula="of:=SUM([.AE4:.AE11])" office:value-type="time" office:time-value="PT00H00M00S">
            <text:p>0:00</text:p>
          </table:table-cell>
          <table:table-cell table:style-name="ce82" table:formula="of:=SUM([.AF4:.AF11])" office:value-type="time" office:time-value="PT00H00M00S">
            <text:p>0:00</text:p>
          </table:table-cell>
          <table:table-cell table:style-name="ce82" table:formula="of:=SUM([.AG4:.AG11])" office:value-type="time" office:time-value="PT00H00M00S">
            <text:p>0:00</text:p>
          </table:table-cell>
          <table:table-cell table:style-name="ce82" table:formula="of:=SUM([.AH4:.AH11])" office:value-type="time" office:time-value="PT00H00M00S">
            <text:p>0:00</text:p>
          </table:table-cell>
          <table:table-cell table:style-name="ce82" table:formula="of:=SUM([.AI4:.AI11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39" table:number-columns-spanned="4" table:number-rows-spanned="1"/>
          <table:covered-table-cell table:number-columns-repeated="3"/>
          <table:table-cell table:style-name="ce6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>
          <table:table-cell table:style-name="ce83" office:value-type="string" table:number-columns-spanned="4" table:number-rows-spanned="1">
            <text:p>Projet 5 : Produisez une étude de marché [Débutant]</text:p>
          </table:table-cell>
          <table:covered-table-cell table:number-columns-repeated="3"/>
          <table:table-cell table:style-name="ce8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une analyse exploratoire de données (moyen)</text:p>
          </table:table-cell>
          <table:table-cell table:style-name="ce47" table:content-validation-name="val8" office:value-type="string">
            <text:p>Séance guidée</text:p>
          </table:table-cell>
          <table:table-cell table:style-name="ce48"/>
          <table:table-cell table:style-name="ce84" table:formula="of:=SUM([.E15:.AI15])" office:value-type="time" office:time-value="PT14H00M00S">
            <text:p>14:00</text:p>
          </table:table-cell>
          <table:table-cell table:style-name="ce63" table:content-validation-name="val9" table:number-columns-repeated="22"/>
          <table:table-cell table:style-name="ce63" table:content-validation-name="val9" office:value-type="time" office:time-value="PT02H00M00S">
            <text:p>2:00</text:p>
          </table:table-cell>
          <table:table-cell table:style-name="ce63" table:content-validation-name="val9"/>
          <table:table-cell table:number-columns-repeated="6" table:style-name="ce63" table:content-validation-name="val9" office:value-type="time" office:time-value="PT02H00M00S">
            <text:p>2:00</text:p>
          </table:table-cell>
          <table:table-cell table:style-name="ce63" table:content-validation-name="val9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moyen)</text:p>
          </table:table-cell>
          <table:table-cell table:style-name="ce47" table:content-validation-name="val8" office:value-type="string">
            <text:p>Séance guidée</text:p>
          </table:table-cell>
          <table:table-cell table:style-name="ce48"/>
          <table:table-cell table:style-name="ce84" table:formula="of:=SUM([.E16:.AI16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84" table:formula="of:=SUM([.E17:.AI17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8" office:value-type="string">
            <text:p>Pratique délibérée</text:p>
          </table:table-cell>
          <table:table-cell table:style-name="ce48"/>
          <table:table-cell table:style-name="ce84" table:formula="of:=SUM([.E18:.AI18])" office:value-type="time" office:time-value="PT00H00M00S">
            <text:p>0:00</text:p>
          </table:table-cell>
          <table:table-cell table:style-name="ce63" table:content-validation-name="val9" table:number-columns-repeated="31"/>
          <table:table-cell table:number-columns-repeated="989"/>
        </table:table-row>
        <table:table-row table:style-name="ro17">
          <table:table-cell table:style-name="ce37" office:value-type="string">
            <text:p>Lecture, veille, rencontres</text:p>
          </table:table-cell>
          <table:table-cell table:style-name="ce47" table:content-validation-name="val8" office:value-type="string">
            <text:p>Activité complémentaire</text:p>
          </table:table-cell>
          <table:table-cell table:style-name="ce48"/>
          <table:table-cell table:style-name="ce84" table:formula="of:=SUM([.E19:.AI19])" office:value-type="time" office:time-value="PT03H30M00S">
            <text:p>3:30</text:p>
          </table:table-cell>
          <table:table-cell table:style-name="ce63" table:content-validation-name="val9" table:number-columns-repeated="15"/>
          <table:table-cell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5"/>
          <table:table-cell table:number-columns-repeated="2" table:style-name="ce63" table:content-validation-name="val9" office:value-type="time" office:time-value="PT00H30M00S">
            <text:p>0:30</text:p>
          </table:table-cell>
          <table:table-cell table:style-name="ce63" table:content-validation-name="val9" table:number-columns-repeated="3"/>
          <table:table-cell table:number-columns-repeated="4" table:style-name="ce63" table:content-validation-name="val9" office:value-type="time" office:time-value="PT00H30M00S">
            <text:p>0:30</text:p>
          </table:table-cell>
          <table:table-cell table:style-name="ce63" table:content-validation-name="val9"/>
          <table:table-cell table:number-columns-repeated="989"/>
        </table:table-row>
        <table:table-row table:style-name="ro11">
          <table:table-cell table:style-name="ce83" office:value-type="string" table:number-columns-spanned="3" table:number-rows-spanned="1">
            <text:p><text:s/>🎯Niveau Visé : Savoir tester l'adéquation par un test statistique, interprèter une ACP, construire et lire un dendogramme</text:p>
          </table:table-cell>
          <table:covered-table-cell table:number-columns-repeated="2"/>
          <table:table-cell table:style-name="ce85" table:formula="of:=SUM([.D15:.D19])" office:value-type="time" office:time-value="PT17H30M00S">
            <text:p>17:30</text:p>
          </table:table-cell>
          <table:table-cell table:style-name="ce87" table:formula="of:=SUM([.E15:.E19])" office:value-type="time" office:time-value="PT00H00M00S">
            <text:p>0:00</text:p>
          </table:table-cell>
          <table:table-cell table:style-name="ce87" table:formula="of:=SUM([.F15:.F19])" office:value-type="time" office:time-value="PT00H00M00S">
            <text:p>0:00</text:p>
          </table:table-cell>
          <table:table-cell table:style-name="ce87" table:formula="of:=SUM([.G15:.G19])" office:value-type="time" office:time-value="PT00H00M00S">
            <text:p>0:00</text:p>
          </table:table-cell>
          <table:table-cell table:style-name="ce87" table:formula="of:=SUM([.H15:.H19])" office:value-type="time" office:time-value="PT00H00M00S">
            <text:p>0:00</text:p>
          </table:table-cell>
          <table:table-cell table:style-name="ce87" table:formula="of:=SUM([.I15:.I19])" office:value-type="time" office:time-value="PT00H00M00S">
            <text:p>0:00</text:p>
          </table:table-cell>
          <table:table-cell table:style-name="ce87" table:formula="of:=SUM([.J15:.J19])" office:value-type="time" office:time-value="PT00H00M00S">
            <text:p>0:00</text:p>
          </table:table-cell>
          <table:table-cell table:style-name="ce87" table:formula="of:=SUM([.K15:.K19])" office:value-type="time" office:time-value="PT00H00M00S">
            <text:p>0:00</text:p>
          </table:table-cell>
          <table:table-cell table:style-name="ce87" table:formula="of:=SUM([.L15:.L19])" office:value-type="time" office:time-value="PT00H00M00S">
            <text:p>0:00</text:p>
          </table:table-cell>
          <table:table-cell table:style-name="ce87" table:formula="of:=SUM([.M15:.M19])" office:value-type="time" office:time-value="PT00H00M00S">
            <text:p>0:00</text:p>
          </table:table-cell>
          <table:table-cell table:style-name="ce87" table:formula="of:=SUM([.N15:.N19])" office:value-type="time" office:time-value="PT00H00M00S">
            <text:p>0:00</text:p>
          </table:table-cell>
          <table:table-cell table:style-name="ce87" table:formula="of:=SUM([.O15:.O19])" office:value-type="time" office:time-value="PT00H00M00S">
            <text:p>0:00</text:p>
          </table:table-cell>
          <table:table-cell table:style-name="ce87" table:formula="of:=SUM([.P15:.P19])" office:value-type="time" office:time-value="PT00H00M00S">
            <text:p>0:00</text:p>
          </table:table-cell>
          <table:table-cell table:style-name="ce87" table:formula="of:=SUM([.Q15:.Q19])" office:value-type="time" office:time-value="PT00H00M00S">
            <text:p>0:00</text:p>
          </table:table-cell>
          <table:table-cell table:style-name="ce87" table:formula="of:=SUM([.R15:.R19])" office:value-type="time" office:time-value="PT00H00M00S">
            <text:p>0:00</text:p>
          </table:table-cell>
          <table:table-cell table:style-name="ce87" table:formula="of:=SUM([.S15:.S19])" office:value-type="time" office:time-value="PT00H00M00S">
            <text:p>0:00</text:p>
          </table:table-cell>
          <table:table-cell table:style-name="ce87" table:formula="of:=SUM([.T15:.T19])" office:value-type="time" office:time-value="PT00H30M00S">
            <text:p>0:30</text:p>
          </table:table-cell>
          <table:table-cell table:style-name="ce87" table:formula="of:=SUM([.U15:.U19])" office:value-type="time" office:time-value="PT00H00M00S">
            <text:p>0:00</text:p>
          </table:table-cell>
          <table:table-cell table:style-name="ce87" table:formula="of:=SUM([.V15:.V19])" office:value-type="time" office:time-value="PT00H00M00S">
            <text:p>0:00</text:p>
          </table:table-cell>
          <table:table-cell table:style-name="ce87" table:formula="of:=SUM([.W15:.W19])" office:value-type="time" office:time-value="PT00H00M00S">
            <text:p>0:00</text:p>
          </table:table-cell>
          <table:table-cell table:style-name="ce87" table:formula="of:=SUM([.X15:.X19])" office:value-type="time" office:time-value="PT00H00M00S">
            <text:p>0:00</text:p>
          </table:table-cell>
          <table:table-cell table:style-name="ce87" table:formula="of:=SUM([.Y15:.Y19])" office:value-type="time" office:time-value="PT00H00M00S">
            <text:p>0:00</text:p>
          </table:table-cell>
          <table:table-cell table:style-name="ce87" table:formula="of:=SUM([.Z15:.Z19])" office:value-type="time" office:time-value="PT00H30M00S">
            <text:p>0:30</text:p>
          </table:table-cell>
          <table:table-cell table:style-name="ce87" table:formula="of:=SUM([.AA15:.AA19])" office:value-type="time" office:time-value="PT02H30M00S">
            <text:p>2:30</text:p>
          </table:table-cell>
          <table:table-cell table:style-name="ce87" table:formula="of:=SUM([.AB15:.AB19])" office:value-type="time" office:time-value="PT00H00M00S">
            <text:p>0:00</text:p>
          </table:table-cell>
          <table:table-cell table:style-name="ce87" table:formula="of:=SUM([.AC15:.AC19])" office:value-type="time" office:time-value="PT02H00M00S">
            <text:p>2:00</text:p>
          </table:table-cell>
          <table:table-cell table:style-name="ce87" table:formula="of:=SUM([.AD15:.AD19])" office:value-type="time" office:time-value="PT02H00M00S">
            <text:p>2:00</text:p>
          </table:table-cell>
          <table:table-cell table:style-name="ce87" table:formula="of:=SUM([.AE15:.AE19])" office:value-type="time" office:time-value="PT02H30M00S">
            <text:p>2:30</text:p>
          </table:table-cell>
          <table:table-cell table:style-name="ce87" table:formula="of:=SUM([.AF15:.AF19])" office:value-type="time" office:time-value="PT02H30M00S">
            <text:p>2:30</text:p>
          </table:table-cell>
          <table:table-cell table:style-name="ce87" table:formula="of:=SUM([.AG15:.AG19])" office:value-type="time" office:time-value="PT02H30M00S">
            <text:p>2:30</text:p>
          </table:table-cell>
          <table:table-cell table:style-name="ce87" table:formula="of:=SUM([.AH15:.AH19])" office:value-type="time" office:time-value="PT02H30M00S">
            <text:p>2:30</text:p>
          </table:table-cell>
          <table:table-cell table:style-name="ce87" table:formula="of:=SUM([.AI15:.AI19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oût 2020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08-01" table:number-columns-spanned="27" table:number-rows-spanned="1">
            <text:p>août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8" draw:text-style-name="P1" svg:width="12.487cm" svg:height="9.498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8-01">
            <text:p>samedi 1 </text:p>
          </table:table-cell>
          <table:table-cell table:style-name="ce61" table:formula="of:=[.E2]+[.$AF$1]" office:value-type="date" office:date-value="2020-08-02">
            <text:p>dimanche 2 </text:p>
          </table:table-cell>
          <table:table-cell table:style-name="ce61" table:formula="of:=[.F2]+[.$AF$1]" office:value-type="date" office:date-value="2020-08-03">
            <text:p>lundi 3 </text:p>
          </table:table-cell>
          <table:table-cell table:style-name="ce61" table:formula="of:=[.G2]+[.$AF$1]" office:value-type="date" office:date-value="2020-08-04">
            <text:p>mardi 4 </text:p>
          </table:table-cell>
          <table:table-cell table:style-name="ce61" table:formula="of:=[.H2]+[.$AF$1]" office:value-type="date" office:date-value="2020-08-05">
            <text:p>mercredi 5 </text:p>
          </table:table-cell>
          <table:table-cell table:style-name="ce61" table:formula="of:=[.I2]+[.$AF$1]" office:value-type="date" office:date-value="2020-08-06">
            <text:p>jeudi 6 </text:p>
          </table:table-cell>
          <table:table-cell table:style-name="ce61" table:formula="of:=[.J2]+[.$AF$1]" office:value-type="date" office:date-value="2020-08-07">
            <text:p>vendredi 7 </text:p>
          </table:table-cell>
          <table:table-cell table:style-name="ce61" table:formula="of:=[.K2]+[.$AF$1]" office:value-type="date" office:date-value="2020-08-08">
            <text:p>samedi 8 </text:p>
          </table:table-cell>
          <table:table-cell table:style-name="ce61" table:formula="of:=[.L2]+[.$AF$1]" office:value-type="date" office:date-value="2020-08-09">
            <text:p>dimanche 9 </text:p>
          </table:table-cell>
          <table:table-cell table:style-name="ce61" table:formula="of:=[.M2]+[.$AF$1]" office:value-type="date" office:date-value="2020-08-10">
            <text:p>lundi 10 </text:p>
          </table:table-cell>
          <table:table-cell table:style-name="ce61" table:formula="of:=[.N2]+[.$AF$1]" office:value-type="date" office:date-value="2020-08-11">
            <text:p>mardi 11 </text:p>
          </table:table-cell>
          <table:table-cell table:style-name="ce61" table:formula="of:=[.O2]+[.$AF$1]" office:value-type="date" office:date-value="2020-08-12">
            <text:p>mercredi 12 </text:p>
          </table:table-cell>
          <table:table-cell table:style-name="ce61" table:formula="of:=[.P2]+[.$AF$1]" office:value-type="date" office:date-value="2020-08-13">
            <text:p>jeudi 13 </text:p>
          </table:table-cell>
          <table:table-cell table:style-name="ce61" table:formula="of:=[.Q2]+[.$AF$1]" office:value-type="date" office:date-value="2020-08-14">
            <text:p>vendredi 14 </text:p>
          </table:table-cell>
          <table:table-cell table:style-name="ce61" table:formula="of:=[.R2]+[.$AF$1]" office:value-type="date" office:date-value="2020-08-15">
            <text:p>samedi 15 </text:p>
          </table:table-cell>
          <table:table-cell table:style-name="ce61" table:formula="of:=[.S2]+[.$AF$1]" office:value-type="date" office:date-value="2020-08-16">
            <text:p>dimanche 16 </text:p>
          </table:table-cell>
          <table:table-cell table:style-name="ce61" table:formula="of:=[.T2]+[.$AF$1]" office:value-type="date" office:date-value="2020-08-17">
            <text:p>lundi 17 </text:p>
          </table:table-cell>
          <table:table-cell table:style-name="ce61" table:formula="of:=[.U2]+[.$AF$1]" office:value-type="date" office:date-value="2020-08-18">
            <text:p>mardi 18 </text:p>
          </table:table-cell>
          <table:table-cell table:style-name="ce61" table:formula="of:=[.V2]+[.$AF$1]" office:value-type="date" office:date-value="2020-08-19">
            <text:p>mercredi 19 </text:p>
          </table:table-cell>
          <table:table-cell table:style-name="ce61" table:formula="of:=[.W2]+[.$AF$1]" office:value-type="date" office:date-value="2020-08-20">
            <text:p>jeudi 20 </text:p>
          </table:table-cell>
          <table:table-cell table:style-name="ce61" table:formula="of:=[.X2]+[.$AF$1]" office:value-type="date" office:date-value="2020-08-21">
            <text:p>vendredi 21 </text:p>
          </table:table-cell>
          <table:table-cell table:style-name="ce61" table:formula="of:=[.Y2]+[.$AF$1]" office:value-type="date" office:date-value="2020-08-22">
            <text:p>samedi 22 </text:p>
          </table:table-cell>
          <table:table-cell table:style-name="ce61" table:formula="of:=[.Z2]+[.$AF$1]" office:value-type="date" office:date-value="2020-08-23">
            <text:p>dimanche 23 </text:p>
          </table:table-cell>
          <table:table-cell table:style-name="ce61" table:formula="of:=[.AA2]+[.$AF$1]" office:value-type="date" office:date-value="2020-08-24">
            <text:p>lundi 24 </text:p>
          </table:table-cell>
          <table:table-cell table:style-name="ce61" table:formula="of:=[.AB2]+[.$AF$1]" office:value-type="date" office:date-value="2020-08-25">
            <text:p>mardi 25 </text:p>
          </table:table-cell>
          <table:table-cell table:style-name="ce61" table:formula="of:=[.AC2]+[.$AF$1]" office:value-type="date" office:date-value="2020-08-26">
            <text:p>mercredi 26 </text:p>
          </table:table-cell>
          <table:table-cell table:style-name="ce61" table:formula="of:=[.AD2]+[.$AF$1]" office:value-type="date" office:date-value="2020-08-27">
            <text:p>jeudi 27 </text:p>
          </table:table-cell>
          <table:table-cell table:style-name="ce61" table:formula="of:=[.AE2]+[.$AF$1]" office:value-type="date" office:date-value="2020-08-28">
            <text:p>vendredi 28 </text:p>
          </table:table-cell>
          <table:table-cell table:style-name="ce61" table:formula="of:=[.AF2]+[.$AF$1]" office:value-type="date" office:date-value="2020-08-29">
            <text:p>samedi 29 </text:p>
          </table:table-cell>
          <table:table-cell table:style-name="ce61" table:formula="of:=[.AG2]+[.$AF$1]" office:value-type="date" office:date-value="2020-08-30">
            <text:p>dimanche 30 </text:p>
          </table:table-cell>
          <table:table-cell table:style-name="ce61" table:formula="of:=[.AH2]+[.$AF$1]" office:value-type="date" office:date-value="2020-08-31">
            <text:p>lundi 31 </text:p>
          </table:table-cell>
          <table:table-cell table:number-columns-repeated="989"/>
        </table:table-row>
        <table:table-row table:style-name="ro8">
          <table:table-cell table:style-name="ce83" office:value-type="string" table:number-columns-spanned="4" table:number-rows-spanned="1">
            <text:p>Projet 5 : Produisez une étude de marché [Débutant]</text:p>
          </table:table-cell>
          <table:covered-table-cell table:number-columns-repeated="3"/>
          <table:table-cell table:style-name="ce8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une analyse exploratoire de données (moyen)</text:p>
          </table:table-cell>
          <table:table-cell table:style-name="ce47" table:content-validation-name="val10" office:value-type="string">
            <text:p>Séance guidée</text:p>
          </table:table-cell>
          <table:table-cell table:style-name="ce48"/>
          <table:table-cell table:style-name="ce84" table:formula="of:=SUM([.E4:.AI4])" office:value-type="time" office:time-value="PT01H00M00S">
            <text:p>1:00</text:p>
          </table:table-cell>
          <table:table-cell table:style-name="ce63" table:content-validation-name="val11" office:value-type="time" office:time-value="PT01H00M00S">
            <text:p>1:00</text:p>
          </table:table-cell>
          <table:table-cell table:style-name="ce63" table:content-validation-name="val11" table:number-columns-repeated="30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moyen)</text:p>
          </table:table-cell>
          <table:table-cell table:style-name="ce47" table:content-validation-name="val10" office:value-type="string">
            <text:p>Séance guidée</text:p>
          </table:table-cell>
          <table:table-cell table:style-name="ce48"/>
          <table:table-cell table:style-name="ce84" table:formula="of:=SUM([.E5:.AI5])" office:value-type="time" office:time-value="PT12H00M00S">
            <text:p>12:00</text:p>
          </table:table-cell>
          <table:table-cell table:style-name="ce63" table:content-validation-name="val11" office:value-type="time" office:time-value="PT01H00M00S">
            <text:p>1:00</text:p>
          </table:table-cell>
          <table:table-cell table:style-name="ce63" table:content-validation-name="val11" office:value-type="time" office:time-value="PT03H00M00S">
            <text:p>3:00</text:p>
          </table:table-cell>
          <table:table-cell table:number-columns-repeated="4" table:style-name="ce63" table:content-validation-name="val11" office:value-type="time" office:time-value="PT02H00M00S">
            <text:p>2:00</text:p>
          </table:table-cell>
          <table:table-cell table:style-name="ce63" table:content-validation-name="val11" table:number-columns-repeated="25"/>
          <table:table-cell table:number-columns-repeated="989"/>
        </table:table-row>
        <table:table-row table:style-name="ro10">
          <table:table-cell table:style-name="ce37" office:value-type="string">
            <text:p>Mission</text:p>
          </table:table-cell>
          <table:table-cell table:style-name="ce47" table:content-validation-name="val10" office:value-type="string">
            <text:p>Pratique délibérée</text:p>
          </table:table-cell>
          <table:table-cell table:style-name="ce48"/>
          <table:table-cell table:style-name="ce84" table:formula="of:=SUM([.E6:.AI6])" office:value-type="time" office:time-value="PT14H00M00S">
            <text:p>14:00</text:p>
          </table:table-cell>
          <table:table-cell table:style-name="ce63" table:content-validation-name="val11" table:number-columns-repeated="7"/>
          <table:table-cell table:number-columns-repeated="2" table:style-name="ce63" table:content-validation-name="val11" office:value-type="time" office:time-value="PT03H00M00S">
            <text:p>3:00</text:p>
          </table:table-cell>
          <table:table-cell table:number-columns-repeated="4" table:style-name="ce63" table:content-validation-name="val11" office:value-type="time" office:time-value="PT02H00M00S">
            <text:p>2:00</text:p>
          </table:table-cell>
          <table:table-cell table:style-name="ce63" table:content-validation-name="val11" table:number-columns-repeated="18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0" office:value-type="string">
            <text:p>Pratique délibérée</text:p>
          </table:table-cell>
          <table:table-cell table:style-name="ce48"/>
          <table:table-cell table:style-name="ce84" table:formula="of:=SUM([.E7:.AI7])" office:value-type="time" office:time-value="PT00H00M00S">
            <text:p>0:00</text:p>
          </table:table-cell>
          <table:table-cell table:style-name="ce63" table:content-validation-name="val11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0" office:value-type="string">
            <text:p>Activité complémentaire</text:p>
          </table:table-cell>
          <table:table-cell table:style-name="ce48"/>
          <table:table-cell table:style-name="ce84" table:formula="of:=SUM([.E8:.AI8])" office:value-type="time" office:time-value="PT04H00M00S">
            <text:p>4:00</text:p>
          </table:table-cell>
          <table:table-cell table:style-name="ce63" table:content-validation-name="val11" table:number-columns-repeated="2"/>
          <table:table-cell table:number-columns-repeated="4" table:style-name="ce63" table:content-validation-name="val11" office:value-type="time" office:time-value="PT00H30M00S">
            <text:p>0:30</text:p>
          </table:table-cell>
          <table:table-cell table:style-name="ce63" table:content-validation-name="val11" table:number-columns-repeated="3"/>
          <table:table-cell table:number-columns-repeated="4" table:style-name="ce63" table:content-validation-name="val11" office:value-type="time" office:time-value="PT00H30M00S">
            <text:p>0:30</text:p>
          </table:table-cell>
          <table:table-cell table:style-name="ce63" table:content-validation-name="val11" table:number-columns-repeated="18"/>
          <table:table-cell table:number-columns-repeated="989"/>
        </table:table-row>
        <table:table-row table:style-name="ro11">
          <table:table-cell table:style-name="ce83" office:value-type="string" table:number-columns-spanned="3" table:number-rows-spanned="1">
            <text:p><text:s/>🎯Niveau Visé : Savoir tester l'adéquation par un test statistique, interprèter une ACP, construire et lire un dendogramme</text:p>
          </table:table-cell>
          <table:covered-table-cell table:number-columns-repeated="2"/>
          <table:table-cell table:style-name="ce85" table:formula="of:=SUM([.D4:.D8])" office:value-type="time" office:time-value="PT31H00M00S">
            <text:p>31:00</text:p>
          </table:table-cell>
          <table:table-cell table:style-name="ce87" table:formula="of:=SUM([.E4:.E8])" office:value-type="time" office:time-value="PT02H00M00S">
            <text:p>2:00</text:p>
          </table:table-cell>
          <table:table-cell table:style-name="ce87" table:formula="of:=SUM([.F4:.F8])" office:value-type="time" office:time-value="PT03H00M00S">
            <text:p>3:00</text:p>
          </table:table-cell>
          <table:table-cell table:style-name="ce87" table:formula="of:=SUM([.G4:.G8])" office:value-type="time" office:time-value="PT02H30M00S">
            <text:p>2:30</text:p>
          </table:table-cell>
          <table:table-cell table:style-name="ce87" table:formula="of:=SUM([.H4:.H8])" office:value-type="time" office:time-value="PT02H30M00S">
            <text:p>2:30</text:p>
          </table:table-cell>
          <table:table-cell table:style-name="ce87" table:formula="of:=SUM([.I4:.I8])" office:value-type="time" office:time-value="PT02H30M00S">
            <text:p>2:30</text:p>
          </table:table-cell>
          <table:table-cell table:style-name="ce87" table:formula="of:=SUM([.J4:.J8])" office:value-type="time" office:time-value="PT02H30M00S">
            <text:p>2:30</text:p>
          </table:table-cell>
          <table:table-cell table:style-name="ce87" table:formula="of:=SUM([.K4:.K8])" office:value-type="time" office:time-value="PT00H00M00S">
            <text:p>0:00</text:p>
          </table:table-cell>
          <table:table-cell table:style-name="ce87" table:formula="of:=SUM([.L4:.L8])" office:value-type="time" office:time-value="PT03H00M00S">
            <text:p>3:00</text:p>
          </table:table-cell>
          <table:table-cell table:style-name="ce87" table:formula="of:=SUM([.M4:.M8])" office:value-type="time" office:time-value="PT03H00M00S">
            <text:p>3:00</text:p>
          </table:table-cell>
          <table:table-cell table:style-name="ce87" table:formula="of:=SUM([.N4:.N8])" office:value-type="time" office:time-value="PT02H30M00S">
            <text:p>2:30</text:p>
          </table:table-cell>
          <table:table-cell table:style-name="ce87" table:formula="of:=SUM([.O4:.O8])" office:value-type="time" office:time-value="PT02H30M00S">
            <text:p>2:30</text:p>
          </table:table-cell>
          <table:table-cell table:style-name="ce87" table:formula="of:=SUM([.P4:.P8])" office:value-type="time" office:time-value="PT02H30M00S">
            <text:p>2:30</text:p>
          </table:table-cell>
          <table:table-cell table:style-name="ce87" table:formula="of:=SUM([.Q4:.Q8])" office:value-type="time" office:time-value="PT02H30M00S">
            <text:p>2:30</text:p>
          </table:table-cell>
          <table:table-cell table:style-name="ce87" table:formula="of:=SUM([.R4:.R8])" office:value-type="time" office:time-value="PT00H00M00S">
            <text:p>0:00</text:p>
          </table:table-cell>
          <table:table-cell table:style-name="ce87" table:formula="of:=SUM([.S4:.S8])" office:value-type="time" office:time-value="PT00H00M00S">
            <text:p>0:00</text:p>
          </table:table-cell>
          <table:table-cell table:style-name="ce87" table:formula="of:=SUM([.T4:.T8])" office:value-type="time" office:time-value="PT00H00M00S">
            <text:p>0:00</text:p>
          </table:table-cell>
          <table:table-cell table:style-name="ce87" table:formula="of:=SUM([.U4:.U8])" office:value-type="time" office:time-value="PT00H00M00S">
            <text:p>0:00</text:p>
          </table:table-cell>
          <table:table-cell table:style-name="ce87" table:formula="of:=SUM([.V4:.V8])" office:value-type="time" office:time-value="PT00H00M00S">
            <text:p>0:00</text:p>
          </table:table-cell>
          <table:table-cell table:style-name="ce87" table:formula="of:=SUM([.W4:.W8])" office:value-type="time" office:time-value="PT00H00M00S">
            <text:p>0:00</text:p>
          </table:table-cell>
          <table:table-cell table:style-name="ce87" table:formula="of:=SUM([.X4:.X8])" office:value-type="time" office:time-value="PT00H00M00S">
            <text:p>0:00</text:p>
          </table:table-cell>
          <table:table-cell table:style-name="ce87" table:formula="of:=SUM([.Y4:.Y8])" office:value-type="time" office:time-value="PT00H00M00S">
            <text:p>0:00</text:p>
          </table:table-cell>
          <table:table-cell table:style-name="ce87" table:formula="of:=SUM([.Z4:.Z8])" office:value-type="time" office:time-value="PT00H00M00S">
            <text:p>0:00</text:p>
          </table:table-cell>
          <table:table-cell table:style-name="ce87" table:formula="of:=SUM([.AA4:.AA8])" office:value-type="time" office:time-value="PT00H00M00S">
            <text:p>0:00</text:p>
          </table:table-cell>
          <table:table-cell table:style-name="ce87" table:formula="of:=SUM([.AB4:.AB8])" office:value-type="time" office:time-value="PT00H00M00S">
            <text:p>0:00</text:p>
          </table:table-cell>
          <table:table-cell table:style-name="ce87" table:formula="of:=SUM([.AC4:.AC8])" office:value-type="time" office:time-value="PT00H00M00S">
            <text:p>0:00</text:p>
          </table:table-cell>
          <table:table-cell table:style-name="ce87" table:formula="of:=SUM([.AD4:.AD8])" office:value-type="time" office:time-value="PT00H00M00S">
            <text:p>0:00</text:p>
          </table:table-cell>
          <table:table-cell table:style-name="ce87" table:formula="of:=SUM([.AE4:.AE8])" office:value-type="time" office:time-value="PT00H00M00S">
            <text:p>0:00</text:p>
          </table:table-cell>
          <table:table-cell table:style-name="ce87" table:formula="of:=SUM([.AF4:.AF8])" office:value-type="time" office:time-value="PT00H00M00S">
            <text:p>0:00</text:p>
          </table:table-cell>
          <table:table-cell table:style-name="ce87" table:formula="of:=SUM([.AG4:.AG8])" office:value-type="time" office:time-value="PT00H00M00S">
            <text:p>0:00</text:p>
          </table:table-cell>
          <table:table-cell table:style-name="ce87" table:formula="of:=SUM([.AH4:.AH8])" office:value-type="time" office:time-value="PT00H00M00S">
            <text:p>0:00</text:p>
          </table:table-cell>
          <table:table-cell table:style-name="ce87" table:formula="of:=SUM([.AI4:.AI8])" office:value-type="time" office:time-value="PT00H00M00S">
            <text:p>0:00</text:p>
          </table:table-cell>
          <table:table-cell table:number-columns-repeated="989"/>
        </table:table-row>
        <table:table-row table:style-name="ro20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20">
          <table:table-cell table:style-name="ce88" office:value-type="string">
            <text:p>2 semaines de congés à partir du 14 août</text:p>
          </table:table-cell>
          <table:table-cell table:style-name="ce44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20" table:number-rows-repeated="66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ptembre 2020" table:style-name="ta7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0" table:default-cell-style-name="Default"/>
        <table:table-column table:style-name="co4" table:visibility="collapse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09-01" table:number-columns-spanned="27" table:number-rows-spanned="1">
            <text:p>septembre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8.483cm" svg:height="1.931cm" svg:x="103.05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315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8" draw:text-style-name="P1" svg:width="12.487cm" svg:height="9.498cm" svg:x="19.884cm" svg:y="2.645cm" draw:caption-point-x="-0.48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888cm" svg:y="2.645cm" draw:caption-point-x="-0.495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09-01">
            <text:p>mardi 1 </text:p>
          </table:table-cell>
          <table:table-cell table:style-name="ce61" table:formula="of:=[.E2]+[.$AF$1]" office:value-type="date" office:date-value="2020-09-02">
            <text:p>mercredi 2 </text:p>
          </table:table-cell>
          <table:table-cell table:style-name="ce61" table:formula="of:=[.F2]+[.$AF$1]" office:value-type="date" office:date-value="2020-09-03">
            <text:p>jeudi 3 </text:p>
          </table:table-cell>
          <table:table-cell table:style-name="ce61" table:formula="of:=[.G2]+[.$AF$1]" office:value-type="date" office:date-value="2020-09-04">
            <text:p>vendredi 4 </text:p>
          </table:table-cell>
          <table:table-cell table:style-name="ce61" table:formula="of:=[.H2]+[.$AF$1]" office:value-type="date" office:date-value="2020-09-05">
            <text:p>samedi 5 </text:p>
          </table:table-cell>
          <table:table-cell table:style-name="ce61" table:formula="of:=[.I2]+[.$AF$1]" office:value-type="date" office:date-value="2020-09-06">
            <text:p>dimanche 6 </text:p>
          </table:table-cell>
          <table:table-cell table:style-name="ce61" table:formula="of:=[.J2]+[.$AF$1]" office:value-type="date" office:date-value="2020-09-07">
            <text:p>lundi 7 </text:p>
          </table:table-cell>
          <table:table-cell table:style-name="ce61" table:formula="of:=[.K2]+[.$AF$1]" office:value-type="date" office:date-value="2020-09-08">
            <text:p>mardi 8 </text:p>
          </table:table-cell>
          <table:table-cell table:style-name="ce61" table:formula="of:=[.L2]+[.$AF$1]" office:value-type="date" office:date-value="2020-09-09">
            <text:p>mercredi 9 </text:p>
          </table:table-cell>
          <table:table-cell table:style-name="ce61" table:formula="of:=[.M2]+[.$AF$1]" office:value-type="date" office:date-value="2020-09-10">
            <text:p>jeudi 10 </text:p>
          </table:table-cell>
          <table:table-cell table:style-name="ce61" table:formula="of:=[.N2]+[.$AF$1]" office:value-type="date" office:date-value="2020-09-11">
            <text:p>vendredi 11 </text:p>
          </table:table-cell>
          <table:table-cell table:style-name="ce61" table:formula="of:=[.O2]+[.$AF$1]" office:value-type="date" office:date-value="2020-09-12">
            <text:p>samedi 12 </text:p>
          </table:table-cell>
          <table:table-cell table:style-name="ce61" table:formula="of:=[.P2]+[.$AF$1]" office:value-type="date" office:date-value="2020-09-13">
            <text:p>dimanche 13 </text:p>
          </table:table-cell>
          <table:table-cell table:style-name="ce61" table:formula="of:=[.Q2]+[.$AF$1]" office:value-type="date" office:date-value="2020-09-14">
            <text:p>lundi 14 </text:p>
          </table:table-cell>
          <table:table-cell table:style-name="ce61" table:formula="of:=[.R2]+[.$AF$1]" office:value-type="date" office:date-value="2020-09-15">
            <text:p>mardi 15 </text:p>
          </table:table-cell>
          <table:table-cell table:style-name="ce61" table:formula="of:=[.S2]+[.$AF$1]" office:value-type="date" office:date-value="2020-09-16">
            <text:p>mercredi 16 </text:p>
          </table:table-cell>
          <table:table-cell table:style-name="ce61" table:formula="of:=[.T2]+[.$AF$1]" office:value-type="date" office:date-value="2020-09-17">
            <text:p>jeudi 17 </text:p>
          </table:table-cell>
          <table:table-cell table:style-name="ce61" table:formula="of:=[.U2]+[.$AF$1]" office:value-type="date" office:date-value="2020-09-18">
            <text:p>vendredi 18 </text:p>
          </table:table-cell>
          <table:table-cell table:style-name="ce61" table:formula="of:=[.V2]+[.$AF$1]" office:value-type="date" office:date-value="2020-09-19">
            <text:p>samedi 19 </text:p>
          </table:table-cell>
          <table:table-cell table:style-name="ce61" table:formula="of:=[.W2]+[.$AF$1]" office:value-type="date" office:date-value="2020-09-20">
            <text:p>dimanche 20 </text:p>
          </table:table-cell>
          <table:table-cell table:style-name="ce61" table:formula="of:=[.X2]+[.$AF$1]" office:value-type="date" office:date-value="2020-09-21">
            <text:p>lundi 21 </text:p>
          </table:table-cell>
          <table:table-cell table:style-name="ce61" table:formula="of:=[.Y2]+[.$AF$1]" office:value-type="date" office:date-value="2020-09-22">
            <text:p>mardi 22 </text:p>
          </table:table-cell>
          <table:table-cell table:style-name="ce61" table:formula="of:=[.Z2]+[.$AF$1]" office:value-type="date" office:date-value="2020-09-23">
            <text:p>mercredi 23 </text:p>
          </table:table-cell>
          <table:table-cell table:style-name="ce61" table:formula="of:=[.AA2]+[.$AF$1]" office:value-type="date" office:date-value="2020-09-24">
            <text:p>jeudi 24 </text:p>
          </table:table-cell>
          <table:table-cell table:style-name="ce61" table:formula="of:=[.AB2]+[.$AF$1]" office:value-type="date" office:date-value="2020-09-25">
            <text:p>vendredi 25 </text:p>
          </table:table-cell>
          <table:table-cell table:style-name="ce61" table:formula="of:=[.AC2]+[.$AF$1]" office:value-type="date" office:date-value="2020-09-26">
            <text:p>samedi 26 </text:p>
          </table:table-cell>
          <table:table-cell table:style-name="ce61" table:formula="of:=[.AD2]+[.$AF$1]" office:value-type="date" office:date-value="2020-09-27">
            <text:p>dimanche 27 </text:p>
          </table:table-cell>
          <table:table-cell table:style-name="ce61" table:formula="of:=[.AE2]+[.$AF$1]" office:value-type="date" office:date-value="2020-09-28">
            <text:p>lundi 28 </text:p>
          </table:table-cell>
          <table:table-cell table:style-name="ce61" table:formula="of:=[.AF2]+[.$AF$1]" office:value-type="date" office:date-value="2020-09-29">
            <text:p>mardi 29 </text:p>
          </table:table-cell>
          <table:table-cell table:style-name="ce61" table:formula="of:=[.AG2]+[.$AF$1]" office:value-type="date" office:date-value="2020-09-30">
            <text:p>mercredi 30 </text:p>
          </table:table-cell>
          <table:table-cell table:style-name="ce61" table:formula="of:=[.AH2]+[.$AF$1]" office:value-type="date" office:date-value="2020-10-01">
            <text:p>jeudi 1 </text:p>
          </table:table-cell>
          <table:table-cell table:number-columns-repeated="989"/>
        </table:table-row>
        <table:table-row table:style-name="ro8">
          <table:table-cell table:style-name="ce83" office:value-type="string" table:number-columns-spanned="4" table:number-rows-spanned="1">
            <text:p>Projet 5 : Produisez une étude de marché [Débutant]</text:p>
          </table:table-cell>
          <table:covered-table-cell table:number-columns-repeated="3"/>
          <table:table-cell table:style-name="ce8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une analyse exploratoire de données (moyen)</text:p>
          </table:table-cell>
          <table:table-cell table:style-name="ce47" table:content-validation-name="val12" office:value-type="string">
            <text:p>Séance guidée</text:p>
          </table:table-cell>
          <table:table-cell table:style-name="ce48"/>
          <table:table-cell table:style-name="ce84" table:formula="of:=SUM([.E4:.AI4])" office:value-type="time" office:time-value="PT00H00M00S">
            <text:p>0:00</text:p>
          </table:table-cell>
          <table:table-cell table:style-name="ce63" table:content-validation-name="val13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moyen)</text:p>
          </table:table-cell>
          <table:table-cell table:style-name="ce47" table:content-validation-name="val12" office:value-type="string">
            <text:p>Séance guidée</text:p>
          </table:table-cell>
          <table:table-cell table:style-name="ce48"/>
          <table:table-cell table:style-name="ce84" table:formula="of:=SUM([.E5:.AI5])" office:value-type="time" office:time-value="PT00H00M00S">
            <text:p>0:00</text:p>
          </table:table-cell>
          <table:table-cell table:style-name="ce63" table:content-validation-name="val13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</text:p>
          </table:table-cell>
          <table:table-cell table:style-name="ce47" table:content-validation-name="val12" office:value-type="string">
            <text:p>Pratique délibérée</text:p>
          </table:table-cell>
          <table:table-cell table:style-name="ce48"/>
          <table:table-cell table:style-name="ce84" table:formula="of:=SUM([.E6:.AI6])" office:value-type="time" office:time-value="PT52H00M00S">
            <text:p>52:00</text:p>
          </table:table-cell>
          <table:table-cell table:number-columns-repeated="3" table:style-name="ce63" table:content-validation-name="val13" office:value-type="time" office:time-value="PT02H00M00S">
            <text:p>2:00</text:p>
          </table:table-cell>
          <table:table-cell table:style-name="ce63" table:content-validation-name="val13"/>
          <table:table-cell table:number-columns-repeated="6" table:style-name="ce63" table:content-validation-name="val13" office:value-type="time" office:time-value="PT02H00M00S">
            <text:p>2:00</text:p>
          </table:table-cell>
          <table:table-cell table:style-name="ce63" table:content-validation-name="val13"/>
          <table:table-cell table:number-columns-repeated="6" table:style-name="ce63" table:content-validation-name="val13" office:value-type="time" office:time-value="PT02H00M00S">
            <text:p>2:00</text:p>
          </table:table-cell>
          <table:table-cell table:style-name="ce63" table:content-validation-name="val13"/>
          <table:table-cell table:number-columns-repeated="6" table:style-name="ce63" table:content-validation-name="val13" office:value-type="time" office:time-value="PT02H00M00S">
            <text:p>2:00</text:p>
          </table:table-cell>
          <table:table-cell table:style-name="ce63" table:content-validation-name="val13"/>
          <table:table-cell table:number-columns-repeated="5" table:style-name="ce63" table:content-validation-name="val13" office:value-type="time" office:time-value="PT02H00M00S">
            <text:p>2:00</text:p>
          </table:table-cell>
          <table:table-cell table:style-name="ce63" table:content-validation-name="val13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2" office:value-type="string">
            <text:p>Pratique délibérée</text:p>
          </table:table-cell>
          <table:table-cell table:style-name="ce48"/>
          <table:table-cell table:style-name="ce84" table:formula="of:=SUM([.E7:.AI7])" office:value-type="time" office:time-value="PT00H00M00S">
            <text:p>0:00</text:p>
          </table:table-cell>
          <table:table-cell table:style-name="ce63" table:content-validation-name="val13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2" office:value-type="string">
            <text:p>Activité complémentaire</text:p>
          </table:table-cell>
          <table:table-cell table:style-name="ce48"/>
          <table:table-cell table:style-name="ce84" table:formula="of:=SUM([.E8:.AI8])" office:value-type="time" office:time-value="PT09H00M00S">
            <text:p>9:00</text:p>
          </table:table-cell>
          <table:table-cell table:number-columns-repeated="3" table:style-name="ce63" table:content-validation-name="val13" office:value-type="time" office:time-value="PT00H30M00S">
            <text:p>0:30</text:p>
          </table:table-cell>
          <table:table-cell table:style-name="ce63" table:content-validation-name="val13" table:number-columns-repeated="3"/>
          <table:table-cell table:number-columns-repeated="4" table:style-name="ce63" table:content-validation-name="val13" office:value-type="time" office:time-value="PT00H30M00S">
            <text:p>0:30</text:p>
          </table:table-cell>
          <table:table-cell table:style-name="ce63" table:content-validation-name="val13" table:number-columns-repeated="3"/>
          <table:table-cell table:number-columns-repeated="4" table:style-name="ce63" table:content-validation-name="val13" office:value-type="time" office:time-value="PT00H30M00S">
            <text:p>0:30</text:p>
          </table:table-cell>
          <table:table-cell table:style-name="ce63" table:content-validation-name="val13" table:number-columns-repeated="3"/>
          <table:table-cell table:number-columns-repeated="4" table:style-name="ce63" table:content-validation-name="val13" office:value-type="time" office:time-value="PT00H30M00S">
            <text:p>0:30</text:p>
          </table:table-cell>
          <table:table-cell table:style-name="ce63" table:content-validation-name="val13" table:number-columns-repeated="3"/>
          <table:table-cell table:number-columns-repeated="3" table:style-name="ce63" table:content-validation-name="val13" office:value-type="time" office:time-value="PT00H30M00S">
            <text:p>0:30</text:p>
          </table:table-cell>
          <table:table-cell table:style-name="ce63" table:content-validation-name="val13"/>
          <table:table-cell table:number-columns-repeated="989"/>
        </table:table-row>
        <table:table-row table:style-name="ro11">
          <table:table-cell table:style-name="ce83" office:value-type="string" table:number-columns-spanned="3" table:number-rows-spanned="1">
            <text:p><text:s/>🎯Niveau Visé : Savoir tester l'adéquation par un test statistique, interprèter une ACP, construire et lire un dendogramme</text:p>
          </table:table-cell>
          <table:covered-table-cell table:number-columns-repeated="2"/>
          <table:table-cell table:style-name="ce85" table:formula="of:=SUM([.D4:.D8])" office:value-type="time" office:time-value="PT61H00M00S">
            <text:p>61:00</text:p>
          </table:table-cell>
          <table:table-cell table:style-name="ce87" table:formula="of:=SUM([.E4:.E8])" office:value-type="time" office:time-value="PT02H30M00S">
            <text:p>2:30</text:p>
          </table:table-cell>
          <table:table-cell table:style-name="ce87" table:formula="of:=SUM([.F4:.F8])" office:value-type="time" office:time-value="PT02H30M00S">
            <text:p>2:30</text:p>
          </table:table-cell>
          <table:table-cell table:style-name="ce87" table:formula="of:=SUM([.G4:.G8])" office:value-type="time" office:time-value="PT02H30M00S">
            <text:p>2:30</text:p>
          </table:table-cell>
          <table:table-cell table:style-name="ce87" table:formula="of:=SUM([.H4:.H8])" office:value-type="time" office:time-value="PT00H00M00S">
            <text:p>0:00</text:p>
          </table:table-cell>
          <table:table-cell table:style-name="ce87" table:formula="of:=SUM([.I4:.I8])" office:value-type="time" office:time-value="PT02H00M00S">
            <text:p>2:00</text:p>
          </table:table-cell>
          <table:table-cell table:style-name="ce87" table:formula="of:=SUM([.J4:.J8])" office:value-type="time" office:time-value="PT02H00M00S">
            <text:p>2:00</text:p>
          </table:table-cell>
          <table:table-cell table:style-name="ce87" table:formula="of:=SUM([.K4:.K8])" office:value-type="time" office:time-value="PT02H30M00S">
            <text:p>2:30</text:p>
          </table:table-cell>
          <table:table-cell table:style-name="ce87" table:formula="of:=SUM([.L4:.L8])" office:value-type="time" office:time-value="PT02H30M00S">
            <text:p>2:30</text:p>
          </table:table-cell>
          <table:table-cell table:style-name="ce87" table:formula="of:=SUM([.M4:.M8])" office:value-type="time" office:time-value="PT02H30M00S">
            <text:p>2:30</text:p>
          </table:table-cell>
          <table:table-cell table:style-name="ce87" table:formula="of:=SUM([.N4:.N8])" office:value-type="time" office:time-value="PT02H30M00S">
            <text:p>2:30</text:p>
          </table:table-cell>
          <table:table-cell table:style-name="ce87" table:formula="of:=SUM([.O4:.O8])" office:value-type="time" office:time-value="PT00H00M00S">
            <text:p>0:00</text:p>
          </table:table-cell>
          <table:table-cell table:style-name="ce87" table:formula="of:=SUM([.P4:.P8])" office:value-type="time" office:time-value="PT02H00M00S">
            <text:p>2:00</text:p>
          </table:table-cell>
          <table:table-cell table:style-name="ce87" table:formula="of:=SUM([.Q4:.Q8])" office:value-type="time" office:time-value="PT02H00M00S">
            <text:p>2:00</text:p>
          </table:table-cell>
          <table:table-cell table:style-name="ce87" table:formula="of:=SUM([.R4:.R8])" office:value-type="time" office:time-value="PT02H30M00S">
            <text:p>2:30</text:p>
          </table:table-cell>
          <table:table-cell table:style-name="ce87" table:formula="of:=SUM([.S4:.S8])" office:value-type="time" office:time-value="PT02H30M00S">
            <text:p>2:30</text:p>
          </table:table-cell>
          <table:table-cell table:style-name="ce87" table:formula="of:=SUM([.T4:.T8])" office:value-type="time" office:time-value="PT02H30M00S">
            <text:p>2:30</text:p>
          </table:table-cell>
          <table:table-cell table:style-name="ce87" table:formula="of:=SUM([.U4:.U8])" office:value-type="time" office:time-value="PT02H30M00S">
            <text:p>2:30</text:p>
          </table:table-cell>
          <table:table-cell table:style-name="ce87" table:formula="of:=SUM([.V4:.V8])" office:value-type="time" office:time-value="PT00H00M00S">
            <text:p>0:00</text:p>
          </table:table-cell>
          <table:table-cell table:style-name="ce87" table:formula="of:=SUM([.W4:.W8])" office:value-type="time" office:time-value="PT02H00M00S">
            <text:p>2:00</text:p>
          </table:table-cell>
          <table:table-cell table:style-name="ce87" table:formula="of:=SUM([.X4:.X8])" office:value-type="time" office:time-value="PT02H00M00S">
            <text:p>2:00</text:p>
          </table:table-cell>
          <table:table-cell table:style-name="ce87" table:formula="of:=SUM([.Y4:.Y8])" office:value-type="time" office:time-value="PT02H30M00S">
            <text:p>2:30</text:p>
          </table:table-cell>
          <table:table-cell table:style-name="ce87" table:formula="of:=SUM([.Z4:.Z8])" office:value-type="time" office:time-value="PT02H30M00S">
            <text:p>2:30</text:p>
          </table:table-cell>
          <table:table-cell table:style-name="ce87" table:formula="of:=SUM([.AA4:.AA8])" office:value-type="time" office:time-value="PT02H30M00S">
            <text:p>2:30</text:p>
          </table:table-cell>
          <table:table-cell table:style-name="ce87" table:formula="of:=SUM([.AB4:.AB8])" office:value-type="time" office:time-value="PT02H30M00S">
            <text:p>2:30</text:p>
          </table:table-cell>
          <table:table-cell table:style-name="ce87" table:formula="of:=SUM([.AC4:.AC8])" office:value-type="time" office:time-value="PT00H00M00S">
            <text:p>0:00</text:p>
          </table:table-cell>
          <table:table-cell table:style-name="ce87" table:formula="of:=SUM([.AD4:.AD8])" office:value-type="time" office:time-value="PT02H00M00S">
            <text:p>2:00</text:p>
          </table:table-cell>
          <table:table-cell table:style-name="ce87" table:formula="of:=SUM([.AE4:.AE8])" office:value-type="time" office:time-value="PT02H00M00S">
            <text:p>2:00</text:p>
          </table:table-cell>
          <table:table-cell table:style-name="ce87" table:formula="of:=SUM([.AF4:.AF8])" office:value-type="time" office:time-value="PT02H30M00S">
            <text:p>2:30</text:p>
          </table:table-cell>
          <table:table-cell table:style-name="ce87" table:formula="of:=SUM([.AG4:.AG8])" office:value-type="time" office:time-value="PT02H30M00S">
            <text:p>2:30</text:p>
          </table:table-cell>
          <table:table-cell table:style-name="ce87" table:formula="of:=SUM([.AH4:.AH8])" office:value-type="time" office:time-value="PT02H30M00S">
            <text:p>2:30</text:p>
          </table:table-cell>
          <table:table-cell table:style-name="ce67" table:formula="of:=SUM([.AI4:.AI7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ctobre 2020" table:style-name="ta8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10-01" table:number-columns-spanned="27" table:number-rows-spanned="1">
            <text:p>octobre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5" draw:text-style-name="P1" svg:width="12.487cm" svg:height="8.572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10-01">
            <text:p>jeudi 1 </text:p>
          </table:table-cell>
          <table:table-cell table:style-name="ce61" table:formula="of:=[.E2]+[.$AF$1]" office:value-type="date" office:date-value="2020-10-02">
            <text:p>vendredi 2 </text:p>
          </table:table-cell>
          <table:table-cell table:style-name="ce61" table:formula="of:=[.F2]+[.$AF$1]" office:value-type="date" office:date-value="2020-10-03">
            <text:p>samedi 3 </text:p>
          </table:table-cell>
          <table:table-cell table:style-name="ce61" table:formula="of:=[.G2]+[.$AF$1]" office:value-type="date" office:date-value="2020-10-04">
            <text:p>dimanche 4 </text:p>
          </table:table-cell>
          <table:table-cell table:style-name="ce61" table:formula="of:=[.H2]+[.$AF$1]" office:value-type="date" office:date-value="2020-10-05">
            <text:p>lundi 5 </text:p>
          </table:table-cell>
          <table:table-cell table:style-name="ce61" table:formula="of:=[.I2]+[.$AF$1]" office:value-type="date" office:date-value="2020-10-06">
            <text:p>mardi 6 </text:p>
          </table:table-cell>
          <table:table-cell table:style-name="ce61" table:formula="of:=[.J2]+[.$AF$1]" office:value-type="date" office:date-value="2020-10-07">
            <text:p>mercredi 7 </text:p>
          </table:table-cell>
          <table:table-cell table:style-name="ce61" table:formula="of:=[.K2]+[.$AF$1]" office:value-type="date" office:date-value="2020-10-08">
            <text:p>jeudi 8 </text:p>
          </table:table-cell>
          <table:table-cell table:style-name="ce61" table:formula="of:=[.L2]+[.$AF$1]" office:value-type="date" office:date-value="2020-10-09">
            <text:p>vendredi 9 </text:p>
          </table:table-cell>
          <table:table-cell table:style-name="ce61" table:formula="of:=[.M2]+[.$AF$1]" office:value-type="date" office:date-value="2020-10-10">
            <text:p>samedi 10 </text:p>
          </table:table-cell>
          <table:table-cell table:style-name="ce61" table:formula="of:=[.N2]+[.$AF$1]" office:value-type="date" office:date-value="2020-10-11">
            <text:p>dimanche 11 </text:p>
          </table:table-cell>
          <table:table-cell table:style-name="ce61" table:formula="of:=[.O2]+[.$AF$1]" office:value-type="date" office:date-value="2020-10-12">
            <text:p>lundi 12 </text:p>
          </table:table-cell>
          <table:table-cell table:style-name="ce61" table:formula="of:=[.P2]+[.$AF$1]" office:value-type="date" office:date-value="2020-10-13">
            <text:p>mardi 13 </text:p>
          </table:table-cell>
          <table:table-cell table:style-name="ce61" table:formula="of:=[.Q2]+[.$AF$1]" office:value-type="date" office:date-value="2020-10-14">
            <text:p>mercredi 14 </text:p>
          </table:table-cell>
          <table:table-cell table:style-name="ce61" table:formula="of:=[.R2]+[.$AF$1]" office:value-type="date" office:date-value="2020-10-15">
            <text:p>jeudi 15 </text:p>
          </table:table-cell>
          <table:table-cell table:style-name="ce61" table:formula="of:=[.S2]+[.$AF$1]" office:value-type="date" office:date-value="2020-10-16">
            <text:p>vendredi 16 </text:p>
          </table:table-cell>
          <table:table-cell table:style-name="ce61" table:formula="of:=[.T2]+[.$AF$1]" office:value-type="date" office:date-value="2020-10-17">
            <text:p>samedi 17 </text:p>
          </table:table-cell>
          <table:table-cell table:style-name="ce61" table:formula="of:=[.U2]+[.$AF$1]" office:value-type="date" office:date-value="2020-10-18">
            <text:p>dimanche 18 </text:p>
          </table:table-cell>
          <table:table-cell table:style-name="ce61" table:formula="of:=[.V2]+[.$AF$1]" office:value-type="date" office:date-value="2020-10-19">
            <text:p>lundi 19 </text:p>
          </table:table-cell>
          <table:table-cell table:style-name="ce61" table:formula="of:=[.W2]+[.$AF$1]" office:value-type="date" office:date-value="2020-10-20">
            <text:p>mardi 20 </text:p>
          </table:table-cell>
          <table:table-cell table:style-name="ce61" table:formula="of:=[.X2]+[.$AF$1]" office:value-type="date" office:date-value="2020-10-21">
            <text:p>mercredi 21 </text:p>
          </table:table-cell>
          <table:table-cell table:style-name="ce61" table:formula="of:=[.Y2]+[.$AF$1]" office:value-type="date" office:date-value="2020-10-22">
            <text:p>jeudi 22 </text:p>
          </table:table-cell>
          <table:table-cell table:style-name="ce61" table:formula="of:=[.Z2]+[.$AF$1]" office:value-type="date" office:date-value="2020-10-23">
            <text:p>vendredi 23 </text:p>
          </table:table-cell>
          <table:table-cell table:style-name="ce61" table:formula="of:=[.AA2]+[.$AF$1]" office:value-type="date" office:date-value="2020-10-24">
            <text:p>samedi 24 </text:p>
          </table:table-cell>
          <table:table-cell table:style-name="ce61" table:formula="of:=[.AB2]+[.$AF$1]" office:value-type="date" office:date-value="2020-10-25">
            <text:p>dimanche 25 </text:p>
          </table:table-cell>
          <table:table-cell table:style-name="ce61" table:formula="of:=[.AC2]+[.$AF$1]" office:value-type="date" office:date-value="2020-10-26">
            <text:p>lundi 26 </text:p>
          </table:table-cell>
          <table:table-cell table:style-name="ce61" table:formula="of:=[.AD2]+[.$AF$1]" office:value-type="date" office:date-value="2020-10-27">
            <text:p>mardi 27 </text:p>
          </table:table-cell>
          <table:table-cell table:style-name="ce61" table:formula="of:=[.AE2]+[.$AF$1]" office:value-type="date" office:date-value="2020-10-28">
            <text:p>mercredi 28 </text:p>
          </table:table-cell>
          <table:table-cell table:style-name="ce61" table:formula="of:=[.AF2]+[.$AF$1]" office:value-type="date" office:date-value="2020-10-29">
            <text:p>jeudi 29 </text:p>
          </table:table-cell>
          <table:table-cell table:style-name="ce61" table:formula="of:=[.AG2]+[.$AF$1]" office:value-type="date" office:date-value="2020-10-30">
            <text:p>vendredi 30 </text:p>
          </table:table-cell>
          <table:table-cell table:style-name="ce61" table:formula="of:=[.AH2]+[.$AF$1]" office:value-type="date" office:date-value="2020-10-31">
            <text:p>samedi 31 </text:p>
          </table:table-cell>
          <table:table-cell table:number-columns-repeated="989"/>
        </table:table-row>
        <table:table-row table:style-name="ro8">
          <table:table-cell table:style-name="ce40" office:value-type="string" table:number-columns-spanned="4" table:number-rows-spanned="1">
            <text:p>Projet 5 : Produisez une étude de marché [Débutant]</text:p>
          </table:table-cell>
          <table:covered-table-cell table:number-columns-repeated="3"/>
          <table:table-cell table:style-name="ce6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une analyse exploratoire de données (moyen)</text:p>
          </table:table-cell>
          <table:table-cell table:style-name="ce47" table:content-validation-name="val14" office:value-type="string">
            <text:p>Séance guidée</text:p>
          </table:table-cell>
          <table:table-cell table:style-name="ce48"/>
          <table:table-cell table:style-name="ce54" table:formula="of:=SUM([.E4:.AI4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moyen)</text:p>
          </table:table-cell>
          <table:table-cell table:style-name="ce47" table:content-validation-name="val14" office:value-type="string">
            <text:p>Séance guidée</text:p>
          </table:table-cell>
          <table:table-cell table:style-name="ce48"/>
          <table:table-cell table:style-name="ce54" table:formula="of:=SUM([.E5:.AI5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54" table:formula="of:=SUM([.E6:.AI6])" office:value-type="time" office:time-value="PT48H00M00S">
            <text:p>48:00</text:p>
          </table:table-cell>
          <table:table-cell table:style-name="ce63" table:content-validation-name="val15" office:value-type="time" office:time-value="PT02H00M00S">
            <text:p>2:00</text:p>
          </table:table-cell>
          <table:table-cell table:style-name="ce63" table:content-validation-name="val15"/>
          <table:table-cell table:number-columns-repeated="6" table:style-name="ce63" table:content-validation-name="val15" office:value-type="time" office:time-value="PT02H00M00S">
            <text:p>2:00</text:p>
          </table:table-cell>
          <table:table-cell table:style-name="ce63" table:content-validation-name="val15"/>
          <table:table-cell table:number-columns-repeated="6" table:style-name="ce63" table:content-validation-name="val15" office:value-type="time" office:time-value="PT02H00M00S">
            <text:p>2:00</text:p>
          </table:table-cell>
          <table:table-cell table:style-name="ce63" table:content-validation-name="val15"/>
          <table:table-cell table:number-columns-repeated="6" table:style-name="ce63" table:content-validation-name="val15" office:value-type="time" office:time-value="PT02H00M00S">
            <text:p>2:00</text:p>
          </table:table-cell>
          <table:table-cell table:style-name="ce63" table:content-validation-name="val15"/>
          <table:table-cell table:number-columns-repeated="5" table:style-name="ce63" table:content-validation-name="val15" office:value-type="time" office:time-value="PT02H00M00S">
            <text:p>2:00</text:p>
          </table:table-cell>
          <table:table-cell table:style-name="ce63" table:content-validation-name="val15" table:number-columns-repeated="3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54" table:formula="of:=SUM([.E7:.AI7])" office:value-type="time" office:time-value="PT01H00M00S">
            <text:p>1:00</text:p>
          </table:table-cell>
          <table:table-cell table:style-name="ce63" table:content-validation-name="val15" table:number-columns-repeated="28"/>
          <table:table-cell table:style-name="ce63" table:content-validation-name="val15" office:value-type="time" office:time-value="PT01H00M00S">
            <text:p>1:00</text:p>
          </table:table-cell>
          <table:table-cell table:style-name="ce63" table:content-validation-name="val15" table:number-columns-repeated="2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4" office:value-type="string">
            <text:p>Activité complémentaire</text:p>
          </table:table-cell>
          <table:table-cell table:style-name="ce48"/>
          <table:table-cell table:style-name="ce54" table:formula="of:=SUM([.E8:.AI8])" office:value-type="time" office:time-value="PT08H00M00S">
            <text:p>8:00</text:p>
          </table:table-cell>
          <table:table-cell table:style-name="ce63" table:content-validation-name="val15" office:value-type="time" office:time-value="PT00H30M00S">
            <text:p>0:30</text:p>
          </table:table-cell>
          <table:table-cell table:style-name="ce63" table:content-validation-name="val15" table:number-columns-repeated="3"/>
          <table:table-cell table:number-columns-repeated="4" table:style-name="ce63" table:content-validation-name="val15" office:value-type="time" office:time-value="PT00H30M00S">
            <text:p>0:30</text:p>
          </table:table-cell>
          <table:table-cell table:style-name="ce63" table:content-validation-name="val15" table:number-columns-repeated="3"/>
          <table:table-cell table:number-columns-repeated="4" table:style-name="ce63" table:content-validation-name="val15" office:value-type="time" office:time-value="PT00H30M00S">
            <text:p>0:30</text:p>
          </table:table-cell>
          <table:table-cell table:style-name="ce63" table:content-validation-name="val15" table:number-columns-repeated="3"/>
          <table:table-cell table:number-columns-repeated="4" table:style-name="ce63" table:content-validation-name="val15" office:value-type="time" office:time-value="PT00H30M00S">
            <text:p>0:30</text:p>
          </table:table-cell>
          <table:table-cell table:style-name="ce63" table:content-validation-name="val15" table:number-columns-repeated="3"/>
          <table:table-cell table:number-columns-repeated="3" table:style-name="ce63" table:content-validation-name="val15" office:value-type="time" office:time-value="PT00H30M00S">
            <text:p>0:30</text:p>
          </table:table-cell>
          <table:table-cell table:style-name="ce63" table:content-validation-name="val15" table:number-columns-repeated="3"/>
          <table:table-cell table:number-columns-repeated="989"/>
        </table:table-row>
        <table:table-row table:style-name="ro11">
          <table:table-cell table:style-name="ce41" office:value-type="string" table:number-columns-spanned="3" table:number-rows-spanned="1">
            <text:p><text:s/>🎯Niveau Visé : Savoir tester l'adéquation par un test statistique, savoir interpréter une ACP, savoir construire et lire un dendogramme</text:p>
          </table:table-cell>
          <table:covered-table-cell table:number-columns-repeated="2"/>
          <table:table-cell table:style-name="ce55" table:formula="of:=SUM([.D4:.D8])" office:value-type="time" office:time-value="PT57H00M00S">
            <text:p>57:00</text:p>
          </table:table-cell>
          <table:table-cell table:style-name="ce67" table:formula="of:=SUM([.E4:.E8])" office:value-type="time" office:time-value="PT02H30M00S">
            <text:p>2:30</text:p>
          </table:table-cell>
          <table:table-cell table:style-name="ce67" table:formula="of:=SUM([.F4:.F8])" office:value-type="time" office:time-value="PT00H00M00S">
            <text:p>0:00</text:p>
          </table:table-cell>
          <table:table-cell table:style-name="ce67" table:formula="of:=SUM([.G4:.G8])" office:value-type="time" office:time-value="PT02H00M00S">
            <text:p>2:00</text:p>
          </table:table-cell>
          <table:table-cell table:style-name="ce67" table:formula="of:=SUM([.H4:.H8])" office:value-type="time" office:time-value="PT02H00M00S">
            <text:p>2:00</text:p>
          </table:table-cell>
          <table:table-cell table:style-name="ce67" table:formula="of:=SUM([.I4:.I8])" office:value-type="time" office:time-value="PT02H30M00S">
            <text:p>2:30</text:p>
          </table:table-cell>
          <table:table-cell table:style-name="ce67" table:formula="of:=SUM([.J4:.J8])" office:value-type="time" office:time-value="PT02H30M00S">
            <text:p>2:30</text:p>
          </table:table-cell>
          <table:table-cell table:style-name="ce67" table:formula="of:=SUM([.K4:.K8])" office:value-type="time" office:time-value="PT02H30M00S">
            <text:p>2:30</text:p>
          </table:table-cell>
          <table:table-cell table:style-name="ce67" table:formula="of:=SUM([.L4:.L8])" office:value-type="time" office:time-value="PT02H30M00S">
            <text:p>2:30</text:p>
          </table:table-cell>
          <table:table-cell table:style-name="ce67" table:formula="of:=SUM([.M4:.M8])" office:value-type="time" office:time-value="PT00H00M00S">
            <text:p>0:00</text:p>
          </table:table-cell>
          <table:table-cell table:style-name="ce67" table:formula="of:=SUM([.N4:.N8])" office:value-type="time" office:time-value="PT02H00M00S">
            <text:p>2:00</text:p>
          </table:table-cell>
          <table:table-cell table:style-name="ce67" table:formula="of:=SUM([.O4:.O8])" office:value-type="time" office:time-value="PT02H00M00S">
            <text:p>2:00</text:p>
          </table:table-cell>
          <table:table-cell table:style-name="ce67" table:formula="of:=SUM([.P4:.P8])" office:value-type="time" office:time-value="PT02H30M00S">
            <text:p>2:30</text:p>
          </table:table-cell>
          <table:table-cell table:style-name="ce67" table:formula="of:=SUM([.Q4:.Q8])" office:value-type="time" office:time-value="PT02H30M00S">
            <text:p>2:30</text:p>
          </table:table-cell>
          <table:table-cell table:style-name="ce67" table:formula="of:=SUM([.R4:.R8])" office:value-type="time" office:time-value="PT02H30M00S">
            <text:p>2:30</text:p>
          </table:table-cell>
          <table:table-cell table:style-name="ce67" table:formula="of:=SUM([.S4:.S8])" office:value-type="time" office:time-value="PT02H30M00S">
            <text:p>2:30</text:p>
          </table:table-cell>
          <table:table-cell table:style-name="ce67" table:formula="of:=SUM([.T4:.T8])" office:value-type="time" office:time-value="PT00H00M00S">
            <text:p>0:00</text:p>
          </table:table-cell>
          <table:table-cell table:style-name="ce67" table:formula="of:=SUM([.U4:.U8])" office:value-type="time" office:time-value="PT02H00M00S">
            <text:p>2:00</text:p>
          </table:table-cell>
          <table:table-cell table:style-name="ce67" table:formula="of:=SUM([.V4:.V8])" office:value-type="time" office:time-value="PT02H00M00S">
            <text:p>2:00</text:p>
          </table:table-cell>
          <table:table-cell table:style-name="ce67" table:formula="of:=SUM([.W4:.W8])" office:value-type="time" office:time-value="PT02H30M00S">
            <text:p>2:30</text:p>
          </table:table-cell>
          <table:table-cell table:style-name="ce67" table:formula="of:=SUM([.X4:.X8])" office:value-type="time" office:time-value="PT02H30M00S">
            <text:p>2:30</text:p>
          </table:table-cell>
          <table:table-cell table:style-name="ce67" table:formula="of:=SUM([.Y4:.Y8])" office:value-type="time" office:time-value="PT02H30M00S">
            <text:p>2:30</text:p>
          </table:table-cell>
          <table:table-cell table:style-name="ce67" table:formula="of:=SUM([.Z4:.Z8])" office:value-type="time" office:time-value="PT02H30M00S">
            <text:p>2:30</text:p>
          </table:table-cell>
          <table:table-cell table:style-name="ce67" table:formula="of:=SUM([.AA4:.AA8])" office:value-type="time" office:time-value="PT00H00M00S">
            <text:p>0:00</text:p>
          </table:table-cell>
          <table:table-cell table:style-name="ce67" table:formula="of:=SUM([.AB4:.AB8])" office:value-type="time" office:time-value="PT02H00M00S">
            <text:p>2:00</text:p>
          </table:table-cell>
          <table:table-cell table:style-name="ce67" table:formula="of:=SUM([.AC4:.AC8])" office:value-type="time" office:time-value="PT02H00M00S">
            <text:p>2:00</text:p>
          </table:table-cell>
          <table:table-cell table:style-name="ce67" table:formula="of:=SUM([.AD4:.AD8])" office:value-type="time" office:time-value="PT02H30M00S">
            <text:p>2:30</text:p>
          </table:table-cell>
          <table:table-cell table:style-name="ce67" table:formula="of:=SUM([.AE4:.AE8])" office:value-type="time" office:time-value="PT02H30M00S">
            <text:p>2:30</text:p>
          </table:table-cell>
          <table:table-cell table:style-name="ce67" table:formula="of:=SUM([.AF4:.AF8])" office:value-type="time" office:time-value="PT02H30M00S">
            <text:p>2:30</text:p>
          </table:table-cell>
          <table:table-cell table:style-name="ce67" table:formula="of:=SUM([.AG4:.AG8])" office:value-type="time" office:time-value="PT01H00M00S">
            <text:p>1:00</text:p>
          </table:table-cell>
          <table:table-cell table:style-name="ce67" table:formula="of:=SUM([.AH4:.AH8])" office:value-type="time" office:time-value="PT00H00M00S">
            <text:p>0:00</text:p>
          </table:table-cell>
          <table:table-cell table:style-name="ce67" table:formula="of:=SUM([.AI4:.AI8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89" table:number-columns-repeated="4"/>
          <table:table-cell table:style-name="ce93" table:number-columns-repeated="31"/>
          <table:table-cell table:number-columns-repeated="989"/>
        </table:table-row>
        <table:table-row table:style-name="ro8">
          <table:table-cell table:style-name="ce90" office:value-type="string" table:number-columns-spanned="4" table:number-rows-spanned="1">
            <text:p>Projet 6 : Détectez des faux billets [Débutant]</text:p>
          </table:table-cell>
          <table:covered-table-cell table:number-columns-repeated="3"/>
          <table:table-cell table:style-name="ce94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des modélisations de données performantes (difficile)</text:p>
          </table:table-cell>
          <table:table-cell table:style-name="ce47" table:content-validation-name="val14" office:value-type="string">
            <text:p>Séance guidée</text:p>
          </table:table-cell>
          <table:table-cell table:style-name="ce48"/>
          <table:table-cell table:style-name="ce91" table:formula="of:=SUM([.E12:.AI12])" office:value-type="time" office:time-value="PT02H00M00S">
            <text:p>2:00</text:p>
          </table:table-cell>
          <table:table-cell table:style-name="ce63" table:content-validation-name="val15" table:number-columns-repeated="30"/>
          <table:table-cell table:style-name="ce63" table:content-validation-name="val15" office:value-type="time" office:time-value="PT02H00M00S">
            <text:p>2:00</text:p>
          </table:table-cell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révision)</text:p>
          </table:table-cell>
          <table:table-cell table:style-name="ce47" table:content-validation-name="val14" office:value-type="string">
            <text:p>Séance guidée</text:p>
          </table:table-cell>
          <table:table-cell table:style-name="ce48"/>
          <table:table-cell table:style-name="ce91" table:formula="of:=SUM([.E13:.AI13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0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91" table:formula="of:=SUM([.E14:.AI14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91" table:formula="of:=SUM([.E15:.AI15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91" table:formula="of:=SUM([.E16:.AI16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91" table:formula="of:=SUM([.E17:.AI17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4" office:value-type="string">
            <text:p>Pratique délibérée</text:p>
          </table:table-cell>
          <table:table-cell table:style-name="ce48"/>
          <table:table-cell table:style-name="ce91" table:formula="of:=SUM([.E18:.AI18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4" office:value-type="string">
            <text:p>Activité complémentaire</text:p>
          </table:table-cell>
          <table:table-cell table:style-name="ce48"/>
          <table:table-cell table:style-name="ce91" table:formula="of:=SUM([.E19:.AI19])" office:value-type="time" office:time-value="PT00H00M00S">
            <text:p>0:00</text:p>
          </table:table-cell>
          <table:table-cell table:style-name="ce63" table:content-validation-name="val15" table:number-columns-repeated="31"/>
          <table:table-cell table:number-columns-repeated="989"/>
        </table:table-row>
        <table:table-row table:style-name="ro19">
          <table:table-cell table:style-name="ce90" office:value-type="string" table:number-columns-spanned="3" table:number-rows-spanned="1">
            <text:p><text:s/>🎯 Niveau visé : Savoir interpréter une ACP, savoir modéliser grace à la modélisation logistique, savoir réaliser une ACP, savoir utiliser un algorithme de clustering de type Kmeans</text:p>
          </table:table-cell>
          <table:covered-table-cell table:number-columns-repeated="2"/>
          <table:table-cell table:style-name="ce92" table:formula="of:=SUM([.D12:.D19])" office:value-type="time" office:time-value="PT02H00M00S">
            <text:p>2:00</text:p>
          </table:table-cell>
          <table:table-cell table:style-name="ce95" table:formula="of:=SUM([.E12:.E19])" office:value-type="time" office:time-value="PT00H00M00S">
            <text:p>0:00</text:p>
          </table:table-cell>
          <table:table-cell table:style-name="ce95" table:formula="of:=SUM([.F12:.F19])" office:value-type="time" office:time-value="PT00H00M00S">
            <text:p>0:00</text:p>
          </table:table-cell>
          <table:table-cell table:style-name="ce95" table:formula="of:=SUM([.G12:.G19])" office:value-type="time" office:time-value="PT00H00M00S">
            <text:p>0:00</text:p>
          </table:table-cell>
          <table:table-cell table:style-name="ce95" table:formula="of:=SUM([.H12:.H19])" office:value-type="time" office:time-value="PT00H00M00S">
            <text:p>0:00</text:p>
          </table:table-cell>
          <table:table-cell table:style-name="ce95" table:formula="of:=SUM([.I12:.I19])" office:value-type="time" office:time-value="PT00H00M00S">
            <text:p>0:00</text:p>
          </table:table-cell>
          <table:table-cell table:style-name="ce95" table:formula="of:=SUM([.J12:.J19])" office:value-type="time" office:time-value="PT00H00M00S">
            <text:p>0:00</text:p>
          </table:table-cell>
          <table:table-cell table:style-name="ce95" table:formula="of:=SUM([.K12:.K19])" office:value-type="time" office:time-value="PT00H00M00S">
            <text:p>0:00</text:p>
          </table:table-cell>
          <table:table-cell table:style-name="ce95" table:formula="of:=SUM([.L12:.L19])" office:value-type="time" office:time-value="PT00H00M00S">
            <text:p>0:00</text:p>
          </table:table-cell>
          <table:table-cell table:style-name="ce95" table:formula="of:=SUM([.M12:.M19])" office:value-type="time" office:time-value="PT00H00M00S">
            <text:p>0:00</text:p>
          </table:table-cell>
          <table:table-cell table:style-name="ce95" table:formula="of:=SUM([.N12:.N19])" office:value-type="time" office:time-value="PT00H00M00S">
            <text:p>0:00</text:p>
          </table:table-cell>
          <table:table-cell table:style-name="ce95" table:formula="of:=SUM([.O12:.O19])" office:value-type="time" office:time-value="PT00H00M00S">
            <text:p>0:00</text:p>
          </table:table-cell>
          <table:table-cell table:style-name="ce95" table:formula="of:=SUM([.P12:.P19])" office:value-type="time" office:time-value="PT00H00M00S">
            <text:p>0:00</text:p>
          </table:table-cell>
          <table:table-cell table:style-name="ce95" table:formula="of:=SUM([.Q12:.Q19])" office:value-type="time" office:time-value="PT00H00M00S">
            <text:p>0:00</text:p>
          </table:table-cell>
          <table:table-cell table:style-name="ce95" table:formula="of:=SUM([.R12:.R19])" office:value-type="time" office:time-value="PT00H00M00S">
            <text:p>0:00</text:p>
          </table:table-cell>
          <table:table-cell table:style-name="ce95" table:formula="of:=SUM([.S12:.S19])" office:value-type="time" office:time-value="PT00H00M00S">
            <text:p>0:00</text:p>
          </table:table-cell>
          <table:table-cell table:style-name="ce95" table:formula="of:=SUM([.T12:.T19])" office:value-type="time" office:time-value="PT00H00M00S">
            <text:p>0:00</text:p>
          </table:table-cell>
          <table:table-cell table:style-name="ce95" table:formula="of:=SUM([.U12:.U19])" office:value-type="time" office:time-value="PT00H00M00S">
            <text:p>0:00</text:p>
          </table:table-cell>
          <table:table-cell table:style-name="ce95" table:formula="of:=SUM([.V12:.V19])" office:value-type="time" office:time-value="PT00H00M00S">
            <text:p>0:00</text:p>
          </table:table-cell>
          <table:table-cell table:style-name="ce95" table:formula="of:=SUM([.W12:.W19])" office:value-type="time" office:time-value="PT00H00M00S">
            <text:p>0:00</text:p>
          </table:table-cell>
          <table:table-cell table:style-name="ce95" table:formula="of:=SUM([.X12:.X19])" office:value-type="time" office:time-value="PT00H00M00S">
            <text:p>0:00</text:p>
          </table:table-cell>
          <table:table-cell table:style-name="ce95" table:formula="of:=SUM([.Y12:.Y19])" office:value-type="time" office:time-value="PT00H00M00S">
            <text:p>0:00</text:p>
          </table:table-cell>
          <table:table-cell table:style-name="ce95" table:formula="of:=SUM([.Z12:.Z19])" office:value-type="time" office:time-value="PT00H00M00S">
            <text:p>0:00</text:p>
          </table:table-cell>
          <table:table-cell table:style-name="ce95" table:formula="of:=SUM([.AA12:.AA19])" office:value-type="time" office:time-value="PT00H00M00S">
            <text:p>0:00</text:p>
          </table:table-cell>
          <table:table-cell table:style-name="ce95" table:formula="of:=SUM([.AB12:.AB19])" office:value-type="time" office:time-value="PT00H00M00S">
            <text:p>0:00</text:p>
          </table:table-cell>
          <table:table-cell table:style-name="ce95" table:formula="of:=SUM([.AC12:.AC19])" office:value-type="time" office:time-value="PT00H00M00S">
            <text:p>0:00</text:p>
          </table:table-cell>
          <table:table-cell table:style-name="ce95" table:formula="of:=SUM([.AD12:.AD19])" office:value-type="time" office:time-value="PT00H00M00S">
            <text:p>0:00</text:p>
          </table:table-cell>
          <table:table-cell table:style-name="ce95" table:formula="of:=SUM([.AE12:.AE19])" office:value-type="time" office:time-value="PT00H00M00S">
            <text:p>0:00</text:p>
          </table:table-cell>
          <table:table-cell table:style-name="ce95" table:formula="of:=SUM([.AF12:.AF19])" office:value-type="time" office:time-value="PT00H00M00S">
            <text:p>0:00</text:p>
          </table:table-cell>
          <table:table-cell table:style-name="ce95" table:formula="of:=SUM([.AG12:.AG19])" office:value-type="time" office:time-value="PT00H00M00S">
            <text:p>0:00</text:p>
          </table:table-cell>
          <table:table-cell table:style-name="ce95" table:formula="of:=SUM([.AH12:.AH19])" office:value-type="time" office:time-value="PT00H00M00S">
            <text:p>0:00</text:p>
          </table:table-cell>
          <table:table-cell table:style-name="ce95" table:formula="of:=SUM([.AI12:.AI19])" office:value-type="time" office:time-value="PT02H00M00S">
            <text:p>2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vembre 2020" table:style-name="ta9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0" table:default-cell-style-name="Default"/>
        <table:table-column table:style-name="co4" table:visibility="collapse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11-01" table:number-columns-spanned="27" table:number-rows-spanned="1">
            <text:p>novembre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8.482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11-01">
            <text:p>dimanche 1 </text:p>
          </table:table-cell>
          <table:table-cell table:style-name="ce61" table:formula="of:=[.E2]+[.$AF$1]" office:value-type="date" office:date-value="2020-11-02">
            <text:p>lundi 2 </text:p>
          </table:table-cell>
          <table:table-cell table:style-name="ce61" table:formula="of:=[.F2]+[.$AF$1]" office:value-type="date" office:date-value="2020-11-03">
            <text:p>mardi 3 </text:p>
          </table:table-cell>
          <table:table-cell table:style-name="ce61" table:formula="of:=[.G2]+[.$AF$1]" office:value-type="date" office:date-value="2020-11-04">
            <text:p>mercredi 4 </text:p>
          </table:table-cell>
          <table:table-cell table:style-name="ce61" table:formula="of:=[.H2]+[.$AF$1]" office:value-type="date" office:date-value="2020-11-05">
            <text:p>jeudi 5 </text:p>
          </table:table-cell>
          <table:table-cell table:style-name="ce61" table:formula="of:=[.I2]+[.$AF$1]" office:value-type="date" office:date-value="2020-11-06">
            <text:p>vendredi 6 </text:p>
          </table:table-cell>
          <table:table-cell table:style-name="ce61" table:formula="of:=[.J2]+[.$AF$1]" office:value-type="date" office:date-value="2020-11-07">
            <text:p>samedi 7 </text:p>
          </table:table-cell>
          <table:table-cell table:style-name="ce61" table:formula="of:=[.K2]+[.$AF$1]" office:value-type="date" office:date-value="2020-11-08">
            <text:p>dimanche 8 </text:p>
          </table:table-cell>
          <table:table-cell table:style-name="ce61" table:formula="of:=[.L2]+[.$AF$1]" office:value-type="date" office:date-value="2020-11-09">
            <text:p>lundi 9 </text:p>
          </table:table-cell>
          <table:table-cell table:style-name="ce61" table:formula="of:=[.M2]+[.$AF$1]" office:value-type="date" office:date-value="2020-11-10">
            <text:p>mardi 10 </text:p>
          </table:table-cell>
          <table:table-cell table:style-name="ce61" table:formula="of:=[.N2]+[.$AF$1]" office:value-type="date" office:date-value="2020-11-11">
            <text:p>mercredi 11 </text:p>
          </table:table-cell>
          <table:table-cell table:style-name="ce61" table:formula="of:=[.O2]+[.$AF$1]" office:value-type="date" office:date-value="2020-11-12">
            <text:p>jeudi 12 </text:p>
          </table:table-cell>
          <table:table-cell table:style-name="ce61" table:formula="of:=[.P2]+[.$AF$1]" office:value-type="date" office:date-value="2020-11-13">
            <text:p>vendredi 13 </text:p>
          </table:table-cell>
          <table:table-cell table:style-name="ce61" table:formula="of:=[.Q2]+[.$AF$1]" office:value-type="date" office:date-value="2020-11-14">
            <text:p>samedi 14 </text:p>
          </table:table-cell>
          <table:table-cell table:style-name="ce61" table:formula="of:=[.R2]+[.$AF$1]" office:value-type="date" office:date-value="2020-11-15">
            <text:p>dimanche 15 </text:p>
          </table:table-cell>
          <table:table-cell table:style-name="ce61" table:formula="of:=[.S2]+[.$AF$1]" office:value-type="date" office:date-value="2020-11-16">
            <text:p>lundi 16 </text:p>
          </table:table-cell>
          <table:table-cell table:style-name="ce61" table:formula="of:=[.T2]+[.$AF$1]" office:value-type="date" office:date-value="2020-11-17">
            <text:p>mardi 17 </text:p>
          </table:table-cell>
          <table:table-cell table:style-name="ce61" table:formula="of:=[.U2]+[.$AF$1]" office:value-type="date" office:date-value="2020-11-18">
            <text:p>mercredi 18 </text:p>
          </table:table-cell>
          <table:table-cell table:style-name="ce61" table:formula="of:=[.V2]+[.$AF$1]" office:value-type="date" office:date-value="2020-11-19">
            <text:p>jeudi 19 </text:p>
          </table:table-cell>
          <table:table-cell table:style-name="ce61" table:formula="of:=[.W2]+[.$AF$1]" office:value-type="date" office:date-value="2020-11-20">
            <text:p>vendredi 20 </text:p>
          </table:table-cell>
          <table:table-cell table:style-name="ce61" table:formula="of:=[.X2]+[.$AF$1]" office:value-type="date" office:date-value="2020-11-21">
            <text:p>samedi 21 </text:p>
          </table:table-cell>
          <table:table-cell table:style-name="ce61" table:formula="of:=[.Y2]+[.$AF$1]" office:value-type="date" office:date-value="2020-11-22">
            <text:p>dimanche 22 </text:p>
          </table:table-cell>
          <table:table-cell table:style-name="ce61" table:formula="of:=[.Z2]+[.$AF$1]" office:value-type="date" office:date-value="2020-11-23">
            <text:p>lundi 23 </text:p>
          </table:table-cell>
          <table:table-cell table:style-name="ce61" table:formula="of:=[.AA2]+[.$AF$1]" office:value-type="date" office:date-value="2020-11-24">
            <text:p>mardi 24 </text:p>
          </table:table-cell>
          <table:table-cell table:style-name="ce61" table:formula="of:=[.AB2]+[.$AF$1]" office:value-type="date" office:date-value="2020-11-25">
            <text:p>mercredi 25 </text:p>
          </table:table-cell>
          <table:table-cell table:style-name="ce61" table:formula="of:=[.AC2]+[.$AF$1]" office:value-type="date" office:date-value="2020-11-26">
            <text:p>jeudi 26 </text:p>
          </table:table-cell>
          <table:table-cell table:style-name="ce61" table:formula="of:=[.AD2]+[.$AF$1]" office:value-type="date" office:date-value="2020-11-27">
            <text:p>vendredi 27 </text:p>
          </table:table-cell>
          <table:table-cell table:style-name="ce61" table:formula="of:=[.AE2]+[.$AF$1]" office:value-type="date" office:date-value="2020-11-28">
            <text:p>samedi 28 </text:p>
          </table:table-cell>
          <table:table-cell table:style-name="ce61" table:formula="of:=[.AF2]+[.$AF$1]" office:value-type="date" office:date-value="2020-11-29">
            <text:p>dimanche 29 </text:p>
          </table:table-cell>
          <table:table-cell table:style-name="ce61" table:formula="of:=[.AG2]+[.$AF$1]" office:value-type="date" office:date-value="2020-11-30">
            <text:p>lundi 30 </text:p>
          </table:table-cell>
          <table:table-cell table:style-name="ce61" table:formula="of:=[.AH2]+[.$AF$1]" office:value-type="date" office:date-value="2020-12-01">
            <text:p>mardi 1 </text:p>
          </table:table-cell>
          <table:table-cell table:number-columns-repeated="989"/>
        </table:table-row>
        <table:table-row table:style-name="ro8">
          <table:table-cell table:style-name="ce90" office:value-type="string" table:number-columns-spanned="4" table:number-rows-spanned="1">
            <text:p>Projet 6 : Détectez des faux billets [Débutant]</text:p>
          </table:table-cell>
          <table:covered-table-cell table:number-columns-repeated="3"/>
          <table:table-cell table:style-name="ce94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des modélisations de données performantes (difficile)</text:p>
          </table:table-cell>
          <table:table-cell table:style-name="ce47" table:content-validation-name="val16" office:value-type="string">
            <text:p>Séance guidée</text:p>
          </table:table-cell>
          <table:table-cell table:style-name="ce48"/>
          <table:table-cell table:style-name="ce91" table:formula="of:=SUM([.E4:.AI4])" office:value-type="time" office:time-value="PT10H00M00S">
            <text:p>10:00</text:p>
          </table:table-cell>
          <table:table-cell table:number-columns-repeated="5" table:style-name="ce63" table:content-validation-name="val17" office:value-type="time" office:time-value="PT02H00M00S">
            <text:p>2:00</text:p>
          </table:table-cell>
          <table:table-cell table:style-name="ce63" table:content-validation-name="val17" table:number-columns-repeated="26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révision)</text:p>
          </table:table-cell>
          <table:table-cell table:style-name="ce47" table:content-validation-name="val16" office:value-type="string">
            <text:p>Séance guidée</text:p>
          </table:table-cell>
          <table:table-cell table:style-name="ce48"/>
          <table:table-cell table:style-name="ce91" table:formula="of:=SUM([.E5:.AI5])" office:value-type="time" office:time-value="PT06H00M00S">
            <text:p>6:00</text:p>
          </table:table-cell>
          <table:table-cell table:style-name="ce63" table:content-validation-name="val17" table:number-columns-repeated="6"/>
          <table:table-cell table:number-columns-repeated="2" table:style-name="ce63" table:content-validation-name="val17" office:value-type="time" office:time-value="PT02H00M00S">
            <text:p>2:00</text:p>
          </table:table-cell>
          <table:table-cell table:number-columns-repeated="2" table:style-name="ce63" table:content-validation-name="val17" office:value-type="time" office:time-value="PT01H00M00S">
            <text:p>1:00</text:p>
          </table:table-cell>
          <table:table-cell table:style-name="ce63" table:content-validation-name="val17" table:number-columns-repeated="21"/>
          <table:table-cell table:number-columns-repeated="989"/>
        </table:table-row>
        <table:table-row table:style-name="ro10">
          <table:table-cell table:style-name="ce37" office:value-type="string">
            <text:p>Mission 0</text:p>
          </table:table-cell>
          <table:table-cell table:style-name="ce47" table:content-validation-name="val16" office:value-type="string">
            <text:p>Pratique délibérée</text:p>
          </table:table-cell>
          <table:table-cell table:style-name="ce48"/>
          <table:table-cell table:style-name="ce91" table:formula="of:=SUM([.E6:.AI6])" office:value-type="time" office:time-value="PT05H00M00S">
            <text:p>5:00</text:p>
          </table:table-cell>
          <table:table-cell table:style-name="ce63" table:content-validation-name="val17" table:number-columns-repeated="6"/>
          <table:table-cell table:number-columns-repeated="5" table:style-name="ce63" table:content-validation-name="val17" office:value-type="time" office:time-value="PT01H00M00S">
            <text:p>1:00</text:p>
          </table:table-cell>
          <table:table-cell table:style-name="ce63" table:content-validation-name="val17" table:number-columns-repeated="20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16" office:value-type="string">
            <text:p>Pratique délibérée</text:p>
          </table:table-cell>
          <table:table-cell table:style-name="ce48"/>
          <table:table-cell table:style-name="ce91" table:formula="of:=SUM([.E7:.AI7])" office:value-type="time" office:time-value="PT25H00M00S">
            <text:p>25:00</text:p>
          </table:table-cell>
          <table:table-cell table:style-name="ce63" table:content-validation-name="val17" table:number-columns-repeated="10"/>
          <table:table-cell table:style-name="ce63" table:content-validation-name="val17" office:value-type="time" office:time-value="PT01H00M00S">
            <text:p>1:00</text:p>
          </table:table-cell>
          <table:table-cell table:style-name="ce63" table:content-validation-name="val17" office:value-type="time" office:time-value="PT02H00M00S">
            <text:p>2:00</text:p>
          </table:table-cell>
          <table:table-cell table:style-name="ce63" table:content-validation-name="val17"/>
          <table:table-cell table:number-columns-repeated="6" table:style-name="ce63" table:content-validation-name="val17" office:value-type="time" office:time-value="PT02H00M00S">
            <text:p>2:00</text:p>
          </table:table-cell>
          <table:table-cell table:style-name="ce63" table:content-validation-name="val17"/>
          <table:table-cell table:number-columns-repeated="5" table:style-name="ce63" table:content-validation-name="val17" office:value-type="time" office:time-value="PT02H00M00S">
            <text:p>2:00</text:p>
          </table:table-cell>
          <table:table-cell table:style-name="ce63" table:content-validation-name="val17" table:number-columns-repeated="6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16" office:value-type="string">
            <text:p>Pratique délibérée</text:p>
          </table:table-cell>
          <table:table-cell table:style-name="ce48"/>
          <table:table-cell table:style-name="ce91" table:formula="of:=SUM([.E8:.AI8])" office:value-type="time" office:time-value="PT08H00M00S">
            <text:p>8:00</text:p>
          </table:table-cell>
          <table:table-cell table:style-name="ce63" table:content-validation-name="val17" table:number-columns-repeated="25"/>
          <table:table-cell table:style-name="ce63" table:content-validation-name="val17" office:value-type="time" office:time-value="PT02H00M00S">
            <text:p>2:00</text:p>
          </table:table-cell>
          <table:table-cell table:style-name="ce63" table:content-validation-name="val17"/>
          <table:table-cell table:number-columns-repeated="3" table:style-name="ce63" table:content-validation-name="val17" office:value-type="time" office:time-value="PT02H00M00S">
            <text:p>2:00</text:p>
          </table:table-cell>
          <table:table-cell table:style-name="ce63" table:content-validation-name="val17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16" office:value-type="string">
            <text:p>Pratique délibérée</text:p>
          </table:table-cell>
          <table:table-cell table:style-name="ce48"/>
          <table:table-cell table:style-name="ce91" table:formula="of:=SUM([.E9:.AI9])" office:value-type="time" office:time-value="PT00H00M00S">
            <text:p>0:00</text:p>
          </table:table-cell>
          <table:table-cell table:style-name="ce63" table:content-validation-name="val17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6" office:value-type="string">
            <text:p>Pratique délibérée</text:p>
          </table:table-cell>
          <table:table-cell table:style-name="ce48"/>
          <table:table-cell table:style-name="ce91" table:formula="of:=SUM([.E10:.AI10])" office:value-type="time" office:time-value="PT00H00M00S">
            <text:p>0:00</text:p>
          </table:table-cell>
          <table:table-cell table:style-name="ce63" table:content-validation-name="val17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6" office:value-type="string">
            <text:p>Activité complémentaire</text:p>
          </table:table-cell>
          <table:table-cell table:style-name="ce48"/>
          <table:table-cell table:style-name="ce91" table:formula="of:=SUM([.E11:.AI11])" office:value-type="time" office:time-value="PT08H30M00S">
            <text:p>8:30</text:p>
          </table:table-cell>
          <table:table-cell table:style-name="ce63" table:content-validation-name="val17"/>
          <table:table-cell table:number-columns-repeated="4" table:style-name="ce63" table:content-validation-name="val17" office:value-type="time" office:time-value="PT00H30M00S">
            <text:p>0:30</text:p>
          </table:table-cell>
          <table:table-cell table:style-name="ce63" table:content-validation-name="val17" table:number-columns-repeated="3"/>
          <table:table-cell table:number-columns-repeated="4" table:style-name="ce63" table:content-validation-name="val17" office:value-type="time" office:time-value="PT00H30M00S">
            <text:p>0:30</text:p>
          </table:table-cell>
          <table:table-cell table:style-name="ce63" table:content-validation-name="val17" table:number-columns-repeated="3"/>
          <table:table-cell table:number-columns-repeated="4" table:style-name="ce63" table:content-validation-name="val17" office:value-type="time" office:time-value="PT00H30M00S">
            <text:p>0:30</text:p>
          </table:table-cell>
          <table:table-cell table:style-name="ce63" table:content-validation-name="val17" table:number-columns-repeated="3"/>
          <table:table-cell table:number-columns-repeated="4" table:style-name="ce63" table:content-validation-name="val17" office:value-type="time" office:time-value="PT00H30M00S">
            <text:p>0:30</text:p>
          </table:table-cell>
          <table:table-cell table:style-name="ce63" table:content-validation-name="val17" table:number-columns-repeated="3"/>
          <table:table-cell table:style-name="ce63" table:content-validation-name="val17" office:value-type="time" office:time-value="PT00H30M00S">
            <text:p>0:30</text:p>
          </table:table-cell>
          <table:table-cell table:style-name="ce63" table:content-validation-name="val17"/>
          <table:table-cell table:number-columns-repeated="989"/>
        </table:table-row>
        <table:table-row table:style-name="ro19">
          <table:table-cell table:style-name="ce90" office:value-type="string" table:number-columns-spanned="3" table:number-rows-spanned="1">
            <text:p><text:s/>🎯 Niveau visé : Savoir interpréter une ACP, savoir modéliser grace à la modélisation logistique, savoir réaliser une ACP, savoir utiliser un algorithme de clustering de type Kmeans</text:p>
          </table:table-cell>
          <table:covered-table-cell table:number-columns-repeated="2"/>
          <table:table-cell table:style-name="ce92" table:formula="of:=SUM([.D4:.D11])" office:value-type="time" office:time-value="PT62H30M00S">
            <text:p>62:30</text:p>
          </table:table-cell>
          <table:table-cell table:style-name="ce95" table:formula="of:=SUM([.E4:.E11])" office:value-type="time" office:time-value="PT02H00M00S">
            <text:p>2:00</text:p>
          </table:table-cell>
          <table:table-cell table:style-name="ce95" table:formula="of:=SUM([.F4:.F11])" office:value-type="time" office:time-value="PT02H30M00S">
            <text:p>2:30</text:p>
          </table:table-cell>
          <table:table-cell table:style-name="ce95" table:formula="of:=SUM([.G4:.G11])" office:value-type="time" office:time-value="PT02H30M00S">
            <text:p>2:30</text:p>
          </table:table-cell>
          <table:table-cell table:style-name="ce95" table:formula="of:=SUM([.H4:.H11])" office:value-type="time" office:time-value="PT02H30M00S">
            <text:p>2:30</text:p>
          </table:table-cell>
          <table:table-cell table:style-name="ce95" table:formula="of:=SUM([.I4:.I11])" office:value-type="time" office:time-value="PT02H30M00S">
            <text:p>2:30</text:p>
          </table:table-cell>
          <table:table-cell table:style-name="ce95" table:formula="of:=SUM([.J4:.J11])" office:value-type="time" office:time-value="PT00H00M00S">
            <text:p>0:00</text:p>
          </table:table-cell>
          <table:table-cell table:style-name="ce95" table:formula="of:=SUM([.K4:.K11])" office:value-type="time" office:time-value="PT03H00M00S">
            <text:p>3:00</text:p>
          </table:table-cell>
          <table:table-cell table:style-name="ce95" table:formula="of:=SUM([.L4:.L11])" office:value-type="time" office:time-value="PT03H00M00S">
            <text:p>3:00</text:p>
          </table:table-cell>
          <table:table-cell table:style-name="ce95" table:formula="of:=SUM([.M4:.M11])" office:value-type="time" office:time-value="PT02H30M00S">
            <text:p>2:30</text:p>
          </table:table-cell>
          <table:table-cell table:style-name="ce95" table:formula="of:=SUM([.N4:.N11])" office:value-type="time" office:time-value="PT02H30M00S">
            <text:p>2:30</text:p>
          </table:table-cell>
          <table:table-cell table:style-name="ce95" table:formula="of:=SUM([.O4:.O11])" office:value-type="time" office:time-value="PT02H30M00S">
            <text:p>2:30</text:p>
          </table:table-cell>
          <table:table-cell table:style-name="ce95" table:formula="of:=SUM([.P4:.P11])" office:value-type="time" office:time-value="PT02H30M00S">
            <text:p>2:30</text:p>
          </table:table-cell>
          <table:table-cell table:style-name="ce95" table:formula="of:=SUM([.Q4:.Q11])" office:value-type="time" office:time-value="PT00H00M00S">
            <text:p>0:00</text:p>
          </table:table-cell>
          <table:table-cell table:style-name="ce95" table:formula="of:=SUM([.R4:.R11])" office:value-type="time" office:time-value="PT02H00M00S">
            <text:p>2:00</text:p>
          </table:table-cell>
          <table:table-cell table:style-name="ce95" table:formula="of:=SUM([.S4:.S11])" office:value-type="time" office:time-value="PT02H00M00S">
            <text:p>2:00</text:p>
          </table:table-cell>
          <table:table-cell table:style-name="ce95" table:formula="of:=SUM([.T4:.T11])" office:value-type="time" office:time-value="PT02H30M00S">
            <text:p>2:30</text:p>
          </table:table-cell>
          <table:table-cell table:style-name="ce95" table:formula="of:=SUM([.U4:.U11])" office:value-type="time" office:time-value="PT02H30M00S">
            <text:p>2:30</text:p>
          </table:table-cell>
          <table:table-cell table:style-name="ce95" table:formula="of:=SUM([.V4:.V11])" office:value-type="time" office:time-value="PT02H30M00S">
            <text:p>2:30</text:p>
          </table:table-cell>
          <table:table-cell table:style-name="ce95" table:formula="of:=SUM([.W4:.W11])" office:value-type="time" office:time-value="PT02H30M00S">
            <text:p>2:30</text:p>
          </table:table-cell>
          <table:table-cell table:style-name="ce95" table:formula="of:=SUM([.X4:.X11])" office:value-type="time" office:time-value="PT00H00M00S">
            <text:p>0:00</text:p>
          </table:table-cell>
          <table:table-cell table:style-name="ce95" table:formula="of:=SUM([.Y4:.Y11])" office:value-type="time" office:time-value="PT02H00M00S">
            <text:p>2:00</text:p>
          </table:table-cell>
          <table:table-cell table:style-name="ce95" table:formula="of:=SUM([.Z4:.Z11])" office:value-type="time" office:time-value="PT02H00M00S">
            <text:p>2:00</text:p>
          </table:table-cell>
          <table:table-cell table:style-name="ce95" table:formula="of:=SUM([.AA4:.AA11])" office:value-type="time" office:time-value="PT02H30M00S">
            <text:p>2:30</text:p>
          </table:table-cell>
          <table:table-cell table:style-name="ce95" table:formula="of:=SUM([.AB4:.AB11])" office:value-type="time" office:time-value="PT02H30M00S">
            <text:p>2:30</text:p>
          </table:table-cell>
          <table:table-cell table:style-name="ce95" table:formula="of:=SUM([.AC4:.AC11])" office:value-type="time" office:time-value="PT02H30M00S">
            <text:p>2:30</text:p>
          </table:table-cell>
          <table:table-cell table:style-name="ce95" table:formula="of:=SUM([.AD4:.AD11])" office:value-type="time" office:time-value="PT02H30M00S">
            <text:p>2:30</text:p>
          </table:table-cell>
          <table:table-cell table:style-name="ce95" table:formula="of:=SUM([.AE4:.AE11])" office:value-type="time" office:time-value="PT00H00M00S">
            <text:p>0:00</text:p>
          </table:table-cell>
          <table:table-cell table:style-name="ce95" table:formula="of:=SUM([.AF4:.AF11])" office:value-type="time" office:time-value="PT02H00M00S">
            <text:p>2:00</text:p>
          </table:table-cell>
          <table:table-cell table:style-name="ce95" table:formula="of:=SUM([.AG4:.AG11])" office:value-type="time" office:time-value="PT02H00M00S">
            <text:p>2:00</text:p>
          </table:table-cell>
          <table:table-cell table:style-name="ce95" table:formula="of:=SUM([.AH4:.AH11])" office:value-type="time" office:time-value="PT02H30M00S">
            <text:p>2:30</text:p>
          </table:table-cell>
          <table:table-cell table:style-name="ce69" table:formula="of:=SUM([.AI4:.AI11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4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écembre 2020" table:style-name="ta10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0-12-01" table:number-columns-spanned="27" table:number-rows-spanned="1">
            <text:p>décembre 2020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0-12-01">
            <text:p>mardi 1 </text:p>
          </table:table-cell>
          <table:table-cell table:style-name="ce61" table:formula="of:=[.E2]+[.$AF$1]" office:value-type="date" office:date-value="2020-12-02">
            <text:p>mercredi 2 </text:p>
          </table:table-cell>
          <table:table-cell table:style-name="ce61" table:formula="of:=[.F2]+[.$AF$1]" office:value-type="date" office:date-value="2020-12-03">
            <text:p>jeudi 3 </text:p>
          </table:table-cell>
          <table:table-cell table:style-name="ce61" table:formula="of:=[.G2]+[.$AF$1]" office:value-type="date" office:date-value="2020-12-04">
            <text:p>vendredi 4 </text:p>
          </table:table-cell>
          <table:table-cell table:style-name="ce61" table:formula="of:=[.H2]+[.$AF$1]" office:value-type="date" office:date-value="2020-12-05">
            <text:p>samedi 5 </text:p>
          </table:table-cell>
          <table:table-cell table:style-name="ce61" table:formula="of:=[.I2]+[.$AF$1]" office:value-type="date" office:date-value="2020-12-06">
            <text:p>dimanche 6 </text:p>
          </table:table-cell>
          <table:table-cell table:style-name="ce61" table:formula="of:=[.J2]+[.$AF$1]" office:value-type="date" office:date-value="2020-12-07">
            <text:p>lundi 7 </text:p>
          </table:table-cell>
          <table:table-cell table:style-name="ce61" table:formula="of:=[.K2]+[.$AF$1]" office:value-type="date" office:date-value="2020-12-08">
            <text:p>mardi 8 </text:p>
          </table:table-cell>
          <table:table-cell table:style-name="ce61" table:formula="of:=[.L2]+[.$AF$1]" office:value-type="date" office:date-value="2020-12-09">
            <text:p>mercredi 9 </text:p>
          </table:table-cell>
          <table:table-cell table:style-name="ce61" table:formula="of:=[.M2]+[.$AF$1]" office:value-type="date" office:date-value="2020-12-10">
            <text:p>jeudi 10 </text:p>
          </table:table-cell>
          <table:table-cell table:style-name="ce61" table:formula="of:=[.N2]+[.$AF$1]" office:value-type="date" office:date-value="2020-12-11">
            <text:p>vendredi 11 </text:p>
          </table:table-cell>
          <table:table-cell table:style-name="ce61" table:formula="of:=[.O2]+[.$AF$1]" office:value-type="date" office:date-value="2020-12-12">
            <text:p>samedi 12 </text:p>
          </table:table-cell>
          <table:table-cell table:style-name="ce61" table:formula="of:=[.P2]+[.$AF$1]" office:value-type="date" office:date-value="2020-12-13">
            <text:p>dimanche 13 </text:p>
          </table:table-cell>
          <table:table-cell table:style-name="ce61" table:formula="of:=[.Q2]+[.$AF$1]" office:value-type="date" office:date-value="2020-12-14">
            <text:p>lundi 14 </text:p>
          </table:table-cell>
          <table:table-cell table:style-name="ce61" table:formula="of:=[.R2]+[.$AF$1]" office:value-type="date" office:date-value="2020-12-15">
            <text:p>mardi 15 </text:p>
          </table:table-cell>
          <table:table-cell table:style-name="ce61" table:formula="of:=[.S2]+[.$AF$1]" office:value-type="date" office:date-value="2020-12-16">
            <text:p>mercredi 16 </text:p>
          </table:table-cell>
          <table:table-cell table:style-name="ce61" table:formula="of:=[.T2]+[.$AF$1]" office:value-type="date" office:date-value="2020-12-17">
            <text:p>jeudi 17 </text:p>
          </table:table-cell>
          <table:table-cell table:style-name="ce61" table:formula="of:=[.U2]+[.$AF$1]" office:value-type="date" office:date-value="2020-12-18">
            <text:p>vendredi 18 </text:p>
          </table:table-cell>
          <table:table-cell table:style-name="ce61" table:formula="of:=[.V2]+[.$AF$1]" office:value-type="date" office:date-value="2020-12-19">
            <text:p>samedi 19 </text:p>
          </table:table-cell>
          <table:table-cell table:style-name="ce61" table:formula="of:=[.W2]+[.$AF$1]" office:value-type="date" office:date-value="2020-12-20">
            <text:p>dimanche 20 </text:p>
          </table:table-cell>
          <table:table-cell table:style-name="ce61" table:formula="of:=[.X2]+[.$AF$1]" office:value-type="date" office:date-value="2020-12-21">
            <text:p>lundi 21 </text:p>
          </table:table-cell>
          <table:table-cell table:style-name="ce61" table:formula="of:=[.Y2]+[.$AF$1]" office:value-type="date" office:date-value="2020-12-22">
            <text:p>mardi 22 </text:p>
          </table:table-cell>
          <table:table-cell table:style-name="ce61" table:formula="of:=[.Z2]+[.$AF$1]" office:value-type="date" office:date-value="2020-12-23">
            <text:p>mercredi 23 </text:p>
          </table:table-cell>
          <table:table-cell table:style-name="ce61" table:formula="of:=[.AA2]+[.$AF$1]" office:value-type="date" office:date-value="2020-12-24">
            <text:p>jeudi 24 </text:p>
          </table:table-cell>
          <table:table-cell table:style-name="ce61" table:formula="of:=[.AB2]+[.$AF$1]" office:value-type="date" office:date-value="2020-12-25">
            <text:p>vendredi 25 </text:p>
          </table:table-cell>
          <table:table-cell table:style-name="ce61" table:formula="of:=[.AC2]+[.$AF$1]" office:value-type="date" office:date-value="2020-12-26">
            <text:p>samedi 26 </text:p>
          </table:table-cell>
          <table:table-cell table:style-name="ce61" table:formula="of:=[.AD2]+[.$AF$1]" office:value-type="date" office:date-value="2020-12-27">
            <text:p>dimanche 27 </text:p>
          </table:table-cell>
          <table:table-cell table:style-name="ce61" table:formula="of:=[.AE2]+[.$AF$1]" office:value-type="date" office:date-value="2020-12-28">
            <text:p>lundi 28 </text:p>
          </table:table-cell>
          <table:table-cell table:style-name="ce61" table:formula="of:=[.AF2]+[.$AF$1]" office:value-type="date" office:date-value="2020-12-29">
            <text:p>mardi 29 </text:p>
          </table:table-cell>
          <table:table-cell table:style-name="ce61" table:formula="of:=[.AG2]+[.$AF$1]" office:value-type="date" office:date-value="2020-12-30">
            <text:p>mercredi 30 </text:p>
          </table:table-cell>
          <table:table-cell table:style-name="ce61" table:formula="of:=[.AH2]+[.$AF$1]" office:value-type="date" office:date-value="2020-12-31">
            <text:p>jeudi 31 </text:p>
          </table:table-cell>
          <table:table-cell table:number-columns-repeated="989"/>
        </table:table-row>
        <table:table-row table:style-name="ro8">
          <table:table-cell table:style-name="ce90" office:value-type="string" table:number-columns-spanned="4" table:number-rows-spanned="1">
            <text:p>Projet 6 : Détectez des faux billets [Débutant]</text:p>
          </table:table-cell>
          <table:covered-table-cell table:number-columns-repeated="3"/>
          <table:table-cell table:style-name="ce94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37" office:value-type="string">
            <text:p>Tutoriel : Réalisez des modélisations de données performantes (difficile)</text:p>
          </table:table-cell>
          <table:table-cell table:style-name="ce47" table:content-validation-name="val18" office:value-type="string">
            <text:p>Séance guidée</text:p>
          </table:table-cell>
          <table:table-cell table:style-name="ce48"/>
          <table:table-cell table:style-name="ce91" table:formula="of:=SUM([.E4:.AI4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Tutoriel : Initiez-vous à la statistique inférentielle (révision)</text:p>
          </table:table-cell>
          <table:table-cell table:style-name="ce47" table:content-validation-name="val18" office:value-type="string">
            <text:p>Séance guidée</text:p>
          </table:table-cell>
          <table:table-cell table:style-name="ce48"/>
          <table:table-cell table:style-name="ce91" table:formula="of:=SUM([.E5:.AI5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0</text:p>
          </table:table-cell>
          <table:table-cell table:style-name="ce47" table:content-validation-name="val18" office:value-type="string">
            <text:p>Pratique délibérée</text:p>
          </table:table-cell>
          <table:table-cell table:style-name="ce48"/>
          <table:table-cell table:style-name="ce91" table:formula="of:=SUM([.E6:.AI6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1</text:p>
          </table:table-cell>
          <table:table-cell table:style-name="ce47" table:content-validation-name="val18" office:value-type="string">
            <text:p>Pratique délibérée</text:p>
          </table:table-cell>
          <table:table-cell table:style-name="ce48"/>
          <table:table-cell table:style-name="ce91" table:formula="of:=SUM([.E7:.AI7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Mission 2</text:p>
          </table:table-cell>
          <table:table-cell table:style-name="ce47" table:content-validation-name="val18" office:value-type="string">
            <text:p>Pratique délibérée</text:p>
          </table:table-cell>
          <table:table-cell table:style-name="ce48"/>
          <table:table-cell table:style-name="ce91" table:formula="of:=SUM([.E8:.AI8])" office:value-type="time" office:time-value="PT17H00M00S">
            <text:p>17:00</text:p>
          </table:table-cell>
          <table:table-cell table:number-columns-repeated="3" table:style-name="ce63" table:content-validation-name="val19" office:value-type="time" office:time-value="PT02H00M00S">
            <text:p>2:00</text:p>
          </table:table-cell>
          <table:table-cell table:style-name="ce63" table:content-validation-name="val19"/>
          <table:table-cell table:number-columns-repeated="5" table:style-name="ce63" table:content-validation-name="val19" office:value-type="time" office:time-value="PT02H00M00S">
            <text:p>2:00</text:p>
          </table:table-cell>
          <table:table-cell table:style-name="ce63" table:content-validation-name="val19" office:value-type="time" office:time-value="PT01H00M00S">
            <text:p>1:00</text:p>
          </table:table-cell>
          <table:table-cell table:style-name="ce63" table:content-validation-name="val19" table:number-columns-repeated="21"/>
          <table:table-cell table:number-columns-repeated="989"/>
        </table:table-row>
        <table:table-row table:style-name="ro10">
          <table:table-cell table:style-name="ce37" office:value-type="string">
            <text:p>Mission 3</text:p>
          </table:table-cell>
          <table:table-cell table:style-name="ce47" table:content-validation-name="val18" office:value-type="string">
            <text:p>Pratique délibérée</text:p>
          </table:table-cell>
          <table:table-cell table:style-name="ce48"/>
          <table:table-cell table:style-name="ce91" table:formula="of:=SUM([.E9:.AI9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Soutenance</text:p>
          </table:table-cell>
          <table:table-cell table:style-name="ce47" table:content-validation-name="val18" office:value-type="string">
            <text:p>Pratique délibérée</text:p>
          </table:table-cell>
          <table:table-cell table:style-name="ce48"/>
          <table:table-cell table:style-name="ce91" table:formula="of:=SUM([.E10:.AI10])" office:value-type="time" office:time-value="PT00H00M00S">
            <text:p>0:00</text:p>
          </table:table-cell>
          <table:table-cell table:style-name="ce63" table:content-validation-name="val19" table:number-columns-repeated="31"/>
          <table:table-cell table:number-columns-repeated="989"/>
        </table:table-row>
        <table:table-row table:style-name="ro10">
          <table:table-cell table:style-name="ce37" office:value-type="string">
            <text:p>Lecture, veille, rencontres</text:p>
          </table:table-cell>
          <table:table-cell table:style-name="ce47" table:content-validation-name="val18" office:value-type="string">
            <text:p>Activité complémentaire</text:p>
          </table:table-cell>
          <table:table-cell table:style-name="ce48"/>
          <table:table-cell table:style-name="ce91" table:formula="of:=SUM([.E11:.AI11])" office:value-type="time" office:time-value="PT03H30M00S">
            <text:p>3:30</text:p>
          </table:table-cell>
          <table:table-cell table:number-columns-repeated="3" table:style-name="ce63" table:content-validation-name="val19" office:value-type="time" office:time-value="PT00H30M00S">
            <text:p>0:30</text:p>
          </table:table-cell>
          <table:table-cell table:style-name="ce63" table:content-validation-name="val19" table:number-columns-repeated="3"/>
          <table:table-cell table:number-columns-repeated="4" table:style-name="ce63" table:content-validation-name="val19" office:value-type="time" office:time-value="PT00H30M00S">
            <text:p>0:30</text:p>
          </table:table-cell>
          <table:table-cell table:style-name="ce63" table:content-validation-name="val19" table:number-columns-repeated="21"/>
          <table:table-cell table:number-columns-repeated="989"/>
        </table:table-row>
        <table:table-row table:style-name="ro19">
          <table:table-cell table:style-name="ce90" office:value-type="string" table:number-columns-spanned="3" table:number-rows-spanned="1">
            <text:p><text:s/>🎯 Niveau visé : Savoir interpréter une ACP, savoir modéliser grace à la modélisation logistique, savoir réaliser une ACP, savoir utiliser un algorithme de clustering de type Kmeans</text:p>
          </table:table-cell>
          <table:covered-table-cell table:number-columns-repeated="2"/>
          <table:table-cell table:style-name="ce92" table:formula="of:=SUM([.D4:.D11])" office:value-type="time" office:time-value="PT20H30M00S">
            <text:p>20:30</text:p>
          </table:table-cell>
          <table:table-cell table:style-name="ce95" table:formula="of:=SUM([.E4:.E11])" office:value-type="time" office:time-value="PT02H30M00S">
            <text:p>2:30</text:p>
          </table:table-cell>
          <table:table-cell table:style-name="ce95" table:formula="of:=SUM([.F4:.F11])" office:value-type="time" office:time-value="PT02H30M00S">
            <text:p>2:30</text:p>
          </table:table-cell>
          <table:table-cell table:style-name="ce95" table:formula="of:=SUM([.G4:.G11])" office:value-type="time" office:time-value="PT02H30M00S">
            <text:p>2:30</text:p>
          </table:table-cell>
          <table:table-cell table:style-name="ce95" table:formula="of:=SUM([.H4:.H11])" office:value-type="time" office:time-value="PT00H00M00S">
            <text:p>0:00</text:p>
          </table:table-cell>
          <table:table-cell table:style-name="ce95" table:formula="of:=SUM([.I4:.I11])" office:value-type="time" office:time-value="PT02H00M00S">
            <text:p>2:00</text:p>
          </table:table-cell>
          <table:table-cell table:style-name="ce95" table:formula="of:=SUM([.J4:.J11])" office:value-type="time" office:time-value="PT02H00M00S">
            <text:p>2:00</text:p>
          </table:table-cell>
          <table:table-cell table:style-name="ce95" table:formula="of:=SUM([.K4:.K11])" office:value-type="time" office:time-value="PT02H30M00S">
            <text:p>2:30</text:p>
          </table:table-cell>
          <table:table-cell table:style-name="ce95" table:formula="of:=SUM([.L4:.L11])" office:value-type="time" office:time-value="PT02H30M00S">
            <text:p>2:30</text:p>
          </table:table-cell>
          <table:table-cell table:style-name="ce95" table:formula="of:=SUM([.M4:.M11])" office:value-type="time" office:time-value="PT02H30M00S">
            <text:p>2:30</text:p>
          </table:table-cell>
          <table:table-cell table:style-name="ce95" table:formula="of:=SUM([.N4:.N11])" office:value-type="time" office:time-value="PT01H30M00S">
            <text:p>1:30</text:p>
          </table:table-cell>
          <table:table-cell table:style-name="ce95" table:formula="of:=SUM([.O4:.O11])" office:value-type="time" office:time-value="PT00H00M00S">
            <text:p>0:00</text:p>
          </table:table-cell>
          <table:table-cell table:style-name="ce95" table:formula="of:=SUM([.P4:.P11])" office:value-type="time" office:time-value="PT00H00M00S">
            <text:p>0:00</text:p>
          </table:table-cell>
          <table:table-cell table:style-name="ce95" table:formula="of:=SUM([.Q4:.Q11])" office:value-type="time" office:time-value="PT00H00M00S">
            <text:p>0:00</text:p>
          </table:table-cell>
          <table:table-cell table:style-name="ce95" table:formula="of:=SUM([.R4:.R11])" office:value-type="time" office:time-value="PT00H00M00S">
            <text:p>0:00</text:p>
          </table:table-cell>
          <table:table-cell table:style-name="ce95" table:formula="of:=SUM([.S4:.S11])" office:value-type="time" office:time-value="PT00H00M00S">
            <text:p>0:00</text:p>
          </table:table-cell>
          <table:table-cell table:style-name="ce95" table:formula="of:=SUM([.T4:.T11])" office:value-type="time" office:time-value="PT00H00M00S">
            <text:p>0:00</text:p>
          </table:table-cell>
          <table:table-cell table:style-name="ce95" table:formula="of:=SUM([.U4:.U11])" office:value-type="time" office:time-value="PT00H00M00S">
            <text:p>0:00</text:p>
          </table:table-cell>
          <table:table-cell table:style-name="ce95" table:formula="of:=SUM([.V4:.V11])" office:value-type="time" office:time-value="PT00H00M00S">
            <text:p>0:00</text:p>
          </table:table-cell>
          <table:table-cell table:style-name="ce95" table:formula="of:=SUM([.W4:.W11])" office:value-type="time" office:time-value="PT00H00M00S">
            <text:p>0:00</text:p>
          </table:table-cell>
          <table:table-cell table:style-name="ce95" table:formula="of:=SUM([.X4:.X11])" office:value-type="time" office:time-value="PT00H00M00S">
            <text:p>0:00</text:p>
          </table:table-cell>
          <table:table-cell table:style-name="ce95" table:formula="of:=SUM([.Y4:.Y11])" office:value-type="time" office:time-value="PT00H00M00S">
            <text:p>0:00</text:p>
          </table:table-cell>
          <table:table-cell table:style-name="ce95" table:formula="of:=SUM([.Z4:.Z11])" office:value-type="time" office:time-value="PT00H00M00S">
            <text:p>0:00</text:p>
          </table:table-cell>
          <table:table-cell table:style-name="ce95" table:formula="of:=SUM([.AA4:.AA11])" office:value-type="time" office:time-value="PT00H00M00S">
            <text:p>0:00</text:p>
          </table:table-cell>
          <table:table-cell table:style-name="ce95" table:formula="of:=SUM([.AB4:.AB11])" office:value-type="time" office:time-value="PT00H00M00S">
            <text:p>0:00</text:p>
          </table:table-cell>
          <table:table-cell table:style-name="ce95" table:formula="of:=SUM([.AC4:.AC11])" office:value-type="time" office:time-value="PT00H00M00S">
            <text:p>0:00</text:p>
          </table:table-cell>
          <table:table-cell table:style-name="ce95" table:formula="of:=SUM([.AD4:.AD11])" office:value-type="time" office:time-value="PT00H00M00S">
            <text:p>0:00</text:p>
          </table:table-cell>
          <table:table-cell table:style-name="ce95" table:formula="of:=SUM([.AE4:.AE11])" office:value-type="time" office:time-value="PT00H00M00S">
            <text:p>0:00</text:p>
          </table:table-cell>
          <table:table-cell table:style-name="ce95" table:formula="of:=SUM([.AF4:.AF11])" office:value-type="time" office:time-value="PT00H00M00S">
            <text:p>0:00</text:p>
          </table:table-cell>
          <table:table-cell table:style-name="ce95" table:formula="of:=SUM([.AG4:.AG11])" office:value-type="time" office:time-value="PT00H00M00S">
            <text:p>0:00</text:p>
          </table:table-cell>
          <table:table-cell table:style-name="ce95" table:formula="of:=SUM([.AH4:.AH11])" office:value-type="time" office:time-value="PT00H00M00S">
            <text:p>0:00</text:p>
          </table:table-cell>
          <table:table-cell table:style-name="ce95" table:formula="of:=SUM([.AI4:.AI11])" office:value-type="time" office:time-value="PT00H00M00S">
            <text:p>0:00</text:p>
          </table:table-cell>
          <table:table-cell table:number-columns-repeated="989"/>
        </table:table-row>
        <table:table-row table:style-name="ro20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21">
          <table:table-cell table:style-name="ce96" office:value-type="string">
            <text:p>Vacances du 11 décembre au 2 janvier</text:p>
          </table:table-cell>
          <table:table-cell table:style-name="ce44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20" table:number-rows-repeated="62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nvier 2021" table:style-name="ta1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1-01" table:number-columns-spanned="27" table:number-rows-spanned="1">
            <text:p>janvier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7" draw:text-style-name="P1" svg:width="12.487cm" svg:height="9.101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1-01">
            <text:p>vendredi 1 </text:p>
          </table:table-cell>
          <table:table-cell table:style-name="ce61" table:formula="of:=[.E2]+[.$AF$1]" office:value-type="date" office:date-value="2021-01-02">
            <text:p>samedi 2 </text:p>
          </table:table-cell>
          <table:table-cell table:style-name="ce61" table:formula="of:=[.F2]+[.$AF$1]" office:value-type="date" office:date-value="2021-01-03">
            <text:p>dimanche 3 </text:p>
          </table:table-cell>
          <table:table-cell table:style-name="ce61" table:formula="of:=[.G2]+[.$AF$1]" office:value-type="date" office:date-value="2021-01-04">
            <text:p>lundi 4 </text:p>
          </table:table-cell>
          <table:table-cell table:style-name="ce61" table:formula="of:=[.H2]+[.$AF$1]" office:value-type="date" office:date-value="2021-01-05">
            <text:p>mardi 5 </text:p>
          </table:table-cell>
          <table:table-cell table:style-name="ce61" table:formula="of:=[.I2]+[.$AF$1]" office:value-type="date" office:date-value="2021-01-06">
            <text:p>mercredi 6 </text:p>
          </table:table-cell>
          <table:table-cell table:style-name="ce61" table:formula="of:=[.J2]+[.$AF$1]" office:value-type="date" office:date-value="2021-01-07">
            <text:p>jeudi 7 </text:p>
          </table:table-cell>
          <table:table-cell table:style-name="ce61" table:formula="of:=[.K2]+[.$AF$1]" office:value-type="date" office:date-value="2021-01-08">
            <text:p>vendredi 8 </text:p>
          </table:table-cell>
          <table:table-cell table:style-name="ce61" table:formula="of:=[.L2]+[.$AF$1]" office:value-type="date" office:date-value="2021-01-09">
            <text:p>samedi 9 </text:p>
          </table:table-cell>
          <table:table-cell table:style-name="ce61" table:formula="of:=[.M2]+[.$AF$1]" office:value-type="date" office:date-value="2021-01-10">
            <text:p>dimanche 10 </text:p>
          </table:table-cell>
          <table:table-cell table:style-name="ce61" table:formula="of:=[.N2]+[.$AF$1]" office:value-type="date" office:date-value="2021-01-11">
            <text:p>lundi 11 </text:p>
          </table:table-cell>
          <table:table-cell table:style-name="ce61" table:formula="of:=[.O2]+[.$AF$1]" office:value-type="date" office:date-value="2021-01-12">
            <text:p>mardi 12 </text:p>
          </table:table-cell>
          <table:table-cell table:style-name="ce61" table:formula="of:=[.P2]+[.$AF$1]" office:value-type="date" office:date-value="2021-01-13">
            <text:p>mercredi 13 </text:p>
          </table:table-cell>
          <table:table-cell table:style-name="ce61" table:formula="of:=[.Q2]+[.$AF$1]" office:value-type="date" office:date-value="2021-01-14">
            <text:p>jeudi 14 </text:p>
          </table:table-cell>
          <table:table-cell table:style-name="ce61" table:formula="of:=[.R2]+[.$AF$1]" office:value-type="date" office:date-value="2021-01-15">
            <text:p>vendredi 15 </text:p>
          </table:table-cell>
          <table:table-cell table:style-name="ce61" table:formula="of:=[.S2]+[.$AF$1]" office:value-type="date" office:date-value="2021-01-16">
            <text:p>samedi 16 </text:p>
          </table:table-cell>
          <table:table-cell table:style-name="ce61" table:formula="of:=[.T2]+[.$AF$1]" office:value-type="date" office:date-value="2021-01-17">
            <text:p>dimanche 17 </text:p>
          </table:table-cell>
          <table:table-cell table:style-name="ce61" table:formula="of:=[.U2]+[.$AF$1]" office:value-type="date" office:date-value="2021-01-18">
            <text:p>lundi 18 </text:p>
          </table:table-cell>
          <table:table-cell table:style-name="ce61" table:formula="of:=[.V2]+[.$AF$1]" office:value-type="date" office:date-value="2021-01-19">
            <text:p>mardi 19 </text:p>
          </table:table-cell>
          <table:table-cell table:style-name="ce61" table:formula="of:=[.W2]+[.$AF$1]" office:value-type="date" office:date-value="2021-01-20">
            <text:p>mercredi 20 </text:p>
          </table:table-cell>
          <table:table-cell table:style-name="ce61" table:formula="of:=[.X2]+[.$AF$1]" office:value-type="date" office:date-value="2021-01-21">
            <text:p>jeudi 21 </text:p>
          </table:table-cell>
          <table:table-cell table:style-name="ce61" table:formula="of:=[.Y2]+[.$AF$1]" office:value-type="date" office:date-value="2021-01-22">
            <text:p>vendredi 22 </text:p>
          </table:table-cell>
          <table:table-cell table:style-name="ce61" table:formula="of:=[.Z2]+[.$AF$1]" office:value-type="date" office:date-value="2021-01-23">
            <text:p>samedi 23 </text:p>
          </table:table-cell>
          <table:table-cell table:style-name="ce61" table:formula="of:=[.AA2]+[.$AF$1]" office:value-type="date" office:date-value="2021-01-24">
            <text:p>dimanche 24 </text:p>
          </table:table-cell>
          <table:table-cell table:style-name="ce61" table:formula="of:=[.AB2]+[.$AF$1]" office:value-type="date" office:date-value="2021-01-25">
            <text:p>lundi 25 </text:p>
          </table:table-cell>
          <table:table-cell table:style-name="ce61" table:formula="of:=[.AC2]+[.$AF$1]" office:value-type="date" office:date-value="2021-01-26">
            <text:p>mardi 26 </text:p>
          </table:table-cell>
          <table:table-cell table:style-name="ce61" table:formula="of:=[.AD2]+[.$AF$1]" office:value-type="date" office:date-value="2021-01-27">
            <text:p>mercredi 27 </text:p>
          </table:table-cell>
          <table:table-cell table:style-name="ce61" table:formula="of:=[.AE2]+[.$AF$1]" office:value-type="date" office:date-value="2021-01-28">
            <text:p>jeudi 28 </text:p>
          </table:table-cell>
          <table:table-cell table:style-name="ce61" table:formula="of:=[.AF2]+[.$AF$1]" office:value-type="date" office:date-value="2021-01-29">
            <text:p>vendredi 29 </text:p>
          </table:table-cell>
          <table:table-cell table:style-name="ce61" table:formula="of:=[.AG2]+[.$AF$1]" office:value-type="date" office:date-value="2021-01-30">
            <text:p>samedi 30 </text:p>
          </table:table-cell>
          <table:table-cell table:style-name="ce61" table:formula="of:=[.AH2]+[.$AF$1]" office:value-type="date" office:date-value="2021-01-31">
            <text:p>dimanche 31 </text:p>
          </table:table-cell>
          <table:table-cell table:number-columns-repeated="989"/>
        </table:table-row>
        <table:table-row table:style-name="ro8">
          <table:table-cell table:style-name="ce90" office:value-type="string" table:number-columns-spanned="4" table:number-rows-spanned="1">
            <text:p>Projet 6 : Détectez des faux billets [Débutant]</text:p>
          </table:table-cell>
          <table:covered-table-cell table:number-columns-repeated="3"/>
          <table:table-cell table:style-name="ce94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2">
          <table:table-cell table:style-name="ce37" office:value-type="string">
            <text:p>Tutoriel : Réalisez des modélisations de données performantes (difficile)</text:p>
          </table:table-cell>
          <table:table-cell table:style-name="ce47" table:content-validation-name="val20" office:value-type="string">
            <text:p>Séance guidée</text:p>
          </table:table-cell>
          <table:table-cell table:style-name="ce48"/>
          <table:table-cell table:style-name="ce91" table:formula="of:=SUM([.E4:.AI4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Tutoriel : Initiez-vous à la statistique inférentielle (révision)</text:p>
          </table:table-cell>
          <table:table-cell table:style-name="ce47" table:content-validation-name="val20" office:value-type="string">
            <text:p>Séance guidée</text:p>
          </table:table-cell>
          <table:table-cell table:style-name="ce48"/>
          <table:table-cell table:style-name="ce91" table:formula="of:=SUM([.E5:.AI5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0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1" table:formula="of:=SUM([.E6:.AI6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1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1" table:formula="of:=SUM([.E7:.AI7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2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1" table:formula="of:=SUM([.E8:.AI8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3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1" table:formula="of:=SUM([.E9:.AI9])" office:value-type="time" office:time-value="PT27H00M00S">
            <text:p>27:00</text:p>
          </table:table-cell>
          <table:table-cell table:style-name="ce63" table:content-validation-name="val21"/>
          <table:table-cell table:number-columns-repeated="2" table:style-name="ce63" table:content-validation-name="val21" office:value-type="time" office:time-value="PT01H00M00S">
            <text:p>1:00</text:p>
          </table:table-cell>
          <table:table-cell table:number-columns-repeated="4" table:style-name="ce63" table:content-validation-name="val21" office:value-type="time" office:time-value="PT02H00M00S">
            <text:p>2:00</text:p>
          </table:table-cell>
          <table:table-cell table:style-name="ce63" table:content-validation-name="val21"/>
          <table:table-cell table:number-columns-repeated="6" table:style-name="ce63" table:content-validation-name="val21" office:value-type="time" office:time-value="PT02H00M00S">
            <text:p>2:00</text:p>
          </table:table-cell>
          <table:table-cell table:style-name="ce63" table:content-validation-name="val21"/>
          <table:table-cell table:number-columns-repeated="2" table:style-name="ce63" table:content-validation-name="val21" office:value-type="time" office:time-value="PT02H00M00S">
            <text:p>2:00</text:p>
          </table:table-cell>
          <table:table-cell table:style-name="ce63" table:content-validation-name="val21" office:value-type="time" office:time-value="PT01H00M00S">
            <text:p>1:00</text:p>
          </table:table-cell>
          <table:table-cell table:style-name="ce63" table:content-validation-name="val21" table:number-columns-repeated="13"/>
          <table:table-cell table:number-columns-repeated="989"/>
        </table:table-row>
        <table:table-row table:style-name="ro23">
          <table:table-cell table:style-name="ce37" office:value-type="string">
            <text:p>Soutenance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1" table:formula="of:=SUM([.E10:.AI10])" office:value-type="time" office:time-value="PT01H00M00S">
            <text:p>1:00</text:p>
          </table:table-cell>
          <table:table-cell table:style-name="ce63" table:content-validation-name="val21" table:number-columns-repeated="19"/>
          <table:table-cell table:style-name="ce63" table:content-validation-name="val21" office:value-type="time" office:time-value="PT01H00M00S">
            <text:p>1:00</text:p>
          </table:table-cell>
          <table:table-cell table:style-name="ce63" table:content-validation-name="val21" table:number-columns-repeated="11"/>
          <table:table-cell table:number-columns-repeated="989"/>
        </table:table-row>
        <table:table-row table:style-name="ro23">
          <table:table-cell table:style-name="ce37" office:value-type="string">
            <text:p>Lecture, veille, rencontres</text:p>
          </table:table-cell>
          <table:table-cell table:style-name="ce47" table:content-validation-name="val20" office:value-type="string">
            <text:p>Activité complémentaire</text:p>
          </table:table-cell>
          <table:table-cell table:style-name="ce48"/>
          <table:table-cell table:style-name="ce91" table:formula="of:=SUM([.E11:.AI11])" office:value-type="time" office:time-value="PT05H00M00S">
            <text:p>5:00</text:p>
          </table:table-cell>
          <table:table-cell table:style-name="ce63" table:content-validation-name="val21" table:number-columns-repeated="3"/>
          <table:table-cell table:number-columns-repeated="4" table:style-name="ce63" table:content-validation-name="val21" office:value-type="time" office:time-value="PT00H30M00S">
            <text:p>0:30</text:p>
          </table:table-cell>
          <table:table-cell table:style-name="ce63" table:content-validation-name="val21" table:number-columns-repeated="3"/>
          <table:table-cell table:number-columns-repeated="4" table:style-name="ce63" table:content-validation-name="val21" office:value-type="time" office:time-value="PT00H30M00S">
            <text:p>0:30</text:p>
          </table:table-cell>
          <table:table-cell table:style-name="ce63" table:content-validation-name="val21" table:number-columns-repeated="3"/>
          <table:table-cell table:number-columns-repeated="2" table:style-name="ce63" table:content-validation-name="val21" office:value-type="time" office:time-value="PT00H30M00S">
            <text:p>0:30</text:p>
          </table:table-cell>
          <table:table-cell table:style-name="ce63" table:content-validation-name="val21" table:number-columns-repeated="12"/>
          <table:table-cell table:number-columns-repeated="989"/>
        </table:table-row>
        <table:table-row table:style-name="ro19">
          <table:table-cell table:style-name="ce90" office:value-type="string" table:number-columns-spanned="3" table:number-rows-spanned="1">
            <text:p><text:s/>🎯 Niveau visé : Savoir interpréter une ACP, savoir modéliser grace à la modélisation logistique, savoir réaliser une ACP, savoir utiliser un algorithme de clustering de type Kmeans</text:p>
          </table:table-cell>
          <table:covered-table-cell table:number-columns-repeated="2"/>
          <table:table-cell table:style-name="ce92" table:formula="of:=SUM([.D4:.D11])" office:value-type="time" office:time-value="PT33H00M00S">
            <text:p>33:00</text:p>
          </table:table-cell>
          <table:table-cell table:style-name="ce95" table:formula="of:=SUM([.E4:.E11])" office:value-type="time" office:time-value="PT00H00M00S">
            <text:p>0:00</text:p>
          </table:table-cell>
          <table:table-cell table:style-name="ce95" table:formula="of:=SUM([.F4:.F11])" office:value-type="time" office:time-value="PT01H00M00S">
            <text:p>1:00</text:p>
          </table:table-cell>
          <table:table-cell table:style-name="ce95" table:formula="of:=SUM([.G4:.G11])" office:value-type="time" office:time-value="PT01H00M00S">
            <text:p>1:00</text:p>
          </table:table-cell>
          <table:table-cell table:style-name="ce95" table:formula="of:=SUM([.H4:.H11])" office:value-type="time" office:time-value="PT02H30M00S">
            <text:p>2:30</text:p>
          </table:table-cell>
          <table:table-cell table:style-name="ce95" table:formula="of:=SUM([.I4:.I11])" office:value-type="time" office:time-value="PT02H30M00S">
            <text:p>2:30</text:p>
          </table:table-cell>
          <table:table-cell table:style-name="ce95" table:formula="of:=SUM([.J4:.J11])" office:value-type="time" office:time-value="PT02H30M00S">
            <text:p>2:30</text:p>
          </table:table-cell>
          <table:table-cell table:style-name="ce95" table:formula="of:=SUM([.K4:.K11])" office:value-type="time" office:time-value="PT02H30M00S">
            <text:p>2:30</text:p>
          </table:table-cell>
          <table:table-cell table:style-name="ce95" table:formula="of:=SUM([.L4:.L11])" office:value-type="time" office:time-value="PT00H00M00S">
            <text:p>0:00</text:p>
          </table:table-cell>
          <table:table-cell table:style-name="ce95" table:formula="of:=SUM([.M4:.M11])" office:value-type="time" office:time-value="PT02H00M00S">
            <text:p>2:00</text:p>
          </table:table-cell>
          <table:table-cell table:style-name="ce95" table:formula="of:=SUM([.N4:.N11])" office:value-type="time" office:time-value="PT02H00M00S">
            <text:p>2:00</text:p>
          </table:table-cell>
          <table:table-cell table:style-name="ce95" table:formula="of:=SUM([.O4:.O11])" office:value-type="time" office:time-value="PT02H30M00S">
            <text:p>2:30</text:p>
          </table:table-cell>
          <table:table-cell table:style-name="ce95" table:formula="of:=SUM([.P4:.P11])" office:value-type="time" office:time-value="PT02H30M00S">
            <text:p>2:30</text:p>
          </table:table-cell>
          <table:table-cell table:style-name="ce95" table:formula="of:=SUM([.Q4:.Q11])" office:value-type="time" office:time-value="PT02H30M00S">
            <text:p>2:30</text:p>
          </table:table-cell>
          <table:table-cell table:style-name="ce95" table:formula="of:=SUM([.R4:.R11])" office:value-type="time" office:time-value="PT02H30M00S">
            <text:p>2:30</text:p>
          </table:table-cell>
          <table:table-cell table:style-name="ce95" table:formula="of:=SUM([.S4:.S11])" office:value-type="time" office:time-value="PT00H00M00S">
            <text:p>0:00</text:p>
          </table:table-cell>
          <table:table-cell table:style-name="ce95" table:formula="of:=SUM([.T4:.T11])" office:value-type="time" office:time-value="PT02H00M00S">
            <text:p>2:00</text:p>
          </table:table-cell>
          <table:table-cell table:style-name="ce95" table:formula="of:=SUM([.U4:.U11])" office:value-type="time" office:time-value="PT02H00M00S">
            <text:p>2:00</text:p>
          </table:table-cell>
          <table:table-cell table:style-name="ce95" table:formula="of:=SUM([.V4:.V11])" office:value-type="time" office:time-value="PT01H30M00S">
            <text:p>1:30</text:p>
          </table:table-cell>
          <table:table-cell table:style-name="ce95" table:formula="of:=SUM([.W4:.W11])" office:value-type="time" office:time-value="PT00H30M00S">
            <text:p>0:30</text:p>
          </table:table-cell>
          <table:table-cell table:style-name="ce95" table:formula="of:=SUM([.X4:.X11])" office:value-type="time" office:time-value="PT01H00M00S">
            <text:p>1:00</text:p>
          </table:table-cell>
          <table:table-cell table:style-name="ce95" table:formula="of:=SUM([.Y4:.Y11])" office:value-type="time" office:time-value="PT00H00M00S">
            <text:p>0:00</text:p>
          </table:table-cell>
          <table:table-cell table:style-name="ce95" table:formula="of:=SUM([.Z4:.Z11])" office:value-type="time" office:time-value="PT00H00M00S">
            <text:p>0:00</text:p>
          </table:table-cell>
          <table:table-cell table:style-name="ce95" table:formula="of:=SUM([.AA4:.AA11])" office:value-type="time" office:time-value="PT00H00M00S">
            <text:p>0:00</text:p>
          </table:table-cell>
          <table:table-cell table:style-name="ce95" table:formula="of:=SUM([.AB4:.AB11])" office:value-type="time" office:time-value="PT00H00M00S">
            <text:p>0:00</text:p>
          </table:table-cell>
          <table:table-cell table:style-name="ce95" table:formula="of:=SUM([.AC4:.AC11])" office:value-type="time" office:time-value="PT00H00M00S">
            <text:p>0:00</text:p>
          </table:table-cell>
          <table:table-cell table:style-name="ce95" table:formula="of:=SUM([.AD4:.AD11])" office:value-type="time" office:time-value="PT00H00M00S">
            <text:p>0:00</text:p>
          </table:table-cell>
          <table:table-cell table:style-name="ce95" table:formula="of:=SUM([.AE4:.AE11])" office:value-type="time" office:time-value="PT00H00M00S">
            <text:p>0:00</text:p>
          </table:table-cell>
          <table:table-cell table:style-name="ce95" table:formula="of:=SUM([.AF4:.AF11])" office:value-type="time" office:time-value="PT00H00M00S">
            <text:p>0:00</text:p>
          </table:table-cell>
          <table:table-cell table:style-name="ce95" table:formula="of:=SUM([.AG4:.AG11])" office:value-type="time" office:time-value="PT00H00M00S">
            <text:p>0:00</text:p>
          </table:table-cell>
          <table:table-cell table:style-name="ce95" table:formula="of:=SUM([.AH4:.AH11])" office:value-type="time" office:time-value="PT00H00M00S">
            <text:p>0:00</text:p>
          </table:table-cell>
          <table:table-cell table:style-name="ce95" table:formula="of:=SUM([.AI4:.AI11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39" table:number-columns-spanned="4" table:number-rows-spanned="1"/>
          <table:covered-table-cell table:number-columns-repeated="3"/>
          <table:table-cell table:style-name="ce6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>
          <table:table-cell table:style-name="ce97" office:value-type="string" table:number-columns-spanned="4" table:number-rows-spanned="1">
            <text:p>Projet 7 : Effectuez une prédiction de revenus [Débutant]</text:p>
          </table:table-cell>
          <table:covered-table-cell table:number-columns-repeated="3"/>
          <table:table-cell table:style-name="ce100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3">
          <table:table-cell table:style-name="ce37" office:value-type="string">
            <text:p>Tutoriel : Maîtriser les bases des probabilités (moyen)</text:p>
          </table:table-cell>
          <table:table-cell table:style-name="ce47" table:content-validation-name="val20" office:value-type="string">
            <text:p>Séance guidée</text:p>
          </table:table-cell>
          <table:table-cell table:style-name="ce48"/>
          <table:table-cell table:style-name="ce98" table:formula="of:=SUM([.E15:.AI15])" office:value-type="time" office:time-value="PT12H00M00S">
            <text:p>12:00</text:p>
          </table:table-cell>
          <table:table-cell table:style-name="ce63" table:content-validation-name="val21" table:number-columns-repeated="18"/>
          <table:table-cell table:number-columns-repeated="3" table:style-name="ce63" table:content-validation-name="val21" office:value-type="time" office:time-value="PT02H00M00S">
            <text:p>2:00</text:p>
          </table:table-cell>
          <table:table-cell table:style-name="ce63" table:content-validation-name="val21"/>
          <table:table-cell table:number-columns-repeated="3" table:style-name="ce63" table:content-validation-name="val21" office:value-type="time" office:time-value="PT02H00M00S">
            <text:p>2:00</text:p>
          </table:table-cell>
          <table:table-cell table:style-name="ce63" table:content-validation-name="val21" table:number-columns-repeated="6"/>
          <table:table-cell table:number-columns-repeated="989"/>
        </table:table-row>
        <table:table-row table:style-name="ro23">
          <table:table-cell table:style-name="ce37" office:value-type="string">
            <text:p>Mission 1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8" table:formula="of:=SUM([.E16:.AI16])" office:value-type="time" office:time-value="PT15H00M00S">
            <text:p>15:00</text:p>
          </table:table-cell>
          <table:table-cell table:style-name="ce63" table:content-validation-name="val21" table:number-columns-repeated="18"/>
          <table:table-cell table:style-name="ce63" table:content-validation-name="val21" office:value-type="time" office:time-value="PT01H00M00S">
            <text:p>1:00</text:p>
          </table:table-cell>
          <table:table-cell table:style-name="ce63" table:content-validation-name="val21"/>
          <table:table-cell table:style-name="ce63" table:content-validation-name="val21" office:value-type="time" office:time-value="PT01H00M00S">
            <text:p>1:00</text:p>
          </table:table-cell>
          <table:table-cell table:style-name="ce63" table:content-validation-name="val21"/>
          <table:table-cell table:number-columns-repeated="3" table:style-name="ce63" table:content-validation-name="val21" office:value-type="time" office:time-value="PT01H00M00S">
            <text:p>1:00</text:p>
          </table:table-cell>
          <table:table-cell table:number-columns-repeated="3" table:style-name="ce63" table:content-validation-name="val21" office:value-type="time" office:time-value="PT02H00M00S">
            <text:p>2:00</text:p>
          </table:table-cell>
          <table:table-cell table:style-name="ce63" table:content-validation-name="val21"/>
          <table:table-cell table:number-columns-repeated="2" table:style-name="ce63" table:content-validation-name="val21" office:value-type="time" office:time-value="PT02H00M00S">
            <text:p>2:00</text:p>
          </table:table-cell>
          <table:table-cell table:number-columns-repeated="989"/>
        </table:table-row>
        <table:table-row table:style-name="ro23">
          <table:table-cell table:style-name="ce37" office:value-type="string">
            <text:p>Mission 2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8" table:formula="of:=SUM([.E17:.AI17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3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8" table:formula="of:=SUM([.E18:.AI18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4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8" table:formula="of:=SUM([.E19:.AI19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Soutenance</text:p>
          </table:table-cell>
          <table:table-cell table:style-name="ce47" table:content-validation-name="val20" office:value-type="string">
            <text:p>Pratique délibérée</text:p>
          </table:table-cell>
          <table:table-cell table:style-name="ce48"/>
          <table:table-cell table:style-name="ce98" table:formula="of:=SUM([.E20:.AI20])" office:value-type="time" office:time-value="PT00H00M00S">
            <text:p>0:00</text:p>
          </table:table-cell>
          <table:table-cell table:style-name="ce63" table:content-validation-name="val21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Lecture, veille, rencontres</text:p>
          </table:table-cell>
          <table:table-cell table:style-name="ce47" table:content-validation-name="val20" office:value-type="string">
            <text:p>Activité complémentaire</text:p>
          </table:table-cell>
          <table:table-cell table:style-name="ce48"/>
          <table:table-cell table:style-name="ce98" table:formula="of:=SUM([.E21:.AI21])" office:value-type="time" office:time-value="PT03H00M00S">
            <text:p>3:00</text:p>
          </table:table-cell>
          <table:table-cell table:style-name="ce63" table:content-validation-name="val21" table:number-columns-repeated="19"/>
          <table:table-cell table:number-columns-repeated="2" table:style-name="ce63" table:content-validation-name="val21" office:value-type="time" office:time-value="PT00H30M00S">
            <text:p>0:30</text:p>
          </table:table-cell>
          <table:table-cell table:style-name="ce63" table:content-validation-name="val21" table:number-columns-repeated="3"/>
          <table:table-cell table:number-columns-repeated="4" table:style-name="ce63" table:content-validation-name="val21" office:value-type="time" office:time-value="PT00H30M00S">
            <text:p>0:30</text:p>
          </table:table-cell>
          <table:table-cell table:style-name="ce63" table:content-validation-name="val21" table:number-columns-repeated="3"/>
          <table:table-cell table:number-columns-repeated="989"/>
        </table:table-row>
        <table:table-row table:style-name="ro11">
          <table:table-cell table:style-name="ce97" office:value-type="string" table:number-columns-spanned="3" table:number-rows-spanned="1">
            <text:p><text:s/>🎯 Niveau Visé : Savoir maîtriser les bases de la statistique inférentielle, savoir maîtriser les bases de la probabilité, savoir <text:s/>modéliser des données</text:p>
          </table:table-cell>
          <table:covered-table-cell table:number-columns-repeated="2"/>
          <table:table-cell table:style-name="ce99" table:formula="of:=SUM([.D15:.D21])" office:value-type="time" office:time-value="PT30H00M00S">
            <text:p>30:00</text:p>
          </table:table-cell>
          <table:table-cell table:style-name="ce101" table:formula="of:=SUM([.E15:.E21])" office:value-type="time" office:time-value="PT00H00M00S">
            <text:p>0:00</text:p>
          </table:table-cell>
          <table:table-cell table:style-name="ce101" table:formula="of:=SUM([.F15:.F21])" office:value-type="time" office:time-value="PT00H00M00S">
            <text:p>0:00</text:p>
          </table:table-cell>
          <table:table-cell table:style-name="ce101" table:formula="of:=SUM([.G15:.G21])" office:value-type="time" office:time-value="PT00H00M00S">
            <text:p>0:00</text:p>
          </table:table-cell>
          <table:table-cell table:style-name="ce101" table:formula="of:=SUM([.H15:.H21])" office:value-type="time" office:time-value="PT00H00M00S">
            <text:p>0:00</text:p>
          </table:table-cell>
          <table:table-cell table:style-name="ce101" table:formula="of:=SUM([.I15:.I21])" office:value-type="time" office:time-value="PT00H00M00S">
            <text:p>0:00</text:p>
          </table:table-cell>
          <table:table-cell table:style-name="ce101" table:formula="of:=SUM([.J15:.J21])" office:value-type="time" office:time-value="PT00H00M00S">
            <text:p>0:00</text:p>
          </table:table-cell>
          <table:table-cell table:style-name="ce101" table:formula="of:=SUM([.K15:.K21])" office:value-type="time" office:time-value="PT00H00M00S">
            <text:p>0:00</text:p>
          </table:table-cell>
          <table:table-cell table:style-name="ce101" table:formula="of:=SUM([.L15:.L21])" office:value-type="time" office:time-value="PT00H00M00S">
            <text:p>0:00</text:p>
          </table:table-cell>
          <table:table-cell table:style-name="ce101" table:formula="of:=SUM([.M15:.M21])" office:value-type="time" office:time-value="PT00H00M00S">
            <text:p>0:00</text:p>
          </table:table-cell>
          <table:table-cell table:style-name="ce101" table:formula="of:=SUM([.N15:.N21])" office:value-type="time" office:time-value="PT00H00M00S">
            <text:p>0:00</text:p>
          </table:table-cell>
          <table:table-cell table:style-name="ce101" table:formula="of:=SUM([.O15:.O21])" office:value-type="time" office:time-value="PT00H00M00S">
            <text:p>0:00</text:p>
          </table:table-cell>
          <table:table-cell table:style-name="ce101" table:formula="of:=SUM([.P15:.P21])" office:value-type="time" office:time-value="PT00H00M00S">
            <text:p>0:00</text:p>
          </table:table-cell>
          <table:table-cell table:style-name="ce101" table:formula="of:=SUM([.Q15:.Q21])" office:value-type="time" office:time-value="PT00H00M00S">
            <text:p>0:00</text:p>
          </table:table-cell>
          <table:table-cell table:style-name="ce101" table:formula="of:=SUM([.R15:.R21])" office:value-type="time" office:time-value="PT00H00M00S">
            <text:p>0:00</text:p>
          </table:table-cell>
          <table:table-cell table:style-name="ce101" table:formula="of:=SUM([.S15:.S21])" office:value-type="time" office:time-value="PT00H00M00S">
            <text:p>0:00</text:p>
          </table:table-cell>
          <table:table-cell table:style-name="ce101" table:formula="of:=SUM([.T15:.T21])" office:value-type="time" office:time-value="PT00H00M00S">
            <text:p>0:00</text:p>
          </table:table-cell>
          <table:table-cell table:style-name="ce101" table:formula="of:=SUM([.U15:.U21])" office:value-type="time" office:time-value="PT00H00M00S">
            <text:p>0:00</text:p>
          </table:table-cell>
          <table:table-cell table:style-name="ce101" table:formula="of:=SUM([.V15:.V21])" office:value-type="time" office:time-value="PT00H00M00S">
            <text:p>0:00</text:p>
          </table:table-cell>
          <table:table-cell table:style-name="ce101" table:formula="of:=SUM([.W15:.W21])" office:value-type="time" office:time-value="PT03H00M00S">
            <text:p>3:00</text:p>
          </table:table-cell>
          <table:table-cell table:style-name="ce101" table:formula="of:=SUM([.X15:.X21])" office:value-type="time" office:time-value="PT02H30M00S">
            <text:p>2:30</text:p>
          </table:table-cell>
          <table:table-cell table:style-name="ce101" table:formula="of:=SUM([.Y15:.Y21])" office:value-type="time" office:time-value="PT03H30M00S">
            <text:p>3:30</text:p>
          </table:table-cell>
          <table:table-cell table:style-name="ce101" table:formula="of:=SUM([.Z15:.Z21])" office:value-type="time" office:time-value="PT00H00M00S">
            <text:p>0:00</text:p>
          </table:table-cell>
          <table:table-cell table:style-name="ce101" table:formula="of:=SUM([.AA15:.AA21])" office:value-type="time" office:time-value="PT03H00M00S">
            <text:p>3:00</text:p>
          </table:table-cell>
          <table:table-cell table:style-name="ce101" table:formula="of:=SUM([.AB15:.AB21])" office:value-type="time" office:time-value="PT03H00M00S">
            <text:p>3:00</text:p>
          </table:table-cell>
          <table:table-cell table:style-name="ce101" table:formula="of:=SUM([.AC15:.AC21])" office:value-type="time" office:time-value="PT03H30M00S">
            <text:p>3:30</text:p>
          </table:table-cell>
          <table:table-cell table:style-name="ce101" table:formula="of:=SUM([.AD15:.AD21])" office:value-type="time" office:time-value="PT02H30M00S">
            <text:p>2:30</text:p>
          </table:table-cell>
          <table:table-cell table:style-name="ce101" table:formula="of:=SUM([.AE15:.AE21])" office:value-type="time" office:time-value="PT02H30M00S">
            <text:p>2:30</text:p>
          </table:table-cell>
          <table:table-cell table:style-name="ce101" table:formula="of:=SUM([.AF15:.AF21])" office:value-type="time" office:time-value="PT02H30M00S">
            <text:p>2:30</text:p>
          </table:table-cell>
          <table:table-cell table:style-name="ce101" table:formula="of:=SUM([.AG15:.AG21])" office:value-type="time" office:time-value="PT00H00M00S">
            <text:p>0:00</text:p>
          </table:table-cell>
          <table:table-cell table:style-name="ce101" table:formula="of:=SUM([.AH15:.AH21])" office:value-type="time" office:time-value="PT02H00M00S">
            <text:p>2:00</text:p>
          </table:table-cell>
          <table:table-cell table:style-name="ce101" table:formula="of:=SUM([.AI15:.AI21])" office:value-type="time" office:time-value="PT02H00M00S">
            <text:p>2:00</text:p>
          </table:table-cell>
          <table:table-cell table:number-columns-repeated="989"/>
        </table:table-row>
        <table:table-row table:style-name="ro20" table:number-rows-repeated="64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évrier 2021" table:style-name="ta1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8" table:default-cell-style-name="Default"/>
        <table:table-column table:style-name="co4" table:visibility="collapse" table:number-columns-repeated="3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2-01" table:number-columns-spanned="27" table:number-rows-spanned="1">
            <text:p>février 2021</text:p>
          </table:table-cell>
          <table:covered-table-cell table:number-columns-repeated="26"/>
          <table:table-cell table:style-name="ce74" office:value-type="float" office:value="1">
            <office:annotation draw:style-name="gr9" draw:text-style-name="P1" svg:width="2.827cm" svg:height="2.176cm" svg:x="102.78cm" svg:y="1.359cm" draw:caption-point-x="-0.79cm" draw:caption-point-y="-1.349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10" draw:text-style-name="P1" svg:width="12.487cm" svg:height="9.233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2-01">
            <text:p>lundi 1 </text:p>
          </table:table-cell>
          <table:table-cell table:style-name="ce61" table:formula="of:=[.E2]+[.$AF$1]" office:value-type="date" office:date-value="2021-02-02">
            <text:p>mardi 2 </text:p>
          </table:table-cell>
          <table:table-cell table:style-name="ce61" table:formula="of:=[.F2]+[.$AF$1]" office:value-type="date" office:date-value="2021-02-03">
            <text:p>mercredi 3 </text:p>
          </table:table-cell>
          <table:table-cell table:style-name="ce61" table:formula="of:=[.G2]+[.$AF$1]" office:value-type="date" office:date-value="2021-02-04">
            <text:p>jeudi 4 </text:p>
          </table:table-cell>
          <table:table-cell table:style-name="ce61" table:formula="of:=[.H2]+[.$AF$1]" office:value-type="date" office:date-value="2021-02-05">
            <text:p>vendredi 5 </text:p>
          </table:table-cell>
          <table:table-cell table:style-name="ce61" table:formula="of:=[.I2]+[.$AF$1]" office:value-type="date" office:date-value="2021-02-06">
            <text:p>samedi 6 </text:p>
          </table:table-cell>
          <table:table-cell table:style-name="ce61" table:formula="of:=[.J2]+[.$AF$1]" office:value-type="date" office:date-value="2021-02-07">
            <text:p>dimanche 7 </text:p>
          </table:table-cell>
          <table:table-cell table:style-name="ce61" table:formula="of:=[.K2]+[.$AF$1]" office:value-type="date" office:date-value="2021-02-08">
            <text:p>lundi 8 </text:p>
          </table:table-cell>
          <table:table-cell table:style-name="ce61" table:formula="of:=[.L2]+[.$AF$1]" office:value-type="date" office:date-value="2021-02-09">
            <text:p>mardi 9 </text:p>
          </table:table-cell>
          <table:table-cell table:style-name="ce61" table:formula="of:=[.M2]+[.$AF$1]" office:value-type="date" office:date-value="2021-02-10">
            <text:p>mercredi 10 </text:p>
          </table:table-cell>
          <table:table-cell table:style-name="ce61" table:formula="of:=[.N2]+[.$AF$1]" office:value-type="date" office:date-value="2021-02-11">
            <text:p>jeudi 11 </text:p>
          </table:table-cell>
          <table:table-cell table:style-name="ce61" table:formula="of:=[.O2]+[.$AF$1]" office:value-type="date" office:date-value="2021-02-12">
            <text:p>vendredi 12 </text:p>
          </table:table-cell>
          <table:table-cell table:style-name="ce61" table:formula="of:=[.P2]+[.$AF$1]" office:value-type="date" office:date-value="2021-02-13">
            <text:p>samedi 13 </text:p>
          </table:table-cell>
          <table:table-cell table:style-name="ce61" table:formula="of:=[.Q2]+[.$AF$1]" office:value-type="date" office:date-value="2021-02-14">
            <text:p>dimanche 14 </text:p>
          </table:table-cell>
          <table:table-cell table:style-name="ce61" table:formula="of:=[.R2]+[.$AF$1]" office:value-type="date" office:date-value="2021-02-15">
            <text:p>lundi 15 </text:p>
          </table:table-cell>
          <table:table-cell table:style-name="ce61" table:formula="of:=[.S2]+[.$AF$1]" office:value-type="date" office:date-value="2021-02-16">
            <text:p>mardi 16 </text:p>
          </table:table-cell>
          <table:table-cell table:style-name="ce61" table:formula="of:=[.T2]+[.$AF$1]" office:value-type="date" office:date-value="2021-02-17">
            <text:p>mercredi 17 </text:p>
          </table:table-cell>
          <table:table-cell table:style-name="ce61" table:formula="of:=[.U2]+[.$AF$1]" office:value-type="date" office:date-value="2021-02-18">
            <text:p>jeudi 18 </text:p>
          </table:table-cell>
          <table:table-cell table:style-name="ce61" table:formula="of:=[.V2]+[.$AF$1]" office:value-type="date" office:date-value="2021-02-19">
            <text:p>vendredi 19 </text:p>
          </table:table-cell>
          <table:table-cell table:style-name="ce61" table:formula="of:=[.W2]+[.$AF$1]" office:value-type="date" office:date-value="2021-02-20">
            <text:p>samedi 20 </text:p>
          </table:table-cell>
          <table:table-cell table:style-name="ce61" table:formula="of:=[.X2]+[.$AF$1]" office:value-type="date" office:date-value="2021-02-21">
            <text:p>dimanche 21 </text:p>
          </table:table-cell>
          <table:table-cell table:style-name="ce61" table:formula="of:=[.Y2]+[.$AF$1]" office:value-type="date" office:date-value="2021-02-22">
            <text:p>lundi 22 </text:p>
          </table:table-cell>
          <table:table-cell table:style-name="ce61" table:formula="of:=[.Z2]+[.$AF$1]" office:value-type="date" office:date-value="2021-02-23">
            <text:p>mardi 23 </text:p>
          </table:table-cell>
          <table:table-cell table:style-name="ce61" table:formula="of:=[.AA2]+[.$AF$1]" office:value-type="date" office:date-value="2021-02-24">
            <text:p>mercredi 24 </text:p>
          </table:table-cell>
          <table:table-cell table:style-name="ce61" table:formula="of:=[.AB2]+[.$AF$1]" office:value-type="date" office:date-value="2021-02-25">
            <text:p>jeudi 25 </text:p>
          </table:table-cell>
          <table:table-cell table:style-name="ce61" table:formula="of:=[.AC2]+[.$AF$1]" office:value-type="date" office:date-value="2021-02-26">
            <text:p>vendredi 26 </text:p>
          </table:table-cell>
          <table:table-cell table:style-name="ce61" table:formula="of:=[.AD2]+[.$AF$1]" office:value-type="date" office:date-value="2021-02-27">
            <text:p>samedi 27 </text:p>
          </table:table-cell>
          <table:table-cell table:style-name="ce61" table:formula="of:=[.AE2]+[.$AF$1]" office:value-type="date" office:date-value="2021-02-28">
            <text:p>dimanche 28 </text:p>
          </table:table-cell>
          <table:table-cell table:style-name="ce61" table:formula="of:=[.AF2]+[.$AF$1]" office:value-type="date" office:date-value="2021-03-01">
            <text:p>lundi 1 </text:p>
          </table:table-cell>
          <table:table-cell table:style-name="ce61" table:formula="of:=[.AG2]+[.$AF$1]" office:value-type="date" office:date-value="2021-03-02">
            <text:p>mardi 2 </text:p>
          </table:table-cell>
          <table:table-cell table:style-name="ce61" table:formula="of:=[.AH2]+[.$AF$1]" office:value-type="date" office:date-value="2021-03-03">
            <text:p>mercredi 3 </text:p>
          </table:table-cell>
          <table:table-cell table:number-columns-repeated="989"/>
        </table:table-row>
        <table:table-row table:style-name="ro8">
          <table:table-cell table:style-name="ce97" office:value-type="string" table:number-columns-spanned="4" table:number-rows-spanned="1">
            <text:p>Projet 7 : Effectuez une prédiction de revenus [Débutant]</text:p>
          </table:table-cell>
          <table:covered-table-cell table:number-columns-repeated="3"/>
          <table:table-cell table:style-name="ce100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3">
          <table:table-cell table:style-name="ce37" office:value-type="string">
            <text:p>Tutoriel : Maîtriser les bases des probabilités (moyen)</text:p>
          </table:table-cell>
          <table:table-cell table:style-name="ce47" table:content-validation-name="val22" office:value-type="string">
            <text:p>Séance guidée</text:p>
          </table:table-cell>
          <table:table-cell table:style-name="ce48"/>
          <table:table-cell table:style-name="ce98" table:formula="of:=SUM([.E4:.AI4])" office:value-type="time" office:time-value="PT00H00M00S">
            <text:p>0:00</text:p>
          </table:table-cell>
          <table:table-cell table:style-name="ce63" table:content-validation-name="val23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Mission 1</text:p>
          </table:table-cell>
          <table:table-cell table:style-name="ce47" table:content-validation-name="val22" office:value-type="string">
            <text:p>Pratique délibérée</text:p>
          </table:table-cell>
          <table:table-cell table:style-name="ce48"/>
          <table:table-cell table:style-name="ce98" table:formula="of:=SUM([.E5:.AI5])" office:value-type="time" office:time-value="PT03H30M00S">
            <text:p>3:30</text:p>
          </table:table-cell>
          <table:table-cell table:style-name="ce63" table:content-validation-name="val23" office:value-type="time" office:time-value="PT02H00M00S">
            <text:p>2:00</text:p>
          </table:table-cell>
          <table:table-cell table:style-name="ce63" table:content-validation-name="val23" office:value-type="time" office:time-value="PT01H30M00S">
            <text:p>1:30</text:p>
          </table:table-cell>
          <table:table-cell table:style-name="ce63" table:content-validation-name="val23" table:number-columns-repeated="29"/>
          <table:table-cell table:number-columns-repeated="989"/>
        </table:table-row>
        <table:table-row table:style-name="ro23">
          <table:table-cell table:style-name="ce37" office:value-type="string">
            <text:p>Mission 2</text:p>
          </table:table-cell>
          <table:table-cell table:style-name="ce47" table:content-validation-name="val22" office:value-type="string">
            <text:p>Pratique délibérée</text:p>
          </table:table-cell>
          <table:table-cell table:style-name="ce48"/>
          <table:table-cell table:style-name="ce98" table:formula="of:=SUM([.E6:.AI6])" office:value-type="time" office:time-value="PT17H30M00S">
            <text:p>17:30</text:p>
          </table:table-cell>
          <table:table-cell table:style-name="ce63" table:content-validation-name="val23"/>
          <table:table-cell table:style-name="ce63" table:content-validation-name="val23" office:value-type="time" office:time-value="PT00H30M00S">
            <text:p>0:30</text:p>
          </table:table-cell>
          <table:table-cell table:number-columns-repeated="2" table:style-name="ce63" table:content-validation-name="val23" office:value-type="time" office:time-value="PT02H00M00S">
            <text:p>2:00</text:p>
          </table:table-cell>
          <table:table-cell table:style-name="ce63" table:content-validation-name="val23"/>
          <table:table-cell table:number-columns-repeated="6" table:style-name="ce63" table:content-validation-name="val23" office:value-type="time" office:time-value="PT02H00M00S">
            <text:p>2:00</text:p>
          </table:table-cell>
          <table:table-cell table:style-name="ce63" table:content-validation-name="val23"/>
          <table:table-cell table:style-name="ce63" table:content-validation-name="val23" office:value-type="time" office:time-value="PT01H00M00S">
            <text:p>1:00</text:p>
          </table:table-cell>
          <table:table-cell table:style-name="ce63" table:content-validation-name="val23" table:number-columns-repeated="18"/>
          <table:table-cell table:number-columns-repeated="989"/>
        </table:table-row>
        <table:table-row table:style-name="ro23">
          <table:table-cell table:style-name="ce37" office:value-type="string">
            <text:p>Mission 3</text:p>
          </table:table-cell>
          <table:table-cell table:style-name="ce47" table:content-validation-name="val22" office:value-type="string">
            <text:p>Pratique délibérée</text:p>
          </table:table-cell>
          <table:table-cell table:style-name="ce48"/>
          <table:table-cell table:style-name="ce98" table:formula="of:=SUM([.E7:.AI7])" office:value-type="time" office:time-value="PT17H30M00S">
            <text:p>17:30</text:p>
          </table:table-cell>
          <table:table-cell table:style-name="ce63" table:content-validation-name="val23" table:number-columns-repeated="12"/>
          <table:table-cell table:style-name="ce63" table:content-validation-name="val23" office:value-type="time" office:time-value="PT01H00M00S">
            <text:p>1:00</text:p>
          </table:table-cell>
          <table:table-cell table:number-columns-repeated="5" table:style-name="ce63" table:content-validation-name="val23" office:value-type="time" office:time-value="PT02H00M00S">
            <text:p>2:00</text:p>
          </table:table-cell>
          <table:table-cell table:style-name="ce63" table:content-validation-name="val23"/>
          <table:table-cell table:number-columns-repeated="3" table:style-name="ce63" table:content-validation-name="val23" office:value-type="time" office:time-value="PT02H00M00S">
            <text:p>2:00</text:p>
          </table:table-cell>
          <table:table-cell table:style-name="ce63" table:content-validation-name="val23" office:value-type="time" office:time-value="PT00H30M00S">
            <text:p>0:30</text:p>
          </table:table-cell>
          <table:table-cell table:style-name="ce63" table:content-validation-name="val23" table:number-columns-repeated="8"/>
          <table:table-cell table:number-columns-repeated="989"/>
        </table:table-row>
        <table:table-row table:style-name="ro23">
          <table:table-cell table:style-name="ce37" office:value-type="string">
            <text:p>Mission 4</text:p>
          </table:table-cell>
          <table:table-cell table:style-name="ce47" table:content-validation-name="val22" office:value-type="string">
            <text:p>Pratique délibérée</text:p>
          </table:table-cell>
          <table:table-cell table:style-name="ce48"/>
          <table:table-cell table:style-name="ce98" table:formula="of:=SUM([.E8:.AI8])" office:value-type="time" office:time-value="PT09H30M00S">
            <text:p>9:30</text:p>
          </table:table-cell>
          <table:table-cell table:style-name="ce63" table:content-validation-name="val23" table:number-columns-repeated="22"/>
          <table:table-cell table:style-name="ce63" table:content-validation-name="val23" office:value-type="time" office:time-value="PT01H30M00S">
            <text:p>1:30</text:p>
          </table:table-cell>
          <table:table-cell table:number-columns-repeated="2" table:style-name="ce63" table:content-validation-name="val23" office:value-type="time" office:time-value="PT02H00M00S">
            <text:p>2:00</text:p>
          </table:table-cell>
          <table:table-cell table:style-name="ce63" table:content-validation-name="val23"/>
          <table:table-cell table:number-columns-repeated="2" table:style-name="ce63" table:content-validation-name="val23" office:value-type="time" office:time-value="PT02H00M00S">
            <text:p>2:00</text:p>
          </table:table-cell>
          <table:table-cell table:style-name="ce63" table:content-validation-name="val23" table:number-columns-repeated="3"/>
          <table:table-cell table:number-columns-repeated="989"/>
        </table:table-row>
        <table:table-row table:style-name="ro23">
          <table:table-cell table:style-name="ce37" office:value-type="string">
            <text:p>Soutenance</text:p>
          </table:table-cell>
          <table:table-cell table:style-name="ce47" table:content-validation-name="val22" office:value-type="string">
            <text:p>Pratique délibérée</text:p>
          </table:table-cell>
          <table:table-cell table:style-name="ce48"/>
          <table:table-cell table:style-name="ce98" table:formula="of:=SUM([.E9:.AI9])" office:value-type="time" office:time-value="PT00H00M00S">
            <text:p>0:00</text:p>
          </table:table-cell>
          <table:table-cell table:style-name="ce63" table:content-validation-name="val23" table:number-columns-repeated="31"/>
          <table:table-cell table:number-columns-repeated="989"/>
        </table:table-row>
        <table:table-row table:style-name="ro23">
          <table:table-cell table:style-name="ce37" office:value-type="string">
            <text:p>Lecture, veille, rencontres</text:p>
          </table:table-cell>
          <table:table-cell table:style-name="ce47" table:content-validation-name="val22" office:value-type="string">
            <text:p>Activité complémentaire</text:p>
          </table:table-cell>
          <table:table-cell table:style-name="ce48"/>
          <table:table-cell table:style-name="ce98" table:formula="of:=SUM([.E10:.AI10])" office:value-type="time" office:time-value="PT08H00M00S">
            <text:p>8:00</text:p>
          </table:table-cell>
          <table:table-cell table:number-columns-repeated="4" table:style-name="ce63" table:content-validation-name="val23" office:value-type="time" office:time-value="PT00H30M00S">
            <text:p>0:30</text:p>
          </table:table-cell>
          <table:table-cell table:style-name="ce63" table:content-validation-name="val23" table:number-columns-repeated="3"/>
          <table:table-cell table:number-columns-repeated="4" table:style-name="ce63" table:content-validation-name="val23" office:value-type="time" office:time-value="PT00H30M00S">
            <text:p>0:30</text:p>
          </table:table-cell>
          <table:table-cell table:style-name="ce63" table:content-validation-name="val23" table:number-columns-repeated="3"/>
          <table:table-cell table:number-columns-repeated="4" table:style-name="ce63" table:content-validation-name="val23" office:value-type="time" office:time-value="PT00H30M00S">
            <text:p>0:30</text:p>
          </table:table-cell>
          <table:table-cell table:style-name="ce63" table:content-validation-name="val23" table:number-columns-repeated="3"/>
          <table:table-cell table:number-columns-repeated="4" table:style-name="ce63" table:content-validation-name="val23" office:value-type="time" office:time-value="PT00H30M00S">
            <text:p>0:30</text:p>
          </table:table-cell>
          <table:table-cell table:style-name="ce63" table:content-validation-name="val23" table:number-columns-repeated="6"/>
          <table:table-cell table:number-columns-repeated="989"/>
        </table:table-row>
        <table:table-row table:style-name="ro11">
          <table:table-cell table:style-name="ce97" office:value-type="string" table:number-columns-spanned="3" table:number-rows-spanned="1">
            <text:p><text:s/>🎯 Niveau Visé : Savoir maîtriser les bases de la statistique inférentielle, savoir maîtriser les bases de la probabilité, savoir <text:s/>modéliser des données</text:p>
          </table:table-cell>
          <table:covered-table-cell table:number-columns-repeated="2"/>
          <table:table-cell table:style-name="ce99" table:formula="of:=SUM([.D4:.D10])" office:value-type="time" office:time-value="PT56H00M00S">
            <text:p>56:00</text:p>
          </table:table-cell>
          <table:table-cell table:style-name="ce101" table:formula="of:=SUM([.E4:.E10])" office:value-type="time" office:time-value="PT02H30M00S">
            <text:p>2:30</text:p>
          </table:table-cell>
          <table:table-cell table:style-name="ce101" table:formula="of:=SUM([.F4:.F10])" office:value-type="time" office:time-value="PT02H30M00S">
            <text:p>2:30</text:p>
          </table:table-cell>
          <table:table-cell table:style-name="ce101" table:formula="of:=SUM([.G4:.G10])" office:value-type="time" office:time-value="PT02H30M00S">
            <text:p>2:30</text:p>
          </table:table-cell>
          <table:table-cell table:style-name="ce101" table:formula="of:=SUM([.H4:.H10])" office:value-type="time" office:time-value="PT02H30M00S">
            <text:p>2:30</text:p>
          </table:table-cell>
          <table:table-cell table:style-name="ce101" table:formula="of:=SUM([.I4:.I10])" office:value-type="time" office:time-value="PT00H00M00S">
            <text:p>0:00</text:p>
          </table:table-cell>
          <table:table-cell table:style-name="ce101" table:formula="of:=SUM([.J4:.J10])" office:value-type="time" office:time-value="PT02H00M00S">
            <text:p>2:00</text:p>
          </table:table-cell>
          <table:table-cell table:style-name="ce101" table:formula="of:=SUM([.K4:.K10])" office:value-type="time" office:time-value="PT02H00M00S">
            <text:p>2:00</text:p>
          </table:table-cell>
          <table:table-cell table:style-name="ce101" table:formula="of:=SUM([.L4:.L10])" office:value-type="time" office:time-value="PT02H30M00S">
            <text:p>2:30</text:p>
          </table:table-cell>
          <table:table-cell table:style-name="ce101" table:formula="of:=SUM([.M4:.M10])" office:value-type="time" office:time-value="PT02H30M00S">
            <text:p>2:30</text:p>
          </table:table-cell>
          <table:table-cell table:style-name="ce101" table:formula="of:=SUM([.N4:.N10])" office:value-type="time" office:time-value="PT02H30M00S">
            <text:p>2:30</text:p>
          </table:table-cell>
          <table:table-cell table:style-name="ce101" table:formula="of:=SUM([.O4:.O10])" office:value-type="time" office:time-value="PT02H30M00S">
            <text:p>2:30</text:p>
          </table:table-cell>
          <table:table-cell table:style-name="ce101" table:formula="of:=SUM([.P4:.P10])" office:value-type="time" office:time-value="PT00H00M00S">
            <text:p>0:00</text:p>
          </table:table-cell>
          <table:table-cell table:style-name="ce101" table:formula="of:=SUM([.Q4:.Q10])" office:value-type="time" office:time-value="PT02H00M00S">
            <text:p>2:00</text:p>
          </table:table-cell>
          <table:table-cell table:style-name="ce101" table:formula="of:=SUM([.R4:.R10])" office:value-type="time" office:time-value="PT02H00M00S">
            <text:p>2:00</text:p>
          </table:table-cell>
          <table:table-cell table:style-name="ce101" table:formula="of:=SUM([.S4:.S10])" office:value-type="time" office:time-value="PT02H30M00S">
            <text:p>2:30</text:p>
          </table:table-cell>
          <table:table-cell table:style-name="ce101" table:formula="of:=SUM([.T4:.T10])" office:value-type="time" office:time-value="PT02H30M00S">
            <text:p>2:30</text:p>
          </table:table-cell>
          <table:table-cell table:style-name="ce101" table:formula="of:=SUM([.U4:.U10])" office:value-type="time" office:time-value="PT02H30M00S">
            <text:p>2:30</text:p>
          </table:table-cell>
          <table:table-cell table:style-name="ce101" table:formula="of:=SUM([.V4:.V10])" office:value-type="time" office:time-value="PT02H30M00S">
            <text:p>2:30</text:p>
          </table:table-cell>
          <table:table-cell table:style-name="ce101" table:formula="of:=SUM([.W4:.W10])" office:value-type="time" office:time-value="PT00H00M00S">
            <text:p>0:00</text:p>
          </table:table-cell>
          <table:table-cell table:style-name="ce101" table:formula="of:=SUM([.X4:.X10])" office:value-type="time" office:time-value="PT02H00M00S">
            <text:p>2:00</text:p>
          </table:table-cell>
          <table:table-cell table:style-name="ce101" table:formula="of:=SUM([.Y4:.Y10])" office:value-type="time" office:time-value="PT02H00M00S">
            <text:p>2:00</text:p>
          </table:table-cell>
          <table:table-cell table:style-name="ce101" table:formula="of:=SUM([.Z4:.Z10])" office:value-type="time" office:time-value="PT02H30M00S">
            <text:p>2:30</text:p>
          </table:table-cell>
          <table:table-cell table:style-name="ce101" table:formula="of:=SUM([.AA4:.AA10])" office:value-type="time" office:time-value="PT02H30M00S">
            <text:p>2:30</text:p>
          </table:table-cell>
          <table:table-cell table:style-name="ce101" table:formula="of:=SUM([.AB4:.AB10])" office:value-type="time" office:time-value="PT02H30M00S">
            <text:p>2:30</text:p>
          </table:table-cell>
          <table:table-cell table:style-name="ce101" table:formula="of:=SUM([.AC4:.AC10])" office:value-type="time" office:time-value="PT02H30M00S">
            <text:p>2:30</text:p>
          </table:table-cell>
          <table:table-cell table:style-name="ce101" table:formula="of:=SUM([.AD4:.AD10])" office:value-type="time" office:time-value="PT00H00M00S">
            <text:p>0:00</text:p>
          </table:table-cell>
          <table:table-cell table:style-name="ce101" table:formula="of:=SUM([.AE4:.AE10])" office:value-type="time" office:time-value="PT02H00M00S">
            <text:p>2:00</text:p>
          </table:table-cell>
          <table:table-cell table:style-name="ce101" table:formula="of:=SUM([.AF4:.AF10])" office:value-type="time" office:time-value="PT02H00M00S">
            <text:p>2:00</text:p>
          </table:table-cell>
          <table:table-cell table:style-name="ce64" table:formula="of:=SUM([.AG4:.AG10])" office:value-type="time" office:time-value="PT00H00M00S">
            <text:p>0:00</text:p>
          </table:table-cell>
          <table:table-cell table:style-name="ce64" table:formula="of:=SUM([.AH4:.AH10])" office:value-type="time" office:time-value="PT00H00M00S">
            <text:p>0:00</text:p>
          </table:table-cell>
          <table:table-cell table:style-name="ce64" table:formula="of:=SUM([.AI4:.AI10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s 2021" table:style-name="ta13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3-01" table:number-columns-spanned="27" table:number-rows-spanned="1">
            <text:p>mars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5" draw:text-style-name="P1" svg:width="12.487cm" svg:height="8.572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3-01">
            <text:p>lundi 1 </text:p>
          </table:table-cell>
          <table:table-cell table:style-name="ce61" table:formula="of:=[.E2]+[.$AF$1]" office:value-type="date" office:date-value="2021-03-02">
            <text:p>mardi 2 </text:p>
          </table:table-cell>
          <table:table-cell table:style-name="ce61" table:formula="of:=[.F2]+[.$AF$1]" office:value-type="date" office:date-value="2021-03-03">
            <text:p>mercredi 3 </text:p>
          </table:table-cell>
          <table:table-cell table:style-name="ce61" table:formula="of:=[.G2]+[.$AF$1]" office:value-type="date" office:date-value="2021-03-04">
            <text:p>jeudi 4 </text:p>
          </table:table-cell>
          <table:table-cell table:style-name="ce61" table:formula="of:=[.H2]+[.$AF$1]" office:value-type="date" office:date-value="2021-03-05">
            <text:p>vendredi 5 </text:p>
          </table:table-cell>
          <table:table-cell table:style-name="ce61" table:formula="of:=[.I2]+[.$AF$1]" office:value-type="date" office:date-value="2021-03-06">
            <text:p>samedi 6 </text:p>
          </table:table-cell>
          <table:table-cell table:style-name="ce61" table:formula="of:=[.J2]+[.$AF$1]" office:value-type="date" office:date-value="2021-03-07">
            <text:p>dimanche 7 </text:p>
          </table:table-cell>
          <table:table-cell table:style-name="ce61" table:formula="of:=[.K2]+[.$AF$1]" office:value-type="date" office:date-value="2021-03-08">
            <text:p>lundi 8 </text:p>
          </table:table-cell>
          <table:table-cell table:style-name="ce61" table:formula="of:=[.L2]+[.$AF$1]" office:value-type="date" office:date-value="2021-03-09">
            <text:p>mardi 9 </text:p>
          </table:table-cell>
          <table:table-cell table:style-name="ce61" table:formula="of:=[.M2]+[.$AF$1]" office:value-type="date" office:date-value="2021-03-10">
            <text:p>mercredi 10 </text:p>
          </table:table-cell>
          <table:table-cell table:style-name="ce61" table:formula="of:=[.N2]+[.$AF$1]" office:value-type="date" office:date-value="2021-03-11">
            <text:p>jeudi 11 </text:p>
          </table:table-cell>
          <table:table-cell table:style-name="ce61" table:formula="of:=[.O2]+[.$AF$1]" office:value-type="date" office:date-value="2021-03-12">
            <text:p>vendredi 12 </text:p>
          </table:table-cell>
          <table:table-cell table:style-name="ce61" table:formula="of:=[.P2]+[.$AF$1]" office:value-type="date" office:date-value="2021-03-13">
            <text:p>samedi 13 </text:p>
          </table:table-cell>
          <table:table-cell table:style-name="ce61" table:formula="of:=[.Q2]+[.$AF$1]" office:value-type="date" office:date-value="2021-03-14">
            <text:p>dimanche 14 </text:p>
          </table:table-cell>
          <table:table-cell table:style-name="ce61" table:formula="of:=[.R2]+[.$AF$1]" office:value-type="date" office:date-value="2021-03-15">
            <text:p>lundi 15 </text:p>
          </table:table-cell>
          <table:table-cell table:style-name="ce61" table:formula="of:=[.S2]+[.$AF$1]" office:value-type="date" office:date-value="2021-03-16">
            <text:p>mardi 16 </text:p>
          </table:table-cell>
          <table:table-cell table:style-name="ce61" table:formula="of:=[.T2]+[.$AF$1]" office:value-type="date" office:date-value="2021-03-17">
            <text:p>mercredi 17 </text:p>
          </table:table-cell>
          <table:table-cell table:style-name="ce61" table:formula="of:=[.U2]+[.$AF$1]" office:value-type="date" office:date-value="2021-03-18">
            <text:p>jeudi 18 </text:p>
          </table:table-cell>
          <table:table-cell table:style-name="ce61" table:formula="of:=[.V2]+[.$AF$1]" office:value-type="date" office:date-value="2021-03-19">
            <text:p>vendredi 19 </text:p>
          </table:table-cell>
          <table:table-cell table:style-name="ce61" table:formula="of:=[.W2]+[.$AF$1]" office:value-type="date" office:date-value="2021-03-20">
            <text:p>samedi 20 </text:p>
          </table:table-cell>
          <table:table-cell table:style-name="ce61" table:formula="of:=[.X2]+[.$AF$1]" office:value-type="date" office:date-value="2021-03-21">
            <text:p>dimanche 21 </text:p>
          </table:table-cell>
          <table:table-cell table:style-name="ce61" table:formula="of:=[.Y2]+[.$AF$1]" office:value-type="date" office:date-value="2021-03-22">
            <text:p>lundi 22 </text:p>
          </table:table-cell>
          <table:table-cell table:style-name="ce61" table:formula="of:=[.Z2]+[.$AF$1]" office:value-type="date" office:date-value="2021-03-23">
            <text:p>mardi 23 </text:p>
          </table:table-cell>
          <table:table-cell table:style-name="ce61" table:formula="of:=[.AA2]+[.$AF$1]" office:value-type="date" office:date-value="2021-03-24">
            <text:p>mercredi 24 </text:p>
          </table:table-cell>
          <table:table-cell table:style-name="ce61" table:formula="of:=[.AB2]+[.$AF$1]" office:value-type="date" office:date-value="2021-03-25">
            <text:p>jeudi 25 </text:p>
          </table:table-cell>
          <table:table-cell table:style-name="ce61" table:formula="of:=[.AC2]+[.$AF$1]" office:value-type="date" office:date-value="2021-03-26">
            <text:p>vendredi 26 </text:p>
          </table:table-cell>
          <table:table-cell table:style-name="ce61" table:formula="of:=[.AD2]+[.$AF$1]" office:value-type="date" office:date-value="2021-03-27">
            <text:p>samedi 27 </text:p>
          </table:table-cell>
          <table:table-cell table:style-name="ce61" table:formula="of:=[.AE2]+[.$AF$1]" office:value-type="date" office:date-value="2021-03-28">
            <text:p>dimanche 28 </text:p>
          </table:table-cell>
          <table:table-cell table:style-name="ce61" table:formula="of:=[.AF2]+[.$AF$1]" office:value-type="date" office:date-value="2021-03-29">
            <text:p>lundi 29 </text:p>
          </table:table-cell>
          <table:table-cell table:style-name="ce61" table:formula="of:=[.AG2]+[.$AF$1]" office:value-type="date" office:date-value="2021-03-30">
            <text:p>mardi 30 </text:p>
          </table:table-cell>
          <table:table-cell table:style-name="ce61" table:formula="of:=[.AH2]+[.$AF$1]" office:value-type="date" office:date-value="2021-03-31">
            <text:p>mercredi 31 </text:p>
          </table:table-cell>
          <table:table-cell table:number-columns-repeated="989"/>
        </table:table-row>
        <table:table-row table:style-name="ro8">
          <table:table-cell table:style-name="ce97" office:value-type="string" table:number-columns-spanned="4" table:number-rows-spanned="1">
            <text:p>Projet 7 : Effectuez une prédiction de revenus [Débutant]</text:p>
          </table:table-cell>
          <table:covered-table-cell table:number-columns-repeated="3"/>
          <table:table-cell table:style-name="ce100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2">
          <table:table-cell table:style-name="ce37" office:value-type="string">
            <text:p>Tutoriel : Maîtriser les bases des probabilités (moyen)</text:p>
          </table:table-cell>
          <table:table-cell table:style-name="ce47" table:content-validation-name="val24" office:value-type="string">
            <text:p>Séance guidée</text:p>
          </table:table-cell>
          <table:table-cell table:style-name="ce48"/>
          <table:table-cell table:style-name="ce98" table:formula="of:=SUM([.E4:.AI4])" office:value-type="time" office:time-value="PT00H00M00S">
            <text:p>0:00</text:p>
          </table:table-cell>
          <table:table-cell table:style-name="ce63" table:content-validation-name="val25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Mission 1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98" table:formula="of:=SUM([.E5:.AI5])" office:value-type="time" office:time-value="PT00H00M00S">
            <text:p>0:00</text:p>
          </table:table-cell>
          <table:table-cell table:style-name="ce63" table:content-validation-name="val25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Mission 2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98" table:formula="of:=SUM([.E6:.AI6])" office:value-type="time" office:time-value="PT00H00M00S">
            <text:p>0:00</text:p>
          </table:table-cell>
          <table:table-cell table:style-name="ce63" table:content-validation-name="val25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Mission 3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98" table:formula="of:=SUM([.E7:.AI7])" office:value-type="time" office:time-value="PT00H00M00S">
            <text:p>0:00</text:p>
          </table:table-cell>
          <table:table-cell table:style-name="ce63" table:content-validation-name="val25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Mission 4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98" table:formula="of:=SUM([.E8:.AI8])" office:value-type="time" office:time-value="PT08H00M00S">
            <text:p>8:00</text:p>
          </table:table-cell>
          <table:table-cell table:number-columns-repeated="4" table:style-name="ce63" table:content-validation-name="val25" office:value-type="time" office:time-value="PT02H00M00S">
            <text:p>2:00</text:p>
          </table:table-cell>
          <table:table-cell table:style-name="ce63" table:content-validation-name="val25" table:number-columns-repeated="27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98" table:formula="of:=SUM([.E9:.AI9])" office:value-type="time" office:time-value="PT01H00M00S">
            <text:p>1:00</text:p>
          </table:table-cell>
          <table:table-cell table:style-name="ce63" table:content-validation-name="val25" table:number-columns-repeated="4"/>
          <table:table-cell table:style-name="ce63" table:content-validation-name="val25" office:value-type="time" office:time-value="PT01H00M00S">
            <text:p>1:00</text:p>
          </table:table-cell>
          <table:table-cell table:style-name="ce63" table:content-validation-name="val25" table:number-columns-repeated="26"/>
          <table:table-cell table:number-columns-repeated="989"/>
        </table:table-row>
        <table:table-row table:style-name="ro12">
          <table:table-cell table:style-name="ce37" office:value-type="string">
            <text:p>Lecture Workplace groupe Data analyst</text:p>
          </table:table-cell>
          <table:table-cell table:style-name="ce47" table:content-validation-name="val24" office:value-type="string">
            <text:p>Activité complémentaire</text:p>
          </table:table-cell>
          <table:table-cell table:style-name="ce48"/>
          <table:table-cell table:style-name="ce98" table:formula="of:=SUM([.E10:.AI10])" office:value-type="time" office:time-value="PT02H00M00S">
            <text:p>2:00</text:p>
          </table:table-cell>
          <table:table-cell table:number-columns-repeated="4" table:style-name="ce63" table:content-validation-name="val25" office:value-type="time" office:time-value="PT00H30M00S">
            <text:p>0:30</text:p>
          </table:table-cell>
          <table:table-cell table:style-name="ce63" table:content-validation-name="val25" table:number-columns-repeated="27"/>
          <table:table-cell table:number-columns-repeated="989"/>
        </table:table-row>
        <table:table-row table:style-name="ro25">
          <table:table-cell table:style-name="ce97" office:value-type="string" table:number-columns-spanned="3" table:number-rows-spanned="1">
            <text:p><text:s/>🎯 Niveau Visé : Savoir maîtriser les bases de la statistique inférentielle, savoir maîtriser les bases de la probabilité, savoir <text:s/>modéliser des données</text:p>
          </table:table-cell>
          <table:covered-table-cell table:number-columns-repeated="2"/>
          <table:table-cell table:style-name="ce99" table:formula="of:=SUM([.D4:.D10])" office:value-type="time" office:time-value="PT11H00M00S">
            <text:p>11:00</text:p>
          </table:table-cell>
          <table:table-cell table:style-name="ce101" table:formula="of:=SUM([.E4:.E10])" office:value-type="time" office:time-value="PT02H30M00S">
            <text:p>2:30</text:p>
          </table:table-cell>
          <table:table-cell table:style-name="ce101" table:formula="of:=SUM([.F4:.F10])" office:value-type="time" office:time-value="PT02H30M00S">
            <text:p>2:30</text:p>
          </table:table-cell>
          <table:table-cell table:style-name="ce101" table:formula="of:=SUM([.G4:.G10])" office:value-type="time" office:time-value="PT02H30M00S">
            <text:p>2:30</text:p>
          </table:table-cell>
          <table:table-cell table:style-name="ce101" table:formula="of:=SUM([.H4:.H10])" office:value-type="time" office:time-value="PT02H30M00S">
            <text:p>2:30</text:p>
          </table:table-cell>
          <table:table-cell table:style-name="ce101" table:formula="of:=SUM([.I4:.I10])" office:value-type="time" office:time-value="PT01H00M00S">
            <text:p>1:00</text:p>
          </table:table-cell>
          <table:table-cell table:style-name="ce101" table:formula="of:=SUM([.J4:.J10])" office:value-type="time" office:time-value="PT00H00M00S">
            <text:p>0:00</text:p>
          </table:table-cell>
          <table:table-cell table:style-name="ce101" table:formula="of:=SUM([.K4:.K10])" office:value-type="time" office:time-value="PT00H00M00S">
            <text:p>0:00</text:p>
          </table:table-cell>
          <table:table-cell table:style-name="ce101" table:formula="of:=SUM([.L4:.L10])" office:value-type="time" office:time-value="PT00H00M00S">
            <text:p>0:00</text:p>
          </table:table-cell>
          <table:table-cell table:style-name="ce101" table:formula="of:=SUM([.M4:.M10])" office:value-type="time" office:time-value="PT00H00M00S">
            <text:p>0:00</text:p>
          </table:table-cell>
          <table:table-cell table:style-name="ce101" table:formula="of:=SUM([.N4:.N10])" office:value-type="time" office:time-value="PT00H00M00S">
            <text:p>0:00</text:p>
          </table:table-cell>
          <table:table-cell table:style-name="ce101" table:formula="of:=SUM([.O4:.O10])" office:value-type="time" office:time-value="PT00H00M00S">
            <text:p>0:00</text:p>
          </table:table-cell>
          <table:table-cell table:style-name="ce101" table:formula="of:=SUM([.P4:.P10])" office:value-type="time" office:time-value="PT00H00M00S">
            <text:p>0:00</text:p>
          </table:table-cell>
          <table:table-cell table:style-name="ce101" table:formula="of:=SUM([.Q4:.Q10])" office:value-type="time" office:time-value="PT00H00M00S">
            <text:p>0:00</text:p>
          </table:table-cell>
          <table:table-cell table:style-name="ce101" table:formula="of:=SUM([.R4:.R10])" office:value-type="time" office:time-value="PT00H00M00S">
            <text:p>0:00</text:p>
          </table:table-cell>
          <table:table-cell table:style-name="ce101" table:formula="of:=SUM([.S4:.S10])" office:value-type="time" office:time-value="PT00H00M00S">
            <text:p>0:00</text:p>
          </table:table-cell>
          <table:table-cell table:style-name="ce101" table:formula="of:=SUM([.T4:.T10])" office:value-type="time" office:time-value="PT00H00M00S">
            <text:p>0:00</text:p>
          </table:table-cell>
          <table:table-cell table:style-name="ce101" table:formula="of:=SUM([.U4:.U10])" office:value-type="time" office:time-value="PT00H00M00S">
            <text:p>0:00</text:p>
          </table:table-cell>
          <table:table-cell table:style-name="ce101" table:formula="of:=SUM([.V4:.V10])" office:value-type="time" office:time-value="PT00H00M00S">
            <text:p>0:00</text:p>
          </table:table-cell>
          <table:table-cell table:style-name="ce101" table:formula="of:=SUM([.W4:.W10])" office:value-type="time" office:time-value="PT00H00M00S">
            <text:p>0:00</text:p>
          </table:table-cell>
          <table:table-cell table:style-name="ce101" table:formula="of:=SUM([.X4:.X10])" office:value-type="time" office:time-value="PT00H00M00S">
            <text:p>0:00</text:p>
          </table:table-cell>
          <table:table-cell table:style-name="ce101" table:formula="of:=SUM([.Y4:.Y10])" office:value-type="time" office:time-value="PT00H00M00S">
            <text:p>0:00</text:p>
          </table:table-cell>
          <table:table-cell table:style-name="ce101" table:formula="of:=SUM([.Z4:.Z10])" office:value-type="time" office:time-value="PT00H00M00S">
            <text:p>0:00</text:p>
          </table:table-cell>
          <table:table-cell table:style-name="ce101" table:formula="of:=SUM([.AA4:.AA10])" office:value-type="time" office:time-value="PT00H00M00S">
            <text:p>0:00</text:p>
          </table:table-cell>
          <table:table-cell table:style-name="ce101" table:formula="of:=SUM([.AB4:.AB10])" office:value-type="time" office:time-value="PT00H00M00S">
            <text:p>0:00</text:p>
          </table:table-cell>
          <table:table-cell table:style-name="ce101" table:formula="of:=SUM([.AC4:.AC10])" office:value-type="time" office:time-value="PT00H00M00S">
            <text:p>0:00</text:p>
          </table:table-cell>
          <table:table-cell table:style-name="ce101" table:formula="of:=SUM([.AD4:.AD10])" office:value-type="time" office:time-value="PT00H00M00S">
            <text:p>0:00</text:p>
          </table:table-cell>
          <table:table-cell table:style-name="ce101" table:formula="of:=SUM([.AE4:.AE10])" office:value-type="time" office:time-value="PT00H00M00S">
            <text:p>0:00</text:p>
          </table:table-cell>
          <table:table-cell table:style-name="ce101" table:formula="of:=SUM([.AF4:.AF10])" office:value-type="time" office:time-value="PT00H00M00S">
            <text:p>0:00</text:p>
          </table:table-cell>
          <table:table-cell table:style-name="ce101" table:formula="of:=SUM([.AG4:.AG10])" office:value-type="time" office:time-value="PT00H00M00S">
            <text:p>0:00</text:p>
          </table:table-cell>
          <table:table-cell table:style-name="ce101" table:formula="of:=SUM([.AH4:.AH10])" office:value-type="time" office:time-value="PT00H00M00S">
            <text:p>0:00</text:p>
          </table:table-cell>
          <table:table-cell table:style-name="ce101" table:formula="of:=SUM([.AI4:.AI10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39" table:number-columns-spanned="4" table:number-rows-spanned="1"/>
          <table:covered-table-cell table:number-columns-repeated="3"/>
          <table:table-cell table:style-name="ce6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>
          <table:table-cell table:style-name="ce102" office:value-type="string" table:number-columns-spanned="4" table:number-rows-spanned="1">
            <text:p>Projet 8 : Communiquez vos résultats [Débutant]</text:p>
          </table:table-cell>
          <table:covered-table-cell table:number-columns-repeated="3"/>
          <table:table-cell table:style-name="ce10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2">
          <table:table-cell table:style-name="ce37" office:value-type="string">
            <text:p>Tutoriel : Réalisez un dashboard avec vos données (moyen)</text:p>
          </table:table-cell>
          <table:table-cell table:style-name="ce47" table:content-validation-name="val24" office:value-type="string">
            <text:p>Séance guidée</text:p>
          </table:table-cell>
          <table:table-cell table:style-name="ce48"/>
          <table:table-cell table:style-name="ce103" table:formula="of:=SUM([.E14:.AI14])" office:value-type="time" office:time-value="PT12H00M00S">
            <text:p>12:00</text:p>
          </table:table-cell>
          <table:table-cell table:style-name="ce63" table:content-validation-name="val25" table:number-columns-repeated="5"/>
          <table:table-cell table:number-columns-repeated="6" table:style-name="ce63" table:content-validation-name="val25" office:value-type="time" office:time-value="PT02H00M00S">
            <text:p>2:00</text:p>
          </table:table-cell>
          <table:table-cell table:style-name="ce63" table:content-validation-name="val25" table:number-columns-repeated="20"/>
          <table:table-cell table:number-columns-repeated="989"/>
        </table:table-row>
        <table:table-row table:style-name="ro24">
          <table:table-cell table:style-name="ce37" office:value-type="string">
            <text:p>Tutoriel : Rédigez un rapport de stage (facile)</text:p>
          </table:table-cell>
          <table:table-cell table:style-name="ce47" table:content-validation-name="val24" office:value-type="string">
            <text:p>Séance guidée</text:p>
          </table:table-cell>
          <table:table-cell table:style-name="ce48"/>
          <table:table-cell table:style-name="ce103" table:formula="of:=SUM([.E15:.AI15])" office:value-type="time" office:time-value="PT00H30M00S">
            <text:p>0:30</text:p>
          </table:table-cell>
          <table:table-cell table:style-name="ce63" table:content-validation-name="val25" table:number-columns-repeated="5"/>
          <table:table-cell table:style-name="ce63" table:content-validation-name="val25" office:value-type="time" office:time-value="PT00H30M00S">
            <text:p>0:30</text:p>
          </table:table-cell>
          <table:table-cell table:style-name="ce63" table:content-validation-name="val25" table:number-columns-repeated="25"/>
          <table:table-cell table:number-columns-repeated="989"/>
        </table:table-row>
        <table:table-row table:style-name="ro26">
          <table:table-cell table:style-name="ce37" office:value-type="string">
            <text:p>Tutoriel : Réalisez des rapports statistiques clairs et impactants (révision projet 4)</text:p>
          </table:table-cell>
          <table:table-cell table:style-name="ce47" table:content-validation-name="val24" office:value-type="string">
            <text:p>Séance guidée</text:p>
          </table:table-cell>
          <table:table-cell table:style-name="ce48"/>
          <table:table-cell table:style-name="ce103" table:formula="of:=SUM([.E16:.AI16])" office:value-type="time" office:time-value="PT08H00M00S">
            <text:p>8:00</text:p>
          </table:table-cell>
          <table:table-cell table:style-name="ce63" table:content-validation-name="val25" table:number-columns-repeated="12"/>
          <table:table-cell table:number-columns-repeated="4" table:style-name="ce63" table:content-validation-name="val25" office:value-type="time" office:time-value="PT02H00M00S">
            <text:p>2:00</text:p>
          </table:table-cell>
          <table:table-cell table:style-name="ce63" table:content-validation-name="val25" table:number-columns-repeated="15"/>
          <table:table-cell table:number-columns-repeated="989"/>
        </table:table-row>
        <table:table-row table:style-name="ro12">
          <table:table-cell table:style-name="ce37" office:value-type="string">
            <text:p>Rapport (option à déterminer)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103" table:formula="of:=SUM([.E17:.AI17])" office:value-type="time" office:time-value="PT26H00M00S">
            <text:p>26:00</text:p>
          </table:table-cell>
          <table:table-cell table:style-name="ce63" table:content-validation-name="val25" table:number-columns-repeated="16"/>
          <table:table-cell table:number-columns-repeated="2" table:style-name="ce63" table:content-validation-name="val25" office:value-type="time" office:time-value="PT02H00M00S">
            <text:p>2:00</text:p>
          </table:table-cell>
          <table:table-cell table:style-name="ce63" table:content-validation-name="val25"/>
          <table:table-cell table:number-columns-repeated="6" table:style-name="ce63" table:content-validation-name="val25" office:value-type="time" office:time-value="PT02H00M00S">
            <text:p>2:00</text:p>
          </table:table-cell>
          <table:table-cell table:style-name="ce63" table:content-validation-name="val25"/>
          <table:table-cell table:number-columns-repeated="5" table:style-name="ce63" table:content-validation-name="val25" office:value-type="time" office:time-value="PT02H00M00S">
            <text:p>2:00</text:p>
          </table:table-cell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24" office:value-type="string">
            <text:p>Pratique délibérée</text:p>
          </table:table-cell>
          <table:table-cell table:style-name="ce48"/>
          <table:table-cell table:style-name="ce103" table:formula="of:=SUM([.E18:.AI18])" office:value-type="time" office:time-value="PT00H00M00S">
            <text:p>0:00</text:p>
          </table:table-cell>
          <table:table-cell table:style-name="ce63" table:content-validation-name="val25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Lecture, veille, rencontres</text:p>
          </table:table-cell>
          <table:table-cell table:style-name="ce47" table:content-validation-name="val24" office:value-type="string">
            <text:p>Activité complémentaire</text:p>
          </table:table-cell>
          <table:table-cell table:style-name="ce48"/>
          <table:table-cell table:style-name="ce103" table:formula="of:=SUM([.E19:.AI19])" office:value-type="time" office:time-value="PT07H30M00S">
            <text:p>7:30</text:p>
          </table:table-cell>
          <table:table-cell table:style-name="ce63" table:content-validation-name="val25" table:number-columns-repeated="7"/>
          <table:table-cell table:number-columns-repeated="4" table:style-name="ce63" table:content-validation-name="val25" office:value-type="time" office:time-value="PT00H30M00S">
            <text:p>0:30</text:p>
          </table:table-cell>
          <table:table-cell table:style-name="ce63" table:content-validation-name="val25" table:number-columns-repeated="3"/>
          <table:table-cell table:number-columns-repeated="4" table:style-name="ce63" table:content-validation-name="val25" office:value-type="time" office:time-value="PT00H30M00S">
            <text:p>0:30</text:p>
          </table:table-cell>
          <table:table-cell table:style-name="ce63" table:content-validation-name="val25" table:number-columns-repeated="3"/>
          <table:table-cell table:number-columns-repeated="4" table:style-name="ce63" table:content-validation-name="val25" office:value-type="time" office:time-value="PT00H30M00S">
            <text:p>0:30</text:p>
          </table:table-cell>
          <table:table-cell table:style-name="ce63" table:content-validation-name="val25" table:number-columns-repeated="3"/>
          <table:table-cell table:number-columns-repeated="3" table:style-name="ce63" table:content-validation-name="val25" office:value-type="time" office:time-value="PT00H30M00S">
            <text:p>0:30</text:p>
          </table:table-cell>
          <table:table-cell table:number-columns-repeated="989"/>
        </table:table-row>
        <table:table-row table:style-name="ro25">
          <table:table-cell table:style-name="ce102" office:value-type="string" table:number-columns-spanned="3" table:number-rows-spanned="1">
            <text:p><text:s/>🎯 Niveau Visé : Savoir communiquer ses résultats à l'aide de visualisations, savoir rédiger un rapport d'analyse statistique</text:p>
          </table:table-cell>
          <table:covered-table-cell table:number-columns-repeated="2"/>
          <table:table-cell table:style-name="ce104" table:formula="of:=SUM([.D14:.D19])" office:value-type="time" office:time-value="PT54H00M00S">
            <text:p>54:00</text:p>
          </table:table-cell>
          <table:table-cell table:style-name="ce106" table:formula="of:=SUM([.E14:.E19])" office:value-type="time" office:time-value="PT00H00M00S">
            <text:p>0:00</text:p>
          </table:table-cell>
          <table:table-cell table:style-name="ce106" table:formula="of:=SUM([.F14:.F19])" office:value-type="time" office:time-value="PT00H00M00S">
            <text:p>0:00</text:p>
          </table:table-cell>
          <table:table-cell table:style-name="ce106" table:formula="of:=SUM([.G14:.G19])" office:value-type="time" office:time-value="PT00H00M00S">
            <text:p>0:00</text:p>
          </table:table-cell>
          <table:table-cell table:style-name="ce106" table:formula="of:=SUM([.H14:.H19])" office:value-type="time" office:time-value="PT00H00M00S">
            <text:p>0:00</text:p>
          </table:table-cell>
          <table:table-cell table:style-name="ce106" table:formula="of:=SUM([.I14:.I19])" office:value-type="time" office:time-value="PT00H00M00S">
            <text:p>0:00</text:p>
          </table:table-cell>
          <table:table-cell table:style-name="ce106" table:formula="of:=SUM([.J14:.J19])" office:value-type="time" office:time-value="PT02H30M00S">
            <text:p>2:30</text:p>
          </table:table-cell>
          <table:table-cell table:style-name="ce106" table:formula="of:=SUM([.K14:.K19])" office:value-type="time" office:time-value="PT02H00M00S">
            <text:p>2:00</text:p>
          </table:table-cell>
          <table:table-cell table:style-name="ce106" table:formula="of:=SUM([.L14:.L19])" office:value-type="time" office:time-value="PT02H30M00S">
            <text:p>2:30</text:p>
          </table:table-cell>
          <table:table-cell table:style-name="ce106" table:formula="of:=SUM([.M14:.M19])" office:value-type="time" office:time-value="PT02H30M00S">
            <text:p>2:30</text:p>
          </table:table-cell>
          <table:table-cell table:style-name="ce106" table:formula="of:=SUM([.N14:.N19])" office:value-type="time" office:time-value="PT02H30M00S">
            <text:p>2:30</text:p>
          </table:table-cell>
          <table:table-cell table:style-name="ce106" table:formula="of:=SUM([.O14:.O19])" office:value-type="time" office:time-value="PT02H30M00S">
            <text:p>2:30</text:p>
          </table:table-cell>
          <table:table-cell table:style-name="ce106" table:formula="of:=SUM([.P14:.P19])" office:value-type="time" office:time-value="PT00H00M00S">
            <text:p>0:00</text:p>
          </table:table-cell>
          <table:table-cell table:style-name="ce106" table:formula="of:=SUM([.Q14:.Q19])" office:value-type="time" office:time-value="PT02H00M00S">
            <text:p>2:00</text:p>
          </table:table-cell>
          <table:table-cell table:style-name="ce106" table:formula="of:=SUM([.R14:.R19])" office:value-type="time" office:time-value="PT02H00M00S">
            <text:p>2:00</text:p>
          </table:table-cell>
          <table:table-cell table:style-name="ce106" table:formula="of:=SUM([.S14:.S19])" office:value-type="time" office:time-value="PT02H30M00S">
            <text:p>2:30</text:p>
          </table:table-cell>
          <table:table-cell table:style-name="ce106" table:formula="of:=SUM([.T14:.T19])" office:value-type="time" office:time-value="PT02H30M00S">
            <text:p>2:30</text:p>
          </table:table-cell>
          <table:table-cell table:style-name="ce106" table:formula="of:=SUM([.U14:.U19])" office:value-type="time" office:time-value="PT02H30M00S">
            <text:p>2:30</text:p>
          </table:table-cell>
          <table:table-cell table:style-name="ce106" table:formula="of:=SUM([.V14:.V19])" office:value-type="time" office:time-value="PT02H30M00S">
            <text:p>2:30</text:p>
          </table:table-cell>
          <table:table-cell table:style-name="ce106" table:formula="of:=SUM([.W14:.W19])" office:value-type="time" office:time-value="PT00H00M00S">
            <text:p>0:00</text:p>
          </table:table-cell>
          <table:table-cell table:style-name="ce106" table:formula="of:=SUM([.X14:.X19])" office:value-type="time" office:time-value="PT02H00M00S">
            <text:p>2:00</text:p>
          </table:table-cell>
          <table:table-cell table:style-name="ce106" table:formula="of:=SUM([.Y14:.Y19])" office:value-type="time" office:time-value="PT02H00M00S">
            <text:p>2:00</text:p>
          </table:table-cell>
          <table:table-cell table:style-name="ce106" table:formula="of:=SUM([.Z14:.Z19])" office:value-type="time" office:time-value="PT02H30M00S">
            <text:p>2:30</text:p>
          </table:table-cell>
          <table:table-cell table:style-name="ce106" table:formula="of:=SUM([.AA14:.AA19])" office:value-type="time" office:time-value="PT02H30M00S">
            <text:p>2:30</text:p>
          </table:table-cell>
          <table:table-cell table:style-name="ce106" table:formula="of:=SUM([.AB14:.AB19])" office:value-type="time" office:time-value="PT02H30M00S">
            <text:p>2:30</text:p>
          </table:table-cell>
          <table:table-cell table:style-name="ce106" table:formula="of:=SUM([.AC14:.AC19])" office:value-type="time" office:time-value="PT02H30M00S">
            <text:p>2:30</text:p>
          </table:table-cell>
          <table:table-cell table:style-name="ce106" table:formula="of:=SUM([.AD14:.AD19])" office:value-type="time" office:time-value="PT00H00M00S">
            <text:p>0:00</text:p>
          </table:table-cell>
          <table:table-cell table:style-name="ce106" table:formula="of:=SUM([.AE14:.AE19])" office:value-type="time" office:time-value="PT02H00M00S">
            <text:p>2:00</text:p>
          </table:table-cell>
          <table:table-cell table:style-name="ce106" table:formula="of:=SUM([.AF14:.AF19])" office:value-type="time" office:time-value="PT02H00M00S">
            <text:p>2:00</text:p>
          </table:table-cell>
          <table:table-cell table:style-name="ce106" table:formula="of:=SUM([.AG14:.AG19])" office:value-type="time" office:time-value="PT02H30M00S">
            <text:p>2:30</text:p>
          </table:table-cell>
          <table:table-cell table:style-name="ce106" table:formula="of:=SUM([.AH14:.AH19])" office:value-type="time" office:time-value="PT02H30M00S">
            <text:p>2:30</text:p>
          </table:table-cell>
          <table:table-cell table:style-name="ce106" table:formula="of:=SUM([.AI14:.AI19])" office:value-type="time" office:time-value="PT02H30M00S">
            <text:p>2:30</text:p>
          </table:table-cell>
          <table:table-cell table:number-columns-repeated="989"/>
        </table:table-row>
        <table:table-row table:style-name="ro20" table:number-rows-repeated="65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vril 2021" table:style-name="ta14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0" table:default-cell-style-name="Default"/>
        <table:table-column table:style-name="co4" table:visibility="collapse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4-01" table:number-columns-spanned="27" table:number-rows-spanned="1">
            <text:p>avril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8.482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11" draw:text-style-name="P1" svg:width="12.487cm" svg:height="9.366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4-01">
            <text:p>jeudi 1 </text:p>
          </table:table-cell>
          <table:table-cell table:style-name="ce61" table:formula="of:=[.E2]+[.$AF$1]" office:value-type="date" office:date-value="2021-04-02">
            <text:p>vendredi 2 </text:p>
          </table:table-cell>
          <table:table-cell table:style-name="ce61" table:formula="of:=[.F2]+[.$AF$1]" office:value-type="date" office:date-value="2021-04-03">
            <text:p>samedi 3 </text:p>
          </table:table-cell>
          <table:table-cell table:style-name="ce61" table:formula="of:=[.G2]+[.$AF$1]" office:value-type="date" office:date-value="2021-04-04">
            <text:p>dimanche 4 </text:p>
          </table:table-cell>
          <table:table-cell table:style-name="ce61" table:formula="of:=[.H2]+[.$AF$1]" office:value-type="date" office:date-value="2021-04-05">
            <text:p>lundi 5 </text:p>
          </table:table-cell>
          <table:table-cell table:style-name="ce61" table:formula="of:=[.I2]+[.$AF$1]" office:value-type="date" office:date-value="2021-04-06">
            <text:p>mardi 6 </text:p>
          </table:table-cell>
          <table:table-cell table:style-name="ce61" table:formula="of:=[.J2]+[.$AF$1]" office:value-type="date" office:date-value="2021-04-07">
            <text:p>mercredi 7 </text:p>
          </table:table-cell>
          <table:table-cell table:style-name="ce61" table:formula="of:=[.K2]+[.$AF$1]" office:value-type="date" office:date-value="2021-04-08">
            <text:p>jeudi 8 </text:p>
          </table:table-cell>
          <table:table-cell table:style-name="ce61" table:formula="of:=[.L2]+[.$AF$1]" office:value-type="date" office:date-value="2021-04-09">
            <text:p>vendredi 9 </text:p>
          </table:table-cell>
          <table:table-cell table:style-name="ce61" table:formula="of:=[.M2]+[.$AF$1]" office:value-type="date" office:date-value="2021-04-10">
            <text:p>samedi 10 </text:p>
          </table:table-cell>
          <table:table-cell table:style-name="ce61" table:formula="of:=[.N2]+[.$AF$1]" office:value-type="date" office:date-value="2021-04-11">
            <text:p>dimanche 11 </text:p>
          </table:table-cell>
          <table:table-cell table:style-name="ce61" table:formula="of:=[.O2]+[.$AF$1]" office:value-type="date" office:date-value="2021-04-12">
            <text:p>lundi 12 </text:p>
          </table:table-cell>
          <table:table-cell table:style-name="ce61" table:formula="of:=[.P2]+[.$AF$1]" office:value-type="date" office:date-value="2021-04-13">
            <text:p>mardi 13 </text:p>
          </table:table-cell>
          <table:table-cell table:style-name="ce61" table:formula="of:=[.Q2]+[.$AF$1]" office:value-type="date" office:date-value="2021-04-14">
            <text:p>mercredi 14 </text:p>
          </table:table-cell>
          <table:table-cell table:style-name="ce61" table:formula="of:=[.R2]+[.$AF$1]" office:value-type="date" office:date-value="2021-04-15">
            <text:p>jeudi 15 </text:p>
          </table:table-cell>
          <table:table-cell table:style-name="ce61" table:formula="of:=[.S2]+[.$AF$1]" office:value-type="date" office:date-value="2021-04-16">
            <text:p>vendredi 16 </text:p>
          </table:table-cell>
          <table:table-cell table:style-name="ce61" table:formula="of:=[.T2]+[.$AF$1]" office:value-type="date" office:date-value="2021-04-17">
            <text:p>samedi 17 </text:p>
          </table:table-cell>
          <table:table-cell table:style-name="ce61" table:formula="of:=[.U2]+[.$AF$1]" office:value-type="date" office:date-value="2021-04-18">
            <text:p>dimanche 18 </text:p>
          </table:table-cell>
          <table:table-cell table:style-name="ce61" table:formula="of:=[.V2]+[.$AF$1]" office:value-type="date" office:date-value="2021-04-19">
            <text:p>lundi 19 </text:p>
          </table:table-cell>
          <table:table-cell table:style-name="ce61" table:formula="of:=[.W2]+[.$AF$1]" office:value-type="date" office:date-value="2021-04-20">
            <text:p>mardi 20 </text:p>
          </table:table-cell>
          <table:table-cell table:style-name="ce61" table:formula="of:=[.X2]+[.$AF$1]" office:value-type="date" office:date-value="2021-04-21">
            <text:p>mercredi 21 </text:p>
          </table:table-cell>
          <table:table-cell table:style-name="ce61" table:formula="of:=[.Y2]+[.$AF$1]" office:value-type="date" office:date-value="2021-04-22">
            <text:p>jeudi 22 </text:p>
          </table:table-cell>
          <table:table-cell table:style-name="ce61" table:formula="of:=[.Z2]+[.$AF$1]" office:value-type="date" office:date-value="2021-04-23">
            <text:p>vendredi 23 </text:p>
          </table:table-cell>
          <table:table-cell table:style-name="ce61" table:formula="of:=[.AA2]+[.$AF$1]" office:value-type="date" office:date-value="2021-04-24">
            <text:p>samedi 24 </text:p>
          </table:table-cell>
          <table:table-cell table:style-name="ce61" table:formula="of:=[.AB2]+[.$AF$1]" office:value-type="date" office:date-value="2021-04-25">
            <text:p>dimanche 25 </text:p>
          </table:table-cell>
          <table:table-cell table:style-name="ce61" table:formula="of:=[.AC2]+[.$AF$1]" office:value-type="date" office:date-value="2021-04-26">
            <text:p>lundi 26 </text:p>
          </table:table-cell>
          <table:table-cell table:style-name="ce61" table:formula="of:=[.AD2]+[.$AF$1]" office:value-type="date" office:date-value="2021-04-27">
            <text:p>mardi 27 </text:p>
          </table:table-cell>
          <table:table-cell table:style-name="ce61" table:formula="of:=[.AE2]+[.$AF$1]" office:value-type="date" office:date-value="2021-04-28">
            <text:p>mercredi 28 </text:p>
          </table:table-cell>
          <table:table-cell table:style-name="ce61" table:formula="of:=[.AF2]+[.$AF$1]" office:value-type="date" office:date-value="2021-04-29">
            <text:p>jeudi 29 </text:p>
          </table:table-cell>
          <table:table-cell table:style-name="ce61" table:formula="of:=[.AG2]+[.$AF$1]" office:value-type="date" office:date-value="2021-04-30">
            <text:p>vendredi 30 </text:p>
          </table:table-cell>
          <table:table-cell table:style-name="ce61" table:formula="of:=[.AH2]+[.$AF$1]" office:value-type="date" office:date-value="2021-05-01">
            <text:p>samedi 1 </text:p>
          </table:table-cell>
          <table:table-cell table:number-columns-repeated="989"/>
        </table:table-row>
        <table:table-row table:style-name="ro8">
          <table:table-cell table:style-name="ce102" office:value-type="string" table:number-columns-spanned="4" table:number-rows-spanned="1">
            <text:p>Projet 8 : Communiquez vos résultats [Débutant]</text:p>
          </table:table-cell>
          <table:covered-table-cell table:number-columns-repeated="3"/>
          <table:table-cell table:style-name="ce10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2">
          <table:table-cell table:style-name="ce37" office:value-type="string">
            <text:p>Tutoriel : Réalisez un dashboard avec vos données (moyen)</text:p>
          </table:table-cell>
          <table:table-cell table:style-name="ce47" table:content-validation-name="val26" office:value-type="string">
            <text:p>Séance guidée</text:p>
          </table:table-cell>
          <table:table-cell table:style-name="ce48"/>
          <table:table-cell table:style-name="ce103" table:formula="of:=SUM([.E4:.AI4])" office:value-type="time" office:time-value="PT00H00M00S">
            <text:p>0:00</text:p>
          </table:table-cell>
          <table:table-cell table:style-name="ce63" table:content-validation-name="val27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Tutoriel : Rédigez un rapport de stage (facile)</text:p>
          </table:table-cell>
          <table:table-cell table:style-name="ce47" table:content-validation-name="val26" office:value-type="string">
            <text:p>Séance guidée</text:p>
          </table:table-cell>
          <table:table-cell table:style-name="ce48"/>
          <table:table-cell table:style-name="ce103" table:formula="of:=SUM([.E5:.AI5])" office:value-type="time" office:time-value="PT00H00M00S">
            <text:p>0:00</text:p>
          </table:table-cell>
          <table:table-cell table:style-name="ce63" table:content-validation-name="val27" table:number-columns-repeated="31"/>
          <table:table-cell table:number-columns-repeated="989"/>
        </table:table-row>
        <table:table-row table:style-name="ro22">
          <table:table-cell table:style-name="ce37" office:value-type="string">
            <text:p>Tutoriel : Réalisez des rapports statistiques clairs et impactants (révision projet 4)</text:p>
          </table:table-cell>
          <table:table-cell table:style-name="ce47" table:content-validation-name="val26" office:value-type="string">
            <text:p>Séance guidée</text:p>
          </table:table-cell>
          <table:table-cell table:style-name="ce48"/>
          <table:table-cell table:style-name="ce103" table:formula="of:=SUM([.E6:.AI6])" office:value-type="time" office:time-value="PT00H00M00S">
            <text:p>0:00</text:p>
          </table:table-cell>
          <table:table-cell table:style-name="ce63" table:content-validation-name="val27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Rapport (option à déterminer)</text:p>
          </table:table-cell>
          <table:table-cell table:style-name="ce47" table:content-validation-name="val26" office:value-type="string">
            <text:p>Pratique délibérée</text:p>
          </table:table-cell>
          <table:table-cell table:style-name="ce48"/>
          <table:table-cell table:style-name="ce103" table:formula="of:=SUM([.E7:.AI7])" office:value-type="time" office:time-value="PT52H00M00S">
            <text:p>52:00</text:p>
          </table:table-cell>
          <table:table-cell table:style-name="ce63" table:content-validation-name="val27" office:value-type="time" office:time-value="PT02H00M00S">
            <text:p>2:00</text:p>
          </table:table-cell>
          <table:table-cell table:style-name="ce63" table:content-validation-name="val27"/>
          <table:table-cell table:number-columns-repeated="6" table:style-name="ce63" table:content-validation-name="val27" office:value-type="time" office:time-value="PT02H00M00S">
            <text:p>2:00</text:p>
          </table:table-cell>
          <table:table-cell table:style-name="ce63" table:content-validation-name="val27"/>
          <table:table-cell table:number-columns-repeated="6" table:style-name="ce63" table:content-validation-name="val27" office:value-type="time" office:time-value="PT02H00M00S">
            <text:p>2:00</text:p>
          </table:table-cell>
          <table:table-cell table:style-name="ce63" table:content-validation-name="val27"/>
          <table:table-cell table:number-columns-repeated="6" table:style-name="ce63" table:content-validation-name="val27" office:value-type="time" office:time-value="PT02H00M00S">
            <text:p>2:00</text:p>
          </table:table-cell>
          <table:table-cell table:style-name="ce63" table:content-validation-name="val27"/>
          <table:table-cell table:number-columns-repeated="7" table:style-name="ce63" table:content-validation-name="val27" office:value-type="time" office:time-value="PT02H00M00S">
            <text:p>2:00</text:p>
          </table:table-cell>
          <table:table-cell table:style-name="ce63" table:content-validation-name="val27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26" office:value-type="string">
            <text:p>Pratique délibérée</text:p>
          </table:table-cell>
          <table:table-cell table:style-name="ce48"/>
          <table:table-cell table:style-name="ce103" table:formula="of:=SUM([.E8:.AI8])" office:value-type="time" office:time-value="PT00H00M00S">
            <text:p>0:00</text:p>
          </table:table-cell>
          <table:table-cell table:style-name="ce63" table:content-validation-name="val27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Lecture, veille, rencontres</text:p>
          </table:table-cell>
          <table:table-cell table:style-name="ce47" table:content-validation-name="val26" office:value-type="string">
            <text:p>Activité complémentaire</text:p>
          </table:table-cell>
          <table:table-cell table:style-name="ce48"/>
          <table:table-cell table:style-name="ce103" table:formula="of:=SUM([.E9:.AI9])" office:value-type="time" office:time-value="PT08H30M00S">
            <text:p>8:30</text:p>
          </table:table-cell>
          <table:table-cell table:style-name="ce63" table:content-validation-name="val27" office:value-type="time" office:time-value="PT00H30M00S">
            <text:p>0:30</text:p>
          </table:table-cell>
          <table:table-cell table:style-name="ce63" table:content-validation-name="val27" table:number-columns-repeated="3"/>
          <table:table-cell table:number-columns-repeated="4" table:style-name="ce63" table:content-validation-name="val27" office:value-type="time" office:time-value="PT00H30M00S">
            <text:p>0:30</text:p>
          </table:table-cell>
          <table:table-cell table:style-name="ce63" table:content-validation-name="val27" table:number-columns-repeated="3"/>
          <table:table-cell table:number-columns-repeated="4" table:style-name="ce63" table:content-validation-name="val27" office:value-type="time" office:time-value="PT00H30M00S">
            <text:p>0:30</text:p>
          </table:table-cell>
          <table:table-cell table:style-name="ce63" table:content-validation-name="val27" table:number-columns-repeated="3"/>
          <table:table-cell table:number-columns-repeated="4" table:style-name="ce63" table:content-validation-name="val27" office:value-type="time" office:time-value="PT00H30M00S">
            <text:p>0:30</text:p>
          </table:table-cell>
          <table:table-cell table:style-name="ce63" table:content-validation-name="val27" table:number-columns-repeated="3"/>
          <table:table-cell table:number-columns-repeated="4" table:style-name="ce63" table:content-validation-name="val27" office:value-type="time" office:time-value="PT00H30M00S">
            <text:p>0:30</text:p>
          </table:table-cell>
          <table:table-cell table:style-name="ce63" table:content-validation-name="val27" table:number-columns-repeated="2"/>
          <table:table-cell table:number-columns-repeated="989"/>
        </table:table-row>
        <table:table-row table:style-name="ro25">
          <table:table-cell table:style-name="ce102" office:value-type="string" table:number-columns-spanned="3" table:number-rows-spanned="1">
            <text:p><text:s/>🎯 Niveau Visé : Savoir communiquer ses résultats à l'aide de visualisations, savoir rédiger un rapport d'analyse statistique</text:p>
          </table:table-cell>
          <table:covered-table-cell table:number-columns-repeated="2"/>
          <table:table-cell table:style-name="ce104" table:formula="of:=SUM([.D4:.D9])" office:value-type="time" office:time-value="PT60H30M00S">
            <text:p>60:30</text:p>
          </table:table-cell>
          <table:table-cell table:style-name="ce106" table:formula="of:=SUM([.E4:.E9])" office:value-type="time" office:time-value="PT02H30M00S">
            <text:p>2:30</text:p>
          </table:table-cell>
          <table:table-cell table:style-name="ce106" table:formula="of:=SUM([.F4:.F9])" office:value-type="time" office:time-value="PT00H00M00S">
            <text:p>0:00</text:p>
          </table:table-cell>
          <table:table-cell table:style-name="ce106" table:formula="of:=SUM([.G4:.G9])" office:value-type="time" office:time-value="PT02H00M00S">
            <text:p>2:00</text:p>
          </table:table-cell>
          <table:table-cell table:style-name="ce106" table:formula="of:=SUM([.H4:.H9])" office:value-type="time" office:time-value="PT02H00M00S">
            <text:p>2:00</text:p>
          </table:table-cell>
          <table:table-cell table:style-name="ce106" table:formula="of:=SUM([.I4:.I9])" office:value-type="time" office:time-value="PT02H30M00S">
            <text:p>2:30</text:p>
          </table:table-cell>
          <table:table-cell table:style-name="ce106" table:formula="of:=SUM([.J4:.J9])" office:value-type="time" office:time-value="PT02H30M00S">
            <text:p>2:30</text:p>
          </table:table-cell>
          <table:table-cell table:style-name="ce106" table:formula="of:=SUM([.K4:.K9])" office:value-type="time" office:time-value="PT02H30M00S">
            <text:p>2:30</text:p>
          </table:table-cell>
          <table:table-cell table:style-name="ce106" table:formula="of:=SUM([.L4:.L9])" office:value-type="time" office:time-value="PT02H30M00S">
            <text:p>2:30</text:p>
          </table:table-cell>
          <table:table-cell table:style-name="ce106" table:formula="of:=SUM([.M4:.M9])" office:value-type="time" office:time-value="PT00H00M00S">
            <text:p>0:00</text:p>
          </table:table-cell>
          <table:table-cell table:style-name="ce106" table:formula="of:=SUM([.N4:.N9])" office:value-type="time" office:time-value="PT02H00M00S">
            <text:p>2:00</text:p>
          </table:table-cell>
          <table:table-cell table:style-name="ce106" table:formula="of:=SUM([.O4:.O9])" office:value-type="time" office:time-value="PT02H00M00S">
            <text:p>2:00</text:p>
          </table:table-cell>
          <table:table-cell table:style-name="ce106" table:formula="of:=SUM([.P4:.P9])" office:value-type="time" office:time-value="PT02H30M00S">
            <text:p>2:30</text:p>
          </table:table-cell>
          <table:table-cell table:style-name="ce106" table:formula="of:=SUM([.Q4:.Q9])" office:value-type="time" office:time-value="PT02H30M00S">
            <text:p>2:30</text:p>
          </table:table-cell>
          <table:table-cell table:style-name="ce106" table:formula="of:=SUM([.R4:.R9])" office:value-type="time" office:time-value="PT02H30M00S">
            <text:p>2:30</text:p>
          </table:table-cell>
          <table:table-cell table:style-name="ce106" table:formula="of:=SUM([.S4:.S9])" office:value-type="time" office:time-value="PT02H30M00S">
            <text:p>2:30</text:p>
          </table:table-cell>
          <table:table-cell table:style-name="ce106" table:formula="of:=SUM([.T4:.T9])" office:value-type="time" office:time-value="PT00H00M00S">
            <text:p>0:00</text:p>
          </table:table-cell>
          <table:table-cell table:style-name="ce106" table:formula="of:=SUM([.U4:.U9])" office:value-type="time" office:time-value="PT02H00M00S">
            <text:p>2:00</text:p>
          </table:table-cell>
          <table:table-cell table:style-name="ce106" table:formula="of:=SUM([.V4:.V9])" office:value-type="time" office:time-value="PT02H00M00S">
            <text:p>2:00</text:p>
          </table:table-cell>
          <table:table-cell table:style-name="ce106" table:formula="of:=SUM([.W4:.W9])" office:value-type="time" office:time-value="PT02H30M00S">
            <text:p>2:30</text:p>
          </table:table-cell>
          <table:table-cell table:style-name="ce106" table:formula="of:=SUM([.X4:.X9])" office:value-type="time" office:time-value="PT02H30M00S">
            <text:p>2:30</text:p>
          </table:table-cell>
          <table:table-cell table:style-name="ce106" table:formula="of:=SUM([.Y4:.Y9])" office:value-type="time" office:time-value="PT02H30M00S">
            <text:p>2:30</text:p>
          </table:table-cell>
          <table:table-cell table:style-name="ce106" table:formula="of:=SUM([.Z4:.Z9])" office:value-type="time" office:time-value="PT02H30M00S">
            <text:p>2:30</text:p>
          </table:table-cell>
          <table:table-cell table:style-name="ce106" table:formula="of:=SUM([.AA4:.AA9])" office:value-type="time" office:time-value="PT00H00M00S">
            <text:p>0:00</text:p>
          </table:table-cell>
          <table:table-cell table:style-name="ce106" table:formula="of:=SUM([.AB4:.AB9])" office:value-type="time" office:time-value="PT02H00M00S">
            <text:p>2:00</text:p>
          </table:table-cell>
          <table:table-cell table:style-name="ce106" table:formula="of:=SUM([.AC4:.AC9])" office:value-type="time" office:time-value="PT02H00M00S">
            <text:p>2:00</text:p>
          </table:table-cell>
          <table:table-cell table:style-name="ce106" table:formula="of:=SUM([.AD4:.AD9])" office:value-type="time" office:time-value="PT02H30M00S">
            <text:p>2:30</text:p>
          </table:table-cell>
          <table:table-cell table:style-name="ce106" table:formula="of:=SUM([.AE4:.AE9])" office:value-type="time" office:time-value="PT02H30M00S">
            <text:p>2:30</text:p>
          </table:table-cell>
          <table:table-cell table:style-name="ce106" table:formula="of:=SUM([.AF4:.AF9])" office:value-type="time" office:time-value="PT02H30M00S">
            <text:p>2:30</text:p>
          </table:table-cell>
          <table:table-cell table:style-name="ce106" table:formula="of:=SUM([.AG4:.AG9])" office:value-type="time" office:time-value="PT02H30M00S">
            <text:p>2:30</text:p>
          </table:table-cell>
          <table:table-cell table:style-name="ce106" table:formula="of:=SUM([.AH4:.AH9])" office:value-type="time" office:time-value="PT02H00M00S">
            <text:p>2:00</text:p>
          </table:table-cell>
          <table:table-cell table:style-name="ce67" table:formula="of:=SUM([.AI4:.AI9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 2021" table:style-name="ta15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5-01" table:number-columns-spanned="27" table:number-rows-spanned="1">
            <text:p>mai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5" draw:text-style-name="P1" svg:width="12.487cm" svg:height="8.572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5-01">
            <text:p>samedi 1 </text:p>
          </table:table-cell>
          <table:table-cell table:style-name="ce61" table:formula="of:=[.E2]+[.$AF$1]" office:value-type="date" office:date-value="2021-05-02">
            <text:p>dimanche 2 </text:p>
          </table:table-cell>
          <table:table-cell table:style-name="ce61" table:formula="of:=[.F2]+[.$AF$1]" office:value-type="date" office:date-value="2021-05-03">
            <text:p>lundi 3 </text:p>
          </table:table-cell>
          <table:table-cell table:style-name="ce61" table:formula="of:=[.G2]+[.$AF$1]" office:value-type="date" office:date-value="2021-05-04">
            <text:p>mardi 4 </text:p>
          </table:table-cell>
          <table:table-cell table:style-name="ce61" table:formula="of:=[.H2]+[.$AF$1]" office:value-type="date" office:date-value="2021-05-05">
            <text:p>mercredi 5 </text:p>
          </table:table-cell>
          <table:table-cell table:style-name="ce61" table:formula="of:=[.I2]+[.$AF$1]" office:value-type="date" office:date-value="2021-05-06">
            <text:p>jeudi 6 </text:p>
          </table:table-cell>
          <table:table-cell table:style-name="ce61" table:formula="of:=[.J2]+[.$AF$1]" office:value-type="date" office:date-value="2021-05-07">
            <text:p>vendredi 7 </text:p>
          </table:table-cell>
          <table:table-cell table:style-name="ce61" table:formula="of:=[.K2]+[.$AF$1]" office:value-type="date" office:date-value="2021-05-08">
            <text:p>samedi 8 </text:p>
          </table:table-cell>
          <table:table-cell table:style-name="ce61" table:formula="of:=[.L2]+[.$AF$1]" office:value-type="date" office:date-value="2021-05-09">
            <text:p>dimanche 9 </text:p>
          </table:table-cell>
          <table:table-cell table:style-name="ce61" table:formula="of:=[.M2]+[.$AF$1]" office:value-type="date" office:date-value="2021-05-10">
            <text:p>lundi 10 </text:p>
          </table:table-cell>
          <table:table-cell table:style-name="ce61" table:formula="of:=[.N2]+[.$AF$1]" office:value-type="date" office:date-value="2021-05-11">
            <text:p>mardi 11 </text:p>
          </table:table-cell>
          <table:table-cell table:style-name="ce61" table:formula="of:=[.O2]+[.$AF$1]" office:value-type="date" office:date-value="2021-05-12">
            <text:p>mercredi 12 </text:p>
          </table:table-cell>
          <table:table-cell table:style-name="ce61" table:formula="of:=[.P2]+[.$AF$1]" office:value-type="date" office:date-value="2021-05-13">
            <text:p>jeudi 13 </text:p>
          </table:table-cell>
          <table:table-cell table:style-name="ce61" table:formula="of:=[.Q2]+[.$AF$1]" office:value-type="date" office:date-value="2021-05-14">
            <text:p>vendredi 14 </text:p>
          </table:table-cell>
          <table:table-cell table:style-name="ce61" table:formula="of:=[.R2]+[.$AF$1]" office:value-type="date" office:date-value="2021-05-15">
            <text:p>samedi 15 </text:p>
          </table:table-cell>
          <table:table-cell table:style-name="ce61" table:formula="of:=[.S2]+[.$AF$1]" office:value-type="date" office:date-value="2021-05-16">
            <text:p>dimanche 16 </text:p>
          </table:table-cell>
          <table:table-cell table:style-name="ce61" table:formula="of:=[.T2]+[.$AF$1]" office:value-type="date" office:date-value="2021-05-17">
            <text:p>lundi 17 </text:p>
          </table:table-cell>
          <table:table-cell table:style-name="ce61" table:formula="of:=[.U2]+[.$AF$1]" office:value-type="date" office:date-value="2021-05-18">
            <text:p>mardi 18 </text:p>
          </table:table-cell>
          <table:table-cell table:style-name="ce61" table:formula="of:=[.V2]+[.$AF$1]" office:value-type="date" office:date-value="2021-05-19">
            <text:p>mercredi 19 </text:p>
          </table:table-cell>
          <table:table-cell table:style-name="ce61" table:formula="of:=[.W2]+[.$AF$1]" office:value-type="date" office:date-value="2021-05-20">
            <text:p>jeudi 20 </text:p>
          </table:table-cell>
          <table:table-cell table:style-name="ce61" table:formula="of:=[.X2]+[.$AF$1]" office:value-type="date" office:date-value="2021-05-21">
            <text:p>vendredi 21 </text:p>
          </table:table-cell>
          <table:table-cell table:style-name="ce61" table:formula="of:=[.Y2]+[.$AF$1]" office:value-type="date" office:date-value="2021-05-22">
            <text:p>samedi 22 </text:p>
          </table:table-cell>
          <table:table-cell table:style-name="ce61" table:formula="of:=[.Z2]+[.$AF$1]" office:value-type="date" office:date-value="2021-05-23">
            <text:p>dimanche 23 </text:p>
          </table:table-cell>
          <table:table-cell table:style-name="ce61" table:formula="of:=[.AA2]+[.$AF$1]" office:value-type="date" office:date-value="2021-05-24">
            <text:p>lundi 24 </text:p>
          </table:table-cell>
          <table:table-cell table:style-name="ce61" table:formula="of:=[.AB2]+[.$AF$1]" office:value-type="date" office:date-value="2021-05-25">
            <text:p>mardi 25 </text:p>
          </table:table-cell>
          <table:table-cell table:style-name="ce61" table:formula="of:=[.AC2]+[.$AF$1]" office:value-type="date" office:date-value="2021-05-26">
            <text:p>mercredi 26 </text:p>
          </table:table-cell>
          <table:table-cell table:style-name="ce61" table:formula="of:=[.AD2]+[.$AF$1]" office:value-type="date" office:date-value="2021-05-27">
            <text:p>jeudi 27 </text:p>
          </table:table-cell>
          <table:table-cell table:style-name="ce61" table:formula="of:=[.AE2]+[.$AF$1]" office:value-type="date" office:date-value="2021-05-28">
            <text:p>vendredi 28 </text:p>
          </table:table-cell>
          <table:table-cell table:style-name="ce61" table:formula="of:=[.AF2]+[.$AF$1]" office:value-type="date" office:date-value="2021-05-29">
            <text:p>samedi 29 </text:p>
          </table:table-cell>
          <table:table-cell table:style-name="ce61" table:formula="of:=[.AG2]+[.$AF$1]" office:value-type="date" office:date-value="2021-05-30">
            <text:p>dimanche 30 </text:p>
          </table:table-cell>
          <table:table-cell table:style-name="ce61" table:formula="of:=[.AH2]+[.$AF$1]" office:value-type="date" office:date-value="2021-05-31">
            <text:p>lundi 31 </text:p>
          </table:table-cell>
          <table:table-cell table:number-columns-repeated="989"/>
        </table:table-row>
        <table:table-row table:style-name="ro8">
          <table:table-cell table:style-name="ce102" office:value-type="string" table:number-columns-spanned="4" table:number-rows-spanned="1">
            <text:p>Projet 8 : Communiquez vos résultats [Débutant]</text:p>
          </table:table-cell>
          <table:covered-table-cell table:number-columns-repeated="3"/>
          <table:table-cell table:style-name="ce10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2">
          <table:table-cell table:style-name="ce37" office:value-type="string">
            <text:p>Tutoriel : Réalisez un dashboard avec vos données (moyen)</text:p>
          </table:table-cell>
          <table:table-cell table:style-name="ce47" table:content-validation-name="val28" office:value-type="string">
            <text:p>Séance guidée</text:p>
          </table:table-cell>
          <table:table-cell table:style-name="ce48"/>
          <table:table-cell table:style-name="ce103" table:formula="of:=SUM([.E4:.AI4])" office:value-type="time" office:time-value="PT00H00M00S">
            <text:p>0:00</text:p>
          </table:table-cell>
          <table:table-cell table:style-name="ce63" table:content-validation-name="val29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Tutoriel : Rédigez un rapport de stage (facile)</text:p>
          </table:table-cell>
          <table:table-cell table:style-name="ce47" table:content-validation-name="val28" office:value-type="string">
            <text:p>Séance guidée</text:p>
          </table:table-cell>
          <table:table-cell table:style-name="ce48"/>
          <table:table-cell table:style-name="ce103" table:formula="of:=SUM([.E5:.AI5])" office:value-type="time" office:time-value="PT00H00M00S">
            <text:p>0:00</text:p>
          </table:table-cell>
          <table:table-cell table:style-name="ce63" table:content-validation-name="val29" table:number-columns-repeated="31"/>
          <table:table-cell table:number-columns-repeated="989"/>
        </table:table-row>
        <table:table-row table:style-name="ro26">
          <table:table-cell table:style-name="ce37" office:value-type="string">
            <text:p>Tutoriel : Réalisez des rapports statistiques clairs et impactants (révision projet 4)</text:p>
          </table:table-cell>
          <table:table-cell table:style-name="ce47" table:content-validation-name="val28" office:value-type="string">
            <text:p>Séance guidée</text:p>
          </table:table-cell>
          <table:table-cell table:style-name="ce48"/>
          <table:table-cell table:style-name="ce103" table:formula="of:=SUM([.E6:.AI6])" office:value-type="time" office:time-value="PT00H00M00S">
            <text:p>0:00</text:p>
          </table:table-cell>
          <table:table-cell table:style-name="ce63" table:content-validation-name="val29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Rapport (option à déterminer)</text:p>
          </table:table-cell>
          <table:table-cell table:style-name="ce47" table:content-validation-name="val28" office:value-type="string">
            <text:p>Pratique délibérée</text:p>
          </table:table-cell>
          <table:table-cell table:style-name="ce48"/>
          <table:table-cell table:style-name="ce103" table:formula="of:=SUM([.E7:.AI7])" office:value-type="time" office:time-value="PT22H00M00S">
            <text:p>22:00</text:p>
          </table:table-cell>
          <table:table-cell table:number-columns-repeated="6" table:style-name="ce63" table:content-validation-name="val29" office:value-type="time" office:time-value="PT02H00M00S">
            <text:p>2:00</text:p>
          </table:table-cell>
          <table:table-cell table:style-name="ce63" table:content-validation-name="val29"/>
          <table:table-cell table:number-columns-repeated="5" table:style-name="ce63" table:content-validation-name="val29" office:value-type="time" office:time-value="PT02H00M00S">
            <text:p>2:00</text:p>
          </table:table-cell>
          <table:table-cell table:style-name="ce63" table:content-validation-name="val29" table:number-columns-repeated="19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28" office:value-type="string">
            <text:p>Pratique délibérée</text:p>
          </table:table-cell>
          <table:table-cell table:style-name="ce48"/>
          <table:table-cell table:style-name="ce103" table:formula="of:=SUM([.E8:.AI8])" office:value-type="time" office:time-value="PT01H30M00S">
            <text:p>1:30</text:p>
          </table:table-cell>
          <table:table-cell table:style-name="ce63" table:content-validation-name="val29" table:number-columns-repeated="14"/>
          <table:table-cell table:style-name="ce63" table:content-validation-name="val29" office:value-type="time" office:time-value="PT01H00M00S">
            <text:p>1:00</text:p>
          </table:table-cell>
          <table:table-cell table:style-name="ce63" table:content-validation-name="val29"/>
          <table:table-cell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14"/>
          <table:table-cell table:number-columns-repeated="989"/>
        </table:table-row>
        <table:table-row table:style-name="ro24">
          <table:table-cell table:style-name="ce37" office:value-type="string">
            <text:p>Lecture, veille, rencontres</text:p>
          </table:table-cell>
          <table:table-cell table:style-name="ce47" table:content-validation-name="val28" office:value-type="string">
            <text:p>Activité complémentaire</text:p>
          </table:table-cell>
          <table:table-cell table:style-name="ce48"/>
          <table:table-cell table:style-name="ce103" table:formula="of:=SUM([.E9:.AI9])" office:value-type="time" office:time-value="PT04H00M00S">
            <text:p>4:00</text:p>
          </table:table-cell>
          <table:table-cell table:style-name="ce63" table:content-validation-name="val29" table:number-columns-repeated="2"/>
          <table:table-cell table:number-columns-repeated="4"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3"/>
          <table:table-cell table:number-columns-repeated="3"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3"/>
          <table:table-cell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15"/>
          <table:table-cell table:number-columns-repeated="989"/>
        </table:table-row>
        <table:table-row table:style-name="ro25">
          <table:table-cell table:style-name="ce102" office:value-type="string" table:number-columns-spanned="3" table:number-rows-spanned="1">
            <text:p><text:s/>🎯 Niveau Visé : Savoir communiquer ses résultats à l'aide de visualisations, savoir rédiger un rapport d'analyse statistique</text:p>
          </table:table-cell>
          <table:covered-table-cell table:number-columns-repeated="2"/>
          <table:table-cell table:style-name="ce104" table:formula="of:=SUM([.D4:.D9])" office:value-type="time" office:time-value="PT27H30M00S">
            <text:p>27:30</text:p>
          </table:table-cell>
          <table:table-cell table:style-name="ce106" table:formula="of:=SUM([.E4:.E9])" office:value-type="time" office:time-value="PT02H00M00S">
            <text:p>2:00</text:p>
          </table:table-cell>
          <table:table-cell table:style-name="ce106" table:formula="of:=SUM([.F4:.F9])" office:value-type="time" office:time-value="PT02H00M00S">
            <text:p>2:00</text:p>
          </table:table-cell>
          <table:table-cell table:style-name="ce106" table:formula="of:=SUM([.G4:.G9])" office:value-type="time" office:time-value="PT02H30M00S">
            <text:p>2:30</text:p>
          </table:table-cell>
          <table:table-cell table:style-name="ce106" table:formula="of:=SUM([.H4:.H9])" office:value-type="time" office:time-value="PT02H30M00S">
            <text:p>2:30</text:p>
          </table:table-cell>
          <table:table-cell table:style-name="ce106" table:formula="of:=SUM([.I4:.I9])" office:value-type="time" office:time-value="PT02H30M00S">
            <text:p>2:30</text:p>
          </table:table-cell>
          <table:table-cell table:style-name="ce106" table:formula="of:=SUM([.J4:.J9])" office:value-type="time" office:time-value="PT02H30M00S">
            <text:p>2:30</text:p>
          </table:table-cell>
          <table:table-cell table:style-name="ce106" table:formula="of:=SUM([.K4:.K9])" office:value-type="time" office:time-value="PT00H00M00S">
            <text:p>0:00</text:p>
          </table:table-cell>
          <table:table-cell table:style-name="ce106" table:formula="of:=SUM([.L4:.L9])" office:value-type="time" office:time-value="PT02H00M00S">
            <text:p>2:00</text:p>
          </table:table-cell>
          <table:table-cell table:style-name="ce106" table:formula="of:=SUM([.M4:.M9])" office:value-type="time" office:time-value="PT02H00M00S">
            <text:p>2:00</text:p>
          </table:table-cell>
          <table:table-cell table:style-name="ce106" table:formula="of:=SUM([.N4:.N9])" office:value-type="time" office:time-value="PT02H30M00S">
            <text:p>2:30</text:p>
          </table:table-cell>
          <table:table-cell table:style-name="ce106" table:formula="of:=SUM([.O4:.O9])" office:value-type="time" office:time-value="PT02H30M00S">
            <text:p>2:30</text:p>
          </table:table-cell>
          <table:table-cell table:style-name="ce106" table:formula="of:=SUM([.P4:.P9])" office:value-type="time" office:time-value="PT02H30M00S">
            <text:p>2:30</text:p>
          </table:table-cell>
          <table:table-cell table:style-name="ce106" table:formula="of:=SUM([.Q4:.Q9])" office:value-type="time" office:time-value="PT00H00M00S">
            <text:p>0:00</text:p>
          </table:table-cell>
          <table:table-cell table:style-name="ce106" table:formula="of:=SUM([.R4:.R9])" office:value-type="time" office:time-value="PT00H00M00S">
            <text:p>0:00</text:p>
          </table:table-cell>
          <table:table-cell table:style-name="ce106" table:formula="of:=SUM([.S4:.S9])" office:value-type="time" office:time-value="PT01H00M00S">
            <text:p>1:00</text:p>
          </table:table-cell>
          <table:table-cell table:style-name="ce106" table:formula="of:=SUM([.T4:.T9])" office:value-type="time" office:time-value="PT00H30M00S">
            <text:p>0:30</text:p>
          </table:table-cell>
          <table:table-cell table:style-name="ce106" table:formula="of:=SUM([.U4:.U9])" office:value-type="time" office:time-value="PT00H30M00S">
            <text:p>0:30</text:p>
          </table:table-cell>
          <table:table-cell table:style-name="ce106" table:formula="of:=SUM([.V4:.V9])" office:value-type="time" office:time-value="PT00H00M00S">
            <text:p>0:00</text:p>
          </table:table-cell>
          <table:table-cell table:style-name="ce106" table:formula="of:=SUM([.W4:.W9])" office:value-type="time" office:time-value="PT00H00M00S">
            <text:p>0:00</text:p>
          </table:table-cell>
          <table:table-cell table:style-name="ce106" table:formula="of:=SUM([.X4:.X9])" office:value-type="time" office:time-value="PT00H00M00S">
            <text:p>0:00</text:p>
          </table:table-cell>
          <table:table-cell table:style-name="ce106" table:formula="of:=SUM([.Y4:.Y9])" office:value-type="time" office:time-value="PT00H00M00S">
            <text:p>0:00</text:p>
          </table:table-cell>
          <table:table-cell table:style-name="ce106" table:formula="of:=SUM([.Z4:.Z9])" office:value-type="time" office:time-value="PT00H00M00S">
            <text:p>0:00</text:p>
          </table:table-cell>
          <table:table-cell table:style-name="ce106" table:formula="of:=SUM([.AA4:.AA9])" office:value-type="time" office:time-value="PT00H00M00S">
            <text:p>0:00</text:p>
          </table:table-cell>
          <table:table-cell table:style-name="ce106" table:formula="of:=SUM([.AB4:.AB9])" office:value-type="time" office:time-value="PT00H00M00S">
            <text:p>0:00</text:p>
          </table:table-cell>
          <table:table-cell table:style-name="ce106" table:formula="of:=SUM([.AC4:.AC9])" office:value-type="time" office:time-value="PT00H00M00S">
            <text:p>0:00</text:p>
          </table:table-cell>
          <table:table-cell table:style-name="ce106" table:formula="of:=SUM([.AD4:.AD9])" office:value-type="time" office:time-value="PT00H00M00S">
            <text:p>0:00</text:p>
          </table:table-cell>
          <table:table-cell table:style-name="ce106" table:formula="of:=SUM([.AE4:.AE9])" office:value-type="time" office:time-value="PT00H00M00S">
            <text:p>0:00</text:p>
          </table:table-cell>
          <table:table-cell table:style-name="ce106" table:formula="of:=SUM([.AF4:.AF9])" office:value-type="time" office:time-value="PT00H00M00S">
            <text:p>0:00</text:p>
          </table:table-cell>
          <table:table-cell table:style-name="ce106" table:formula="of:=SUM([.AG4:.AG9])" office:value-type="time" office:time-value="PT00H00M00S">
            <text:p>0:00</text:p>
          </table:table-cell>
          <table:table-cell table:style-name="ce106" table:formula="of:=SUM([.AH4:.AH9])" office:value-type="time" office:time-value="PT00H00M00S">
            <text:p>0:00</text:p>
          </table:table-cell>
          <table:table-cell table:style-name="ce106" table:formula="of:=SUM([.AI4:.AI9])" office:value-type="time" office:time-value="PT00H00M00S">
            <text:p>0:00</text:p>
          </table:table-cell>
          <table:table-cell table:number-columns-repeated="989"/>
        </table:table-row>
        <table:table-row table:style-name="ro18">
          <table:table-cell table:style-name="ce39" table:number-columns-spanned="4" table:number-rows-spanned="1"/>
          <table:covered-table-cell table:number-columns-repeated="3"/>
          <table:table-cell table:style-name="ce6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8">
          <table:table-cell table:style-name="ce42" office:value-type="string" table:number-columns-spanned="4" table:number-rows-spanned="1">
            <text:p>Projet 9 : Prédisez la demande en electricité [Débutant]</text:p>
          </table:table-cell>
          <table:covered-table-cell table:number-columns-repeated="3"/>
          <table:table-cell table:style-name="ce6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6">
          <table:table-cell table:style-name="ce37" office:value-type="string">
            <text:p>Tutoriel : Analisez et modélisez des séries temporelles (difficile)</text:p>
          </table:table-cell>
          <table:table-cell table:style-name="ce47" table:content-validation-name="val28" office:value-type="string">
            <text:p>Séance guidée</text:p>
          </table:table-cell>
          <table:table-cell table:style-name="ce48"/>
          <table:table-cell table:style-name="ce56" table:formula="of:=SUM([.E13:.AI13])" office:value-type="time" office:time-value="PT13H00M00S">
            <text:p>13:00</text:p>
          </table:table-cell>
          <table:table-cell table:style-name="ce63" table:content-validation-name="val29" table:number-columns-repeated="12"/>
          <table:table-cell table:style-name="ce63" table:content-validation-name="val29" office:value-type="time" office:time-value="PT01H00M00S">
            <text:p>1:00</text:p>
          </table:table-cell>
          <table:table-cell table:style-name="ce63" table:content-validation-name="val29" table:number-columns-repeated="4"/>
          <table:table-cell table:number-columns-repeated="3" table:style-name="ce63" table:content-validation-name="val29" office:value-type="time" office:time-value="PT01H00M00S">
            <text:p>1:00</text:p>
          </table:table-cell>
          <table:table-cell table:style-name="ce63" table:content-validation-name="val29"/>
          <table:table-cell table:number-columns-repeated="6" table:style-name="ce63" table:content-validation-name="val29" office:value-type="time" office:time-value="PT01H00M00S">
            <text:p>1:00</text:p>
          </table:table-cell>
          <table:table-cell table:style-name="ce63" table:content-validation-name="val29"/>
          <table:table-cell table:number-columns-repeated="3" table:style-name="ce63" table:content-validation-name="val29" office:value-type="time" office:time-value="PT01H00M00S">
            <text:p>1:00</text:p>
          </table:table-cell>
          <table:table-cell table:number-columns-repeated="989"/>
        </table:table-row>
        <table:table-row table:style-name="ro24">
          <table:table-cell table:style-name="ce37" office:value-type="string">
            <text:p>Mission</text:p>
          </table:table-cell>
          <table:table-cell table:style-name="ce47" table:content-validation-name="val28" office:value-type="string">
            <text:p>Pratique délibérée</text:p>
          </table:table-cell>
          <table:table-cell table:style-name="ce48"/>
          <table:table-cell table:style-name="ce56" table:formula="of:=SUM([.E14:.AI14])" office:value-type="time" office:time-value="PT00H00M00S">
            <text:p>0:00</text:p>
          </table:table-cell>
          <table:table-cell table:style-name="ce63" table:content-validation-name="val29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28" office:value-type="string">
            <text:p>Pratique délibérée</text:p>
          </table:table-cell>
          <table:table-cell table:style-name="ce48"/>
          <table:table-cell table:style-name="ce56" table:formula="of:=SUM([.E15:.AI15])" office:value-type="time" office:time-value="PT00H00M00S">
            <text:p>0:00</text:p>
          </table:table-cell>
          <table:table-cell table:style-name="ce63" table:content-validation-name="val29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Lecture, veille, rencontres</text:p>
          </table:table-cell>
          <table:table-cell table:style-name="ce47" table:content-validation-name="val28" office:value-type="string">
            <text:p>Activité complémentaire</text:p>
          </table:table-cell>
          <table:table-cell table:style-name="ce48"/>
          <table:table-cell table:style-name="ce56" table:formula="of:=SUM([.E16:.AI16])" office:value-type="time" office:time-value="PT04H30M00S">
            <text:p>4:30</text:p>
          </table:table-cell>
          <table:table-cell table:style-name="ce63" table:content-validation-name="val29" table:number-columns-repeated="12"/>
          <table:table-cell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4"/>
          <table:table-cell table:number-columns-repeated="3"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3"/>
          <table:table-cell table:number-columns-repeated="4" table:style-name="ce63" table:content-validation-name="val29" office:value-type="time" office:time-value="PT00H30M00S">
            <text:p>0:30</text:p>
          </table:table-cell>
          <table:table-cell table:style-name="ce63" table:content-validation-name="val29" table:number-columns-repeated="3"/>
          <table:table-cell table:style-name="ce63" table:content-validation-name="val29" office:value-type="time" office:time-value="PT00H30M00S">
            <text:p>0:30</text:p>
          </table:table-cell>
          <table:table-cell table:number-columns-repeated="989"/>
        </table:table-row>
        <table:table-row table:style-name="ro27">
          <table:table-cell table:style-name="ce43" office:value-type="string" table:number-columns-spanned="3" table:number-rows-spanned="1">
            <text:p><text:s/>🎯 Niveau Visé : Maîtriser les méthodes de lissage et la méthode de Holt-Winters, les notions de composantes et de modèles de décomposition, la méthode ARMA, et savoir représenter graphiquement une s.rie temporelle</text:p>
          </table:table-cell>
          <table:covered-table-cell table:number-columns-repeated="2"/>
          <table:table-cell table:style-name="ce57" table:formula="of:=SUM([.D13:.D16])" office:value-type="time" office:time-value="PT17H30M00S">
            <text:p>17:30</text:p>
          </table:table-cell>
          <table:table-cell table:style-name="ce69" table:formula="of:=SUM([.E13:.E16])" office:value-type="time" office:time-value="PT00H00M00S">
            <text:p>0:00</text:p>
          </table:table-cell>
          <table:table-cell table:style-name="ce69" table:formula="of:=SUM([.F13:.F16])" office:value-type="time" office:time-value="PT00H00M00S">
            <text:p>0:00</text:p>
          </table:table-cell>
          <table:table-cell table:style-name="ce69" table:formula="of:=SUM([.G13:.G16])" office:value-type="time" office:time-value="PT00H00M00S">
            <text:p>0:00</text:p>
          </table:table-cell>
          <table:table-cell table:style-name="ce69" table:formula="of:=SUM([.H13:.H16])" office:value-type="time" office:time-value="PT00H00M00S">
            <text:p>0:00</text:p>
          </table:table-cell>
          <table:table-cell table:style-name="ce69" table:formula="of:=SUM([.I13:.I16])" office:value-type="time" office:time-value="PT00H00M00S">
            <text:p>0:00</text:p>
          </table:table-cell>
          <table:table-cell table:style-name="ce69" table:formula="of:=SUM([.J13:.J16])" office:value-type="time" office:time-value="PT00H00M00S">
            <text:p>0:00</text:p>
          </table:table-cell>
          <table:table-cell table:style-name="ce69" table:formula="of:=SUM([.K13:.K16])" office:value-type="time" office:time-value="PT00H00M00S">
            <text:p>0:00</text:p>
          </table:table-cell>
          <table:table-cell table:style-name="ce69" table:formula="of:=SUM([.L13:.L16])" office:value-type="time" office:time-value="PT00H00M00S">
            <text:p>0:00</text:p>
          </table:table-cell>
          <table:table-cell table:style-name="ce69" table:formula="of:=SUM([.M13:.M16])" office:value-type="time" office:time-value="PT00H00M00S">
            <text:p>0:00</text:p>
          </table:table-cell>
          <table:table-cell table:style-name="ce69" table:formula="of:=SUM([.N13:.N16])" office:value-type="time" office:time-value="PT00H00M00S">
            <text:p>0:00</text:p>
          </table:table-cell>
          <table:table-cell table:style-name="ce69" table:formula="of:=SUM([.O13:.O16])" office:value-type="time" office:time-value="PT00H00M00S">
            <text:p>0:00</text:p>
          </table:table-cell>
          <table:table-cell table:style-name="ce69" table:formula="of:=SUM([.P13:.P16])" office:value-type="time" office:time-value="PT00H00M00S">
            <text:p>0:00</text:p>
          </table:table-cell>
          <table:table-cell table:style-name="ce69" table:formula="of:=SUM([.Q13:.Q16])" office:value-type="time" office:time-value="PT01H30M00S">
            <text:p>1:30</text:p>
          </table:table-cell>
          <table:table-cell table:style-name="ce69" table:formula="of:=SUM([.R13:.R16])" office:value-type="time" office:time-value="PT00H00M00S">
            <text:p>0:00</text:p>
          </table:table-cell>
          <table:table-cell table:style-name="ce69" table:formula="of:=SUM([.S13:.S16])" office:value-type="time" office:time-value="PT00H00M00S">
            <text:p>0:00</text:p>
          </table:table-cell>
          <table:table-cell table:style-name="ce69" table:formula="of:=SUM([.T13:.T16])" office:value-type="time" office:time-value="PT00H00M00S">
            <text:p>0:00</text:p>
          </table:table-cell>
          <table:table-cell table:style-name="ce69" table:formula="of:=SUM([.U13:.U16])" office:value-type="time" office:time-value="PT00H00M00S">
            <text:p>0:00</text:p>
          </table:table-cell>
          <table:table-cell table:style-name="ce69" table:formula="of:=SUM([.V13:.V16])" office:value-type="time" office:time-value="PT01H30M00S">
            <text:p>1:30</text:p>
          </table:table-cell>
          <table:table-cell table:style-name="ce69" table:formula="of:=SUM([.W13:.W16])" office:value-type="time" office:time-value="PT01H30M00S">
            <text:p>1:30</text:p>
          </table:table-cell>
          <table:table-cell table:style-name="ce69" table:formula="of:=SUM([.X13:.X16])" office:value-type="time" office:time-value="PT01H30M00S">
            <text:p>1:30</text:p>
          </table:table-cell>
          <table:table-cell table:style-name="ce69" table:formula="of:=SUM([.Y13:.Y16])" office:value-type="time" office:time-value="PT00H00M00S">
            <text:p>0:00</text:p>
          </table:table-cell>
          <table:table-cell table:style-name="ce69" table:formula="of:=SUM([.Z13:.Z16])" office:value-type="time" office:time-value="PT01H00M00S">
            <text:p>1:00</text:p>
          </table:table-cell>
          <table:table-cell table:style-name="ce69" table:formula="of:=SUM([.AA13:.AA16])" office:value-type="time" office:time-value="PT01H00M00S">
            <text:p>1:00</text:p>
          </table:table-cell>
          <table:table-cell table:style-name="ce69" table:formula="of:=SUM([.AB13:.AB16])" office:value-type="time" office:time-value="PT01H30M00S">
            <text:p>1:30</text:p>
          </table:table-cell>
          <table:table-cell table:style-name="ce69" table:formula="of:=SUM([.AC13:.AC16])" office:value-type="time" office:time-value="PT01H30M00S">
            <text:p>1:30</text:p>
          </table:table-cell>
          <table:table-cell table:style-name="ce69" table:formula="of:=SUM([.AD13:.AD16])" office:value-type="time" office:time-value="PT01H30M00S">
            <text:p>1:30</text:p>
          </table:table-cell>
          <table:table-cell table:style-name="ce69" table:formula="of:=SUM([.AE13:.AE16])" office:value-type="time" office:time-value="PT01H30M00S">
            <text:p>1:30</text:p>
          </table:table-cell>
          <table:table-cell table:style-name="ce69" table:formula="of:=SUM([.AF13:.AF16])" office:value-type="time" office:time-value="PT00H00M00S">
            <text:p>0:00</text:p>
          </table:table-cell>
          <table:table-cell table:style-name="ce69" table:formula="of:=SUM([.AG13:.AG16])" office:value-type="time" office:time-value="PT01H00M00S">
            <text:p>1:00</text:p>
          </table:table-cell>
          <table:table-cell table:style-name="ce69" table:formula="of:=SUM([.AH13:.AH16])" office:value-type="time" office:time-value="PT01H00M00S">
            <text:p>1:00</text:p>
          </table:table-cell>
          <table:table-cell table:style-name="ce69" table:formula="of:=SUM([.AI13:.AI16])" office:value-type="time" office:time-value="PT01H30M00S">
            <text:p>1:3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7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in 2021" table:style-name="ta1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0" table:default-cell-style-name="Default"/>
        <table:table-column table:style-name="co4" table:visibility="collapse" table:default-cell-style-name="Default"/>
        <table:table-column table:style-name="co4" table:number-columns-repeated="989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6-01" table:number-columns-spanned="27" table:number-rows-spanned="1">
            <text:p>juin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8.482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12" draw:text-style-name="P1" svg:width="12.487cm" svg:height="9.63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6-01">
            <text:p>mardi 1 </text:p>
          </table:table-cell>
          <table:table-cell table:style-name="ce61" table:formula="of:=[.E2]+[.$AF$1]" office:value-type="date" office:date-value="2021-06-02">
            <text:p>mercredi 2 </text:p>
          </table:table-cell>
          <table:table-cell table:style-name="ce61" table:formula="of:=[.F2]+[.$AF$1]" office:value-type="date" office:date-value="2021-06-03">
            <text:p>jeudi 3 </text:p>
          </table:table-cell>
          <table:table-cell table:style-name="ce61" table:formula="of:=[.G2]+[.$AF$1]" office:value-type="date" office:date-value="2021-06-04">
            <text:p>vendredi 4 </text:p>
          </table:table-cell>
          <table:table-cell table:style-name="ce61" table:formula="of:=[.H2]+[.$AF$1]" office:value-type="date" office:date-value="2021-06-05">
            <text:p>samedi 5 </text:p>
          </table:table-cell>
          <table:table-cell table:style-name="ce61" table:formula="of:=[.I2]+[.$AF$1]" office:value-type="date" office:date-value="2021-06-06">
            <text:p>dimanche 6 </text:p>
          </table:table-cell>
          <table:table-cell table:style-name="ce61" table:formula="of:=[.J2]+[.$AF$1]" office:value-type="date" office:date-value="2021-06-07">
            <text:p>lundi 7 </text:p>
          </table:table-cell>
          <table:table-cell table:style-name="ce61" table:formula="of:=[.K2]+[.$AF$1]" office:value-type="date" office:date-value="2021-06-08">
            <text:p>mardi 8 </text:p>
          </table:table-cell>
          <table:table-cell table:style-name="ce61" table:formula="of:=[.L2]+[.$AF$1]" office:value-type="date" office:date-value="2021-06-09">
            <text:p>mercredi 9 </text:p>
          </table:table-cell>
          <table:table-cell table:style-name="ce61" table:formula="of:=[.M2]+[.$AF$1]" office:value-type="date" office:date-value="2021-06-10">
            <text:p>jeudi 10 </text:p>
          </table:table-cell>
          <table:table-cell table:style-name="ce61" table:formula="of:=[.N2]+[.$AF$1]" office:value-type="date" office:date-value="2021-06-11">
            <text:p>vendredi 11 </text:p>
          </table:table-cell>
          <table:table-cell table:style-name="ce61" table:formula="of:=[.O2]+[.$AF$1]" office:value-type="date" office:date-value="2021-06-12">
            <text:p>samedi 12 </text:p>
          </table:table-cell>
          <table:table-cell table:style-name="ce61" table:formula="of:=[.P2]+[.$AF$1]" office:value-type="date" office:date-value="2021-06-13">
            <text:p>dimanche 13 </text:p>
          </table:table-cell>
          <table:table-cell table:style-name="ce61" table:formula="of:=[.Q2]+[.$AF$1]" office:value-type="date" office:date-value="2021-06-14">
            <text:p>lundi 14 </text:p>
          </table:table-cell>
          <table:table-cell table:style-name="ce61" table:formula="of:=[.R2]+[.$AF$1]" office:value-type="date" office:date-value="2021-06-15">
            <text:p>mardi 15 </text:p>
          </table:table-cell>
          <table:table-cell table:style-name="ce61" table:formula="of:=[.S2]+[.$AF$1]" office:value-type="date" office:date-value="2021-06-16">
            <text:p>mercredi 16 </text:p>
          </table:table-cell>
          <table:table-cell table:style-name="ce61" table:formula="of:=[.T2]+[.$AF$1]" office:value-type="date" office:date-value="2021-06-17">
            <text:p>jeudi 17 </text:p>
          </table:table-cell>
          <table:table-cell table:style-name="ce61" table:formula="of:=[.U2]+[.$AF$1]" office:value-type="date" office:date-value="2021-06-18">
            <text:p>vendredi 18 </text:p>
          </table:table-cell>
          <table:table-cell table:style-name="ce61" table:formula="of:=[.V2]+[.$AF$1]" office:value-type="date" office:date-value="2021-06-19">
            <text:p>samedi 19 </text:p>
          </table:table-cell>
          <table:table-cell table:style-name="ce61" table:formula="of:=[.W2]+[.$AF$1]" office:value-type="date" office:date-value="2021-06-20">
            <text:p>dimanche 20 </text:p>
          </table:table-cell>
          <table:table-cell table:style-name="ce61" table:formula="of:=[.X2]+[.$AF$1]" office:value-type="date" office:date-value="2021-06-21">
            <text:p>lundi 21 </text:p>
          </table:table-cell>
          <table:table-cell table:style-name="ce61" table:formula="of:=[.Y2]+[.$AF$1]" office:value-type="date" office:date-value="2021-06-22">
            <text:p>mardi 22 </text:p>
          </table:table-cell>
          <table:table-cell table:style-name="ce61" table:formula="of:=[.Z2]+[.$AF$1]" office:value-type="date" office:date-value="2021-06-23">
            <text:p>mercredi 23 </text:p>
          </table:table-cell>
          <table:table-cell table:style-name="ce61" table:formula="of:=[.AA2]+[.$AF$1]" office:value-type="date" office:date-value="2021-06-24">
            <text:p>jeudi 24 </text:p>
          </table:table-cell>
          <table:table-cell table:style-name="ce61" table:formula="of:=[.AB2]+[.$AF$1]" office:value-type="date" office:date-value="2021-06-25">
            <text:p>vendredi 25 </text:p>
          </table:table-cell>
          <table:table-cell table:style-name="ce61" table:formula="of:=[.AC2]+[.$AF$1]" office:value-type="date" office:date-value="2021-06-26">
            <text:p>samedi 26 </text:p>
          </table:table-cell>
          <table:table-cell table:style-name="ce61" table:formula="of:=[.AD2]+[.$AF$1]" office:value-type="date" office:date-value="2021-06-27">
            <text:p>dimanche 27 </text:p>
          </table:table-cell>
          <table:table-cell table:style-name="ce61" table:formula="of:=[.AE2]+[.$AF$1]" office:value-type="date" office:date-value="2021-06-28">
            <text:p>lundi 28 </text:p>
          </table:table-cell>
          <table:table-cell table:style-name="ce61" table:formula="of:=[.AF2]+[.$AF$1]" office:value-type="date" office:date-value="2021-06-29">
            <text:p>mardi 29 </text:p>
          </table:table-cell>
          <table:table-cell table:style-name="ce61" table:formula="of:=[.AG2]+[.$AF$1]" office:value-type="date" office:date-value="2021-06-30">
            <text:p>mercredi 30 </text:p>
          </table:table-cell>
          <table:table-cell table:style-name="ce61" table:formula="of:=[.AH2]+[.$AF$1]" office:value-type="date" office:date-value="2021-07-01">
            <text:p>jeudi 1 </text:p>
          </table:table-cell>
          <table:table-cell table:number-columns-repeated="989"/>
        </table:table-row>
        <table:table-row table:style-name="ro8">
          <table:table-cell table:style-name="ce42" office:value-type="string" table:number-columns-spanned="4" table:number-rows-spanned="1">
            <text:p>Projet 9 : Prédisez la demande en electricité [Débutant]</text:p>
          </table:table-cell>
          <table:covered-table-cell table:number-columns-repeated="3"/>
          <table:table-cell table:style-name="ce6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2">
          <table:table-cell table:style-name="ce37" office:value-type="string">
            <text:p>Tutoriel : Analisez et modélisez des séries temporelles (difficile)</text:p>
          </table:table-cell>
          <table:table-cell table:style-name="ce47" table:content-validation-name="val30" office:value-type="string">
            <text:p>Séance guidée</text:p>
          </table:table-cell>
          <table:table-cell table:style-name="ce48"/>
          <table:table-cell table:style-name="ce56" table:formula="of:=SUM([.E4:.AI4])" office:value-type="time" office:time-value="PT02H00M00S">
            <text:p>2:00</text:p>
          </table:table-cell>
          <table:table-cell table:number-columns-repeated="2" table:style-name="ce63" table:content-validation-name="val31" office:value-type="time" office:time-value="PT01H00M00S">
            <text:p>1:00</text:p>
          </table:table-cell>
          <table:table-cell table:style-name="ce63" table:content-validation-name="val31" table:number-columns-repeated="29"/>
          <table:table-cell table:number-columns-repeated="989"/>
        </table:table-row>
        <table:table-row table:style-name="ro12">
          <table:table-cell table:style-name="ce37" office:value-type="string">
            <text:p>Mission</text:p>
          </table:table-cell>
          <table:table-cell table:style-name="ce47" table:content-validation-name="val30" office:value-type="string">
            <text:p>Pratique délibérée</text:p>
          </table:table-cell>
          <table:table-cell table:style-name="ce48"/>
          <table:table-cell table:style-name="ce56" table:formula="of:=SUM([.E5:.AI5])" office:value-type="time" office:time-value="PT48H00M00S">
            <text:p>48:00</text:p>
          </table:table-cell>
          <table:table-cell table:style-name="ce63" table:content-validation-name="val31" table:number-columns-repeated="2"/>
          <table:table-cell table:style-name="ce63" table:content-validation-name="val31" office:value-type="time" office:time-value="PT02H00M00S">
            <text:p>2:00</text:p>
          </table:table-cell>
          <table:table-cell table:style-name="ce63" table:content-validation-name="val31"/>
          <table:table-cell table:number-columns-repeated="6" table:style-name="ce63" table:content-validation-name="val31" office:value-type="time" office:time-value="PT02H00M00S">
            <text:p>2:00</text:p>
          </table:table-cell>
          <table:table-cell table:style-name="ce63" table:content-validation-name="val31"/>
          <table:table-cell table:number-columns-repeated="6" table:style-name="ce63" table:content-validation-name="val31" office:value-type="time" office:time-value="PT02H00M00S">
            <text:p>2:00</text:p>
          </table:table-cell>
          <table:table-cell table:style-name="ce63" table:content-validation-name="val31"/>
          <table:table-cell table:number-columns-repeated="6" table:style-name="ce63" table:content-validation-name="val31" office:value-type="time" office:time-value="PT02H00M00S">
            <text:p>2:00</text:p>
          </table:table-cell>
          <table:table-cell table:style-name="ce63" table:content-validation-name="val31"/>
          <table:table-cell table:number-columns-repeated="5" table:style-name="ce63" table:content-validation-name="val31" office:value-type="time" office:time-value="PT02H00M00S">
            <text:p>2:00</text:p>
          </table:table-cell>
          <table:table-cell table:style-name="ce63" table:content-validation-name="val31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30" office:value-type="string">
            <text:p>Pratique délibérée</text:p>
          </table:table-cell>
          <table:table-cell table:style-name="ce48"/>
          <table:table-cell table:style-name="ce56" table:formula="of:=SUM([.E6:.AI6])" office:value-type="time" office:time-value="PT00H00M00S">
            <text:p>0:00</text:p>
          </table:table-cell>
          <table:table-cell table:style-name="ce63" table:content-validation-name="val31" table:number-columns-repeated="31"/>
          <table:table-cell table:number-columns-repeated="989"/>
        </table:table-row>
        <table:table-row table:style-name="ro24">
          <table:table-cell table:style-name="ce37" office:value-type="string">
            <text:p>Lecture, veille, rencontres</text:p>
          </table:table-cell>
          <table:table-cell table:style-name="ce47" table:content-validation-name="val30" office:value-type="string">
            <text:p>Activité complémentaire</text:p>
          </table:table-cell>
          <table:table-cell table:style-name="ce48"/>
          <table:table-cell table:style-name="ce56" table:formula="of:=SUM([.E7:.AI7])" office:value-type="time" office:time-value="PT09H00M00S">
            <text:p>9:00</text:p>
          </table:table-cell>
          <table:table-cell table:number-columns-repeated="3" table:style-name="ce63" table:content-validation-name="val31" office:value-type="time" office:time-value="PT00H30M00S">
            <text:p>0:30</text:p>
          </table:table-cell>
          <table:table-cell table:style-name="ce63" table:content-validation-name="val31" table:number-columns-repeated="3"/>
          <table:table-cell table:number-columns-repeated="4" table:style-name="ce63" table:content-validation-name="val31" office:value-type="time" office:time-value="PT00H30M00S">
            <text:p>0:30</text:p>
          </table:table-cell>
          <table:table-cell table:style-name="ce63" table:content-validation-name="val31" table:number-columns-repeated="3"/>
          <table:table-cell table:number-columns-repeated="4" table:style-name="ce63" table:content-validation-name="val31" office:value-type="time" office:time-value="PT00H30M00S">
            <text:p>0:30</text:p>
          </table:table-cell>
          <table:table-cell table:style-name="ce63" table:content-validation-name="val31" table:number-columns-repeated="3"/>
          <table:table-cell table:number-columns-repeated="4" table:style-name="ce63" table:content-validation-name="val31" office:value-type="time" office:time-value="PT00H30M00S">
            <text:p>0:30</text:p>
          </table:table-cell>
          <table:table-cell table:style-name="ce63" table:content-validation-name="val31" table:number-columns-repeated="3"/>
          <table:table-cell table:number-columns-repeated="3" table:style-name="ce63" table:content-validation-name="val31" office:value-type="time" office:time-value="PT00H30M00S">
            <text:p>0:30</text:p>
          </table:table-cell>
          <table:table-cell table:style-name="ce63" table:content-validation-name="val31"/>
          <table:table-cell table:number-columns-repeated="989"/>
        </table:table-row>
        <table:table-row table:style-name="ro27">
          <table:table-cell table:style-name="ce43" office:value-type="string" table:number-columns-spanned="3" table:number-rows-spanned="1">
            <text:p><text:s/>🎯 Niveau Visé : Maîtriser les méthodes de lissage et la méthode de Holt-Winters, les notions de composantes et de modèles de décomposition, la méthode ARMA, et savoir représenter graphiquement une s.rie temporelle</text:p>
          </table:table-cell>
          <table:covered-table-cell table:number-columns-repeated="2"/>
          <table:table-cell table:style-name="ce57" table:formula="of:=SUM([.D4:.D7])" office:value-type="time" office:time-value="PT59H00M00S">
            <text:p>59:00</text:p>
          </table:table-cell>
          <table:table-cell table:style-name="ce69" table:formula="of:=SUM([.E4:.E7])" office:value-type="time" office:time-value="PT01H30M00S">
            <text:p>1:30</text:p>
          </table:table-cell>
          <table:table-cell table:style-name="ce69" table:formula="of:=SUM([.F4:.F7])" office:value-type="time" office:time-value="PT01H30M00S">
            <text:p>1:30</text:p>
          </table:table-cell>
          <table:table-cell table:style-name="ce69" table:formula="of:=SUM([.G4:.G7])" office:value-type="time" office:time-value="PT02H30M00S">
            <text:p>2:30</text:p>
          </table:table-cell>
          <table:table-cell table:style-name="ce69" table:formula="of:=SUM([.H4:.H7])" office:value-type="time" office:time-value="PT00H00M00S">
            <text:p>0:00</text:p>
          </table:table-cell>
          <table:table-cell table:style-name="ce69" table:formula="of:=SUM([.I4:.I7])" office:value-type="time" office:time-value="PT02H00M00S">
            <text:p>2:00</text:p>
          </table:table-cell>
          <table:table-cell table:style-name="ce69" table:formula="of:=SUM([.J4:.J7])" office:value-type="time" office:time-value="PT02H00M00S">
            <text:p>2:00</text:p>
          </table:table-cell>
          <table:table-cell table:style-name="ce69" table:formula="of:=SUM([.K4:.K7])" office:value-type="time" office:time-value="PT02H30M00S">
            <text:p>2:30</text:p>
          </table:table-cell>
          <table:table-cell table:style-name="ce69" table:formula="of:=SUM([.L4:.L7])" office:value-type="time" office:time-value="PT02H30M00S">
            <text:p>2:30</text:p>
          </table:table-cell>
          <table:table-cell table:style-name="ce69" table:formula="of:=SUM([.M4:.M7])" office:value-type="time" office:time-value="PT02H30M00S">
            <text:p>2:30</text:p>
          </table:table-cell>
          <table:table-cell table:style-name="ce69" table:formula="of:=SUM([.N4:.N7])" office:value-type="time" office:time-value="PT02H30M00S">
            <text:p>2:30</text:p>
          </table:table-cell>
          <table:table-cell table:style-name="ce69" table:formula="of:=SUM([.O4:.O7])" office:value-type="time" office:time-value="PT00H00M00S">
            <text:p>0:00</text:p>
          </table:table-cell>
          <table:table-cell table:style-name="ce69" table:formula="of:=SUM([.P4:.P7])" office:value-type="time" office:time-value="PT02H00M00S">
            <text:p>2:00</text:p>
          </table:table-cell>
          <table:table-cell table:style-name="ce69" table:formula="of:=SUM([.Q4:.Q7])" office:value-type="time" office:time-value="PT02H00M00S">
            <text:p>2:00</text:p>
          </table:table-cell>
          <table:table-cell table:style-name="ce69" table:formula="of:=SUM([.R4:.R7])" office:value-type="time" office:time-value="PT02H30M00S">
            <text:p>2:30</text:p>
          </table:table-cell>
          <table:table-cell table:style-name="ce69" table:formula="of:=SUM([.S4:.S7])" office:value-type="time" office:time-value="PT02H30M00S">
            <text:p>2:30</text:p>
          </table:table-cell>
          <table:table-cell table:style-name="ce69" table:formula="of:=SUM([.T4:.T7])" office:value-type="time" office:time-value="PT02H30M00S">
            <text:p>2:30</text:p>
          </table:table-cell>
          <table:table-cell table:style-name="ce69" table:formula="of:=SUM([.U4:.U7])" office:value-type="time" office:time-value="PT02H30M00S">
            <text:p>2:30</text:p>
          </table:table-cell>
          <table:table-cell table:style-name="ce69" table:formula="of:=SUM([.V4:.V7])" office:value-type="time" office:time-value="PT00H00M00S">
            <text:p>0:00</text:p>
          </table:table-cell>
          <table:table-cell table:style-name="ce69" table:formula="of:=SUM([.W4:.W7])" office:value-type="time" office:time-value="PT02H00M00S">
            <text:p>2:00</text:p>
          </table:table-cell>
          <table:table-cell table:style-name="ce69" table:formula="of:=SUM([.X4:.X7])" office:value-type="time" office:time-value="PT02H00M00S">
            <text:p>2:00</text:p>
          </table:table-cell>
          <table:table-cell table:style-name="ce69" table:formula="of:=SUM([.Y4:.Y7])" office:value-type="time" office:time-value="PT02H30M00S">
            <text:p>2:30</text:p>
          </table:table-cell>
          <table:table-cell table:style-name="ce69" table:formula="of:=SUM([.Z4:.Z7])" office:value-type="time" office:time-value="PT02H30M00S">
            <text:p>2:30</text:p>
          </table:table-cell>
          <table:table-cell table:style-name="ce69" table:formula="of:=SUM([.AA4:.AA7])" office:value-type="time" office:time-value="PT02H30M00S">
            <text:p>2:30</text:p>
          </table:table-cell>
          <table:table-cell table:style-name="ce69" table:formula="of:=SUM([.AB4:.AB7])" office:value-type="time" office:time-value="PT02H30M00S">
            <text:p>2:30</text:p>
          </table:table-cell>
          <table:table-cell table:style-name="ce69" table:formula="of:=SUM([.AC4:.AC7])" office:value-type="time" office:time-value="PT00H00M00S">
            <text:p>0:00</text:p>
          </table:table-cell>
          <table:table-cell table:style-name="ce69" table:formula="of:=SUM([.AD4:.AD7])" office:value-type="time" office:time-value="PT02H00M00S">
            <text:p>2:00</text:p>
          </table:table-cell>
          <table:table-cell table:style-name="ce69" table:formula="of:=SUM([.AE4:.AE7])" office:value-type="time" office:time-value="PT02H00M00S">
            <text:p>2:00</text:p>
          </table:table-cell>
          <table:table-cell table:style-name="ce69" table:formula="of:=SUM([.AF4:.AF7])" office:value-type="time" office:time-value="PT02H30M00S">
            <text:p>2:30</text:p>
          </table:table-cell>
          <table:table-cell table:style-name="ce69" table:formula="of:=SUM([.AG4:.AG7])" office:value-type="time" office:time-value="PT02H30M00S">
            <text:p>2:30</text:p>
          </table:table-cell>
          <table:table-cell table:style-name="ce69" table:formula="of:=SUM([.AH4:.AH7])" office:value-type="time" office:time-value="PT02H30M00S">
            <text:p>2:30</text:p>
          </table:table-cell>
          <table:table-cell table:style-name="ce69" table:formula="of:=SUM([.AI4:.AI7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illet 2021" table:style-name="ta17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0" table:default-cell-style-name="Default"/>
        <table:table-row table:style-name="ro15">
          <table:table-cell table:style-name="ce34" office:value-type="string" table:number-columns-spanned="4" table:number-rows-spanned="1">
            <text:p>PLAN D'ACTION</text:p>
          </table:table-cell>
          <table:covered-table-cell table:number-columns-repeated="3"/>
          <table:table-cell table:style-name="ce60" office:value-type="date" office:date-value="2021-07-01" table:number-columns-spanned="27" table:number-rows-spanned="1">
            <text:p>juillet 2021</text:p>
          </table:table-cell>
          <table:covered-table-cell table:number-columns-repeated="26"/>
          <table:table-cell table:style-name="ce74" office:value-type="float" office:value="1">
            <office:annotation draw:style-name="gr3" draw:text-style-name="P1" svg:width="11.31cm" svg:height="1.931cm" svg:x="102.78cm" svg:y="1.481cm" draw:caption-point-x="-0.79cm" draw:caption-point-y="-1.471cm">
              <dc:date>2020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74" table:number-columns-repeated="3"/>
          <table:table-cell table:number-columns-repeated="989"/>
        </table:table-row>
        <table:table-row table:style-name="ro16">
          <table:table-cell table:style-name="ce35" office:value-type="string">
            <office:annotation draw:style-name="gr4" draw:text-style-name="P1" svg:width="15.037cm" svg:height="3.545cm" svg:x="11.4cm" svg:y="2.645cm" draw:caption-point-x="-0.448cm" draw:caption-point-y="-1.423cm">
              <dc:date>2020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46" office:value-type="string">
            <text:p>🎚 Type</text:p>
          </table:table-cell>
          <table:table-cell table:style-name="ce46" office:value-type="string">
            <office:annotation draw:style-name="gr12" draw:text-style-name="P1" svg:width="12.487cm" svg:height="9.63cm" svg:x="19.605cm" svg:y="2.645cm" draw:caption-point-x="-0.479cm" draw:caption-point-y="-1.423cm">
              <dc:date>2020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51" office:value-type="string">
            <office:annotation draw:style-name="gr6" draw:text-style-name="P1" svg:width="11.31cm" svg:height="1.693cm" svg:x="23.609cm" svg:y="2.645cm" draw:caption-point-x="-0.493cm" draw:caption-point-y="-1.423cm">
              <dc:date>2020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61" table:formula="of:=[.E1]" office:value-type="date" office:date-value="2021-07-01">
            <text:p>jeudi 1 </text:p>
          </table:table-cell>
          <table:table-cell table:style-name="ce61" table:formula="of:=[.E2]+[.$AF$1]" office:value-type="date" office:date-value="2021-07-02">
            <text:p>vendredi 2 </text:p>
          </table:table-cell>
          <table:table-cell table:style-name="ce61" table:formula="of:=[.F2]+[.$AF$1]" office:value-type="date" office:date-value="2021-07-03">
            <text:p>samedi 3 </text:p>
          </table:table-cell>
          <table:table-cell table:style-name="ce61" table:formula="of:=[.G2]+[.$AF$1]" office:value-type="date" office:date-value="2021-07-04">
            <text:p>dimanche 4 </text:p>
          </table:table-cell>
          <table:table-cell table:style-name="ce61" table:formula="of:=[.H2]+[.$AF$1]" office:value-type="date" office:date-value="2021-07-05">
            <text:p>lundi 5 </text:p>
          </table:table-cell>
          <table:table-cell table:style-name="ce61" table:formula="of:=[.I2]+[.$AF$1]" office:value-type="date" office:date-value="2021-07-06">
            <text:p>mardi 6 </text:p>
          </table:table-cell>
          <table:table-cell table:style-name="ce61" table:formula="of:=[.J2]+[.$AF$1]" office:value-type="date" office:date-value="2021-07-07">
            <text:p>mercredi 7 </text:p>
          </table:table-cell>
          <table:table-cell table:style-name="ce61" table:formula="of:=[.K2]+[.$AF$1]" office:value-type="date" office:date-value="2021-07-08">
            <text:p>jeudi 8 </text:p>
          </table:table-cell>
          <table:table-cell table:style-name="ce61" table:formula="of:=[.L2]+[.$AF$1]" office:value-type="date" office:date-value="2021-07-09">
            <text:p>vendredi 9 </text:p>
          </table:table-cell>
          <table:table-cell table:style-name="ce61" table:formula="of:=[.M2]+[.$AF$1]" office:value-type="date" office:date-value="2021-07-10">
            <text:p>samedi 10 </text:p>
          </table:table-cell>
          <table:table-cell table:style-name="ce61" table:formula="of:=[.N2]+[.$AF$1]" office:value-type="date" office:date-value="2021-07-11">
            <text:p>dimanche 11 </text:p>
          </table:table-cell>
          <table:table-cell table:style-name="ce61" table:formula="of:=[.O2]+[.$AF$1]" office:value-type="date" office:date-value="2021-07-12">
            <text:p>lundi 12 </text:p>
          </table:table-cell>
          <table:table-cell table:style-name="ce61" table:formula="of:=[.P2]+[.$AF$1]" office:value-type="date" office:date-value="2021-07-13">
            <text:p>mardi 13 </text:p>
          </table:table-cell>
          <table:table-cell table:style-name="ce61" table:formula="of:=[.Q2]+[.$AF$1]" office:value-type="date" office:date-value="2021-07-14">
            <text:p>mercredi 14 </text:p>
          </table:table-cell>
          <table:table-cell table:style-name="ce61" table:formula="of:=[.R2]+[.$AF$1]" office:value-type="date" office:date-value="2021-07-15">
            <text:p>jeudi 15 </text:p>
          </table:table-cell>
          <table:table-cell table:style-name="ce61" table:formula="of:=[.S2]+[.$AF$1]" office:value-type="date" office:date-value="2021-07-16">
            <text:p>vendredi 16 </text:p>
          </table:table-cell>
          <table:table-cell table:style-name="ce61" table:formula="of:=[.T2]+[.$AF$1]" office:value-type="date" office:date-value="2021-07-17">
            <text:p>samedi 17 </text:p>
          </table:table-cell>
          <table:table-cell table:style-name="ce61" table:formula="of:=[.U2]+[.$AF$1]" office:value-type="date" office:date-value="2021-07-18">
            <text:p>dimanche 18 </text:p>
          </table:table-cell>
          <table:table-cell table:style-name="ce61" table:formula="of:=[.V2]+[.$AF$1]" office:value-type="date" office:date-value="2021-07-19">
            <text:p>lundi 19 </text:p>
          </table:table-cell>
          <table:table-cell table:style-name="ce61" table:formula="of:=[.W2]+[.$AF$1]" office:value-type="date" office:date-value="2021-07-20">
            <text:p>mardi 20 </text:p>
          </table:table-cell>
          <table:table-cell table:style-name="ce61" table:formula="of:=[.X2]+[.$AF$1]" office:value-type="date" office:date-value="2021-07-21">
            <text:p>mercredi 21 </text:p>
          </table:table-cell>
          <table:table-cell table:style-name="ce61" table:formula="of:=[.Y2]+[.$AF$1]" office:value-type="date" office:date-value="2021-07-22">
            <text:p>jeudi 22 </text:p>
          </table:table-cell>
          <table:table-cell table:style-name="ce61" table:formula="of:=[.Z2]+[.$AF$1]" office:value-type="date" office:date-value="2021-07-23">
            <text:p>vendredi 23 </text:p>
          </table:table-cell>
          <table:table-cell table:style-name="ce61" table:formula="of:=[.AA2]+[.$AF$1]" office:value-type="date" office:date-value="2021-07-24">
            <text:p>samedi 24 </text:p>
          </table:table-cell>
          <table:table-cell table:style-name="ce61" table:formula="of:=[.AB2]+[.$AF$1]" office:value-type="date" office:date-value="2021-07-25">
            <text:p>dimanche 25 </text:p>
          </table:table-cell>
          <table:table-cell table:style-name="ce61" table:formula="of:=[.AC2]+[.$AF$1]" office:value-type="date" office:date-value="2021-07-26">
            <text:p>lundi 26 </text:p>
          </table:table-cell>
          <table:table-cell table:style-name="ce61" table:formula="of:=[.AD2]+[.$AF$1]" office:value-type="date" office:date-value="2021-07-27">
            <text:p>mardi 27 </text:p>
          </table:table-cell>
          <table:table-cell table:style-name="ce61" table:formula="of:=[.AE2]+[.$AF$1]" office:value-type="date" office:date-value="2021-07-28">
            <text:p>mercredi 28 </text:p>
          </table:table-cell>
          <table:table-cell table:style-name="ce61" table:formula="of:=[.AF2]+[.$AF$1]" office:value-type="date" office:date-value="2021-07-29">
            <text:p>jeudi 29 </text:p>
          </table:table-cell>
          <table:table-cell table:style-name="ce61" table:formula="of:=[.AG2]+[.$AF$1]" office:value-type="date" office:date-value="2021-07-30">
            <text:p>vendredi 30 </text:p>
          </table:table-cell>
          <table:table-cell table:style-name="ce61" table:formula="of:=[.AH2]+[.$AF$1]" office:value-type="date" office:date-value="2021-07-31">
            <text:p>samedi 31 </text:p>
          </table:table-cell>
          <table:table-cell table:number-columns-repeated="989"/>
        </table:table-row>
        <table:table-row table:style-name="ro8">
          <table:table-cell table:style-name="ce42" office:value-type="string" table:number-columns-spanned="4" table:number-rows-spanned="1">
            <text:p>Projet 9 : Prédisez la demande en electricité [Débutant]</text:p>
          </table:table-cell>
          <table:covered-table-cell table:number-columns-repeated="3"/>
          <table:table-cell table:style-name="ce6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26">
          <table:table-cell table:style-name="ce37" office:value-type="string">
            <text:p>Tutoriel : Analisez et modélisez des séries temporelles (difficile)</text:p>
          </table:table-cell>
          <table:table-cell table:style-name="ce47" table:content-validation-name="val32" office:value-type="string">
            <text:p>Séance guidée</text:p>
          </table:table-cell>
          <table:table-cell table:style-name="ce48"/>
          <table:table-cell table:style-name="ce56" table:formula="of:=SUM([.E4:.AI4])" office:value-type="time" office:time-value="PT00H00M00S">
            <text:p>0:00</text:p>
          </table:table-cell>
          <table:table-cell table:style-name="ce63" table:content-validation-name="val33" table:number-columns-repeated="31"/>
          <table:table-cell table:number-columns-repeated="989"/>
        </table:table-row>
        <table:table-row table:style-name="ro12">
          <table:table-cell table:style-name="ce37" office:value-type="string">
            <text:p>Mission</text:p>
          </table:table-cell>
          <table:table-cell table:style-name="ce47" table:content-validation-name="val32" office:value-type="string">
            <text:p>Pratique délibérée</text:p>
          </table:table-cell>
          <table:table-cell table:style-name="ce48"/>
          <table:table-cell table:style-name="ce56" table:formula="of:=SUM([.E5:.AI5])" office:value-type="time" office:time-value="PT12H00M00S">
            <text:p>12:00</text:p>
          </table:table-cell>
          <table:table-cell table:style-name="ce63" table:content-validation-name="val33" office:value-type="time" office:time-value="PT02H00M00S">
            <text:p>2:00</text:p>
          </table:table-cell>
          <table:table-cell table:style-name="ce63" table:content-validation-name="val33"/>
          <table:table-cell table:number-columns-repeated="5" table:style-name="ce63" table:content-validation-name="val33" office:value-type="time" office:time-value="PT02H00M00S">
            <text:p>2:00</text:p>
          </table:table-cell>
          <table:table-cell table:style-name="ce63" table:content-validation-name="val33" table:number-columns-repeated="24"/>
          <table:table-cell table:number-columns-repeated="989"/>
        </table:table-row>
        <table:table-row table:style-name="ro12">
          <table:table-cell table:style-name="ce37" office:value-type="string">
            <text:p>Soutenance</text:p>
          </table:table-cell>
          <table:table-cell table:style-name="ce47" table:content-validation-name="val32" office:value-type="string">
            <text:p>Pratique délibérée</text:p>
          </table:table-cell>
          <table:table-cell table:style-name="ce48"/>
          <table:table-cell table:style-name="ce56" table:formula="of:=SUM([.E6:.AI6])" office:value-type="time" office:time-value="PT01H30M00S">
            <text:p>1:30</text:p>
          </table:table-cell>
          <table:table-cell table:style-name="ce63" table:content-validation-name="val33" table:number-columns-repeated="9"/>
          <table:table-cell table:style-name="ce63" table:content-validation-name="val33" office:value-type="time" office:time-value="PT01H00M00S">
            <text:p>1:00</text:p>
          </table:table-cell>
          <table:table-cell table:style-name="ce63" table:content-validation-name="val33"/>
          <table:table-cell table:style-name="ce63" table:content-validation-name="val33" office:value-type="time" office:time-value="PT00H30M00S">
            <text:p>0:30</text:p>
          </table:table-cell>
          <table:table-cell table:style-name="ce63" table:content-validation-name="val33" table:number-columns-repeated="19"/>
          <table:table-cell table:number-columns-repeated="989"/>
        </table:table-row>
        <table:table-row table:style-name="ro24">
          <table:table-cell table:style-name="ce37" office:value-type="string">
            <text:p>Lecture, veille, rencontres</text:p>
          </table:table-cell>
          <table:table-cell table:style-name="ce47" table:content-validation-name="val32" office:value-type="string">
            <text:p>Activité complémentaire</text:p>
          </table:table-cell>
          <table:table-cell table:style-name="ce48"/>
          <table:table-cell table:style-name="ce56" table:formula="of:=SUM([.E7:.AI7])" office:value-type="time" office:time-value="PT03H00M00S">
            <text:p>3:00</text:p>
          </table:table-cell>
          <table:table-cell table:style-name="ce63" table:content-validation-name="val33" office:value-type="time" office:time-value="PT00H30M00S">
            <text:p>0:30</text:p>
          </table:table-cell>
          <table:table-cell table:style-name="ce63" table:content-validation-name="val33" table:number-columns-repeated="3"/>
          <table:table-cell table:number-columns-repeated="4" table:style-name="ce63" table:content-validation-name="val33" office:value-type="time" office:time-value="PT00H30M00S">
            <text:p>0:30</text:p>
          </table:table-cell>
          <table:table-cell table:style-name="ce63" table:content-validation-name="val33" table:number-columns-repeated="2"/>
          <table:table-cell table:style-name="ce63" table:content-validation-name="val33" office:value-type="time" office:time-value="PT00H30M00S">
            <text:p>0:30</text:p>
          </table:table-cell>
          <table:table-cell table:style-name="ce63" table:content-validation-name="val33" table:number-columns-repeated="20"/>
          <table:table-cell table:number-columns-repeated="989"/>
        </table:table-row>
        <table:table-row table:style-name="ro27">
          <table:table-cell table:style-name="ce43" office:value-type="string" table:number-columns-spanned="3" table:number-rows-spanned="1">
            <text:p><text:s/>🎯 Niveau Visé : Maîtriser les méthodes de lissage et la méthode de Holt-Winters, les notions de composantes et de modèles de décomposition, la méthode ARMA, et savoir représenter graphiquement une s.rie temporelle</text:p>
          </table:table-cell>
          <table:covered-table-cell table:number-columns-repeated="2"/>
          <table:table-cell table:style-name="ce57" table:formula="of:=SUM([.D4:.D7])" office:value-type="time" office:time-value="PT16H30M00S">
            <text:p>16:30</text:p>
          </table:table-cell>
          <table:table-cell table:style-name="ce69" table:formula="of:=SUM([.E4:.E7])" office:value-type="time" office:time-value="PT02H30M00S">
            <text:p>2:30</text:p>
          </table:table-cell>
          <table:table-cell table:style-name="ce69" table:formula="of:=SUM([.F4:.F7])" office:value-type="time" office:time-value="PT00H00M00S">
            <text:p>0:00</text:p>
          </table:table-cell>
          <table:table-cell table:style-name="ce69" table:formula="of:=SUM([.G4:.G7])" office:value-type="time" office:time-value="PT02H00M00S">
            <text:p>2:00</text:p>
          </table:table-cell>
          <table:table-cell table:style-name="ce69" table:formula="of:=SUM([.H4:.H7])" office:value-type="time" office:time-value="PT02H00M00S">
            <text:p>2:00</text:p>
          </table:table-cell>
          <table:table-cell table:style-name="ce69" table:formula="of:=SUM([.I4:.I7])" office:value-type="time" office:time-value="PT02H30M00S">
            <text:p>2:30</text:p>
          </table:table-cell>
          <table:table-cell table:style-name="ce69" table:formula="of:=SUM([.J4:.J7])" office:value-type="time" office:time-value="PT02H30M00S">
            <text:p>2:30</text:p>
          </table:table-cell>
          <table:table-cell table:style-name="ce69" table:formula="of:=SUM([.K4:.K7])" office:value-type="time" office:time-value="PT02H30M00S">
            <text:p>2:30</text:p>
          </table:table-cell>
          <table:table-cell table:style-name="ce69" table:formula="of:=SUM([.L4:.L7])" office:value-type="time" office:time-value="PT00H30M00S">
            <text:p>0:30</text:p>
          </table:table-cell>
          <table:table-cell table:style-name="ce69" table:formula="of:=SUM([.M4:.M7])" office:value-type="time" office:time-value="PT00H00M00S">
            <text:p>0:00</text:p>
          </table:table-cell>
          <table:table-cell table:style-name="ce69" table:formula="of:=SUM([.N4:.N7])" office:value-type="time" office:time-value="PT01H00M00S">
            <text:p>1:00</text:p>
          </table:table-cell>
          <table:table-cell table:style-name="ce69" table:formula="of:=SUM([.O4:.O7])" office:value-type="time" office:time-value="PT00H30M00S">
            <text:p>0:30</text:p>
          </table:table-cell>
          <table:table-cell table:style-name="ce69" table:formula="of:=SUM([.P4:.P7])" office:value-type="time" office:time-value="PT00H30M00S">
            <text:p>0:30</text:p>
          </table:table-cell>
          <table:table-cell table:style-name="ce69" table:formula="of:=SUM([.Q4:.Q7])" office:value-type="time" office:time-value="PT00H00M00S">
            <text:p>0:00</text:p>
          </table:table-cell>
          <table:table-cell table:style-name="ce69" table:formula="of:=SUM([.R4:.R7])" office:value-type="time" office:time-value="PT00H00M00S">
            <text:p>0:00</text:p>
          </table:table-cell>
          <table:table-cell table:style-name="ce69" table:formula="of:=SUM([.S4:.S7])" office:value-type="time" office:time-value="PT00H00M00S">
            <text:p>0:00</text:p>
          </table:table-cell>
          <table:table-cell table:style-name="ce69" table:formula="of:=SUM([.T4:.T7])" office:value-type="time" office:time-value="PT00H00M00S">
            <text:p>0:00</text:p>
          </table:table-cell>
          <table:table-cell table:style-name="ce69" table:formula="of:=SUM([.U4:.U7])" office:value-type="time" office:time-value="PT00H00M00S">
            <text:p>0:00</text:p>
          </table:table-cell>
          <table:table-cell table:style-name="ce69" table:formula="of:=SUM([.V4:.V7])" office:value-type="time" office:time-value="PT00H00M00S">
            <text:p>0:00</text:p>
          </table:table-cell>
          <table:table-cell table:style-name="ce69" table:formula="of:=SUM([.W4:.W7])" office:value-type="time" office:time-value="PT00H00M00S">
            <text:p>0:00</text:p>
          </table:table-cell>
          <table:table-cell table:style-name="ce69" table:formula="of:=SUM([.X4:.X7])" office:value-type="time" office:time-value="PT00H00M00S">
            <text:p>0:00</text:p>
          </table:table-cell>
          <table:table-cell table:style-name="ce69" table:formula="of:=SUM([.Y4:.Y7])" office:value-type="time" office:time-value="PT00H00M00S">
            <text:p>0:00</text:p>
          </table:table-cell>
          <table:table-cell table:style-name="ce69" table:formula="of:=SUM([.Z4:.Z7])" office:value-type="time" office:time-value="PT00H00M00S">
            <text:p>0:00</text:p>
          </table:table-cell>
          <table:table-cell table:style-name="ce69" table:formula="of:=SUM([.AA4:.AA7])" office:value-type="time" office:time-value="PT00H00M00S">
            <text:p>0:00</text:p>
          </table:table-cell>
          <table:table-cell table:style-name="ce69" table:formula="of:=SUM([.AB4:.AB7])" office:value-type="time" office:time-value="PT00H00M00S">
            <text:p>0:00</text:p>
          </table:table-cell>
          <table:table-cell table:style-name="ce69" table:formula="of:=SUM([.AC4:.AC7])" office:value-type="time" office:time-value="PT00H00M00S">
            <text:p>0:00</text:p>
          </table:table-cell>
          <table:table-cell table:style-name="ce69" table:formula="of:=SUM([.AD4:.AD7])" office:value-type="time" office:time-value="PT00H00M00S">
            <text:p>0:00</text:p>
          </table:table-cell>
          <table:table-cell table:style-name="ce69" table:formula="of:=SUM([.AE4:.AE7])" office:value-type="time" office:time-value="PT00H00M00S">
            <text:p>0:00</text:p>
          </table:table-cell>
          <table:table-cell table:style-name="ce69" table:formula="of:=SUM([.AF4:.AF7])" office:value-type="time" office:time-value="PT00H00M00S">
            <text:p>0:00</text:p>
          </table:table-cell>
          <table:table-cell table:style-name="ce69" table:formula="of:=SUM([.AG4:.AG7])" office:value-type="time" office:time-value="PT00H00M00S">
            <text:p>0:00</text:p>
          </table:table-cell>
          <table:table-cell table:style-name="ce69" table:formula="of:=SUM([.AH4:.AH7])" office:value-type="time" office:time-value="PT00H00M00S">
            <text:p>0:00</text:p>
          </table:table-cell>
          <table:table-cell table:style-name="ce69" table:formula="of:=SUM([.AI4:.AI7])" office:value-type="time" office:time-value="PT00H00M00S">
            <text:p>0:00</text:p>
          </table:table-cell>
          <table:table-cell table:number-columns-repeated="989"/>
        </table:table-row>
        <table:table-row table:style-name="ro20" table:number-rows-repeated="68">
          <table:table-cell table:style-name="ce44" table:number-columns-repeated="2"/>
          <table:table-cell table:style-name="ce49"/>
          <table:table-cell table:style-name="ce58"/>
          <table:table-cell table:style-name="ce70"/>
          <table:table-cell table:style-name="ce49" table:number-columns-repeated="4"/>
          <table:table-cell table:style-name="ce70"/>
          <table:table-cell table:style-name="ce49" table:number-columns-repeated="6"/>
          <table:table-cell table:style-name="ce72" table:number-columns-repeated="19"/>
          <table:table-cell table:number-columns-repeated="989"/>
        </table:table-row>
        <table:table-row table:style-name="ro12" table:number-rows-repeated="913">
          <table:table-cell table:style-name="ce45" table:number-columns-repeated="2"/>
          <table:table-cell table:style-name="ce50"/>
          <table:table-cell table:style-name="ce59"/>
          <table:table-cell table:style-name="ce71"/>
          <table:table-cell table:style-name="ce50" table:number-columns-repeated="4"/>
          <table:table-cell table:style-name="ce71"/>
          <table:table-cell table:style-name="ce50" table:number-columns-repeated="6"/>
          <table:table-cell table:style-name="ce73" table:number-columns-repeated="19"/>
          <table:table-cell table:number-columns-repeated="989"/>
        </table:table-row>
        <table:table-row table:style-name="ro6" table:number-rows-repeated="104758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 number:textual="true"/>
      <number:text> </number:text>
      <number:year number:style="long"/>
    </number:date-style>
    <number:date-style style:name="N111">
      <number:day-of-week number:style="long"/>
      <number:text> </number:text>
      <number:day/>
      <number:text> </number:text>
    </number:date-style>
    <number:date-style style:name="N11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3" number:truncate-on-overflow="false">
      <number:hours/>
      <number:text>:</number:text>
      <number:minutes number:style="long"/>
    </number:tim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2020-04-02</text:date>, <text:time>10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0" style:display-name="PageStyle_Avril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0" style:display-name="PageStyle_Mai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0" style:display-name="PageStyle_Juin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0" style:display-name="PageStyle_Juillet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0" style:display-name="PageStyle_Août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0" style:display-name="PageStyle_Septembre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0" style:display-name="PageStyle_Octobre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re_20_2020" style:display-name="PageStyle_Novembre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cembre_20_2020" style:display-name="PageStyle_Décembre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vier_20_2021" style:display-name="PageStyle_Janvier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évrier_20_2021" style:display-name="PageStyle_Février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s_20_2021" style:display-name="PageStyle_Mars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20-04-02T10:55:23</dc:date>
    <meta:editing-duration>PT27M45S</meta:editing-duration>
    <meta:editing-cycles>2</meta:editing-cycles>
    <meta:document-statistic meta:table-count="17" meta:cell-count="2623" meta:object-count="0"/>
  </office:meta>
</office:document-meta>
</file>